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7in"/>
    </style:style>
    <style:style style:name="co2" style:family="table-column">
      <style:table-column-properties fo:break-before="auto" style:column-width="3.7091in"/>
    </style:style>
    <style:style style:name="co3" style:family="table-column">
      <style:table-column-properties fo:break-before="auto" style:column-width="4.3957in"/>
    </style:style>
    <style:style style:name="co4" style:family="table-column">
      <style:table-column-properties fo:break-before="auto" style:column-width="4.27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937in"/>
    </style:style>
    <style:style style:name="co7" style:family="table-column">
      <style:table-column-properties fo:break-before="auto" style:column-width="1.5756in"/>
    </style:style>
    <style:style style:name="co8" style:family="table-column">
      <style:table-column-properties fo:break-before="auto" style:column-width="1.7256in"/>
    </style:style>
    <style:style style:name="co9" style:family="table-column">
      <style:table-column-properties fo:break-before="auto" style:column-width="1.6618in"/>
    </style:style>
    <style:style style:name="co10" style:family="table-column">
      <style:table-column-properties fo:break-before="auto" style:column-width="1.3508in"/>
    </style:style>
    <style:style style:name="co11" style:family="table-column">
      <style:table-column-properties fo:break-before="auto" style:column-width="1.4689in"/>
    </style:style>
    <style:style style:name="co12" style:family="table-column">
      <style:table-column-properties fo:break-before="auto" style:column-width="2.4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8" style:family="table-cell" style:parent-style-name="Pivot_20_Table_20_Field">
      <style:table-cell-properties fo:border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5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6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9" style:family="table-cell" style:parent-style-name="Pivot_20_Table_20_Value" style:data-style-name="N0"/>
    <style:style style:name="ce20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4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5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26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7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8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9" style:family="table-cell" style:parent-style-name="Pivot_20_Table_20_Value">
      <style:table-cell-properties fo:border-bottom="none" fo:border-left="none" fo:border-right="0.99pt solid #000000" fo:border-top="none"/>
    </style:style>
    <style:style style:name="ce30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3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2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33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34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35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3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ales_cub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rderYear</text:p>
          </table:table-cell>
          <table:table-cell office:value-type="string" calcext:value-type="string">
            <text:p>CategoryName</text:p>
          </table:table-cell>
          <table:table-cell office:value-type="string" calcext:value-type="string">
            <text:p>ProductName</text:p>
          </table:table-cell>
          <table:table-cell office:value-type="string" calcext:value-type="string">
            <text:p>AverageSales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Chai</text:p>
          </table:table-cell>
          <table:table-cell office:value-type="float" office:value="299.999992052714" calcext:value-type="float">
            <text:p>299.99999205271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Chang</text:p>
          </table:table-cell>
          <table:table-cell office:value-type="float" office:value="429.39999461174" calcext:value-type="float">
            <text:p>429.3999946117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Chartreuse verte</text:p>
          </table:table-cell>
          <table:table-cell office:value-type="float" office:value="478.799987316132" calcext:value-type="float">
            <text:p>478.79998731613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Côte de Blaye</text:p>
          </table:table-cell>
          <table:table-cell office:value-type="float" office:value="5902.40008544922" calcext:value-type="float">
            <text:p>5902.4000854492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Guaraná Fantástica</text:p>
          </table:table-cell>
          <table:table-cell office:value-type="float" office:value="51.7090895392678" calcext:value-type="float">
            <text:p>51.709089539267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Ipoh Coffee</text:p>
          </table:table-cell>
          <table:table-cell office:value-type="float" office:value="834.133316040039" calcext:value-type="float">
            <text:p>834.13331604003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Lakkalikööri</text:p>
          </table:table-cell>
          <table:table-cell office:value-type="float" office:value="300.342849186489" calcext:value-type="float">
            <text:p>300.34284918648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Laughing Lumberjack Lager</text:p>
          </table:table-cell>
          <table:table-cell office:value-type="float" office:value="55.9999990463257" calcext:value-type="float">
            <text:p>55.999999046325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Outback Lager</text:p>
          </table:table-cell>
          <table:table-cell office:value-type="float" office:value="267.428571428571" calcext:value-type="float">
            <text:p>267.42857142857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Rhönbräu Klosterbier</text:p>
          </table:table-cell>
          <table:table-cell office:value-type="float" office:value="106.285711015974" calcext:value-type="float">
            <text:p>106.28571101597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Sasquatch Ale</text:p>
          </table:table-cell>
          <table:table-cell office:value-type="float" office:value="201.599996566772" calcext:value-type="float">
            <text:p>201.59999656677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Steeleye Stout</text:p>
          </table:table-cell>
          <table:table-cell office:value-type="float" office:value="563.657127925328" calcext:value-type="float">
            <text:p>563.65712792532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NULL</text:p>
          </table:table-cell>
          <table:table-cell office:value-type="float" office:value="690.758973268362" calcext:value-type="float">
            <text:p>690.75897326836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Aniseed Syrup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Chef Anton's Cajun Seasoning</text:p>
          </table:table-cell>
          <table:table-cell office:value-type="float" office:value="376.640008163452" calcext:value-type="float">
            <text:p>376.64000816345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Chef Anton's Gumbo Mix</text:p>
          </table:table-cell>
          <table:table-cell office:value-type="float" office:value="548.25" calcext:value-type="float">
            <text:p>548.2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Genen Shouyu</text:p>
          </table:table-cell>
          <table:table-cell office:value-type="float" office:value="154.999995231628" calcext:value-type="float">
            <text:p>154.99999523162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Grandma's Boysenberry Spread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Gula Malacca</text:p>
          </table:table-cell>
          <table:table-cell office:value-type="float" office:value="534.75" calcext:value-type="float">
            <text:p>534.7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Louisiana Fiery Hot Pepper Sauce</text:p>
          </table:table-cell>
          <table:table-cell office:value-type="float" office:value="325.499985218048" calcext:value-type="float">
            <text:p>325.49998521804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Louisiana Hot Spiced Okra</text:p>
          </table:table-cell>
          <table:table-cell office:value-type="float" office:value="408.000011444092" calcext:value-type="float">
            <text:p>408.00001144409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Northwoods Cranberry Sauce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Original Frankfurter grüne Soße</text:p>
          </table:table-cell>
          <table:table-cell office:value-type="float" office:value="109.199995994568" calcext:value-type="float">
            <text:p>109.19999599456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Vegie-spread</text:p>
          </table:table-cell>
          <table:table-cell office:value-type="float" office:value="956.4749584198" calcext:value-type="float">
            <text:p>956.474958419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NULL</text:p>
          </table:table-cell>
          <table:table-cell office:value-type="float" office:value="498.930762413221" calcext:value-type="float">
            <text:p>498.93076241322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Gumbär Gummibärchen</text:p>
          </table:table-cell>
          <table:table-cell office:value-type="float" office:value="995.999984741211" calcext:value-type="float">
            <text:p>995.99998474121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Maxilaku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NuNuCa Nuß-Nougat-Creme</text:p>
          </table:table-cell>
          <table:table-cell office:value-type="float" office:value="198.799996614456" calcext:value-type="float">
            <text:p>198.79999661445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Pavlova</text:p>
          </table:table-cell>
          <table:table-cell office:value-type="float" office:value="500.39998626709" calcext:value-type="float">
            <text:p>500.3999862670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Schoggi Schokolade</text:p>
          </table:table-cell>
          <table:table-cell office:value-type="float" office:value="701.999969482422" calcext:value-type="float">
            <text:p>701.99996948242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Scottish Longbreads</text:p>
          </table:table-cell>
          <table:table-cell office:value-type="float" office:value="147.777777777778" calcext:value-type="float">
            <text:p>147.77777777777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Sir Rodney's Marmalade</text:p>
          </table:table-cell>
          <table:table-cell office:value-type="float" office:value="1373.76006469727" calcext:value-type="float">
            <text:p>1373.7600646972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Sir Rodney's Scones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Tarte au sucre</text:p>
          </table:table-cell>
          <table:table-cell office:value-type="float" office:value="895.454580133612" calcext:value-type="float">
            <text:p>895.45458013361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Teatime Chocolate Biscuits</text:p>
          </table:table-cell>
          <table:table-cell office:value-type="float" office:value="181.040004730225" calcext:value-type="float">
            <text:p>181.04000473022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Valkoinen suklaa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Zaanse koeken</text:p>
          </table:table-cell>
          <table:table-cell office:value-type="float" office:value="121.599998474121" calcext:value-type="float">
            <text:p>121.59999847412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NULL</text:p>
          </table:table-cell>
          <table:table-cell office:value-type="float" office:value="534.094923649804" calcext:value-type="float">
            <text:p>534.09492364980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Camembert Pierrot</text:p>
          </table:table-cell>
          <table:table-cell office:value-type="float" office:value="914.9091165716" calcext:value-type="float">
            <text:p>914.909116571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Flotemysost</text:p>
          </table:table-cell>
          <table:table-cell office:value-type="float" office:value="408.109109011563" calcext:value-type="float">
            <text:p>408.10910901156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Geitost</text:p>
          </table:table-cell>
          <table:table-cell office:value-type="float" office:value="65.6666666666667" calcext:value-type="float">
            <text:p>65.666666666666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Gorgonzola Telino</text:p>
          </table:table-cell>
          <table:table-cell office:value-type="float" office:value="341.538461538462" calcext:value-type="float">
            <text:p>341.53846153846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Gudbrandsdalsost</text:p>
          </table:table-cell>
          <table:table-cell office:value-type="float" office:value="536.399985790253" calcext:value-type="float">
            <text:p>536.39998579025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Mascarpone Fabioli</text:p>
          </table:table-cell>
          <table:table-cell office:value-type="float" office:value="443.733339945475" calcext:value-type="float">
            <text:p>443.73333994547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Mozzarella di Giovanni</text:p>
          </table:table-cell>
          <table:table-cell office:value-type="float" office:value="558.692292433519" calcext:value-type="float">
            <text:p>558.69229243351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Queso Cabrales</text:p>
          </table:table-cell>
          <table:table-cell office:value-type="float" office:value="362.879985046387" calcext:value-type="float">
            <text:p>362.87998504638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Queso Manchego La Pastora</text:p>
          </table:table-cell>
          <table:table-cell office:value-type="float" office:value="364.799995422363" calcext:value-type="float">
            <text:p>364.79999542236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Raclette Courdavault</text:p>
          </table:table-cell>
          <table:table-cell office:value-type="float" office:value="1016.4" calcext:value-type="float">
            <text:p>1016.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NULL</text:p>
          </table:table-cell>
          <table:table-cell office:value-type="float" office:value="550.812347035349" calcext:value-type="float">
            <text:p>550.81234703534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Grains/Cereals</text:p>
          </table:table-cell>
          <table:table-cell office:value-type="string" calcext:value-type="string">
            <text:p>Filo Mix</text:p>
          </table:table-cell>
          <table:table-cell office:value-type="float" office:value="89.5999984741211" calcext:value-type="float">
            <text:p>89.599998474121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Grains/Cereals</text:p>
          </table:table-cell>
          <table:table-cell office:value-type="string" calcext:value-type="string">
            <text:p>Gnocchi di nonna Alice</text:p>
          </table:table-cell>
          <table:table-cell office:value-type="float" office:value="416.914280482701" calcext:value-type="float">
            <text:p>416.91428048270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Grains/Cereals</text:p>
          </table:table-cell>
          <table:table-cell office:value-type="string" calcext:value-type="string">
            <text:p>Gustaf's Knäckebröd</text:p>
          </table:table-cell>
          <table:table-cell office:value-type="float" office:value="100.799995422363" calcext:value-type="float">
            <text:p>100.79999542236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Grains/Cereals</text:p>
          </table:table-cell>
          <table:table-cell office:value-type="string" calcext:value-type="string">
            <text:p>Ravioli Angelo</text:p>
          </table:table-cell>
          <table:table-cell office:value-type="float" office:value="345.800008455912" calcext:value-type="float">
            <text:p>345.80000845591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Grains/Cereals</text:p>
          </table:table-cell>
          <table:table-cell office:value-type="string" calcext:value-type="string">
            <text:p>Singaporean Hokkien Fried Mee</text:p>
          </table:table-cell>
          <table:table-cell office:value-type="float" office:value="80.0799993515015" calcext:value-type="float">
            <text:p>80.079999351501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Grains/Cereals</text:p>
          </table:table-cell>
          <table:table-cell office:value-type="string" calcext:value-type="string">
            <text:p>Tunnbröd</text:p>
          </table:table-cell>
          <table:table-cell office:value-type="float" office:value="251.99999332428" calcext:value-type="float">
            <text:p>251.9999933242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Grains/Cereals</text:p>
          </table:table-cell>
          <table:table-cell office:value-type="string" calcext:value-type="string">
            <text:p>Wimmers gute Semmelknödel</text:p>
          </table:table-cell>
          <table:table-cell office:value-type="float" office:value="824.600011825562" calcext:value-type="float">
            <text:p>824.60001182556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Grains/Cereals</text:p>
          </table:table-cell>
          <table:table-cell office:value-type="string" calcext:value-type="string">
            <text:p>NULL</text:p>
          </table:table-cell>
          <table:table-cell office:value-type="float" office:value="338.537932034196" calcext:value-type="float">
            <text:p>338.53793203419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Meat/Poultry</text:p>
          </table:table-cell>
          <table:table-cell office:value-type="string" calcext:value-type="string">
            <text:p>Alice Mutton</text:p>
          </table:table-cell>
          <table:table-cell office:value-type="float" office:value="912.600022315979" calcext:value-type="float">
            <text:p>912.60002231597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Meat/Poultry</text:p>
          </table:table-cell>
          <table:table-cell office:value-type="string" calcext:value-type="string">
            <text:p>Pâté chinois</text:p>
          </table:table-cell>
          <table:table-cell office:value-type="float" office:value="729.600028991699" calcext:value-type="float">
            <text:p>729.60002899169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Meat/Poultry</text:p>
          </table:table-cell>
          <table:table-cell office:value-type="string" calcext:value-type="string">
            <text:p>Perth Pasties</text:p>
          </table:table-cell>
          <table:table-cell office:value-type="float" office:value="789.742880140032" calcext:value-type="float">
            <text:p>789.74288014003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Meat/Poultry</text:p>
          </table:table-cell>
          <table:table-cell office:value-type="string" calcext:value-type="string">
            <text:p>Thüringer Rostbratwurst</text:p>
          </table:table-cell>
          <table:table-cell office:value-type="float" office:value="1739.57142857143" calcext:value-type="float">
            <text:p>1739.5714285714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Meat/Poultry</text:p>
          </table:table-cell>
          <table:table-cell office:value-type="string" calcext:value-type="string">
            <text:p>Tourtière</text:p>
          </table:table-cell>
          <table:table-cell office:value-type="float" office:value="100.955557187398" calcext:value-type="float">
            <text:p>100.95555718739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Meat/Poultry</text:p>
          </table:table-cell>
          <table:table-cell office:value-type="string" calcext:value-type="string">
            <text:p>NULL</text:p>
          </table:table-cell>
          <table:table-cell office:value-type="float" office:value="818.708122382293" calcext:value-type="float">
            <text:p>818.70812238229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Longlife Tofu</text:p>
          </table:table-cell>
          <table:table-cell office:value-type="float" office:value="225.6" calcext:value-type="float">
            <text:p>225.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Manjimup Dried Apples</text:p>
          </table:table-cell>
          <table:table-cell office:value-type="float" office:value="1151.86670811971" calcext:value-type="float">
            <text:p>1151.8667081197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Rössle Sauerkraut</text:p>
          </table:table-cell>
          <table:table-cell office:value-type="float" office:value="614.250025749207" calcext:value-type="float">
            <text:p>614.25002574920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Tofu</text:p>
          </table:table-cell>
          <table:table-cell office:value-type="float" office:value="316.200006484985" calcext:value-type="float">
            <text:p>316.20000648498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Uncle Bob's Organic Dried Pears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NULL</text:p>
          </table:table-cell>
          <table:table-cell office:value-type="float" office:value="582.084634120648" calcext:value-type="float">
            <text:p>582.08463412064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Boston Crab Meat</text:p>
          </table:table-cell>
          <table:table-cell office:value-type="float" office:value="499.799993515015" calcext:value-type="float">
            <text:p>499.79999351501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Carnarvon Tigers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Escargots de Bourgogne</text:p>
          </table:table-cell>
          <table:table-cell office:value-type="float" office:value="410.750014781952" calcext:value-type="float">
            <text:p>410.75001478195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Gravad lax</text:p>
          </table:table-cell>
          <table:table-cell office:value-type="float" office:value="301.599988937378" calcext:value-type="float">
            <text:p>301.59998893737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Ikura</text:p>
          </table:table-cell>
          <table:table-cell office:value-type="float" office:value="526.999983787537" calcext:value-type="float">
            <text:p>526.99998378753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Inlagd Sill</text:p>
          </table:table-cell>
          <table:table-cell office:value-type="float" office:value="366.699995398521" calcext:value-type="float">
            <text:p>366.69999539852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Jack's New England Clam Chowder</text:p>
          </table:table-cell>
          <table:table-cell office:value-type="float" office:value="109.724997282028" calcext:value-type="float">
            <text:p>109.72499728202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Konbu</text:p>
          </table:table-cell>
          <table:table-cell office:value-type="float" office:value="72.000002861023" calcext:value-type="float">
            <text:p>72.00000286102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Nord-Ost Matjeshering</text:p>
          </table:table-cell>
          <table:table-cell office:value-type="float" office:value="449.4857308524" calcext:value-type="float">
            <text:p>449.485730852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Röd Kavia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Rogede sild</text:p>
          </table:table-cell>
          <table:table-cell office:value-type="float" office:value="113.999998569489" calcext:value-type="float">
            <text:p>113.99999856948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Spegesild</text:p>
          </table:table-cell>
          <table:table-cell office:value-type="float" office:value="283.200011253357" calcext:value-type="float">
            <text:p>283.20001125335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NULL</text:p>
          </table:table-cell>
          <table:table-cell office:value-type="float" office:value="385.528572346483" calcext:value-type="float">
            <text:p>385.52857234648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ice Mutton</text:p>
          </table:table-cell>
          <table:table-cell office:value-type="float" office:value="912.600022315979" calcext:value-type="float">
            <text:p>912.60002231597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niseed Syrup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ston Crab Meat</text:p>
          </table:table-cell>
          <table:table-cell office:value-type="float" office:value="499.799993515015" calcext:value-type="float">
            <text:p>499.79999351501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membert Pierrot</text:p>
          </table:table-cell>
          <table:table-cell office:value-type="float" office:value="914.9091165716" calcext:value-type="float">
            <text:p>914.909116571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rnarvon Tigers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ai</text:p>
          </table:table-cell>
          <table:table-cell office:value-type="float" office:value="299.999992052714" calcext:value-type="float">
            <text:p>299.99999205271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ang</text:p>
          </table:table-cell>
          <table:table-cell office:value-type="float" office:value="429.39999461174" calcext:value-type="float">
            <text:p>429.3999946117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artreuse verte</text:p>
          </table:table-cell>
          <table:table-cell office:value-type="float" office:value="478.799987316132" calcext:value-type="float">
            <text:p>478.79998731613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ef Anton's Cajun Seasoning</text:p>
          </table:table-cell>
          <table:table-cell office:value-type="float" office:value="376.640008163452" calcext:value-type="float">
            <text:p>376.64000816345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ef Anton's Gumbo Mix</text:p>
          </table:table-cell>
          <table:table-cell office:value-type="float" office:value="548.25" calcext:value-type="float">
            <text:p>548.2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ôte de Blaye</text:p>
          </table:table-cell>
          <table:table-cell office:value-type="float" office:value="5902.40008544922" calcext:value-type="float">
            <text:p>5902.4000854492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scargots de Bourgogne</text:p>
          </table:table-cell>
          <table:table-cell office:value-type="float" office:value="410.750014781952" calcext:value-type="float">
            <text:p>410.75001478195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lo Mix</text:p>
          </table:table-cell>
          <table:table-cell office:value-type="float" office:value="89.5999984741211" calcext:value-type="float">
            <text:p>89.599998474121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lotemysost</text:p>
          </table:table-cell>
          <table:table-cell office:value-type="float" office:value="408.109109011563" calcext:value-type="float">
            <text:p>408.10910901156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eitost</text:p>
          </table:table-cell>
          <table:table-cell office:value-type="float" office:value="65.6666666666667" calcext:value-type="float">
            <text:p>65.666666666666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enen Shouyu</text:p>
          </table:table-cell>
          <table:table-cell office:value-type="float" office:value="154.999995231628" calcext:value-type="float">
            <text:p>154.99999523162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nocchi di nonna Alice</text:p>
          </table:table-cell>
          <table:table-cell office:value-type="float" office:value="416.914280482701" calcext:value-type="float">
            <text:p>416.91428048270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orgonzola Telino</text:p>
          </table:table-cell>
          <table:table-cell office:value-type="float" office:value="341.538461538462" calcext:value-type="float">
            <text:p>341.53846153846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andma's Boysenberry Spread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avad lax</text:p>
          </table:table-cell>
          <table:table-cell office:value-type="float" office:value="301.599988937378" calcext:value-type="float">
            <text:p>301.59998893737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uaraná Fantástica</text:p>
          </table:table-cell>
          <table:table-cell office:value-type="float" office:value="51.7090895392678" calcext:value-type="float">
            <text:p>51.709089539267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udbrandsdalsost</text:p>
          </table:table-cell>
          <table:table-cell office:value-type="float" office:value="536.399985790253" calcext:value-type="float">
            <text:p>536.39998579025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ula Malacca</text:p>
          </table:table-cell>
          <table:table-cell office:value-type="float" office:value="534.75" calcext:value-type="float">
            <text:p>534.7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umbär Gummibärchen</text:p>
          </table:table-cell>
          <table:table-cell office:value-type="float" office:value="995.999984741211" calcext:value-type="float">
            <text:p>995.99998474121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ustaf's Knäckebröd</text:p>
          </table:table-cell>
          <table:table-cell office:value-type="float" office:value="100.799995422363" calcext:value-type="float">
            <text:p>100.79999542236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kura</text:p>
          </table:table-cell>
          <table:table-cell office:value-type="float" office:value="526.999983787537" calcext:value-type="float">
            <text:p>526.99998378753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lagd Sill</text:p>
          </table:table-cell>
          <table:table-cell office:value-type="float" office:value="366.699995398521" calcext:value-type="float">
            <text:p>366.69999539852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poh Coffee</text:p>
          </table:table-cell>
          <table:table-cell office:value-type="float" office:value="834.133316040039" calcext:value-type="float">
            <text:p>834.13331604003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ack's New England Clam Chowder</text:p>
          </table:table-cell>
          <table:table-cell office:value-type="float" office:value="109.724997282028" calcext:value-type="float">
            <text:p>109.72499728202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onbu</text:p>
          </table:table-cell>
          <table:table-cell office:value-type="float" office:value="72.000002861023" calcext:value-type="float">
            <text:p>72.00000286102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kkalikööri</text:p>
          </table:table-cell>
          <table:table-cell office:value-type="float" office:value="300.342849186489" calcext:value-type="float">
            <text:p>300.34284918648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ughing Lumberjack Lager</text:p>
          </table:table-cell>
          <table:table-cell office:value-type="float" office:value="55.9999990463257" calcext:value-type="float">
            <text:p>55.999999046325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life Tofu</text:p>
          </table:table-cell>
          <table:table-cell office:value-type="float" office:value="225.6" calcext:value-type="float">
            <text:p>225.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uisiana Fiery Hot Pepper Sauce</text:p>
          </table:table-cell>
          <table:table-cell office:value-type="float" office:value="325.499985218048" calcext:value-type="float">
            <text:p>325.49998521804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uisiana Hot Spiced Okra</text:p>
          </table:table-cell>
          <table:table-cell office:value-type="float" office:value="408.000011444092" calcext:value-type="float">
            <text:p>408.00001144409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njimup Dried Apples</text:p>
          </table:table-cell>
          <table:table-cell office:value-type="float" office:value="1151.86670811971" calcext:value-type="float">
            <text:p>1151.8667081197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scarpone Fabioli</text:p>
          </table:table-cell>
          <table:table-cell office:value-type="float" office:value="443.733339945475" calcext:value-type="float">
            <text:p>443.73333994547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xilaku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zzarella di Giovanni</text:p>
          </table:table-cell>
          <table:table-cell office:value-type="float" office:value="558.692292433519" calcext:value-type="float">
            <text:p>558.69229243351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rd-Ost Matjeshering</text:p>
          </table:table-cell>
          <table:table-cell office:value-type="float" office:value="449.4857308524" calcext:value-type="float">
            <text:p>449.485730852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rthwoods Cranberry Sauce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uNuCa Nuß-Nougat-Creme</text:p>
          </table:table-cell>
          <table:table-cell office:value-type="float" office:value="198.799996614456" calcext:value-type="float">
            <text:p>198.79999661445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riginal Frankfurter grüne Soße</text:p>
          </table:table-cell>
          <table:table-cell office:value-type="float" office:value="109.199995994568" calcext:value-type="float">
            <text:p>109.19999599456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utback Lager</text:p>
          </table:table-cell>
          <table:table-cell office:value-type="float" office:value="267.428571428571" calcext:value-type="float">
            <text:p>267.42857142857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âté chinois</text:p>
          </table:table-cell>
          <table:table-cell office:value-type="float" office:value="729.600028991699" calcext:value-type="float">
            <text:p>729.60002899169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vlova</text:p>
          </table:table-cell>
          <table:table-cell office:value-type="float" office:value="500.39998626709" calcext:value-type="float">
            <text:p>500.3999862670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rth Pasties</text:p>
          </table:table-cell>
          <table:table-cell office:value-type="float" office:value="789.742880140032" calcext:value-type="float">
            <text:p>789.74288014003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ueso Cabrales</text:p>
          </table:table-cell>
          <table:table-cell office:value-type="float" office:value="362.879985046387" calcext:value-type="float">
            <text:p>362.87998504638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ueso Manchego La Pastora</text:p>
          </table:table-cell>
          <table:table-cell office:value-type="float" office:value="364.799995422363" calcext:value-type="float">
            <text:p>364.79999542236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aclette Courdavault</text:p>
          </table:table-cell>
          <table:table-cell office:value-type="float" office:value="1016.4" calcext:value-type="float">
            <text:p>1016.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avioli Angelo</text:p>
          </table:table-cell>
          <table:table-cell office:value-type="float" office:value="345.800008455912" calcext:value-type="float">
            <text:p>345.80000845591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hönbräu Klosterbier</text:p>
          </table:table-cell>
          <table:table-cell office:value-type="float" office:value="106.285711015974" calcext:value-type="float">
            <text:p>106.28571101597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öd Kavia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ogede sild</text:p>
          </table:table-cell>
          <table:table-cell office:value-type="float" office:value="113.999998569489" calcext:value-type="float">
            <text:p>113.99999856948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össle Sauerkraut</text:p>
          </table:table-cell>
          <table:table-cell office:value-type="float" office:value="614.250025749207" calcext:value-type="float">
            <text:p>614.25002574920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asquatch Ale</text:p>
          </table:table-cell>
          <table:table-cell office:value-type="float" office:value="201.599996566772" calcext:value-type="float">
            <text:p>201.59999656677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hoggi Schokolade</text:p>
          </table:table-cell>
          <table:table-cell office:value-type="float" office:value="701.999969482422" calcext:value-type="float">
            <text:p>701.99996948242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ottish Longbreads</text:p>
          </table:table-cell>
          <table:table-cell office:value-type="float" office:value="147.777777777778" calcext:value-type="float">
            <text:p>147.77777777777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ingaporean Hokkien Fried Mee</text:p>
          </table:table-cell>
          <table:table-cell office:value-type="float" office:value="80.0799993515015" calcext:value-type="float">
            <text:p>80.079999351501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ir Rodney's Marmalade</text:p>
          </table:table-cell>
          <table:table-cell office:value-type="float" office:value="1373.76006469727" calcext:value-type="float">
            <text:p>1373.7600646972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ir Rodney's Scones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egesild</text:p>
          </table:table-cell>
          <table:table-cell office:value-type="float" office:value="283.200011253357" calcext:value-type="float">
            <text:p>283.20001125335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eeleye Stout</text:p>
          </table:table-cell>
          <table:table-cell office:value-type="float" office:value="563.657127925328" calcext:value-type="float">
            <text:p>563.65712792532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arte au sucre</text:p>
          </table:table-cell>
          <table:table-cell office:value-type="float" office:value="895.454580133612" calcext:value-type="float">
            <text:p>895.45458013361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atime Chocolate Biscuits</text:p>
          </table:table-cell>
          <table:table-cell office:value-type="float" office:value="181.040004730225" calcext:value-type="float">
            <text:p>181.04000473022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üringer Rostbratwurst</text:p>
          </table:table-cell>
          <table:table-cell office:value-type="float" office:value="1739.57142857143" calcext:value-type="float">
            <text:p>1739.5714285714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ofu</text:p>
          </table:table-cell>
          <table:table-cell office:value-type="float" office:value="316.200006484985" calcext:value-type="float">
            <text:p>316.20000648498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ourtière</text:p>
          </table:table-cell>
          <table:table-cell office:value-type="float" office:value="100.955557187398" calcext:value-type="float">
            <text:p>100.95555718739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unnbröd</text:p>
          </table:table-cell>
          <table:table-cell office:value-type="float" office:value="251.99999332428" calcext:value-type="float">
            <text:p>251.9999933242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cle Bob's Organic Dried Pears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alkoinen suklaa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egie-spread</text:p>
          </table:table-cell>
          <table:table-cell office:value-type="float" office:value="956.4749584198" calcext:value-type="float">
            <text:p>956.474958419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mmers gute Semmelknödel</text:p>
          </table:table-cell>
          <table:table-cell office:value-type="float" office:value="824.600011825562" calcext:value-type="float">
            <text:p>824.60001182556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Zaanse koeken</text:p>
          </table:table-cell>
          <table:table-cell office:value-type="float" office:value="121.599998474121" calcext:value-type="float">
            <text:p>121.59999847412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8.761731728212" calcext:value-type="float">
            <text:p>558.76173172821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Chai</text:p>
          </table:table-cell>
          <table:table-cell office:value-type="float" office:value="330.974998831749" calcext:value-type="float">
            <text:p>330.97499883174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Chang</text:p>
          </table:table-cell>
          <table:table-cell office:value-type="float" office:value="422.222220367855" calcext:value-type="float">
            <text:p>422.22222036785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Chartreuse verte</text:p>
          </table:table-cell>
          <table:table-cell office:value-type="float" office:value="379.107690957876" calcext:value-type="float">
            <text:p>379.10769095787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Côte de Blaye</text:p>
          </table:table-cell>
          <table:table-cell office:value-type="float" office:value="5196.22003936768" calcext:value-type="float">
            <text:p>5196.2200393676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Guaraná Fantástica</text:p>
          </table:table-cell>
          <table:table-cell office:value-type="float" office:value="92.4631571267781" calcext:value-type="float">
            <text:p>92.463157126778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Ipoh Coffee</text:p>
          </table:table-cell>
          <table:table-cell office:value-type="float" office:value="1047.12727009166" calcext:value-type="float">
            <text:p>1047.1272700916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Lakkalikööri</text:p>
          </table:table-cell>
          <table:table-cell office:value-type="float" office:value="405.663156007466" calcext:value-type="float">
            <text:p>405.66315600746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Laughing Lumberjack Lager</text:p>
          </table:table-cell>
          <table:table-cell office:value-type="float" office:value="227.5" calcext:value-type="float">
            <text:p>227.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Outback Lager</text:p>
          </table:table-cell>
          <table:table-cell office:value-type="float" office:value="345.882352941176" calcext:value-type="float">
            <text:p>345.88235294117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Rhönbräu Klosterbier</text:p>
          </table:table-cell>
          <table:table-cell office:value-type="float" office:value="190.711999435425" calcext:value-type="float">
            <text:p>190.71199943542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Sasquatch Ale</text:p>
          </table:table-cell>
          <table:table-cell office:value-type="float" office:value="279.999998688698" calcext:value-type="float">
            <text:p>279.99999868869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Steeleye Stout</text:p>
          </table:table-cell>
          <table:table-cell office:value-type="float" office:value="366.074997544289" calcext:value-type="float">
            <text:p>366.07499754428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NULL</text:p>
          </table:table-cell>
          <table:table-cell office:value-type="float" office:value="627.409091935916" calcext:value-type="float">
            <text:p>627.40909193591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Aniseed Syrup</text:p>
          </table:table-cell>
          <table:table-cell office:value-type="float" office:value="251.428571428571" calcext:value-type="float">
            <text:p>251.42857142857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Chef Anton's Cajun Seasoning</text:p>
          </table:table-cell>
          <table:table-cell office:value-type="float" office:value="573.760000610352" calcext:value-type="float">
            <text:p>573.76000061035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Chef Anton's Gumbo Mix</text:p>
          </table:table-cell>
          <table:table-cell office:value-type="float" office:value="202.825003623962" calcext:value-type="float">
            <text:p>202.82500362396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Genen Shouyu</text:p>
          </table:table-cell>
          <table:table-cell office:value-type="float" office:value="375.875" calcext:value-type="float">
            <text:p>375.87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Grandma's Boysenberry Spread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Gula Malacca</text:p>
          </table:table-cell>
          <table:table-cell office:value-type="float" office:value="472.136678822835" calcext:value-type="float">
            <text:p>472.13667882283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Louisiana Fiery Hot Pepper Sauce</text:p>
          </table:table-cell>
          <table:table-cell office:value-type="float" office:value="549.888868119982" calcext:value-type="float">
            <text:p>549.88886811998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Louisiana Hot Spiced Okra</text:p>
          </table:table-cell>
          <table:table-cell office:value-type="float" office:value="515.666674931844" calcext:value-type="float">
            <text:p>515.66667493184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Northwoods Cranberry Sauce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Original Frankfurter grüne Soße</text:p>
          </table:table-cell>
          <table:table-cell office:value-type="float" office:value="304.811760958503" calcext:value-type="float">
            <text:p>304.81176095850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Sirop d'érable</text:p>
          </table:table-cell>
          <table:table-cell office:value-type="float" office:value="810.715376927302" calcext:value-type="float">
            <text:p>810.71537692730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Vegie-spread</text:p>
          </table:table-cell>
          <table:table-cell office:value-type="float" office:value="1059.5857118879" calcext:value-type="float">
            <text:p>1059.585711887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NULL</text:p>
          </table:table-cell>
          <table:table-cell office:value-type="float" office:value="563.00943104726" calcext:value-type="float">
            <text:p>563.0094310472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Chocolade</text:p>
          </table:table-cell>
          <table:table-cell office:value-type="float" office:value="288.149996757507" calcext:value-type="float">
            <text:p>288.14999675750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Gumbär Gummibärchen</text:p>
          </table:table-cell>
          <table:table-cell office:value-type="float" office:value="576.914201937224" calcext:value-type="float">
            <text:p>576.91420193722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Maxilaku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NuNuCa Nuß-Nougat-Creme</text:p>
          </table:table-cell>
          <table:table-cell office:value-type="float" office:value="321.066664377848" calcext:value-type="float">
            <text:p>321.06666437784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Pavlova</text:p>
          </table:table-cell>
          <table:table-cell office:value-type="float" office:value="427.25001153079" calcext:value-type="float">
            <text:p>427.2500115307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Schoggi Schokolade</text:p>
          </table:table-cell>
          <table:table-cell office:value-type="float" office:value="2743.50006103516" calcext:value-type="float">
            <text:p>2743.5000610351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Scottish Longbreads</text:p>
          </table:table-cell>
          <table:table-cell office:value-type="float" office:value="282.5" calcext:value-type="float">
            <text:p>282.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Sir Rodney's Marmalade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Sir Rodney's Scones</text:p>
          </table:table-cell>
          <table:table-cell office:value-type="float" office:value="247.217391304348" calcext:value-type="float">
            <text:p>247.21739130434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Tarte au sucre</text:p>
          </table:table-cell>
          <table:table-cell office:value-type="float" office:value="1030.61817654696" calcext:value-type="float">
            <text:p>1030.6181765469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Teatime Chocolate Biscuits</text:p>
          </table:table-cell>
          <table:table-cell office:value-type="float" office:value="152.94761807578" calcext:value-type="float">
            <text:p>152.9476180757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Valkoinen suklaa</text:p>
          </table:table-cell>
          <table:table-cell office:value-type="float" office:value="445.25" calcext:value-type="float">
            <text:p>445.2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Zaanse koeken</text:p>
          </table:table-cell>
          <table:table-cell office:value-type="float" office:value="212.79999926885" calcext:value-type="float">
            <text:p>212.7999992688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NULL</text:p>
          </table:table-cell>
          <table:table-cell office:value-type="float" office:value="510.103919048756" calcext:value-type="float">
            <text:p>510.10391904875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Camembert Pierrot</text:p>
          </table:table-cell>
          <table:table-cell office:value-type="float" office:value="1037.80952816918" calcext:value-type="float">
            <text:p>1037.8095281691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Flotemysost</text:p>
          </table:table-cell>
          <table:table-cell office:value-type="float" office:value="430.204768044608" calcext:value-type="float">
            <text:p>430.20476804460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Geitost</text:p>
          </table:table-cell>
          <table:table-cell office:value-type="float" office:value="50.90625" calcext:value-type="float">
            <text:p>50.9062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Gorgonzola Telino</text:p>
          </table:table-cell>
          <table:table-cell office:value-type="float" office:value="308.461538461538" calcext:value-type="float">
            <text:p>308.46153846153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Gudbrandsdalsost</text:p>
          </table:table-cell>
          <table:table-cell office:value-type="float" office:value="841.999998092651" calcext:value-type="float">
            <text:p>841.99999809265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Mascarpone Fabioli</text:p>
          </table:table-cell>
          <table:table-cell office:value-type="float" office:value="627.2" calcext:value-type="float">
            <text:p>627.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Mozzarella di Giovanni</text:p>
          </table:table-cell>
          <table:table-cell office:value-type="float" office:value="734.962483167648" calcext:value-type="float">
            <text:p>734.96248316764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Queso Cabrales</text:p>
          </table:table-cell>
          <table:table-cell office:value-type="float" office:value="353.599996294294" calcext:value-type="float">
            <text:p>353.59999629429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Queso Manchego La Pastora</text:p>
          </table:table-cell>
          <table:table-cell office:value-type="float" office:value="1264.85714203971" calcext:value-type="float">
            <text:p>1264.8571420397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Raclette Courdavault</text:p>
          </table:table-cell>
          <table:table-cell office:value-type="float" office:value="1223.12903225806" calcext:value-type="float">
            <text:p>1223.1290322580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NULL</text:p>
          </table:table-cell>
          <table:table-cell office:value-type="float" office:value="680.828570512625" calcext:value-type="float">
            <text:p>680.82857051262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Grains/Cereals</text:p>
          </table:table-cell>
          <table:table-cell office:value-type="string" calcext:value-type="string">
            <text:p>Filo Mix</text:p>
          </table:table-cell>
          <table:table-cell office:value-type="float" office:value="142.799999777476" calcext:value-type="float">
            <text:p>142.79999977747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Grains/Cereals</text:p>
          </table:table-cell>
          <table:table-cell office:value-type="string" calcext:value-type="string">
            <text:p>Gnocchi di nonna Alice</text:p>
          </table:table-cell>
          <table:table-cell office:value-type="float" office:value="1053.17575431593" calcext:value-type="float">
            <text:p>1053.1757543159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Grains/Cereals</text:p>
          </table:table-cell>
          <table:table-cell office:value-type="string" calcext:value-type="string">
            <text:p>Gustaf's Knäckebröd</text:p>
          </table:table-cell>
          <table:table-cell office:value-type="float" office:value="482.066665649414" calcext:value-type="float">
            <text:p>482.06666564941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Grains/Cereals</text:p>
          </table:table-cell>
          <table:table-cell office:value-type="string" calcext:value-type="string">
            <text:p>Ravioli Angelo</text:p>
          </table:table-cell>
          <table:table-cell office:value-type="float" office:value="285.18750166893" calcext:value-type="float">
            <text:p>285.1875016689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Grains/Cereals</text:p>
          </table:table-cell>
          <table:table-cell office:value-type="string" calcext:value-type="string">
            <text:p>Singaporean Hokkien Fried Mee</text:p>
          </table:table-cell>
          <table:table-cell office:value-type="float" office:value="375.374998688698" calcext:value-type="float">
            <text:p>375.37499868869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Grains/Cereals</text:p>
          </table:table-cell>
          <table:table-cell office:value-type="string" calcext:value-type="string">
            <text:p>Tunnbröd</text:p>
          </table:table-cell>
          <table:table-cell office:value-type="float" office:value="239.21999797821" calcext:value-type="float">
            <text:p>239.2199979782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Grains/Cereals</text:p>
          </table:table-cell>
          <table:table-cell office:value-type="string" calcext:value-type="string">
            <text:p>Wimmers gute Semmelknödel</text:p>
          </table:table-cell>
          <table:table-cell office:value-type="float" office:value="612.275003160749" calcext:value-type="float">
            <text:p>612.27500316074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Grains/Cereals</text:p>
          </table:table-cell>
          <table:table-cell office:value-type="string" calcext:value-type="string">
            <text:p>NULL</text:p>
          </table:table-cell>
          <table:table-cell office:value-type="float" office:value="576.066189488911" calcext:value-type="float">
            <text:p>576.06618948891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Meat/Poultry</text:p>
          </table:table-cell>
          <table:table-cell office:value-type="string" calcext:value-type="string">
            <text:p>Alice Mutton</text:p>
          </table:table-cell>
          <table:table-cell office:value-type="float" office:value="1095.46667120192" calcext:value-type="float">
            <text:p>1095.4666712019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Meat/Poultry</text:p>
          </table:table-cell>
          <table:table-cell office:value-type="string" calcext:value-type="string">
            <text:p>Mishi Kobe Niku</text:p>
          </table:table-cell>
          <table:table-cell office:value-type="float" office:value="2133.99999237061" calcext:value-type="float">
            <text:p>2133.9999923706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Meat/Poultry</text:p>
          </table:table-cell>
          <table:table-cell office:value-type="string" calcext:value-type="string">
            <text:p>Pâté chinois</text:p>
          </table:table-cell>
          <table:table-cell office:value-type="float" office:value="561.900010585785" calcext:value-type="float">
            <text:p>561.90001058578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Meat/Poultry</text:p>
          </table:table-cell>
          <table:table-cell office:value-type="string" calcext:value-type="string">
            <text:p>Perth Pasties</text:p>
          </table:table-cell>
          <table:table-cell office:value-type="float" office:value="717.786660766602" calcext:value-type="float">
            <text:p>717.78666076660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Meat/Poultry</text:p>
          </table:table-cell>
          <table:table-cell office:value-type="string" calcext:value-type="string">
            <text:p>Thüringer Rostbratwurst</text:p>
          </table:table-cell>
          <table:table-cell office:value-type="float" office:value="2412.94534810384" calcext:value-type="float">
            <text:p>2412.9453481038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Meat/Poultry</text:p>
          </table:table-cell>
          <table:table-cell office:value-type="string" calcext:value-type="string">
            <text:p>Tourtière</text:p>
          </table:table-cell>
          <table:table-cell office:value-type="float" office:value="155.238634304567" calcext:value-type="float">
            <text:p>155.23863430456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Meat/Poultry</text:p>
          </table:table-cell>
          <table:table-cell office:value-type="string" calcext:value-type="string">
            <text:p>NULL</text:p>
          </table:table-cell>
          <table:table-cell office:value-type="float" office:value="973.567003424962" calcext:value-type="float">
            <text:p>973.56700342496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Longlife Tofu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Manjimup Dried Apples</text:p>
          </table:table-cell>
          <table:table-cell office:value-type="float" office:value="1371.86316158897" calcext:value-type="float">
            <text:p>1371.8631615889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Rössle Sauerkraut</text:p>
          </table:table-cell>
          <table:table-cell office:value-type="float" office:value="859.411754832548" calcext:value-type="float">
            <text:p>859.41175483254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Tofu</text:p>
          </table:table-cell>
          <table:table-cell office:value-type="float" office:value="437.410002009074" calcext:value-type="float">
            <text:p>437.41000200907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Uncle Bob's Organic Dried Pears</text:p>
          </table:table-cell>
          <table:table-cell office:value-type="float" office:value="944.4" calcext:value-type="float">
            <text:p>944.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NULL</text:p>
          </table:table-cell>
          <table:table-cell office:value-type="float" office:value="861.470894514625" calcext:value-type="float">
            <text:p>861.47089451462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Boston Crab Meat</text:p>
          </table:table-cell>
          <table:table-cell office:value-type="float" office:value="418.971991920471" calcext:value-type="float">
            <text:p>418.97199192047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Carnarvon Tigers</text:p>
          </table:table-cell>
          <table:table-cell office:value-type="float" office:value="1437.5" calcext:value-type="float">
            <text:p>1437.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Escargots de Bourgogne</text:p>
          </table:table-cell>
          <table:table-cell office:value-type="float" office:value="335.035714285714" calcext:value-type="float">
            <text:p>335.03571428571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Gravad lax</text:p>
          </table:table-cell>
          <table:table-cell office:value-type="float" office:value="337.999996185303" calcext:value-type="float">
            <text:p>337.99999618530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Ikura</text:p>
          </table:table-cell>
          <table:table-cell office:value-type="float" office:value="546.905260989541" calcext:value-type="float">
            <text:p>546.90526098954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Inlagd Sill</text:p>
          </table:table-cell>
          <table:table-cell office:value-type="float" office:value="477.533333269755" calcext:value-type="float">
            <text:p>477.53333326975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Jack's New England Clam Chowder</text:p>
          </table:table-cell>
          <table:table-cell office:value-type="float" office:value="245.314276422773" calcext:value-type="float">
            <text:p>245.31427642277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Konbu</text:p>
          </table:table-cell>
          <table:table-cell office:value-type="float" office:value="77.1272727792913" calcext:value-type="float">
            <text:p>77.127272779291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Nord-Ost Matjeshering</text:p>
          </table:table-cell>
          <table:table-cell office:value-type="float" office:value="409.668744564056" calcext:value-type="float">
            <text:p>409.66874456405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Röd Kaviar</text:p>
          </table:table-cell>
          <table:table-cell office:value-type="float" office:value="338.181818181818" calcext:value-type="float">
            <text:p>338.18181818181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Rogede sild</text:p>
          </table:table-cell>
          <table:table-cell office:value-type="float" office:value="407.444444126553" calcext:value-type="float">
            <text:p>407.44444412655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Spegesild</text:p>
          </table:table-cell>
          <table:table-cell office:value-type="float" office:value="219.942858832223" calcext:value-type="float">
            <text:p>219.94285883222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NULL</text:p>
          </table:table-cell>
          <table:table-cell office:value-type="float" office:value="440.250922762317" calcext:value-type="float">
            <text:p>440.25092276231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ice Mutton</text:p>
          </table:table-cell>
          <table:table-cell office:value-type="float" office:value="1095.46667120192" calcext:value-type="float">
            <text:p>1095.4666712019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niseed Syrup</text:p>
          </table:table-cell>
          <table:table-cell office:value-type="float" office:value="251.428571428571" calcext:value-type="float">
            <text:p>251.42857142857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ston Crab Meat</text:p>
          </table:table-cell>
          <table:table-cell office:value-type="float" office:value="418.971991920471" calcext:value-type="float">
            <text:p>418.97199192047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membert Pierrot</text:p>
          </table:table-cell>
          <table:table-cell office:value-type="float" office:value="1037.80952816918" calcext:value-type="float">
            <text:p>1037.8095281691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rnarvon Tigers</text:p>
          </table:table-cell>
          <table:table-cell office:value-type="float" office:value="1437.5" calcext:value-type="float">
            <text:p>1437.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ai</text:p>
          </table:table-cell>
          <table:table-cell office:value-type="float" office:value="330.974998831749" calcext:value-type="float">
            <text:p>330.97499883174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ang</text:p>
          </table:table-cell>
          <table:table-cell office:value-type="float" office:value="422.222220367855" calcext:value-type="float">
            <text:p>422.22222036785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artreuse verte</text:p>
          </table:table-cell>
          <table:table-cell office:value-type="float" office:value="379.107690957876" calcext:value-type="float">
            <text:p>379.10769095787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ef Anton's Cajun Seasoning</text:p>
          </table:table-cell>
          <table:table-cell office:value-type="float" office:value="573.760000610352" calcext:value-type="float">
            <text:p>573.76000061035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ef Anton's Gumbo Mix</text:p>
          </table:table-cell>
          <table:table-cell office:value-type="float" office:value="202.825003623962" calcext:value-type="float">
            <text:p>202.82500362396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ocolade</text:p>
          </table:table-cell>
          <table:table-cell office:value-type="float" office:value="288.149996757507" calcext:value-type="float">
            <text:p>288.14999675750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ôte de Blaye</text:p>
          </table:table-cell>
          <table:table-cell office:value-type="float" office:value="5196.22003936768" calcext:value-type="float">
            <text:p>5196.2200393676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scargots de Bourgogne</text:p>
          </table:table-cell>
          <table:table-cell office:value-type="float" office:value="335.035714285714" calcext:value-type="float">
            <text:p>335.03571428571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lo Mix</text:p>
          </table:table-cell>
          <table:table-cell office:value-type="float" office:value="142.799999777476" calcext:value-type="float">
            <text:p>142.79999977747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lotemysost</text:p>
          </table:table-cell>
          <table:table-cell office:value-type="float" office:value="430.204768044608" calcext:value-type="float">
            <text:p>430.20476804460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eitost</text:p>
          </table:table-cell>
          <table:table-cell office:value-type="float" office:value="50.90625" calcext:value-type="float">
            <text:p>50.9062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enen Shouyu</text:p>
          </table:table-cell>
          <table:table-cell office:value-type="float" office:value="375.875" calcext:value-type="float">
            <text:p>375.87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nocchi di nonna Alice</text:p>
          </table:table-cell>
          <table:table-cell office:value-type="float" office:value="1053.17575431593" calcext:value-type="float">
            <text:p>1053.1757543159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orgonzola Telino</text:p>
          </table:table-cell>
          <table:table-cell office:value-type="float" office:value="308.461538461538" calcext:value-type="float">
            <text:p>308.46153846153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andma's Boysenberry Spread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avad lax</text:p>
          </table:table-cell>
          <table:table-cell office:value-type="float" office:value="337.999996185303" calcext:value-type="float">
            <text:p>337.99999618530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uaraná Fantástica</text:p>
          </table:table-cell>
          <table:table-cell office:value-type="float" office:value="92.4631571267781" calcext:value-type="float">
            <text:p>92.463157126778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udbrandsdalsost</text:p>
          </table:table-cell>
          <table:table-cell office:value-type="float" office:value="841.999998092651" calcext:value-type="float">
            <text:p>841.99999809265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ula Malacca</text:p>
          </table:table-cell>
          <table:table-cell office:value-type="float" office:value="472.136678822835" calcext:value-type="float">
            <text:p>472.13667882283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umbär Gummibärchen</text:p>
          </table:table-cell>
          <table:table-cell office:value-type="float" office:value="576.914201937224" calcext:value-type="float">
            <text:p>576.91420193722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ustaf's Knäckebröd</text:p>
          </table:table-cell>
          <table:table-cell office:value-type="float" office:value="482.066665649414" calcext:value-type="float">
            <text:p>482.06666564941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kura</text:p>
          </table:table-cell>
          <table:table-cell office:value-type="float" office:value="546.905260989541" calcext:value-type="float">
            <text:p>546.90526098954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lagd Sill</text:p>
          </table:table-cell>
          <table:table-cell office:value-type="float" office:value="477.533333269755" calcext:value-type="float">
            <text:p>477.53333326975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poh Coffee</text:p>
          </table:table-cell>
          <table:table-cell office:value-type="float" office:value="1047.12727009166" calcext:value-type="float">
            <text:p>1047.1272700916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ack's New England Clam Chowder</text:p>
          </table:table-cell>
          <table:table-cell office:value-type="float" office:value="245.314276422773" calcext:value-type="float">
            <text:p>245.31427642277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onbu</text:p>
          </table:table-cell>
          <table:table-cell office:value-type="float" office:value="77.1272727792913" calcext:value-type="float">
            <text:p>77.127272779291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kkalikööri</text:p>
          </table:table-cell>
          <table:table-cell office:value-type="float" office:value="405.663156007466" calcext:value-type="float">
            <text:p>405.66315600746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ughing Lumberjack Lager</text:p>
          </table:table-cell>
          <table:table-cell office:value-type="float" office:value="227.5" calcext:value-type="float">
            <text:p>227.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life Tofu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uisiana Fiery Hot Pepper Sauce</text:p>
          </table:table-cell>
          <table:table-cell office:value-type="float" office:value="549.888868119982" calcext:value-type="float">
            <text:p>549.88886811998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uisiana Hot Spiced Okra</text:p>
          </table:table-cell>
          <table:table-cell office:value-type="float" office:value="515.666674931844" calcext:value-type="float">
            <text:p>515.66667493184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njimup Dried Apples</text:p>
          </table:table-cell>
          <table:table-cell office:value-type="float" office:value="1371.86316158897" calcext:value-type="float">
            <text:p>1371.8631615889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scarpone Fabioli</text:p>
          </table:table-cell>
          <table:table-cell office:value-type="float" office:value="627.2" calcext:value-type="float">
            <text:p>627.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xilaku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shi Kobe Niku</text:p>
          </table:table-cell>
          <table:table-cell office:value-type="float" office:value="2133.99999237061" calcext:value-type="float">
            <text:p>2133.9999923706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zzarella di Giovanni</text:p>
          </table:table-cell>
          <table:table-cell office:value-type="float" office:value="734.962483167648" calcext:value-type="float">
            <text:p>734.96248316764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rd-Ost Matjeshering</text:p>
          </table:table-cell>
          <table:table-cell office:value-type="float" office:value="409.668744564056" calcext:value-type="float">
            <text:p>409.66874456405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rthwoods Cranberry Sauce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uNuCa Nuß-Nougat-Creme</text:p>
          </table:table-cell>
          <table:table-cell office:value-type="float" office:value="321.066664377848" calcext:value-type="float">
            <text:p>321.06666437784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riginal Frankfurter grüne Soße</text:p>
          </table:table-cell>
          <table:table-cell office:value-type="float" office:value="304.811760958503" calcext:value-type="float">
            <text:p>304.81176095850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utback Lager</text:p>
          </table:table-cell>
          <table:table-cell office:value-type="float" office:value="345.882352941176" calcext:value-type="float">
            <text:p>345.88235294117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âté chinois</text:p>
          </table:table-cell>
          <table:table-cell office:value-type="float" office:value="561.900010585785" calcext:value-type="float">
            <text:p>561.90001058578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vlova</text:p>
          </table:table-cell>
          <table:table-cell office:value-type="float" office:value="427.25001153079" calcext:value-type="float">
            <text:p>427.2500115307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rth Pasties</text:p>
          </table:table-cell>
          <table:table-cell office:value-type="float" office:value="717.786660766602" calcext:value-type="float">
            <text:p>717.78666076660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ueso Cabrales</text:p>
          </table:table-cell>
          <table:table-cell office:value-type="float" office:value="353.599996294294" calcext:value-type="float">
            <text:p>353.59999629429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ueso Manchego La Pastora</text:p>
          </table:table-cell>
          <table:table-cell office:value-type="float" office:value="1264.85714203971" calcext:value-type="float">
            <text:p>1264.8571420397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aclette Courdavault</text:p>
          </table:table-cell>
          <table:table-cell office:value-type="float" office:value="1223.12903225806" calcext:value-type="float">
            <text:p>1223.1290322580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avioli Angelo</text:p>
          </table:table-cell>
          <table:table-cell office:value-type="float" office:value="285.18750166893" calcext:value-type="float">
            <text:p>285.1875016689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hönbräu Klosterbier</text:p>
          </table:table-cell>
          <table:table-cell office:value-type="float" office:value="190.711999435425" calcext:value-type="float">
            <text:p>190.71199943542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öd Kaviar</text:p>
          </table:table-cell>
          <table:table-cell office:value-type="float" office:value="338.181818181818" calcext:value-type="float">
            <text:p>338.18181818181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ogede sild</text:p>
          </table:table-cell>
          <table:table-cell office:value-type="float" office:value="407.444444126553" calcext:value-type="float">
            <text:p>407.44444412655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össle Sauerkraut</text:p>
          </table:table-cell>
          <table:table-cell office:value-type="float" office:value="859.411754832548" calcext:value-type="float">
            <text:p>859.41175483254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asquatch Ale</text:p>
          </table:table-cell>
          <table:table-cell office:value-type="float" office:value="279.999998688698" calcext:value-type="float">
            <text:p>279.99999868869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hoggi Schokolade</text:p>
          </table:table-cell>
          <table:table-cell office:value-type="float" office:value="2743.50006103516" calcext:value-type="float">
            <text:p>2743.5000610351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ottish Longbreads</text:p>
          </table:table-cell>
          <table:table-cell office:value-type="float" office:value="282.5" calcext:value-type="float">
            <text:p>282.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ingaporean Hokkien Fried Mee</text:p>
          </table:table-cell>
          <table:table-cell office:value-type="float" office:value="375.374998688698" calcext:value-type="float">
            <text:p>375.37499868869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irop d'érable</text:p>
          </table:table-cell>
          <table:table-cell office:value-type="float" office:value="810.715376927302" calcext:value-type="float">
            <text:p>810.71537692730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ir Rodney's Marmalade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ir Rodney's Scones</text:p>
          </table:table-cell>
          <table:table-cell office:value-type="float" office:value="247.217391304348" calcext:value-type="float">
            <text:p>247.21739130434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egesild</text:p>
          </table:table-cell>
          <table:table-cell office:value-type="float" office:value="219.942858832223" calcext:value-type="float">
            <text:p>219.94285883222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eeleye Stout</text:p>
          </table:table-cell>
          <table:table-cell office:value-type="float" office:value="366.074997544289" calcext:value-type="float">
            <text:p>366.07499754428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arte au sucre</text:p>
          </table:table-cell>
          <table:table-cell office:value-type="float" office:value="1030.61817654696" calcext:value-type="float">
            <text:p>1030.6181765469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atime Chocolate Biscuits</text:p>
          </table:table-cell>
          <table:table-cell office:value-type="float" office:value="152.94761807578" calcext:value-type="float">
            <text:p>152.9476180757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üringer Rostbratwurst</text:p>
          </table:table-cell>
          <table:table-cell office:value-type="float" office:value="2412.94534810384" calcext:value-type="float">
            <text:p>2412.9453481038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ofu</text:p>
          </table:table-cell>
          <table:table-cell office:value-type="float" office:value="437.410002009074" calcext:value-type="float">
            <text:p>437.41000200907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ourtière</text:p>
          </table:table-cell>
          <table:table-cell office:value-type="float" office:value="155.238634304567" calcext:value-type="float">
            <text:p>155.23863430456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unnbröd</text:p>
          </table:table-cell>
          <table:table-cell office:value-type="float" office:value="239.21999797821" calcext:value-type="float">
            <text:p>239.2199979782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cle Bob's Organic Dried Pears</text:p>
          </table:table-cell>
          <table:table-cell office:value-type="float" office:value="944.4" calcext:value-type="float">
            <text:p>944.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alkoinen suklaa</text:p>
          </table:table-cell>
          <table:table-cell office:value-type="float" office:value="445.25" calcext:value-type="float">
            <text:p>445.2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egie-spread</text:p>
          </table:table-cell>
          <table:table-cell office:value-type="float" office:value="1059.5857118879" calcext:value-type="float">
            <text:p>1059.585711887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mmers gute Semmelknödel</text:p>
          </table:table-cell>
          <table:table-cell office:value-type="float" office:value="612.275003160749" calcext:value-type="float">
            <text:p>612.27500316074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Zaanse koeken</text:p>
          </table:table-cell>
          <table:table-cell office:value-type="float" office:value="212.79999926885" calcext:value-type="float">
            <text:p>212.7999992688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21.707978741193" calcext:value-type="float">
            <text:p>621.70797874119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Chai</text:p>
          </table:table-cell>
          <table:table-cell office:value-type="float" office:value="448.875" calcext:value-type="float">
            <text:p>448.87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Chang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Chartreuse verte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Côte de Blaye</text:p>
          </table:table-cell>
          <table:table-cell office:value-type="float" office:value="7612.22222222222" calcext:value-type="float">
            <text:p>7612.2222222222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Guaraná Fantástica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Ipoh Coffee</text:p>
          </table:table-cell>
          <table:table-cell office:value-type="float" office:value="777.818181818182" calcext:value-type="float">
            <text:p>777.81818181818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Lakkalikööri</text:p>
          </table:table-cell>
          <table:table-cell office:value-type="float" office:value="537.230769230769" calcext:value-type="float">
            <text:p>537.23076923076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Laughing Lumberjack Lager</text:p>
          </table:table-cell>
          <table:table-cell office:value-type="float" office:value="319.2" calcext:value-type="float">
            <text:p>319.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Outback Lager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Rhönbräu Klosterbier</text:p>
          </table:table-cell>
          <table:table-cell office:value-type="float" office:value="224.196428571429" calcext:value-type="float">
            <text:p>224.19642857142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Sasquatch Ale</text:p>
          </table:table-cell>
          <table:table-cell office:value-type="float" office:value="571.666666666667" calcext:value-type="float">
            <text:p>571.66666666666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Steeleye Stout</text:p>
          </table:table-cell>
          <table:table-cell office:value-type="float" office:value="364.153846153846" calcext:value-type="float">
            <text:p>364.15384615384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NULL</text:p>
          </table:table-cell>
          <table:table-cell office:value-type="float" office:value="814.825" calcext:value-type="float">
            <text:p>814.82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Aniseed Syrup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Chef Anton's Cajun Seasoning</text:p>
          </table:table-cell>
          <table:table-cell office:value-type="float" office:value="360.8" calcext:value-type="float">
            <text:p>360.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Chef Anton's Gumbo Mix</text:p>
          </table:table-cell>
          <table:table-cell office:value-type="float" office:value="800.625014305115" calcext:value-type="float">
            <text:p>800.62501430511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Grandma's Boysenberry Spread</text:p>
          </table:table-cell>
          <table:table-cell office:value-type="float" office:value="515.625" calcext:value-type="float">
            <text:p>515.62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Gula Malacca</text:p>
          </table:table-cell>
          <table:table-cell office:value-type="float" office:value="260.630010223389" calcext:value-type="float">
            <text:p>260.63001022338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Louisiana Fiery Hot Pepper Sauce</text:p>
          </table:table-cell>
          <table:table-cell office:value-type="float" office:value="350.833320617676" calcext:value-type="float">
            <text:p>350.83332061767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Louisiana Hot Spiced Okr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Northwoods Cranberry Sauce</text:p>
          </table:table-cell>
          <table:table-cell office:value-type="float" office:value="786.666666666667" calcext:value-type="float">
            <text:p>786.66666666666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Original Frankfurter grüne Soße</text:p>
          </table:table-cell>
          <table:table-cell office:value-type="float" office:value="256.533333333333" calcext:value-type="float">
            <text:p>256.53333333333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Sirop d'érable</text:p>
          </table:table-cell>
          <table:table-cell office:value-type="float" office:value="536.318181818182" calcext:value-type="float">
            <text:p>536.31818181818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Vegie-spread</text:p>
          </table:table-cell>
          <table:table-cell office:value-type="float" office:value="1075.55003738403" calcext:value-type="float">
            <text:p>1075.5500373840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NULL</text:p>
          </table:table-cell>
          <table:table-cell office:value-type="float" office:value="486.724651497854" calcext:value-type="float">
            <text:p>486.72465149785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Chocolad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Gumbär Gummibärchen</text:p>
          </table:table-cell>
          <table:table-cell office:value-type="float" office:value="732.169989267985" calcext:value-type="float">
            <text:p>732.16998926798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Maxilaku</text:p>
          </table:table-cell>
          <table:table-cell office:value-type="float" office:value="542.5" calcext:value-type="float">
            <text:p>542.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NuNuCa Nuß-Nougat-Creme</text:p>
          </table:table-cell>
          <table:table-cell office:value-type="float" office:value="166.25" calcext:value-type="float">
            <text:p>166.2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Pavlova</text:p>
          </table:table-cell>
          <table:table-cell office:value-type="float" office:value="417.553589684623" calcext:value-type="float">
            <text:p>417.55358968462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Schoggi Schokolade</text:p>
          </table:table-cell>
          <table:table-cell office:value-type="float" office:value="951.166699727376" calcext:value-type="float">
            <text:p>951.16669972737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Scottish Longbreads</text:p>
          </table:table-cell>
          <table:table-cell office:value-type="float" office:value="390.277777777778" calcext:value-type="float">
            <text:p>390.27777777777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Sir Rodney's Marmalade</text:p>
          </table:table-cell>
          <table:table-cell office:value-type="float" office:value="1284.42857142857" calcext:value-type="float">
            <text:p>1284.4285714285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Sir Rodney's Scones</text:p>
          </table:table-cell>
          <table:table-cell office:value-type="float" office:value="319.090909090909" calcext:value-type="float">
            <text:p>319.09090909090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Tarte au sucre</text:p>
          </table:table-cell>
          <table:table-cell office:value-type="float" office:value="1153.61998214722" calcext:value-type="float">
            <text:p>1153.6199821472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Teatime Chocolate Biscuits</text:p>
          </table:table-cell>
          <table:table-cell office:value-type="float" office:value="185.672723423351" calcext:value-type="float">
            <text:p>185.67272342335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Valkoinen suklaa</text:p>
          </table:table-cell>
          <table:table-cell office:value-type="float" office:value="297.916666666667" calcext:value-type="float">
            <text:p>297.91666666666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Zaanse koeken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NULL</text:p>
          </table:table-cell>
          <table:table-cell office:value-type="float" office:value="561.151249500421" calcext:value-type="float">
            <text:p>561.15124950042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Camembert Pierrot</text:p>
          </table:table-cell>
          <table:table-cell office:value-type="float" office:value="969.894736842105" calcext:value-type="float">
            <text:p>969.89473684210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Flotemysost</text:p>
          </table:table-cell>
          <table:table-cell office:value-type="float" office:value="735.3" calcext:value-type="float">
            <text:p>735.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Geitost</text:p>
          </table:table-cell>
          <table:table-cell office:value-type="float" office:value="50.5" calcext:value-type="float">
            <text:p>50.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Gorgonzola Telino</text:p>
          </table:table-cell>
          <table:table-cell office:value-type="float" office:value="309.375" calcext:value-type="float">
            <text:p>309.37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Gudbrandsdalsost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Mascarpone Fabioli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Mozzarella di Giovanni</text:p>
          </table:table-cell>
          <table:table-cell office:value-type="float" office:value="746.266650305854" calcext:value-type="float">
            <text:p>746.26665030585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Queso Cabrales</text:p>
          </table:table-cell>
          <table:table-cell office:value-type="float" office:value="388.5" calcext:value-type="float">
            <text:p>388.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Queso Manchego La Pastora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Raclette Courdavault</text:p>
          </table:table-cell>
          <table:table-cell office:value-type="float" office:value="2170.38461538462" calcext:value-type="float">
            <text:p>2170.3846153846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NULL</text:p>
          </table:table-cell>
          <table:table-cell office:value-type="float" office:value="803.921357793715" calcext:value-type="float">
            <text:p>803.92135779371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Grains/Cereals</text:p>
          </table:table-cell>
          <table:table-cell office:value-type="string" calcext:value-type="string">
            <text:p>Filo Mix</text:p>
          </table:table-cell>
          <table:table-cell office:value-type="float" office:value="88.4545454545455" calcext:value-type="float">
            <text:p>88.454545454545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Grains/Cereals</text:p>
          </table:table-cell>
          <table:table-cell office:value-type="string" calcext:value-type="string">
            <text:p>Gnocchi di nonna Alice</text:p>
          </table:table-cell>
          <table:table-cell office:value-type="float" office:value="744.8" calcext:value-type="float">
            <text:p>744.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Grains/Cereals</text:p>
          </table:table-cell>
          <table:table-cell office:value-type="string" calcext:value-type="string">
            <text:p>Gustaf's Knäckebröd</text:p>
          </table:table-cell>
          <table:table-cell office:value-type="float" office:value="698.25" calcext:value-type="float">
            <text:p>698.2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Grains/Cereals</text:p>
          </table:table-cell>
          <table:table-cell office:value-type="string" calcext:value-type="string">
            <text:p>Ravioli Angelo</text:p>
          </table:table-cell>
          <table:table-cell office:value-type="float" office:value="383.5" calcext:value-type="float">
            <text:p>383.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Grains/Cereals</text:p>
          </table:table-cell>
          <table:table-cell office:value-type="string" calcext:value-type="string">
            <text:p>Singaporean Hokkien Fried Mee</text:p>
          </table:table-cell>
          <table:table-cell office:value-type="float" office:value="325.111111111111" calcext:value-type="float">
            <text:p>325.11111111111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Grains/Cereals</text:p>
          </table:table-cell>
          <table:table-cell office:value-type="string" calcext:value-type="string">
            <text:p>Tunnbröd</text:p>
          </table:table-cell>
          <table:table-cell office:value-type="float" office:value="241.714285714286" calcext:value-type="float">
            <text:p>241.71428571428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Grains/Cereals</text:p>
          </table:table-cell>
          <table:table-cell office:value-type="string" calcext:value-type="string">
            <text:p>Wimmers gute Semmelknödel</text:p>
          </table:table-cell>
          <table:table-cell office:value-type="float" office:value="928.229166666667" calcext:value-type="float">
            <text:p>928.22916666666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Grains/Cereals</text:p>
          </table:table-cell>
          <table:table-cell office:value-type="string" calcext:value-type="string">
            <text:p>NULL</text:p>
          </table:table-cell>
          <table:table-cell office:value-type="float" office:value="490.681451612903" calcext:value-type="float">
            <text:p>490.68145161290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Meat/Poultry</text:p>
          </table:table-cell>
          <table:table-cell office:value-type="string" calcext:value-type="string">
            <text:p>Alice Mutton</text:p>
          </table:table-cell>
          <table:table-cell office:value-type="float" office:value="769.363636363636" calcext:value-type="float">
            <text:p>769.36363636363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Meat/Poultry</text:p>
          </table:table-cell>
          <table:table-cell office:value-type="string" calcext:value-type="string">
            <text:p>Mishi Kobe Niku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Meat/Poultry</text:p>
          </table:table-cell>
          <table:table-cell office:value-type="string" calcext:value-type="string">
            <text:p>Pâté chinois</text:p>
          </table:table-cell>
          <table:table-cell office:value-type="float" office:value="558.545454545455" calcext:value-type="float">
            <text:p>558.54545454545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Meat/Poultry</text:p>
          </table:table-cell>
          <table:table-cell office:value-type="string" calcext:value-type="string">
            <text:p>Perth Pasties</text:p>
          </table:table-cell>
          <table:table-cell office:value-type="float" office:value="651.899984836578" calcext:value-type="float">
            <text:p>651.89998483657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Meat/Poultry</text:p>
          </table:table-cell>
          <table:table-cell office:value-type="string" calcext:value-type="string">
            <text:p>Thüringer Rostbratwurst</text:p>
          </table:table-cell>
          <table:table-cell office:value-type="float" office:value="3936.52202911377" calcext:value-type="float">
            <text:p>3936.5220291137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Meat/Poultry</text:p>
          </table:table-cell>
          <table:table-cell office:value-type="string" calcext:value-type="string">
            <text:p>Tourtière</text:p>
          </table:table-cell>
          <table:table-cell office:value-type="float" office:value="159.429995918274" calcext:value-type="float">
            <text:p>159.42999591827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Meat/Poultry</text:p>
          </table:table-cell>
          <table:table-cell office:value-type="string" calcext:value-type="string">
            <text:p>NULL</text:p>
          </table:table-cell>
          <table:table-cell office:value-type="float" office:value="1310.33848150917" calcext:value-type="float">
            <text:p>1310.3384815091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Longlife Tofu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Manjimup Dried Apples</text:p>
          </table:table-cell>
          <table:table-cell office:value-type="float" office:value="840.428571428572" calcext:value-type="float">
            <text:p>840.42857142857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Rössle Sauerkraut</text:p>
          </table:table-cell>
          <table:table-cell office:value-type="float" office:value="917.699969291687" calcext:value-type="float">
            <text:p>917.69996929168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Tofu</text:p>
          </table:table-cell>
          <table:table-cell office:value-type="float" office:value="244.125" calcext:value-type="float">
            <text:p>244.12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Uncle Bob's Organic Dried Pears</text:p>
          </table:table-cell>
          <table:table-cell office:value-type="float" office:value="730.588235294118" calcext:value-type="float">
            <text:p>730.58823529411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NULL</text:p>
          </table:table-cell>
          <table:table-cell office:value-type="float" office:value="753.856971031012" calcext:value-type="float">
            <text:p>753.85697103101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Boston Crab Meat</text:p>
          </table:table-cell>
          <table:table-cell office:value-type="float" office:value="557.519988441467" calcext:value-type="float">
            <text:p>557.51998844146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Carnarvon Tigers</text:p>
          </table:table-cell>
          <table:table-cell office:value-type="float" office:value="943.75" calcext:value-type="float">
            <text:p>943.7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Escargots de Bourgogne</text:p>
          </table:table-cell>
          <table:table-cell office:value-type="float" office:value="382.357142857143" calcext:value-type="float">
            <text:p>382.35714285714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Gravad lax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Ikura</text:p>
          </table:table-cell>
          <table:table-cell office:value-type="float" office:value="964.1" calcext:value-type="float">
            <text:p>964.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Inlagd Sill</text:p>
          </table:table-cell>
          <table:table-cell office:value-type="float" office:value="555.75" calcext:value-type="float">
            <text:p>555.7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Jack's New England Clam Chowder</text:p>
          </table:table-cell>
          <table:table-cell office:value-type="float" office:value="170.483326594035" calcext:value-type="float">
            <text:p>170.48332659403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Konbu</text:p>
          </table:table-cell>
          <table:table-cell office:value-type="float" office:value="171.913043478261" calcext:value-type="float">
            <text:p>171.91304347826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Nord-Ost Matjeshering</text:p>
          </table:table-cell>
          <table:table-cell office:value-type="float" office:value="563.826653374566" calcext:value-type="float">
            <text:p>563.82665337456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Röd Kaviar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Rogede sild</text:p>
          </table:table-cell>
          <table:table-cell office:value-type="float" office:value="239.875" calcext:value-type="float">
            <text:p>239.87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Spegesild</text:p>
          </table:table-cell>
          <table:table-cell office:value-type="float" office:value="214.666666666667" calcext:value-type="float">
            <text:p>214.66666666666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NULL</text:p>
          </table:table-cell>
          <table:table-cell office:value-type="float" office:value="434.936068245343" calcext:value-type="float">
            <text:p>434.93606824534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ice Mutton</text:p>
          </table:table-cell>
          <table:table-cell office:value-type="float" office:value="769.363636363636" calcext:value-type="float">
            <text:p>769.36363636363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niseed Syrup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ston Crab Meat</text:p>
          </table:table-cell>
          <table:table-cell office:value-type="float" office:value="557.519988441467" calcext:value-type="float">
            <text:p>557.51998844146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membert Pierrot</text:p>
          </table:table-cell>
          <table:table-cell office:value-type="float" office:value="969.894736842105" calcext:value-type="float">
            <text:p>969.89473684210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rnarvon Tigers</text:p>
          </table:table-cell>
          <table:table-cell office:value-type="float" office:value="943.75" calcext:value-type="float">
            <text:p>943.7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ai</text:p>
          </table:table-cell>
          <table:table-cell office:value-type="float" office:value="448.875" calcext:value-type="float">
            <text:p>448.87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ang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artreuse verte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ef Anton's Cajun Seasoning</text:p>
          </table:table-cell>
          <table:table-cell office:value-type="float" office:value="360.8" calcext:value-type="float">
            <text:p>360.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ef Anton's Gumbo Mix</text:p>
          </table:table-cell>
          <table:table-cell office:value-type="float" office:value="800.625014305115" calcext:value-type="float">
            <text:p>800.62501430511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ocolad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ôte de Blaye</text:p>
          </table:table-cell>
          <table:table-cell office:value-type="float" office:value="7612.22222222222" calcext:value-type="float">
            <text:p>7612.2222222222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scargots de Bourgogne</text:p>
          </table:table-cell>
          <table:table-cell office:value-type="float" office:value="382.357142857143" calcext:value-type="float">
            <text:p>382.35714285714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lo Mix</text:p>
          </table:table-cell>
          <table:table-cell office:value-type="float" office:value="88.4545454545455" calcext:value-type="float">
            <text:p>88.454545454545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lotemysost</text:p>
          </table:table-cell>
          <table:table-cell office:value-type="float" office:value="735.3" calcext:value-type="float">
            <text:p>735.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eitost</text:p>
          </table:table-cell>
          <table:table-cell office:value-type="float" office:value="50.5" calcext:value-type="float">
            <text:p>50.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nocchi di nonna Alice</text:p>
          </table:table-cell>
          <table:table-cell office:value-type="float" office:value="744.8" calcext:value-type="float">
            <text:p>744.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orgonzola Telino</text:p>
          </table:table-cell>
          <table:table-cell office:value-type="float" office:value="309.375" calcext:value-type="float">
            <text:p>309.37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andma's Boysenberry Spread</text:p>
          </table:table-cell>
          <table:table-cell office:value-type="float" office:value="515.625" calcext:value-type="float">
            <text:p>515.62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avad lax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uaraná Fantástica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udbrandsdalsost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ula Malacca</text:p>
          </table:table-cell>
          <table:table-cell office:value-type="float" office:value="260.630010223389" calcext:value-type="float">
            <text:p>260.63001022338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umbär Gummibärchen</text:p>
          </table:table-cell>
          <table:table-cell office:value-type="float" office:value="732.169989267985" calcext:value-type="float">
            <text:p>732.16998926798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ustaf's Knäckebröd</text:p>
          </table:table-cell>
          <table:table-cell office:value-type="float" office:value="698.25" calcext:value-type="float">
            <text:p>698.2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kura</text:p>
          </table:table-cell>
          <table:table-cell office:value-type="float" office:value="964.1" calcext:value-type="float">
            <text:p>964.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lagd Sill</text:p>
          </table:table-cell>
          <table:table-cell office:value-type="float" office:value="555.75" calcext:value-type="float">
            <text:p>555.7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poh Coffee</text:p>
          </table:table-cell>
          <table:table-cell office:value-type="float" office:value="777.818181818182" calcext:value-type="float">
            <text:p>777.81818181818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ack's New England Clam Chowder</text:p>
          </table:table-cell>
          <table:table-cell office:value-type="float" office:value="170.483326594035" calcext:value-type="float">
            <text:p>170.48332659403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onbu</text:p>
          </table:table-cell>
          <table:table-cell office:value-type="float" office:value="171.913043478261" calcext:value-type="float">
            <text:p>171.91304347826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kkalikööri</text:p>
          </table:table-cell>
          <table:table-cell office:value-type="float" office:value="537.230769230769" calcext:value-type="float">
            <text:p>537.23076923076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ughing Lumberjack Lager</text:p>
          </table:table-cell>
          <table:table-cell office:value-type="float" office:value="319.2" calcext:value-type="float">
            <text:p>319.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life Tofu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uisiana Fiery Hot Pepper Sauce</text:p>
          </table:table-cell>
          <table:table-cell office:value-type="float" office:value="350.833320617676" calcext:value-type="float">
            <text:p>350.83332061767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uisiana Hot Spiced Okr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njimup Dried Apples</text:p>
          </table:table-cell>
          <table:table-cell office:value-type="float" office:value="840.428571428572" calcext:value-type="float">
            <text:p>840.42857142857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scarpone Fabioli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xilaku</text:p>
          </table:table-cell>
          <table:table-cell office:value-type="float" office:value="542.5" calcext:value-type="float">
            <text:p>542.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shi Kobe Niku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zzarella di Giovanni</text:p>
          </table:table-cell>
          <table:table-cell office:value-type="float" office:value="746.266650305854" calcext:value-type="float">
            <text:p>746.26665030585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rd-Ost Matjeshering</text:p>
          </table:table-cell>
          <table:table-cell office:value-type="float" office:value="563.826653374566" calcext:value-type="float">
            <text:p>563.82665337456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rthwoods Cranberry Sauce</text:p>
          </table:table-cell>
          <table:table-cell office:value-type="float" office:value="786.666666666667" calcext:value-type="float">
            <text:p>786.66666666666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uNuCa Nuß-Nougat-Creme</text:p>
          </table:table-cell>
          <table:table-cell office:value-type="float" office:value="166.25" calcext:value-type="float">
            <text:p>166.2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riginal Frankfurter grüne Soße</text:p>
          </table:table-cell>
          <table:table-cell office:value-type="float" office:value="256.533333333333" calcext:value-type="float">
            <text:p>256.53333333333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utback Lager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âté chinois</text:p>
          </table:table-cell>
          <table:table-cell office:value-type="float" office:value="558.545454545455" calcext:value-type="float">
            <text:p>558.54545454545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vlova</text:p>
          </table:table-cell>
          <table:table-cell office:value-type="float" office:value="417.553589684623" calcext:value-type="float">
            <text:p>417.55358968462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rth Pasties</text:p>
          </table:table-cell>
          <table:table-cell office:value-type="float" office:value="651.899984836578" calcext:value-type="float">
            <text:p>651.89998483657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ueso Cabrales</text:p>
          </table:table-cell>
          <table:table-cell office:value-type="float" office:value="388.5" calcext:value-type="float">
            <text:p>388.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ueso Manchego La Pastora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aclette Courdavault</text:p>
          </table:table-cell>
          <table:table-cell office:value-type="float" office:value="2170.38461538462" calcext:value-type="float">
            <text:p>2170.3846153846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avioli Angelo</text:p>
          </table:table-cell>
          <table:table-cell office:value-type="float" office:value="383.5" calcext:value-type="float">
            <text:p>383.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hönbräu Klosterbier</text:p>
          </table:table-cell>
          <table:table-cell office:value-type="float" office:value="224.196428571429" calcext:value-type="float">
            <text:p>224.19642857142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öd Kaviar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ogede sild</text:p>
          </table:table-cell>
          <table:table-cell office:value-type="float" office:value="239.875" calcext:value-type="float">
            <text:p>239.87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össle Sauerkraut</text:p>
          </table:table-cell>
          <table:table-cell office:value-type="float" office:value="917.699969291687" calcext:value-type="float">
            <text:p>917.69996929168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asquatch Ale</text:p>
          </table:table-cell>
          <table:table-cell office:value-type="float" office:value="571.666666666667" calcext:value-type="float">
            <text:p>571.66666666666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hoggi Schokolade</text:p>
          </table:table-cell>
          <table:table-cell office:value-type="float" office:value="951.166699727376" calcext:value-type="float">
            <text:p>951.16669972737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ottish Longbreads</text:p>
          </table:table-cell>
          <table:table-cell office:value-type="float" office:value="390.277777777778" calcext:value-type="float">
            <text:p>390.27777777777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ingaporean Hokkien Fried Mee</text:p>
          </table:table-cell>
          <table:table-cell office:value-type="float" office:value="325.111111111111" calcext:value-type="float">
            <text:p>325.11111111111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irop d'érable</text:p>
          </table:table-cell>
          <table:table-cell office:value-type="float" office:value="536.318181818182" calcext:value-type="float">
            <text:p>536.31818181818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ir Rodney's Marmalade</text:p>
          </table:table-cell>
          <table:table-cell office:value-type="float" office:value="1284.42857142857" calcext:value-type="float">
            <text:p>1284.4285714285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ir Rodney's Scones</text:p>
          </table:table-cell>
          <table:table-cell office:value-type="float" office:value="319.090909090909" calcext:value-type="float">
            <text:p>319.09090909090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egesild</text:p>
          </table:table-cell>
          <table:table-cell office:value-type="float" office:value="214.666666666667" calcext:value-type="float">
            <text:p>214.66666666666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eeleye Stout</text:p>
          </table:table-cell>
          <table:table-cell office:value-type="float" office:value="364.153846153846" calcext:value-type="float">
            <text:p>364.15384615384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arte au sucre</text:p>
          </table:table-cell>
          <table:table-cell office:value-type="float" office:value="1153.61998214722" calcext:value-type="float">
            <text:p>1153.6199821472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atime Chocolate Biscuits</text:p>
          </table:table-cell>
          <table:table-cell office:value-type="float" office:value="185.672723423351" calcext:value-type="float">
            <text:p>185.67272342335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üringer Rostbratwurst</text:p>
          </table:table-cell>
          <table:table-cell office:value-type="float" office:value="3936.52202911377" calcext:value-type="float">
            <text:p>3936.5220291137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ofu</text:p>
          </table:table-cell>
          <table:table-cell office:value-type="float" office:value="244.125" calcext:value-type="float">
            <text:p>244.12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ourtière</text:p>
          </table:table-cell>
          <table:table-cell office:value-type="float" office:value="159.429995918274" calcext:value-type="float">
            <text:p>159.42999591827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unnbröd</text:p>
          </table:table-cell>
          <table:table-cell office:value-type="float" office:value="241.714285714286" calcext:value-type="float">
            <text:p>241.71428571428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cle Bob's Organic Dried Pears</text:p>
          </table:table-cell>
          <table:table-cell office:value-type="float" office:value="730.588235294118" calcext:value-type="float">
            <text:p>730.58823529411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alkoinen suklaa</text:p>
          </table:table-cell>
          <table:table-cell office:value-type="float" office:value="297.916666666667" calcext:value-type="float">
            <text:p>297.91666666666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egie-spread</text:p>
          </table:table-cell>
          <table:table-cell office:value-type="float" office:value="1075.55003738403" calcext:value-type="float">
            <text:p>1075.5500373840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mmers gute Semmelknödel</text:p>
          </table:table-cell>
          <table:table-cell office:value-type="float" office:value="928.229166666667" calcext:value-type="float">
            <text:p>928.22916666666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Zaanse koeken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79.84274906567" calcext:value-type="float">
            <text:p>679.84274906567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Chai</text:p>
          </table:table-cell>
          <table:table-cell office:value-type="float" office:value="375.726314042744" calcext:value-type="float">
            <text:p>375.726314042744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Chang</text:p>
          </table:table-cell>
          <table:table-cell office:value-type="float" office:value="421.799998261712" calcext:value-type="float">
            <text:p>421.799998261712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Chartreuse verte</text:p>
          </table:table-cell>
          <table:table-cell office:value-type="float" office:value="438.359996032715" calcext:value-type="float">
            <text:p>438.359996032715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Côte de Blaye</text:p>
          </table:table-cell>
          <table:table-cell office:value-type="float" office:value="6249.34170087179" calcext:value-type="float">
            <text:p>6249.34170087179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Guaraná Fantástica</text:p>
          </table:table-cell>
          <table:table-cell office:value-type="float" office:value="93.7764700066809" calcext:value-type="float">
            <text:p>93.7764700066809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Ipoh Coffee</text:p>
          </table:table-cell>
          <table:table-cell office:value-type="float" office:value="895.685709544591" calcext:value-type="float">
            <text:p>895.685709544591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Lakkalikööri</text:p>
          </table:table-cell>
          <table:table-cell office:value-type="float" office:value="430.615382267879" calcext:value-type="float">
            <text:p>430.615382267879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Laughing Lumberjack Lager</text:p>
          </table:table-cell>
          <table:table-cell office:value-type="float" office:value="256.199999904633" calcext:value-type="float">
            <text:p>256.199999904633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Outback Lager</text:p>
          </table:table-cell>
          <table:table-cell office:value-type="float" office:value="294.153846153846" calcext:value-type="float">
            <text:p>294.153846153846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Rhönbräu Klosterbier</text:p>
          </table:table-cell>
          <table:table-cell office:value-type="float" office:value="188.055433978205" calcext:value-type="float">
            <text:p>188.055433978205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Sasquatch Ale</text:p>
          </table:table-cell>
          <table:table-cell office:value-type="float" office:value="351.473682754918" calcext:value-type="float">
            <text:p>351.473682754918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Steeleye Stout</text:p>
          </table:table-cell>
          <table:table-cell office:value-type="float" office:value="403.799996005164" calcext:value-type="float">
            <text:p>403.799996005164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NULL</text:p>
          </table:table-cell>
          <table:table-cell office:value-type="float" office:value="709.225123999142" calcext:value-type="float">
            <text:p>709.225123999142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Aniseed Syrup</text:p>
          </table:table-cell>
          <table:table-cell office:value-type="float" office:value="256.666666666667" calcext:value-type="float">
            <text:p>256.666666666667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Chef Anton's Cajun Seasoning</text:p>
          </table:table-cell>
          <table:table-cell office:value-type="float" office:value="471.240002346039" calcext:value-type="float">
            <text:p>471.240002346039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Chef Anton's Gumbo Mix</text:p>
          </table:table-cell>
          <table:table-cell office:value-type="float" office:value="580.115006446838" calcext:value-type="float">
            <text:p>580.115006446838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Genen Shouyu</text:p>
          </table:table-cell>
          <table:table-cell office:value-type="float" office:value="302.249998410543" calcext:value-type="float">
            <text:p>302.249998410543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Grandma's Boysenberry Spread</text:p>
          </table:table-cell>
          <table:table-cell office:value-type="float" office:value="612.083333333333" calcext:value-type="float">
            <text:p>612.083333333333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Gula Malacca</text:p>
          </table:table-cell>
          <table:table-cell office:value-type="float" office:value="438.508343060811" calcext:value-type="float">
            <text:p>438.508343060811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Louisiana Fiery Hot Pepper Sauce</text:p>
          </table:table-cell>
          <table:table-cell office:value-type="float" office:value="456.468732237816" calcext:value-type="float">
            <text:p>456.468732237816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Louisiana Hot Spiced Okra</text:p>
          </table:table-cell>
          <table:table-cell office:value-type="float" office:value="439.875007629395" calcext:value-type="float">
            <text:p>439.875007629395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Northwoods Cranberry Sauce</text:p>
          </table:table-cell>
          <table:table-cell office:value-type="float" office:value="1058.46153846154" calcext:value-type="float">
            <text:p>1058.46153846154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Original Frankfurter grüne Soße</text:p>
          </table:table-cell>
          <table:table-cell office:value-type="float" office:value="254.868418743736" calcext:value-type="float">
            <text:p>254.868418743736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Sirop d'érable</text:p>
          </table:table-cell>
          <table:table-cell office:value-type="float" office:value="684.949995835622" calcext:value-type="float">
            <text:p>684.949995835622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Vegie-spread</text:p>
          </table:table-cell>
          <table:table-cell office:value-type="float" office:value="1040.95882595287" calcext:value-type="float">
            <text:p>1040.95882595287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NULL</text:p>
          </table:table-cell>
          <table:table-cell office:value-type="float" office:value="526.36458185867" calcext:value-type="float">
            <text:p>526.36458185867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Chocolade</text:p>
          </table:table-cell>
          <table:table-cell office:value-type="float" office:value="257.124997297923" calcext:value-type="float">
            <text:p>257.124997297923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Gumbär Gummibärchen</text:p>
          </table:table-cell>
          <table:table-cell office:value-type="float" office:value="672.965614974499" calcext:value-type="float">
            <text:p>672.965614974499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Maxilaku</text:p>
          </table:table-cell>
          <table:table-cell office:value-type="float" office:value="452.380952380952" calcext:value-type="float">
            <text:p>452.380952380952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NuNuCa Nuß-Nougat-Creme</text:p>
          </table:table-cell>
          <table:table-cell office:value-type="float" office:value="225.088887373606" calcext:value-type="float">
            <text:p>225.088887373606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Pavlova</text:p>
          </table:table-cell>
          <table:table-cell office:value-type="float" office:value="436.001172398412" calcext:value-type="float">
            <text:p>436.001172398412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Schoggi Schokolade</text:p>
          </table:table-cell>
          <table:table-cell office:value-type="float" office:value="1692.38892025418" calcext:value-type="float">
            <text:p>1692.38892025418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Scottish Longbreads</text:p>
          </table:table-cell>
          <table:table-cell office:value-type="float" office:value="275.367647058824" calcext:value-type="float">
            <text:p>275.367647058824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Sir Rodney's Marmalade</text:p>
          </table:table-cell>
          <table:table-cell office:value-type="float" office:value="1477.2375202179" calcext:value-type="float">
            <text:p>1477.2375202179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Sir Rodney's Scones</text:p>
          </table:table-cell>
          <table:table-cell office:value-type="float" office:value="247.076923076923" calcext:value-type="float">
            <text:p>247.076923076923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Tarte au sucre</text:p>
          </table:table-cell>
          <table:table-cell office:value-type="float" office:value="1038.08124995232" calcext:value-type="float">
            <text:p>1038.08124995232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Teatime Chocolate Biscuits</text:p>
          </table:table-cell>
          <table:table-cell office:value-type="float" office:value="166.472971916199" calcext:value-type="float">
            <text:p>166.472971916199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Valkoinen suklaa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Zaanse koeken</text:p>
          </table:table-cell>
          <table:table-cell office:value-type="float" office:value="207.55238035747" calcext:value-type="float">
            <text:p>207.55238035747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Confections</text:p>
          </table:table-cell>
          <table:table-cell office:value-type="string" calcext:value-type="string">
            <text:p>NULL</text:p>
          </table:table-cell>
          <table:table-cell office:value-type="float" office:value="530.236828145867" calcext:value-type="float">
            <text:p>530.236828145867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Camembert Pierrot</text:p>
          </table:table-cell>
          <table:table-cell office:value-type="float" office:value="986.000007330203" calcext:value-type="float">
            <text:p>986.000007330203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Flotemysost</text:p>
          </table:table-cell>
          <table:table-cell office:value-type="float" office:value="497.059531620571" calcext:value-type="float">
            <text:p>497.059531620571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Geitost</text:p>
          </table:table-cell>
          <table:table-cell office:value-type="float" office:value="53.546875" calcext:value-type="float">
            <text:p>53.546875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Gorgonzola Telino</text:p>
          </table:table-cell>
          <table:table-cell office:value-type="float" office:value="317.107843137255" calcext:value-type="float">
            <text:p>317.107843137255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Gudbrandsdalsost</text:p>
          </table:table-cell>
          <table:table-cell office:value-type="float" office:value="784.103221031927" calcext:value-type="float">
            <text:p>784.103221031927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Mascarpone Fabioli</text:p>
          </table:table-cell>
          <table:table-cell office:value-type="float" office:value="611.413334655762" calcext:value-type="float">
            <text:p>611.413334655762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Mozzarella di Giovanni</text:p>
          </table:table-cell>
          <table:table-cell office:value-type="float" office:value="677.336825922916" calcext:value-type="float">
            <text:p>677.336825922916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Queso Cabrales</text:p>
          </table:table-cell>
          <table:table-cell office:value-type="float" office:value="365.842101247687" calcext:value-type="float">
            <text:p>365.842101247687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Queso Manchego La Pastora</text:p>
          </table:table-cell>
          <table:table-cell office:value-type="float" office:value="919.057142121451" calcext:value-type="float">
            <text:p>919.057142121451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Raclette Courdavault</text:p>
          </table:table-cell>
          <table:table-cell office:value-type="float" office:value="1412.88888888889" calcext:value-type="float">
            <text:p>1412.88888888889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NULL</text:p>
          </table:table-cell>
          <table:table-cell office:value-type="float" office:value="686.695354633644" calcext:value-type="float">
            <text:p>686.695354633644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Grains/Cereals</text:p>
          </table:table-cell>
          <table:table-cell office:value-type="string" calcext:value-type="string">
            <text:p>Filo Mix</text:p>
          </table:table-cell>
          <table:table-cell office:value-type="float" office:value="116.682758347741" calcext:value-type="float">
            <text:p>116.682758347741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Grains/Cereals</text:p>
          </table:table-cell>
          <table:table-cell office:value-type="string" calcext:value-type="string">
            <text:p>Gnocchi di nonna Alice</text:p>
          </table:table-cell>
          <table:table-cell office:value-type="float" office:value="902.423997116089" calcext:value-type="float">
            <text:p>902.423997116089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Grains/Cereals</text:p>
          </table:table-cell>
          <table:table-cell office:value-type="string" calcext:value-type="string">
            <text:p>Gustaf's Knäckebröd</text:p>
          </table:table-cell>
          <table:table-cell office:value-type="float" office:value="516.599999019078" calcext:value-type="float">
            <text:p>516.599999019078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Grains/Cereals</text:p>
          </table:table-cell>
          <table:table-cell office:value-type="string" calcext:value-type="string">
            <text:p>Ravioli Angelo</text:p>
          </table:table-cell>
          <table:table-cell office:value-type="float" office:value="339.469568003779" calcext:value-type="float">
            <text:p>339.469568003779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Grains/Cereals</text:p>
          </table:table-cell>
          <table:table-cell office:value-type="string" calcext:value-type="string">
            <text:p>Singaporean Hokkien Fried Mee</text:p>
          </table:table-cell>
          <table:table-cell office:value-type="float" office:value="311.079999192556" calcext:value-type="float">
            <text:p>311.079999192556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Grains/Cereals</text:p>
          </table:table-cell>
          <table:table-cell office:value-type="string" calcext:value-type="string">
            <text:p>Tunnbröd</text:p>
          </table:table-cell>
          <table:table-cell office:value-type="float" office:value="242.009997987747" calcext:value-type="float">
            <text:p>242.009997987747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Grains/Cereals</text:p>
          </table:table-cell>
          <table:table-cell office:value-type="string" calcext:value-type="string">
            <text:p>Wimmers gute Semmelknödel</text:p>
          </table:table-cell>
          <table:table-cell office:value-type="float" office:value="766.966669718424" calcext:value-type="float">
            <text:p>766.966669718424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Grains/Cereals</text:p>
          </table:table-cell>
          <table:table-cell office:value-type="string" calcext:value-type="string">
            <text:p>NULL</text:p>
          </table:table-cell>
          <table:table-cell office:value-type="float" office:value="513.912244516976" calcext:value-type="float">
            <text:p>513.912244516976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Meat/Poultry</text:p>
          </table:table-cell>
          <table:table-cell office:value-type="string" calcext:value-type="string">
            <text:p>Alice Mutton</text:p>
          </table:table-cell>
          <table:table-cell office:value-type="float" office:value="958.978385409793" calcext:value-type="float">
            <text:p>958.978385409793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Meat/Poultry</text:p>
          </table:table-cell>
          <table:table-cell office:value-type="string" calcext:value-type="string">
            <text:p>Mishi Kobe Niku</text:p>
          </table:table-cell>
          <table:table-cell office:value-type="float" office:value="1765.39999389648" calcext:value-type="float">
            <text:p>1765.39999389648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Meat/Poultry</text:p>
          </table:table-cell>
          <table:table-cell office:value-type="string" calcext:value-type="string">
            <text:p>Pâté chinois</text:p>
          </table:table-cell>
          <table:table-cell office:value-type="float" office:value="591.272737676447" calcext:value-type="float">
            <text:p>591.272737676447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Meat/Poultry</text:p>
          </table:table-cell>
          <table:table-cell office:value-type="string" calcext:value-type="string">
            <text:p>Perth Pasties</text:p>
          </table:table-cell>
          <table:table-cell office:value-type="float" office:value="717.006665039062" calcext:value-type="float">
            <text:p>717.006665039062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Meat/Poultry</text:p>
          </table:table-cell>
          <table:table-cell office:value-type="string" calcext:value-type="string">
            <text:p>Thüringer Rostbratwurst</text:p>
          </table:table-cell>
          <table:table-cell office:value-type="float" office:value="2741.76251602173" calcext:value-type="float">
            <text:p>2741.76251602173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Meat/Poultry</text:p>
          </table:table-cell>
          <table:table-cell office:value-type="string" calcext:value-type="string">
            <text:p>Tourtière</text:p>
          </table:table-cell>
          <table:table-cell office:value-type="float" office:value="142.249998582734" calcext:value-type="float">
            <text:p>142.249998582734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Meat/Poultry</text:p>
          </table:table-cell>
          <table:table-cell office:value-type="string" calcext:value-type="string">
            <text:p>NULL</text:p>
          </table:table-cell>
          <table:table-cell office:value-type="float" office:value="1029.99306928216" calcext:value-type="float">
            <text:p>1029.99306928216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Longlife Tofu</text:p>
          </table:table-cell>
          <table:table-cell office:value-type="float" office:value="197.384615384615" calcext:value-type="float">
            <text:p>197.384615384615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Manjimup Dried Apples</text:p>
          </table:table-cell>
          <table:table-cell office:value-type="float" office:value="1147.2461620233" calcext:value-type="float">
            <text:p>1147.2461620233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Rössle Sauerkraut</text:p>
          </table:table-cell>
          <table:table-cell office:value-type="float" office:value="814.10908462062" calcext:value-type="float">
            <text:p>814.10908462062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Tofu</text:p>
          </table:table-cell>
          <table:table-cell office:value-type="float" office:value="392.290911934592" calcext:value-type="float">
            <text:p>392.290911934592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Uncle Bob's Organic Dried Pears</text:p>
          </table:table-cell>
          <table:table-cell office:value-type="float" office:value="774.620689655172" calcext:value-type="float">
            <text:p>774.620689655172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NULL</text:p>
          </table:table-cell>
          <table:table-cell office:value-type="float" office:value="774.033824808457" calcext:value-type="float">
            <text:p>774.033824808457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Boston Crab Meat</text:p>
          </table:table-cell>
          <table:table-cell office:value-type="float" office:value="464.592674232111" calcext:value-type="float">
            <text:p>464.592674232111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Carnarvon Tigers</text:p>
          </table:table-cell>
          <table:table-cell office:value-type="float" office:value="1184.72222222222" calcext:value-type="float">
            <text:p>1184.72222222222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Escargots de Bourgogne</text:p>
          </table:table-cell>
          <table:table-cell office:value-type="float" office:value="370.263892173767" calcext:value-type="float">
            <text:p>370.263892173767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Gravad lax</text:p>
          </table:table-cell>
          <table:table-cell office:value-type="float" office:value="507.86666170756" calcext:value-type="float">
            <text:p>507.86666170756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Ikura</text:p>
          </table:table-cell>
          <table:table-cell office:value-type="float" office:value="670.915148301558" calcext:value-type="float">
            <text:p>670.915148301558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Inlagd Sill</text:p>
          </table:table-cell>
          <table:table-cell office:value-type="float" office:value="469.116127814016" calcext:value-type="float">
            <text:p>469.116127814016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Jack's New England Clam Chowder</text:p>
          </table:table-cell>
          <table:table-cell office:value-type="float" office:value="193.576588549513" calcext:value-type="float">
            <text:p>193.576588549513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Konbu</text:p>
          </table:table-cell>
          <table:table-cell office:value-type="float" office:value="130.860000443459" calcext:value-type="float">
            <text:p>130.860000443459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Nord-Ost Matjeshering</text:p>
          </table:table-cell>
          <table:table-cell office:value-type="float" office:value="461.735622167587" calcext:value-type="float">
            <text:p>461.735622167587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Röd Kavia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Rogede sild</text:p>
          </table:table-cell>
          <table:table-cell office:value-type="float" office:value="338.607142550605" calcext:value-type="float">
            <text:p>338.607142550605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Spegesild</text:p>
          </table:table-cell>
          <table:table-cell office:value-type="float" office:value="227.555558098687" calcext:value-type="float">
            <text:p>227.555558098687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NULL</text:p>
          </table:table-cell>
          <table:table-cell office:value-type="float" office:value="429.160876310233" calcext:value-type="float">
            <text:p>429.160876310233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lice Mutton</text:p>
          </table:table-cell>
          <table:table-cell office:value-type="float" office:value="958.978385409793" calcext:value-type="float">
            <text:p>958.978385409793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niseed Syrup</text:p>
          </table:table-cell>
          <table:table-cell office:value-type="float" office:value="256.666666666667" calcext:value-type="float">
            <text:p>256.666666666667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oston Crab Meat</text:p>
          </table:table-cell>
          <table:table-cell office:value-type="float" office:value="464.592674232111" calcext:value-type="float">
            <text:p>464.592674232111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amembert Pierrot</text:p>
          </table:table-cell>
          <table:table-cell office:value-type="float" office:value="986.000007330203" calcext:value-type="float">
            <text:p>986.000007330203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arnarvon Tigers</text:p>
          </table:table-cell>
          <table:table-cell office:value-type="float" office:value="1184.72222222222" calcext:value-type="float">
            <text:p>1184.72222222222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hai</text:p>
          </table:table-cell>
          <table:table-cell office:value-type="float" office:value="375.726314042744" calcext:value-type="float">
            <text:p>375.726314042744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hang</text:p>
          </table:table-cell>
          <table:table-cell office:value-type="float" office:value="421.799998261712" calcext:value-type="float">
            <text:p>421.799998261712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hartreuse verte</text:p>
          </table:table-cell>
          <table:table-cell office:value-type="float" office:value="438.359996032715" calcext:value-type="float">
            <text:p>438.359996032715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hef Anton's Cajun Seasoning</text:p>
          </table:table-cell>
          <table:table-cell office:value-type="float" office:value="471.240002346039" calcext:value-type="float">
            <text:p>471.240002346039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hef Anton's Gumbo Mix</text:p>
          </table:table-cell>
          <table:table-cell office:value-type="float" office:value="580.115006446838" calcext:value-type="float">
            <text:p>580.115006446838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hocolade</text:p>
          </table:table-cell>
          <table:table-cell office:value-type="float" office:value="257.124997297923" calcext:value-type="float">
            <text:p>257.124997297923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ôte de Blaye</text:p>
          </table:table-cell>
          <table:table-cell office:value-type="float" office:value="6249.34170087179" calcext:value-type="float">
            <text:p>6249.34170087179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scargots de Bourgogne</text:p>
          </table:table-cell>
          <table:table-cell office:value-type="float" office:value="370.263892173767" calcext:value-type="float">
            <text:p>370.263892173767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ilo Mix</text:p>
          </table:table-cell>
          <table:table-cell office:value-type="float" office:value="116.682758347741" calcext:value-type="float">
            <text:p>116.682758347741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lotemysost</text:p>
          </table:table-cell>
          <table:table-cell office:value-type="float" office:value="497.059531620571" calcext:value-type="float">
            <text:p>497.059531620571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eitost</text:p>
          </table:table-cell>
          <table:table-cell office:value-type="float" office:value="53.546875" calcext:value-type="float">
            <text:p>53.546875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enen Shouyu</text:p>
          </table:table-cell>
          <table:table-cell office:value-type="float" office:value="302.249998410543" calcext:value-type="float">
            <text:p>302.249998410543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nocchi di nonna Alice</text:p>
          </table:table-cell>
          <table:table-cell office:value-type="float" office:value="902.423997116089" calcext:value-type="float">
            <text:p>902.423997116089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orgonzola Telino</text:p>
          </table:table-cell>
          <table:table-cell office:value-type="float" office:value="317.107843137255" calcext:value-type="float">
            <text:p>317.107843137255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randma's Boysenberry Spread</text:p>
          </table:table-cell>
          <table:table-cell office:value-type="float" office:value="612.083333333333" calcext:value-type="float">
            <text:p>612.083333333333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ravad lax</text:p>
          </table:table-cell>
          <table:table-cell office:value-type="float" office:value="507.86666170756" calcext:value-type="float">
            <text:p>507.8666617075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uaraná Fantástica</text:p>
          </table:table-cell>
          <table:table-cell office:value-type="float" office:value="93.7764700066809" calcext:value-type="float">
            <text:p>93.7764700066809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udbrandsdalsost</text:p>
          </table:table-cell>
          <table:table-cell office:value-type="float" office:value="784.103221031927" calcext:value-type="float">
            <text:p>784.103221031927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ula Malacca</text:p>
          </table:table-cell>
          <table:table-cell office:value-type="float" office:value="438.508343060811" calcext:value-type="float">
            <text:p>438.508343060811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umbär Gummibärchen</text:p>
          </table:table-cell>
          <table:table-cell office:value-type="float" office:value="672.965614974499" calcext:value-type="float">
            <text:p>672.965614974499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ustaf's Knäckebröd</text:p>
          </table:table-cell>
          <table:table-cell office:value-type="float" office:value="516.599999019078" calcext:value-type="float">
            <text:p>516.599999019078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kura</text:p>
          </table:table-cell>
          <table:table-cell office:value-type="float" office:value="670.915148301558" calcext:value-type="float">
            <text:p>670.915148301558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lagd Sill</text:p>
          </table:table-cell>
          <table:table-cell office:value-type="float" office:value="469.116127814016" calcext:value-type="float">
            <text:p>469.11612781401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poh Coffee</text:p>
          </table:table-cell>
          <table:table-cell office:value-type="float" office:value="895.685709544591" calcext:value-type="float">
            <text:p>895.685709544591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ack's New England Clam Chowder</text:p>
          </table:table-cell>
          <table:table-cell office:value-type="float" office:value="193.576588549513" calcext:value-type="float">
            <text:p>193.576588549513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Konbu</text:p>
          </table:table-cell>
          <table:table-cell office:value-type="float" office:value="130.860000443459" calcext:value-type="float">
            <text:p>130.860000443459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akkalikööri</text:p>
          </table:table-cell>
          <table:table-cell office:value-type="float" office:value="430.615382267879" calcext:value-type="float">
            <text:p>430.615382267879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aughing Lumberjack Lager</text:p>
          </table:table-cell>
          <table:table-cell office:value-type="float" office:value="256.199999904633" calcext:value-type="float">
            <text:p>256.199999904633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onglife Tofu</text:p>
          </table:table-cell>
          <table:table-cell office:value-type="float" office:value="197.384615384615" calcext:value-type="float">
            <text:p>197.384615384615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ouisiana Fiery Hot Pepper Sauce</text:p>
          </table:table-cell>
          <table:table-cell office:value-type="float" office:value="456.468732237816" calcext:value-type="float">
            <text:p>456.46873223781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ouisiana Hot Spiced Okra</text:p>
          </table:table-cell>
          <table:table-cell office:value-type="float" office:value="439.875007629395" calcext:value-type="float">
            <text:p>439.875007629395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njimup Dried Apples</text:p>
          </table:table-cell>
          <table:table-cell office:value-type="float" office:value="1147.2461620233" calcext:value-type="float">
            <text:p>1147.2461620233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scarpone Fabioli</text:p>
          </table:table-cell>
          <table:table-cell office:value-type="float" office:value="611.413334655762" calcext:value-type="float">
            <text:p>611.413334655762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xilaku</text:p>
          </table:table-cell>
          <table:table-cell office:value-type="float" office:value="452.380952380952" calcext:value-type="float">
            <text:p>452.380952380952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shi Kobe Niku</text:p>
          </table:table-cell>
          <table:table-cell office:value-type="float" office:value="1765.39999389648" calcext:value-type="float">
            <text:p>1765.39999389648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ozzarella di Giovanni</text:p>
          </table:table-cell>
          <table:table-cell office:value-type="float" office:value="677.336825922916" calcext:value-type="float">
            <text:p>677.33682592291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ord-Ost Matjeshering</text:p>
          </table:table-cell>
          <table:table-cell office:value-type="float" office:value="461.735622167587" calcext:value-type="float">
            <text:p>461.735622167587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orthwoods Cranberry Sauce</text:p>
          </table:table-cell>
          <table:table-cell office:value-type="float" office:value="1058.46153846154" calcext:value-type="float">
            <text:p>1058.46153846154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uNuCa Nuß-Nougat-Creme</text:p>
          </table:table-cell>
          <table:table-cell office:value-type="float" office:value="225.088887373606" calcext:value-type="float">
            <text:p>225.08888737360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riginal Frankfurter grüne Soße</text:p>
          </table:table-cell>
          <table:table-cell office:value-type="float" office:value="254.868418743736" calcext:value-type="float">
            <text:p>254.86841874373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utback Lager</text:p>
          </table:table-cell>
          <table:table-cell office:value-type="float" office:value="294.153846153846" calcext:value-type="float">
            <text:p>294.15384615384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âté chinois</text:p>
          </table:table-cell>
          <table:table-cell office:value-type="float" office:value="591.272737676447" calcext:value-type="float">
            <text:p>591.272737676447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avlova</text:p>
          </table:table-cell>
          <table:table-cell office:value-type="float" office:value="436.001172398412" calcext:value-type="float">
            <text:p>436.001172398412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erth Pasties</text:p>
          </table:table-cell>
          <table:table-cell office:value-type="float" office:value="717.006665039062" calcext:value-type="float">
            <text:p>717.006665039062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ueso Cabrales</text:p>
          </table:table-cell>
          <table:table-cell office:value-type="float" office:value="365.842101247687" calcext:value-type="float">
            <text:p>365.842101247687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ueso Manchego La Pastora</text:p>
          </table:table-cell>
          <table:table-cell office:value-type="float" office:value="919.057142121451" calcext:value-type="float">
            <text:p>919.057142121451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aclette Courdavault</text:p>
          </table:table-cell>
          <table:table-cell office:value-type="float" office:value="1412.88888888889" calcext:value-type="float">
            <text:p>1412.88888888889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avioli Angelo</text:p>
          </table:table-cell>
          <table:table-cell office:value-type="float" office:value="339.469568003779" calcext:value-type="float">
            <text:p>339.469568003779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hönbräu Klosterbier</text:p>
          </table:table-cell>
          <table:table-cell office:value-type="float" office:value="188.055433978205" calcext:value-type="float">
            <text:p>188.055433978205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öd Kavia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ogede sild</text:p>
          </table:table-cell>
          <table:table-cell office:value-type="float" office:value="338.607142550605" calcext:value-type="float">
            <text:p>338.607142550605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össle Sauerkraut</text:p>
          </table:table-cell>
          <table:table-cell office:value-type="float" office:value="814.10908462062" calcext:value-type="float">
            <text:p>814.10908462062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asquatch Ale</text:p>
          </table:table-cell>
          <table:table-cell office:value-type="float" office:value="351.473682754918" calcext:value-type="float">
            <text:p>351.473682754918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choggi Schokolade</text:p>
          </table:table-cell>
          <table:table-cell office:value-type="float" office:value="1692.38892025418" calcext:value-type="float">
            <text:p>1692.38892025418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cottish Longbreads</text:p>
          </table:table-cell>
          <table:table-cell office:value-type="float" office:value="275.367647058824" calcext:value-type="float">
            <text:p>275.367647058824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ingaporean Hokkien Fried Mee</text:p>
          </table:table-cell>
          <table:table-cell office:value-type="float" office:value="311.079999192556" calcext:value-type="float">
            <text:p>311.07999919255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irop d'érable</text:p>
          </table:table-cell>
          <table:table-cell office:value-type="float" office:value="684.949995835622" calcext:value-type="float">
            <text:p>684.949995835622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ir Rodney's Marmalade</text:p>
          </table:table-cell>
          <table:table-cell office:value-type="float" office:value="1477.2375202179" calcext:value-type="float">
            <text:p>1477.2375202179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ir Rodney's Scones</text:p>
          </table:table-cell>
          <table:table-cell office:value-type="float" office:value="247.076923076923" calcext:value-type="float">
            <text:p>247.076923076923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pegesild</text:p>
          </table:table-cell>
          <table:table-cell office:value-type="float" office:value="227.555558098687" calcext:value-type="float">
            <text:p>227.555558098687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eeleye Stout</text:p>
          </table:table-cell>
          <table:table-cell office:value-type="float" office:value="403.799996005164" calcext:value-type="float">
            <text:p>403.799996005164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arte au sucre</text:p>
          </table:table-cell>
          <table:table-cell office:value-type="float" office:value="1038.08124995232" calcext:value-type="float">
            <text:p>1038.08124995232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atime Chocolate Biscuits</text:p>
          </table:table-cell>
          <table:table-cell office:value-type="float" office:value="166.472971916199" calcext:value-type="float">
            <text:p>166.472971916199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hüringer Rostbratwurst</text:p>
          </table:table-cell>
          <table:table-cell office:value-type="float" office:value="2741.76251602173" calcext:value-type="float">
            <text:p>2741.76251602173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ofu</text:p>
          </table:table-cell>
          <table:table-cell office:value-type="float" office:value="392.290911934592" calcext:value-type="float">
            <text:p>392.290911934592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ourtière</text:p>
          </table:table-cell>
          <table:table-cell office:value-type="float" office:value="142.249998582734" calcext:value-type="float">
            <text:p>142.249998582734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unnbröd</text:p>
          </table:table-cell>
          <table:table-cell office:value-type="float" office:value="242.009997987747" calcext:value-type="float">
            <text:p>242.009997987747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ncle Bob's Organic Dried Pears</text:p>
          </table:table-cell>
          <table:table-cell office:value-type="float" office:value="774.620689655172" calcext:value-type="float">
            <text:p>774.620689655172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lkoinen suklaa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egie-spread</text:p>
          </table:table-cell>
          <table:table-cell office:value-type="float" office:value="1040.95882595287" calcext:value-type="float">
            <text:p>1040.95882595287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mmers gute Semmelknödel</text:p>
          </table:table-cell>
          <table:table-cell office:value-type="float" office:value="766.966669718424" calcext:value-type="float">
            <text:p>766.966669718424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Zaanse koeken</text:p>
          </table:table-cell>
          <table:table-cell office:value-type="float" office:value="207.55238035747" calcext:value-type="float">
            <text:p>207.55238035747</text:p>
          </table:table-cell>
        </table:table-row>
        <table:table-row table:style-name="ro1">
          <table:table-cell table:number-columns-repeated="3" office:value-type="string" calcext:value-type="string">
            <text:p>NULL</text:p>
          </table:table-cell>
          <table:table-cell office:value-type="float" office:value="628.519067490128" calcext:value-type="float">
            <text:p>628.519067490128</text:p>
          </table:table-cell>
        </table:table-row>
      </table:table>
      <table:table table:name="Pivot Table_sales_cube_1" table:style-name="ta1">
        <table:shapes>
          <draw:frame draw:z-index="0" draw:style-name="gr1" draw:text-style-name="P1" svg:width="15.065in" svg:height="5.7724in" svg:x="1.4169in" svg:y="0.0732in">
            <draw:object draw:notify-on-update-of-ranges="PT@categories PT@label 0 PT@data 0 PT@label 1 PT@data 1 PT@label 2 PT@data 2 PT@label 3 PT@data 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ce4"/>
        <table:table-column table:style-name="co7" table:default-cell-style-name="ce10"/>
        <table:table-column table:style-name="co8" table:default-cell-style-name="ce16"/>
        <table:table-column table:style-name="co9" table:default-cell-style-name="ce19"/>
        <table:table-column table:style-name="co10" table:default-cell-style-name="ce19"/>
        <table:table-column table:style-name="co11" table:default-cell-style-name="ce26"/>
        <table:table-column table:style-name="co12" table:default-cell-style-name="ce34"/>
        <table:table-row table:style-name="ro1">
          <table:table-cell table:style-name="ce1" office:value-type="string" calcext:value-type="string">
            <text:p>Sum - AverageSales</text:p>
          </table:table-cell>
          <table:table-cell table:style-name="ce7"/>
          <table:table-cell table:style-name="ce13" office:value-type="string" calcext:value-type="string">
            <text:p>Data</text:p>
          </table:table-cell>
          <table:table-cell table:style-name="ce22" table:number-columns-repeated="3"/>
          <table:table-cell table:style-name="ce31"/>
        </table:table-row>
        <table:table-row table:style-name="ro1">
          <table:table-cell table:style-name="ce2" office:value-type="string" calcext:value-type="string">
            <text:p>CategoryName</text:p>
          </table:table-cell>
          <table:table-cell table:style-name="ce8" office:value-type="string" calcext:value-type="string">
            <text:p>ProductName</text:p>
          </table:table-cell>
          <table:table-cell table:style-name="ce14" office:value-type="string" calcext:value-type="string">
            <text:p>NULL</text:p>
          </table:table-cell>
          <table:table-cell table:style-name="ce23" office:value-type="float" office:value="1998" calcext:value-type="float">
            <text:p>1998</text:p>
          </table:table-cell>
          <table:table-cell table:style-name="ce23" office:value-type="float" office:value="1997" calcext:value-type="float">
            <text:p>1997</text:p>
          </table:table-cell>
          <table:table-cell table:style-name="ce23" office:value-type="float" office:value="1996" calcext:value-type="float">
            <text:p>1996</text:p>
          </table:table-cell>
          <table:table-cell table:style-name="ce32" office:value-type="string" calcext:value-type="string">
            <text:p>Total Result</text:p>
          </table:table-cell>
        </table:table-row>
        <table:table-row table:style-name="ro1">
          <table:table-cell table:style-name="ce3" office:value-type="string" calcext:value-type="string">
            <text:p>Beverages</text:p>
          </table:table-cell>
          <table:table-cell table:style-name="ce9" office:value-type="string" calcext:value-type="string">
            <text:p>Chai</text:p>
          </table:table-cell>
          <table:table-cell table:style-name="ce15" office:value-type="float" office:value="375.726314042744" calcext:value-type="float">
            <text:p>375.726314042744</text:p>
          </table:table-cell>
          <table:table-cell table:style-name="ce18" office:value-type="float" office:value="448.875" calcext:value-type="float">
            <text:p>448.875</text:p>
          </table:table-cell>
          <table:table-cell table:style-name="ce18" office:value-type="float" office:value="330.974998831749" calcext:value-type="float">
            <text:p>330.974998831749</text:p>
          </table:table-cell>
          <table:table-cell table:style-name="ce25" office:value-type="float" office:value="299.999992052714" calcext:value-type="float">
            <text:p>299.999992052714</text:p>
          </table:table-cell>
          <table:table-cell table:style-name="ce33" office:value-type="float" office:value="1455.57630492721" calcext:value-type="float">
            <text:p>1455.57630492721</text:p>
          </table:table-cell>
        </table:table-row>
        <table:table-row table:style-name="ro1">
          <table:table-cell/>
          <table:table-cell office:value-type="string" calcext:value-type="string">
            <text:p>Chang</text:p>
          </table:table-cell>
          <table:table-cell office:value-type="float" office:value="421.799998261712" calcext:value-type="float">
            <text:p>421.799998261712</text:p>
          </table:table-cell>
          <table:table-cell office:value-type="float" office:value="418" calcext:value-type="float">
            <text:p>418</text:p>
          </table:table-cell>
          <table:table-cell office:value-type="float" office:value="422.222220367855" calcext:value-type="float">
            <text:p>422.222220367855</text:p>
          </table:table-cell>
          <table:table-cell office:value-type="float" office:value="429.39999461174" calcext:value-type="float">
            <text:p>429.39999461174</text:p>
          </table:table-cell>
          <table:table-cell office:value-type="float" office:value="1691.42221324131" calcext:value-type="float">
            <text:p>1691.42221324131</text:p>
          </table:table-cell>
        </table:table-row>
        <table:table-row table:style-name="ro1">
          <table:table-cell/>
          <table:table-cell office:value-type="string" calcext:value-type="string">
            <text:p>Chartreuse verte</text:p>
          </table:table-cell>
          <table:table-cell office:value-type="float" office:value="438.359996032715" calcext:value-type="float">
            <text:p>438.359996032715</text:p>
          </table:table-cell>
          <table:table-cell office:value-type="float" office:value="488" calcext:value-type="float">
            <text:p>488</text:p>
          </table:table-cell>
          <table:table-cell office:value-type="float" office:value="379.107690957876" calcext:value-type="float">
            <text:p>379.107690957876</text:p>
          </table:table-cell>
          <table:table-cell office:value-type="float" office:value="478.799987316132" calcext:value-type="float">
            <text:p>478.799987316132</text:p>
          </table:table-cell>
          <table:table-cell office:value-type="float" office:value="1784.26767430672" calcext:value-type="float">
            <text:p>1784.26767430672</text:p>
          </table:table-cell>
        </table:table-row>
        <table:table-row table:style-name="ro1">
          <table:table-cell/>
          <table:table-cell office:value-type="string" calcext:value-type="string">
            <text:p>Côte de Blaye</text:p>
          </table:table-cell>
          <table:table-cell office:value-type="float" office:value="6249.34170087179" calcext:value-type="float">
            <text:p>6249.34170087179</text:p>
          </table:table-cell>
          <table:table-cell office:value-type="float" office:value="7612.22222222222" calcext:value-type="float">
            <text:p>7612.22222222222</text:p>
          </table:table-cell>
          <table:table-cell office:value-type="float" office:value="5196.22003936768" calcext:value-type="float">
            <text:p>5196.22003936768</text:p>
          </table:table-cell>
          <table:table-cell office:value-type="float" office:value="5902.40008544922" calcext:value-type="float">
            <text:p>5902.40008544922</text:p>
          </table:table-cell>
          <table:table-cell office:value-type="float" office:value="24960.1840479109" calcext:value-type="float">
            <text:p>24960.1840479109</text:p>
          </table:table-cell>
        </table:table-row>
        <table:table-row table:style-name="ro1">
          <table:table-cell/>
          <table:table-cell office:value-type="string" calcext:value-type="string">
            <text:p>Guaraná Fantástica</text:p>
          </table:table-cell>
          <table:table-cell office:value-type="float" office:value="93.7764700066809" calcext:value-type="float">
            <text:p>93.7764700066809</text:p>
          </table:table-cell>
          <table:table-cell office:value-type="float" office:value="117" calcext:value-type="float">
            <text:p>117</text:p>
          </table:table-cell>
          <table:table-cell office:value-type="float" office:value="92.4631571267781" calcext:value-type="float">
            <text:p>92.4631571267781</text:p>
          </table:table-cell>
          <table:table-cell office:value-type="float" office:value="51.7090895392678" calcext:value-type="float">
            <text:p>51.7090895392678</text:p>
          </table:table-cell>
          <table:table-cell office:value-type="float" office:value="354.948716672727" calcext:value-type="float">
            <text:p>354.948716672727</text:p>
          </table:table-cell>
        </table:table-row>
        <table:table-row table:style-name="ro1">
          <table:table-cell/>
          <table:table-cell office:value-type="string" calcext:value-type="string">
            <text:p>Ipoh Coffee</text:p>
          </table:table-cell>
          <table:table-cell office:value-type="float" office:value="895.685709544591" calcext:value-type="float">
            <text:p>895.685709544591</text:p>
          </table:table-cell>
          <table:table-cell office:value-type="float" office:value="777.818181818182" calcext:value-type="float">
            <text:p>777.818181818182</text:p>
          </table:table-cell>
          <table:table-cell office:value-type="float" office:value="1047.12727009166" calcext:value-type="float">
            <text:p>1047.12727009166</text:p>
          </table:table-cell>
          <table:table-cell office:value-type="float" office:value="834.133316040039" calcext:value-type="float">
            <text:p>834.133316040039</text:p>
          </table:table-cell>
          <table:table-cell office:value-type="float" office:value="3554.76447749447" calcext:value-type="float">
            <text:p>3554.76447749447</text:p>
          </table:table-cell>
        </table:table-row>
        <table:table-row table:style-name="ro1">
          <table:table-cell/>
          <table:table-cell office:value-type="string" calcext:value-type="string">
            <text:p>Lakkalikööri</text:p>
          </table:table-cell>
          <table:table-cell office:value-type="float" office:value="430.615382267879" calcext:value-type="float">
            <text:p>430.615382267879</text:p>
          </table:table-cell>
          <table:table-cell office:value-type="float" office:value="537.230769230769" calcext:value-type="float">
            <text:p>537.230769230769</text:p>
          </table:table-cell>
          <table:table-cell office:value-type="float" office:value="405.663156007466" calcext:value-type="float">
            <text:p>405.663156007466</text:p>
          </table:table-cell>
          <table:table-cell office:value-type="float" office:value="300.342849186489" calcext:value-type="float">
            <text:p>300.342849186489</text:p>
          </table:table-cell>
          <table:table-cell office:value-type="float" office:value="1673.8521566926" calcext:value-type="float">
            <text:p>1673.8521566926</text:p>
          </table:table-cell>
        </table:table-row>
        <table:table-row table:style-name="ro1">
          <table:table-cell/>
          <table:table-cell office:value-type="string" calcext:value-type="string">
            <text:p>Laughing Lumberjack Lager</text:p>
          </table:table-cell>
          <table:table-cell office:value-type="float" office:value="256.199999904633" calcext:value-type="float">
            <text:p>256.199999904633</text:p>
          </table:table-cell>
          <table:table-cell office:value-type="float" office:value="319.2" calcext:value-type="float">
            <text:p>319.2</text:p>
          </table:table-cell>
          <table:table-cell office:value-type="float" office:value="227.5" calcext:value-type="float">
            <text:p>227.5</text:p>
          </table:table-cell>
          <table:table-cell office:value-type="float" office:value="55.9999990463257" calcext:value-type="float">
            <text:p>55.9999990463257</text:p>
          </table:table-cell>
          <table:table-cell office:value-type="float" office:value="858.899998950958" calcext:value-type="float">
            <text:p>858.899998950958</text:p>
          </table:table-cell>
        </table:table-row>
        <table:table-row table:style-name="ro1">
          <table:table-cell/>
          <table:table-cell office:value-type="string" calcext:value-type="string">
            <text:p>NULL</text:p>
          </table:table-cell>
          <table:table-cell office:value-type="float" office:value="709.225123999142" calcext:value-type="float">
            <text:p>709.225123999142</text:p>
          </table:table-cell>
          <table:table-cell office:value-type="float" office:value="814.825" calcext:value-type="float">
            <text:p>814.825</text:p>
          </table:table-cell>
          <table:table-cell office:value-type="float" office:value="627.409091935916" calcext:value-type="float">
            <text:p>627.409091935916</text:p>
          </table:table-cell>
          <table:table-cell office:value-type="float" office:value="690.758973268362" calcext:value-type="float">
            <text:p>690.758973268362</text:p>
          </table:table-cell>
          <table:table-cell office:value-type="float" office:value="2842.21818920342" calcext:value-type="float">
            <text:p>2842.21818920342</text:p>
          </table:table-cell>
        </table:table-row>
        <table:table-row table:style-name="ro1">
          <table:table-cell/>
          <table:table-cell office:value-type="string" calcext:value-type="string">
            <text:p>Outback Lager</text:p>
          </table:table-cell>
          <table:table-cell office:value-type="float" office:value="294.153846153846" calcext:value-type="float">
            <text:p>294.153846153846</text:p>
          </table:table-cell>
          <table:table-cell office:value-type="float" office:value="248" calcext:value-type="float">
            <text:p>248</text:p>
          </table:table-cell>
          <table:table-cell office:value-type="float" office:value="345.882352941176" calcext:value-type="float">
            <text:p>345.882352941176</text:p>
          </table:table-cell>
          <table:table-cell office:value-type="float" office:value="267.428571428571" calcext:value-type="float">
            <text:p>267.428571428571</text:p>
          </table:table-cell>
          <table:table-cell office:value-type="float" office:value="1155.46477052359" calcext:value-type="float">
            <text:p>1155.46477052359</text:p>
          </table:table-cell>
        </table:table-row>
        <table:table-row table:style-name="ro1">
          <table:table-cell/>
          <table:table-cell office:value-type="string" calcext:value-type="string">
            <text:p>Rhönbräu Klosterbier</text:p>
          </table:table-cell>
          <table:table-cell office:value-type="float" office:value="188.055433978205" calcext:value-type="float">
            <text:p>188.055433978205</text:p>
          </table:table-cell>
          <table:table-cell office:value-type="float" office:value="224.196428571429" calcext:value-type="float">
            <text:p>224.196428571429</text:p>
          </table:table-cell>
          <table:table-cell office:value-type="float" office:value="190.711999435425" calcext:value-type="float">
            <text:p>190.711999435425</text:p>
          </table:table-cell>
          <table:table-cell office:value-type="float" office:value="106.285711015974" calcext:value-type="float">
            <text:p>106.285711015974</text:p>
          </table:table-cell>
          <table:table-cell office:value-type="float" office:value="709.249573001032" calcext:value-type="float">
            <text:p>709.249573001032</text:p>
          </table:table-cell>
        </table:table-row>
        <table:table-row table:style-name="ro1">
          <table:table-cell/>
          <table:table-cell office:value-type="string" calcext:value-type="string">
            <text:p>Sasquatch Ale</text:p>
          </table:table-cell>
          <table:table-cell office:value-type="float" office:value="351.473682754918" calcext:value-type="float">
            <text:p>351.473682754918</text:p>
          </table:table-cell>
          <table:table-cell office:value-type="float" office:value="571.666666666667" calcext:value-type="float">
            <text:p>571.666666666667</text:p>
          </table:table-cell>
          <table:table-cell office:value-type="float" office:value="279.999998688698" calcext:value-type="float">
            <text:p>279.999998688698</text:p>
          </table:table-cell>
          <table:table-cell office:value-type="float" office:value="201.599996566772" calcext:value-type="float">
            <text:p>201.599996566772</text:p>
          </table:table-cell>
          <table:table-cell office:value-type="float" office:value="1404.74034467706" calcext:value-type="float">
            <text:p>1404.74034467706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Steeleye Stout</text:p>
          </table:table-cell>
          <table:table-cell table:style-name="ce17" office:value-type="float" office:value="403.799996005164" calcext:value-type="float">
            <text:p>403.799996005164</text:p>
          </table:table-cell>
          <table:table-cell table:style-name="ce20" office:value-type="float" office:value="364.153846153846" calcext:value-type="float">
            <text:p>364.153846153846</text:p>
          </table:table-cell>
          <table:table-cell table:style-name="ce20" office:value-type="float" office:value="366.074997544289" calcext:value-type="float">
            <text:p>366.074997544289</text:p>
          </table:table-cell>
          <table:table-cell table:style-name="ce27" office:value-type="float" office:value="563.657127925328" calcext:value-type="float">
            <text:p>563.657127925328</text:p>
          </table:table-cell>
          <table:table-cell table:style-name="ce35" office:value-type="float" office:value="1697.68596762863" calcext:value-type="float">
            <text:p>1697.68596762863</text:p>
          </table:table-cell>
        </table:table-row>
        <table:table-row table:style-name="ro1">
          <table:table-cell table:style-name="ce3" office:value-type="string" calcext:value-type="string">
            <text:p>Condiments</text:p>
          </table:table-cell>
          <table:table-cell table:style-name="ce9" office:value-type="string" calcext:value-type="string">
            <text:p>Aniseed Syrup</text:p>
          </table:table-cell>
          <table:table-cell table:style-name="ce18" office:value-type="float" office:value="256.666666666667" calcext:value-type="float">
            <text:p>256.666666666667</text:p>
          </table:table-cell>
          <table:table-cell table:style-name="ce18" office:value-type="float" office:value="270" calcext:value-type="float">
            <text:p>270</text:p>
          </table:table-cell>
          <table:table-cell table:style-name="ce18" office:value-type="float" office:value="251.428571428571" calcext:value-type="float">
            <text:p>251.428571428571</text:p>
          </table:table-cell>
          <table:table-cell table:style-name="ce18" office:value-type="float" office:value="240" calcext:value-type="float">
            <text:p>240</text:p>
          </table:table-cell>
          <table:table-cell table:style-name="ce33" office:value-type="float" office:value="1018.09523809524" calcext:value-type="float">
            <text:p>1018.09523809524</text:p>
          </table:table-cell>
        </table:table-row>
        <table:table-row table:style-name="ro1">
          <table:table-cell/>
          <table:table-cell office:value-type="string" calcext:value-type="string">
            <text:p>Chef Anton's Cajun Seasoning</text:p>
          </table:table-cell>
          <table:table-cell table:style-name="ce19" office:value-type="float" office:value="471.240002346039" calcext:value-type="float">
            <text:p>471.240002346039</text:p>
          </table:table-cell>
          <table:table-cell office:value-type="float" office:value="360.8" calcext:value-type="float">
            <text:p>360.8</text:p>
          </table:table-cell>
          <table:table-cell office:value-type="float" office:value="573.760000610352" calcext:value-type="float">
            <text:p>573.760000610352</text:p>
          </table:table-cell>
          <table:table-cell table:style-name="ce19" office:value-type="float" office:value="376.640008163452" calcext:value-type="float">
            <text:p>376.640008163452</text:p>
          </table:table-cell>
          <table:table-cell office:value-type="float" office:value="1782.44001111984" calcext:value-type="float">
            <text:p>1782.44001111984</text:p>
          </table:table-cell>
        </table:table-row>
        <table:table-row table:style-name="ro1">
          <table:table-cell/>
          <table:table-cell office:value-type="string" calcext:value-type="string">
            <text:p>Chef Anton's Gumbo Mix</text:p>
          </table:table-cell>
          <table:table-cell table:style-name="ce19" office:value-type="float" office:value="580.115006446838" calcext:value-type="float">
            <text:p>580.115006446838</text:p>
          </table:table-cell>
          <table:table-cell office:value-type="float" office:value="800.625014305115" calcext:value-type="float">
            <text:p>800.625014305115</text:p>
          </table:table-cell>
          <table:table-cell office:value-type="float" office:value="202.825003623962" calcext:value-type="float">
            <text:p>202.825003623962</text:p>
          </table:table-cell>
          <table:table-cell table:style-name="ce19" office:value-type="float" office:value="548.25" calcext:value-type="float">
            <text:p>548.25</text:p>
          </table:table-cell>
          <table:table-cell office:value-type="float" office:value="2131.81502437592" calcext:value-type="float">
            <text:p>2131.81502437592</text:p>
          </table:table-cell>
        </table:table-row>
        <table:table-row table:style-name="ro1">
          <table:table-cell/>
          <table:table-cell office:value-type="string" calcext:value-type="string">
            <text:p>Genen Shouyu</text:p>
          </table:table-cell>
          <table:table-cell table:style-name="ce19" office:value-type="float" office:value="302.249998410543" calcext:value-type="float">
            <text:p>302.249998410543</text:p>
          </table:table-cell>
          <table:table-cell table:style-name="Pivot_20_Table_20_Value"/>
          <table:table-cell office:value-type="float" office:value="375.875" calcext:value-type="float">
            <text:p>375.875</text:p>
          </table:table-cell>
          <table:table-cell table:style-name="ce19" office:value-type="float" office:value="154.999995231628" calcext:value-type="float">
            <text:p>154.999995231628</text:p>
          </table:table-cell>
          <table:table-cell office:value-type="float" office:value="833.124993642171" calcext:value-type="float">
            <text:p>833.124993642171</text:p>
          </table:table-cell>
        </table:table-row>
        <table:table-row table:style-name="ro1">
          <table:table-cell/>
          <table:table-cell office:value-type="string" calcext:value-type="string">
            <text:p>Grandma's Boysenberry Spread</text:p>
          </table:table-cell>
          <table:table-cell table:style-name="ce19" office:value-type="float" office:value="612.083333333333" calcext:value-type="float">
            <text:p>612.083333333333</text:p>
          </table:table-cell>
          <table:table-cell office:value-type="float" office:value="515.625" calcext:value-type="float">
            <text:p>515.625</text:p>
          </table:table-cell>
          <table:table-cell office:value-type="float" office:value="1250" calcext:value-type="float">
            <text:p>1250</text:p>
          </table:table-cell>
          <table:table-cell table:style-name="ce19" office:value-type="float" office:value="360" calcext:value-type="float">
            <text:p>360</text:p>
          </table:table-cell>
          <table:table-cell office:value-type="float" office:value="2737.70833333333" calcext:value-type="float">
            <text:p>2737.70833333333</text:p>
          </table:table-cell>
        </table:table-row>
        <table:table-row table:style-name="ro1">
          <table:table-cell/>
          <table:table-cell office:value-type="string" calcext:value-type="string">
            <text:p>Gula Malacca</text:p>
          </table:table-cell>
          <table:table-cell table:style-name="ce19" office:value-type="float" office:value="438.508343060811" calcext:value-type="float">
            <text:p>438.508343060811</text:p>
          </table:table-cell>
          <table:table-cell office:value-type="float" office:value="260.630010223389" calcext:value-type="float">
            <text:p>260.630010223389</text:p>
          </table:table-cell>
          <table:table-cell office:value-type="float" office:value="472.136678822835" calcext:value-type="float">
            <text:p>472.136678822835</text:p>
          </table:table-cell>
          <table:table-cell table:style-name="ce19" office:value-type="float" office:value="534.75" calcext:value-type="float">
            <text:p>534.75</text:p>
          </table:table-cell>
          <table:table-cell office:value-type="float" office:value="1706.02503210704" calcext:value-type="float">
            <text:p>1706.02503210704</text:p>
          </table:table-cell>
        </table:table-row>
        <table:table-row table:style-name="ro1">
          <table:table-cell/>
          <table:table-cell office:value-type="string" calcext:value-type="string">
            <text:p>Louisiana Fiery Hot Pepper Sauce</text:p>
          </table:table-cell>
          <table:table-cell table:style-name="ce19" office:value-type="float" office:value="456.468732237816" calcext:value-type="float">
            <text:p>456.468732237816</text:p>
          </table:table-cell>
          <table:table-cell office:value-type="float" office:value="350.833320617676" calcext:value-type="float">
            <text:p>350.833320617676</text:p>
          </table:table-cell>
          <table:table-cell office:value-type="float" office:value="549.888868119982" calcext:value-type="float">
            <text:p>549.888868119982</text:p>
          </table:table-cell>
          <table:table-cell table:style-name="ce19" office:value-type="float" office:value="325.499985218048" calcext:value-type="float">
            <text:p>325.499985218048</text:p>
          </table:table-cell>
          <table:table-cell office:value-type="float" office:value="1682.69090619352" calcext:value-type="float">
            <text:p>1682.69090619352</text:p>
          </table:table-cell>
        </table:table-row>
        <table:table-row table:style-name="ro1">
          <table:table-cell/>
          <table:table-cell office:value-type="string" calcext:value-type="string">
            <text:p>Louisiana Hot Spiced Okra</text:p>
          </table:table-cell>
          <table:table-cell table:style-name="ce19" office:value-type="float" office:value="439.875007629395" calcext:value-type="float">
            <text:p>439.875007629395</text:p>
          </table:table-cell>
          <table:table-cell office:value-type="float" office:value="17" calcext:value-type="float">
            <text:p>17</text:p>
          </table:table-cell>
          <table:table-cell office:value-type="float" office:value="515.666674931844" calcext:value-type="float">
            <text:p>515.666674931844</text:p>
          </table:table-cell>
          <table:table-cell table:style-name="ce19" office:value-type="float" office:value="408.000011444092" calcext:value-type="float">
            <text:p>408.000011444092</text:p>
          </table:table-cell>
          <table:table-cell office:value-type="float" office:value="1380.54169400533" calcext:value-type="float">
            <text:p>1380.54169400533</text:p>
          </table:table-cell>
        </table:table-row>
        <table:table-row table:style-name="ro1">
          <table:table-cell/>
          <table:table-cell office:value-type="string" calcext:value-type="string">
            <text:p>Northwoods Cranberry Sauce</text:p>
          </table:table-cell>
          <table:table-cell table:style-name="ce19" office:value-type="float" office:value="1058.46153846154" calcext:value-type="float">
            <text:p>1058.46153846154</text:p>
          </table:table-cell>
          <table:table-cell office:value-type="float" office:value="786.666666666667" calcext:value-type="float">
            <text:p>786.666666666667</text:p>
          </table:table-cell>
          <table:table-cell office:value-type="float" office:value="912" calcext:value-type="float">
            <text:p>912</text:p>
          </table:table-cell>
          <table:table-cell table:style-name="ce19" office:value-type="float" office:value="2240" calcext:value-type="float">
            <text:p>2240</text:p>
          </table:table-cell>
          <table:table-cell office:value-type="float" office:value="4997.12820512821" calcext:value-type="float">
            <text:p>4997.12820512821</text:p>
          </table:table-cell>
        </table:table-row>
        <table:table-row table:style-name="ro1">
          <table:table-cell/>
          <table:table-cell office:value-type="string" calcext:value-type="string">
            <text:p>NULL</text:p>
          </table:table-cell>
          <table:table-cell table:style-name="ce19" office:value-type="float" office:value="526.36458185867" calcext:value-type="float">
            <text:p>526.36458185867</text:p>
          </table:table-cell>
          <table:table-cell office:value-type="float" office:value="486.724651497854" calcext:value-type="float">
            <text:p>486.724651497854</text:p>
          </table:table-cell>
          <table:table-cell office:value-type="float" office:value="563.00943104726" calcext:value-type="float">
            <text:p>563.00943104726</text:p>
          </table:table-cell>
          <table:table-cell table:style-name="ce19" office:value-type="float" office:value="498.930762413221" calcext:value-type="float">
            <text:p>498.930762413221</text:p>
          </table:table-cell>
          <table:table-cell office:value-type="float" office:value="2075.029426817" calcext:value-type="float">
            <text:p>2075.029426817</text:p>
          </table:table-cell>
        </table:table-row>
        <table:table-row table:style-name="ro1">
          <table:table-cell/>
          <table:table-cell office:value-type="string" calcext:value-type="string">
            <text:p>Original Frankfurter grüne Soße</text:p>
          </table:table-cell>
          <table:table-cell table:style-name="ce19" office:value-type="float" office:value="254.868418743736" calcext:value-type="float">
            <text:p>254.868418743736</text:p>
          </table:table-cell>
          <table:table-cell office:value-type="float" office:value="256.533333333333" calcext:value-type="float">
            <text:p>256.533333333333</text:p>
          </table:table-cell>
          <table:table-cell office:value-type="float" office:value="304.811760958503" calcext:value-type="float">
            <text:p>304.811760958503</text:p>
          </table:table-cell>
          <table:table-cell table:style-name="ce19" office:value-type="float" office:value="109.199995994568" calcext:value-type="float">
            <text:p>109.199995994568</text:p>
          </table:table-cell>
          <table:table-cell office:value-type="float" office:value="925.41350903014" calcext:value-type="float">
            <text:p>925.41350903014</text:p>
          </table:table-cell>
        </table:table-row>
        <table:table-row table:style-name="ro1">
          <table:table-cell/>
          <table:table-cell office:value-type="string" calcext:value-type="string">
            <text:p>Sirop d'érable</text:p>
          </table:table-cell>
          <table:table-cell table:style-name="ce19" office:value-type="float" office:value="684.949995835622" calcext:value-type="float">
            <text:p>684.949995835622</text:p>
          </table:table-cell>
          <table:table-cell office:value-type="float" office:value="536.318181818182" calcext:value-type="float">
            <text:p>536.318181818182</text:p>
          </table:table-cell>
          <table:table-cell office:value-type="float" office:value="810.715376927302" calcext:value-type="float">
            <text:p>810.715376927302</text:p>
          </table:table-cell>
          <table:table-cell table:style-name="Pivot_20_Table_20_Value"/>
          <table:table-cell office:value-type="float" office:value="2031.98355458111" calcext:value-type="float">
            <text:p>2031.98355458111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Vegie-spread</text:p>
          </table:table-cell>
          <table:table-cell table:style-name="ce20" office:value-type="float" office:value="1040.95882595287" calcext:value-type="float">
            <text:p>1040.95882595287</text:p>
          </table:table-cell>
          <table:table-cell table:style-name="ce20" office:value-type="float" office:value="1075.55003738403" calcext:value-type="float">
            <text:p>1075.55003738403</text:p>
          </table:table-cell>
          <table:table-cell table:style-name="ce20" office:value-type="float" office:value="1059.5857118879" calcext:value-type="float">
            <text:p>1059.5857118879</text:p>
          </table:table-cell>
          <table:table-cell table:style-name="ce20" office:value-type="float" office:value="956.4749584198" calcext:value-type="float">
            <text:p>956.4749584198</text:p>
          </table:table-cell>
          <table:table-cell table:style-name="ce35" office:value-type="float" office:value="4132.5695336446" calcext:value-type="float">
            <text:p>4132.5695336446</text:p>
          </table:table-cell>
        </table:table-row>
        <table:table-row table:style-name="ro1">
          <table:table-cell table:style-name="ce3" office:value-type="string" calcext:value-type="string">
            <text:p>Confections</text:p>
          </table:table-cell>
          <table:table-cell table:style-name="ce9" office:value-type="string" calcext:value-type="string">
            <text:p>Chocolade</text:p>
          </table:table-cell>
          <table:table-cell table:style-name="ce15" office:value-type="float" office:value="257.124997297923" calcext:value-type="float">
            <text:p>257.124997297923</text:p>
          </table:table-cell>
          <table:table-cell table:style-name="ce18" office:value-type="float" office:value="102" calcext:value-type="float">
            <text:p>102</text:p>
          </table:table-cell>
          <table:table-cell table:style-name="ce18" office:value-type="float" office:value="288.149996757507" calcext:value-type="float">
            <text:p>288.149996757507</text:p>
          </table:table-cell>
          <table:table-cell table:style-name="ce28"/>
          <table:table-cell table:style-name="ce33" office:value-type="float" office:value="647.27499405543" calcext:value-type="float">
            <text:p>647.27499405543</text:p>
          </table:table-cell>
        </table:table-row>
        <table:table-row table:style-name="ro1">
          <table:table-cell/>
          <table:table-cell office:value-type="string" calcext:value-type="string">
            <text:p>Gumbär Gummibärchen</text:p>
          </table:table-cell>
          <table:table-cell office:value-type="float" office:value="672.965614974499" calcext:value-type="float">
            <text:p>672.965614974499</text:p>
          </table:table-cell>
          <table:table-cell office:value-type="float" office:value="732.169989267985" calcext:value-type="float">
            <text:p>732.169989267985</text:p>
          </table:table-cell>
          <table:table-cell office:value-type="float" office:value="576.914201937224" calcext:value-type="float">
            <text:p>576.914201937224</text:p>
          </table:table-cell>
          <table:table-cell office:value-type="float" office:value="995.999984741211" calcext:value-type="float">
            <text:p>995.999984741211</text:p>
          </table:table-cell>
          <table:table-cell office:value-type="float" office:value="2978.04979092092" calcext:value-type="float">
            <text:p>2978.04979092092</text:p>
          </table:table-cell>
        </table:table-row>
        <table:table-row table:style-name="ro1">
          <table:table-cell/>
          <table:table-cell office:value-type="string" calcext:value-type="string">
            <text:p>Maxilaku</text:p>
          </table:table-cell>
          <table:table-cell office:value-type="float" office:value="452.380952380952" calcext:value-type="float">
            <text:p>452.380952380952</text:p>
          </table:table-cell>
          <table:table-cell office:value-type="float" office:value="542.5" calcext:value-type="float">
            <text:p>542.5</text:p>
          </table:table-cell>
          <table:table-cell office:value-type="float" office:value="360" calcext:value-type="float">
            <text:p>360</text:p>
          </table:table-cell>
          <table:table-cell office:value-type="float" office:value="480" calcext:value-type="float">
            <text:p>480</text:p>
          </table:table-cell>
          <table:table-cell office:value-type="float" office:value="1834.88095238095" calcext:value-type="float">
            <text:p>1834.88095238095</text:p>
          </table:table-cell>
        </table:table-row>
        <table:table-row table:style-name="ro1">
          <table:table-cell/>
          <table:table-cell office:value-type="string" calcext:value-type="string">
            <text:p>NULL</text:p>
          </table:table-cell>
          <table:table-cell office:value-type="float" office:value="530.236828145867" calcext:value-type="float">
            <text:p>530.236828145867</text:p>
          </table:table-cell>
          <table:table-cell office:value-type="float" office:value="561.151249500421" calcext:value-type="float">
            <text:p>561.151249500421</text:p>
          </table:table-cell>
          <table:table-cell office:value-type="float" office:value="510.103919048756" calcext:value-type="float">
            <text:p>510.103919048756</text:p>
          </table:table-cell>
          <table:table-cell office:value-type="float" office:value="534.094923649804" calcext:value-type="float">
            <text:p>534.094923649804</text:p>
          </table:table-cell>
          <table:table-cell office:value-type="float" office:value="2135.58692034485" calcext:value-type="float">
            <text:p>2135.58692034485</text:p>
          </table:table-cell>
        </table:table-row>
        <table:table-row table:style-name="ro1">
          <table:table-cell/>
          <table:table-cell office:value-type="string" calcext:value-type="string">
            <text:p>NuNuCa Nuß-Nougat-Creme</text:p>
          </table:table-cell>
          <table:table-cell office:value-type="float" office:value="225.088887373606" calcext:value-type="float">
            <text:p>225.088887373606</text:p>
          </table:table-cell>
          <table:table-cell office:value-type="float" office:value="166.25" calcext:value-type="float">
            <text:p>166.25</text:p>
          </table:table-cell>
          <table:table-cell office:value-type="float" office:value="321.066664377848" calcext:value-type="float">
            <text:p>321.066664377848</text:p>
          </table:table-cell>
          <table:table-cell office:value-type="float" office:value="198.799996614456" calcext:value-type="float">
            <text:p>198.799996614456</text:p>
          </table:table-cell>
          <table:table-cell office:value-type="float" office:value="911.205548365911" calcext:value-type="float">
            <text:p>911.205548365911</text:p>
          </table:table-cell>
        </table:table-row>
        <table:table-row table:style-name="ro1">
          <table:table-cell/>
          <table:table-cell office:value-type="string" calcext:value-type="string">
            <text:p>Pavlova</text:p>
          </table:table-cell>
          <table:table-cell office:value-type="float" office:value="436.001172398412" calcext:value-type="float">
            <text:p>436.001172398412</text:p>
          </table:table-cell>
          <table:table-cell office:value-type="float" office:value="417.553589684623" calcext:value-type="float">
            <text:p>417.553589684623</text:p>
          </table:table-cell>
          <table:table-cell office:value-type="float" office:value="427.25001153079" calcext:value-type="float">
            <text:p>427.25001153079</text:p>
          </table:table-cell>
          <table:table-cell office:value-type="float" office:value="500.39998626709" calcext:value-type="float">
            <text:p>500.39998626709</text:p>
          </table:table-cell>
          <table:table-cell office:value-type="float" office:value="1781.20475988091" calcext:value-type="float">
            <text:p>1781.20475988091</text:p>
          </table:table-cell>
        </table:table-row>
        <table:table-row table:style-name="ro1">
          <table:table-cell/>
          <table:table-cell office:value-type="string" calcext:value-type="string">
            <text:p>Schoggi Schokolade</text:p>
          </table:table-cell>
          <table:table-cell office:value-type="float" office:value="1692.38892025418" calcext:value-type="float">
            <text:p>1692.38892025418</text:p>
          </table:table-cell>
          <table:table-cell office:value-type="float" office:value="951.166699727376" calcext:value-type="float">
            <text:p>951.166699727376</text:p>
          </table:table-cell>
          <table:table-cell office:value-type="float" office:value="2743.50006103516" calcext:value-type="float">
            <text:p>2743.50006103516</text:p>
          </table:table-cell>
          <table:table-cell office:value-type="float" office:value="701.999969482422" calcext:value-type="float">
            <text:p>701.999969482422</text:p>
          </table:table-cell>
          <table:table-cell office:value-type="float" office:value="6089.05565049913" calcext:value-type="float">
            <text:p>6089.05565049913</text:p>
          </table:table-cell>
        </table:table-row>
        <table:table-row table:style-name="ro1">
          <table:table-cell/>
          <table:table-cell office:value-type="string" calcext:value-type="string">
            <text:p>Scottish Longbreads</text:p>
          </table:table-cell>
          <table:table-cell office:value-type="float" office:value="275.367647058824" calcext:value-type="float">
            <text:p>275.367647058824</text:p>
          </table:table-cell>
          <table:table-cell office:value-type="float" office:value="390.277777777778" calcext:value-type="float">
            <text:p>390.277777777778</text:p>
          </table:table-cell>
          <table:table-cell office:value-type="float" office:value="282.5" calcext:value-type="float">
            <text:p>282.5</text:p>
          </table:table-cell>
          <table:table-cell office:value-type="float" office:value="147.777777777778" calcext:value-type="float">
            <text:p>147.777777777778</text:p>
          </table:table-cell>
          <table:table-cell office:value-type="float" office:value="1095.92320261438" calcext:value-type="float">
            <text:p>1095.92320261438</text:p>
          </table:table-cell>
        </table:table-row>
        <table:table-row table:style-name="ro1">
          <table:table-cell/>
          <table:table-cell office:value-type="string" calcext:value-type="string">
            <text:p>Sir Rodney's Marmalade</text:p>
          </table:table-cell>
          <table:table-cell office:value-type="float" office:value="1477.2375202179" calcext:value-type="float">
            <text:p>1477.2375202179</text:p>
          </table:table-cell>
          <table:table-cell office:value-type="float" office:value="1284.42857142857" calcext:value-type="float">
            <text:p>1284.42857142857</text:p>
          </table:table-cell>
          <table:table-cell office:value-type="float" office:value="1944" calcext:value-type="float">
            <text:p>1944</text:p>
          </table:table-cell>
          <table:table-cell office:value-type="float" office:value="1373.76006469727" calcext:value-type="float">
            <text:p>1373.76006469727</text:p>
          </table:table-cell>
          <table:table-cell office:value-type="float" office:value="6079.42615634373" calcext:value-type="float">
            <text:p>6079.42615634373</text:p>
          </table:table-cell>
        </table:table-row>
        <table:table-row table:style-name="ro1">
          <table:table-cell/>
          <table:table-cell office:value-type="string" calcext:value-type="string">
            <text:p>Sir Rodney's Scones</text:p>
          </table:table-cell>
          <table:table-cell office:value-type="float" office:value="247.076923076923" calcext:value-type="float">
            <text:p>247.076923076923</text:p>
          </table:table-cell>
          <table:table-cell office:value-type="float" office:value="319.090909090909" calcext:value-type="float">
            <text:p>319.090909090909</text:p>
          </table:table-cell>
          <table:table-cell office:value-type="float" office:value="247.217391304348" calcext:value-type="float">
            <text:p>247.217391304348</text:p>
          </table:table-cell>
          <table:table-cell office:value-type="float" office:value="88" calcext:value-type="float">
            <text:p>88</text:p>
          </table:table-cell>
          <table:table-cell office:value-type="float" office:value="901.38522347218" calcext:value-type="float">
            <text:p>901.38522347218</text:p>
          </table:table-cell>
        </table:table-row>
        <table:table-row table:style-name="ro1">
          <table:table-cell/>
          <table:table-cell office:value-type="string" calcext:value-type="string">
            <text:p>Tarte au sucre</text:p>
          </table:table-cell>
          <table:table-cell office:value-type="float" office:value="1038.08124995232" calcext:value-type="float">
            <text:p>1038.08124995232</text:p>
          </table:table-cell>
          <table:table-cell office:value-type="float" office:value="1153.61998214722" calcext:value-type="float">
            <text:p>1153.61998214722</text:p>
          </table:table-cell>
          <table:table-cell office:value-type="float" office:value="1030.61817654696" calcext:value-type="float">
            <text:p>1030.61817654696</text:p>
          </table:table-cell>
          <table:table-cell office:value-type="float" office:value="895.454580133612" calcext:value-type="float">
            <text:p>895.454580133612</text:p>
          </table:table-cell>
          <table:table-cell office:value-type="float" office:value="4117.77398878011" calcext:value-type="float">
            <text:p>4117.77398878011</text:p>
          </table:table-cell>
        </table:table-row>
        <table:table-row table:style-name="ro1">
          <table:table-cell/>
          <table:table-cell office:value-type="string" calcext:value-type="string">
            <text:p>Teatime Chocolate Biscuits</text:p>
          </table:table-cell>
          <table:table-cell office:value-type="float" office:value="166.472971916199" calcext:value-type="float">
            <text:p>166.472971916199</text:p>
          </table:table-cell>
          <table:table-cell office:value-type="float" office:value="185.672723423351" calcext:value-type="float">
            <text:p>185.672723423351</text:p>
          </table:table-cell>
          <table:table-cell office:value-type="float" office:value="152.94761807578" calcext:value-type="float">
            <text:p>152.94761807578</text:p>
          </table:table-cell>
          <table:table-cell office:value-type="float" office:value="181.040004730225" calcext:value-type="float">
            <text:p>181.040004730225</text:p>
          </table:table-cell>
          <table:table-cell office:value-type="float" office:value="686.133318145554" calcext:value-type="float">
            <text:p>686.133318145554</text:p>
          </table:table-cell>
        </table:table-row>
        <table:table-row table:style-name="ro1">
          <table:table-cell/>
          <table:table-cell office:value-type="string" calcext:value-type="string">
            <text:p>Valkoinen suklaa</text:p>
          </table:table-cell>
          <table:table-cell office:value-type="float" office:value="351" calcext:value-type="float">
            <text:p>351</text:p>
          </table:table-cell>
          <table:table-cell office:value-type="float" office:value="297.916666666667" calcext:value-type="float">
            <text:p>297.916666666667</text:p>
          </table:table-cell>
          <table:table-cell office:value-type="float" office:value="445.25" calcext:value-type="float">
            <text:p>445.25</text:p>
          </table:table-cell>
          <table:table-cell office:value-type="float" office:value="195" calcext:value-type="float">
            <text:p>195</text:p>
          </table:table-cell>
          <table:table-cell office:value-type="float" office:value="1289.16666666667" calcext:value-type="float">
            <text:p>1289.16666666667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Zaanse koeken</text:p>
          </table:table-cell>
          <table:table-cell table:style-name="ce17" office:value-type="float" office:value="207.55238035747" calcext:value-type="float">
            <text:p>207.55238035747</text:p>
          </table:table-cell>
          <table:table-cell table:style-name="ce20" office:value-type="float" office:value="209" calcext:value-type="float">
            <text:p>209</text:p>
          </table:table-cell>
          <table:table-cell table:style-name="ce20" office:value-type="float" office:value="212.79999926885" calcext:value-type="float">
            <text:p>212.79999926885</text:p>
          </table:table-cell>
          <table:table-cell table:style-name="ce27" office:value-type="float" office:value="121.599998474121" calcext:value-type="float">
            <text:p>121.599998474121</text:p>
          </table:table-cell>
          <table:table-cell table:style-name="ce35" office:value-type="float" office:value="750.952378100441" calcext:value-type="float">
            <text:p>750.952378100441</text:p>
          </table:table-cell>
        </table:table-row>
        <table:table-row table:style-name="ro1">
          <table:table-cell table:style-name="ce3" office:value-type="string" calcext:value-type="string">
            <text:p>Dairy Products</text:p>
          </table:table-cell>
          <table:table-cell table:style-name="ce9" office:value-type="string" calcext:value-type="string">
            <text:p>Camembert Pierrot</text:p>
          </table:table-cell>
          <table:table-cell table:style-name="ce18" office:value-type="float" office:value="986.000007330203" calcext:value-type="float">
            <text:p>986.000007330203</text:p>
          </table:table-cell>
          <table:table-cell table:style-name="ce18" office:value-type="float" office:value="969.894736842105" calcext:value-type="float">
            <text:p>969.894736842105</text:p>
          </table:table-cell>
          <table:table-cell table:style-name="ce18" office:value-type="float" office:value="1037.80952816918" calcext:value-type="float">
            <text:p>1037.80952816918</text:p>
          </table:table-cell>
          <table:table-cell table:style-name="ce18" office:value-type="float" office:value="914.9091165716" calcext:value-type="float">
            <text:p>914.9091165716</text:p>
          </table:table-cell>
          <table:table-cell table:style-name="ce33" office:value-type="float" office:value="3908.61338891309" calcext:value-type="float">
            <text:p>3908.61338891309</text:p>
          </table:table-cell>
        </table:table-row>
        <table:table-row table:style-name="ro1">
          <table:table-cell/>
          <table:table-cell office:value-type="string" calcext:value-type="string">
            <text:p>Flotemysost</text:p>
          </table:table-cell>
          <table:table-cell table:style-name="ce19" office:value-type="float" office:value="497.059531620571" calcext:value-type="float">
            <text:p>497.059531620571</text:p>
          </table:table-cell>
          <table:table-cell office:value-type="float" office:value="735.3" calcext:value-type="float">
            <text:p>735.3</text:p>
          </table:table-cell>
          <table:table-cell office:value-type="float" office:value="430.204768044608" calcext:value-type="float">
            <text:p>430.204768044608</text:p>
          </table:table-cell>
          <table:table-cell table:style-name="ce19" office:value-type="float" office:value="408.109109011563" calcext:value-type="float">
            <text:p>408.109109011563</text:p>
          </table:table-cell>
          <table:table-cell office:value-type="float" office:value="2070.67340867674" calcext:value-type="float">
            <text:p>2070.67340867674</text:p>
          </table:table-cell>
        </table:table-row>
        <table:table-row table:style-name="ro1">
          <table:table-cell/>
          <table:table-cell office:value-type="string" calcext:value-type="string">
            <text:p>Geitost</text:p>
          </table:table-cell>
          <table:table-cell table:style-name="ce19" office:value-type="float" office:value="53.546875" calcext:value-type="float">
            <text:p>53.546875</text:p>
          </table:table-cell>
          <table:table-cell office:value-type="float" office:value="50.5" calcext:value-type="float">
            <text:p>50.5</text:p>
          </table:table-cell>
          <table:table-cell office:value-type="float" office:value="50.90625" calcext:value-type="float">
            <text:p>50.90625</text:p>
          </table:table-cell>
          <table:table-cell table:style-name="ce19" office:value-type="float" office:value="65.6666666666667" calcext:value-type="float">
            <text:p>65.6666666666667</text:p>
          </table:table-cell>
          <table:table-cell office:value-type="float" office:value="220.619791666667" calcext:value-type="float">
            <text:p>220.619791666667</text:p>
          </table:table-cell>
        </table:table-row>
        <table:table-row table:style-name="ro1">
          <table:table-cell/>
          <table:table-cell office:value-type="string" calcext:value-type="string">
            <text:p>Gorgonzola Telino</text:p>
          </table:table-cell>
          <table:table-cell table:style-name="ce19" office:value-type="float" office:value="317.107843137255" calcext:value-type="float">
            <text:p>317.107843137255</text:p>
          </table:table-cell>
          <table:table-cell office:value-type="float" office:value="309.375" calcext:value-type="float">
            <text:p>309.375</text:p>
          </table:table-cell>
          <table:table-cell office:value-type="float" office:value="308.461538461538" calcext:value-type="float">
            <text:p>308.461538461538</text:p>
          </table:table-cell>
          <table:table-cell table:style-name="ce19" office:value-type="float" office:value="341.538461538462" calcext:value-type="float">
            <text:p>341.538461538462</text:p>
          </table:table-cell>
          <table:table-cell office:value-type="float" office:value="1276.48284313725" calcext:value-type="float">
            <text:p>1276.48284313725</text:p>
          </table:table-cell>
        </table:table-row>
        <table:table-row table:style-name="ro1">
          <table:table-cell/>
          <table:table-cell office:value-type="string" calcext:value-type="string">
            <text:p>Gudbrandsdalsost</text:p>
          </table:table-cell>
          <table:table-cell table:style-name="ce19" office:value-type="float" office:value="784.103221031927" calcext:value-type="float">
            <text:p>784.103221031927</text:p>
          </table:table-cell>
          <table:table-cell office:value-type="float" office:value="972" calcext:value-type="float">
            <text:p>972</text:p>
          </table:table-cell>
          <table:table-cell office:value-type="float" office:value="841.999998092651" calcext:value-type="float">
            <text:p>841.999998092651</text:p>
          </table:table-cell>
          <table:table-cell table:style-name="ce19" office:value-type="float" office:value="536.399985790253" calcext:value-type="float">
            <text:p>536.399985790253</text:p>
          </table:table-cell>
          <table:table-cell office:value-type="float" office:value="3134.50320491483" calcext:value-type="float">
            <text:p>3134.50320491483</text:p>
          </table:table-cell>
        </table:table-row>
        <table:table-row table:style-name="ro1">
          <table:table-cell/>
          <table:table-cell office:value-type="string" calcext:value-type="string">
            <text:p>Mascarpone Fabioli</text:p>
          </table:table-cell>
          <table:table-cell table:style-name="ce19" office:value-type="float" office:value="611.413334655762" calcext:value-type="float">
            <text:p>611.413334655762</text:p>
          </table:table-cell>
          <table:table-cell office:value-type="float" office:value="672" calcext:value-type="float">
            <text:p>672</text:p>
          </table:table-cell>
          <table:table-cell office:value-type="float" office:value="627.2" calcext:value-type="float">
            <text:p>627.2</text:p>
          </table:table-cell>
          <table:table-cell table:style-name="ce19" office:value-type="float" office:value="443.733339945475" calcext:value-type="float">
            <text:p>443.733339945475</text:p>
          </table:table-cell>
          <table:table-cell office:value-type="float" office:value="2354.34667460124" calcext:value-type="float">
            <text:p>2354.34667460124</text:p>
          </table:table-cell>
        </table:table-row>
        <table:table-row table:style-name="ro1">
          <table:table-cell/>
          <table:table-cell office:value-type="string" calcext:value-type="string">
            <text:p>Mozzarella di Giovanni</text:p>
          </table:table-cell>
          <table:table-cell table:style-name="ce19" office:value-type="float" office:value="677.336825922916" calcext:value-type="float">
            <text:p>677.336825922916</text:p>
          </table:table-cell>
          <table:table-cell office:value-type="float" office:value="746.266650305854" calcext:value-type="float">
            <text:p>746.266650305854</text:p>
          </table:table-cell>
          <table:table-cell office:value-type="float" office:value="734.962483167648" calcext:value-type="float">
            <text:p>734.962483167648</text:p>
          </table:table-cell>
          <table:table-cell table:style-name="ce19" office:value-type="float" office:value="558.692292433519" calcext:value-type="float">
            <text:p>558.692292433519</text:p>
          </table:table-cell>
          <table:table-cell office:value-type="float" office:value="2717.25825182994" calcext:value-type="float">
            <text:p>2717.25825182994</text:p>
          </table:table-cell>
        </table:table-row>
        <table:table-row table:style-name="ro1">
          <table:table-cell/>
          <table:table-cell office:value-type="string" calcext:value-type="string">
            <text:p>NULL</text:p>
          </table:table-cell>
          <table:table-cell table:style-name="ce19" office:value-type="float" office:value="686.695354633644" calcext:value-type="float">
            <text:p>686.695354633644</text:p>
          </table:table-cell>
          <table:table-cell office:value-type="float" office:value="803.921357793715" calcext:value-type="float">
            <text:p>803.921357793715</text:p>
          </table:table-cell>
          <table:table-cell office:value-type="float" office:value="680.828570512625" calcext:value-type="float">
            <text:p>680.828570512625</text:p>
          </table:table-cell>
          <table:table-cell table:style-name="ce19" office:value-type="float" office:value="550.812347035349" calcext:value-type="float">
            <text:p>550.812347035349</text:p>
          </table:table-cell>
          <table:table-cell office:value-type="float" office:value="2722.25762997533" calcext:value-type="float">
            <text:p>2722.25762997533</text:p>
          </table:table-cell>
        </table:table-row>
        <table:table-row table:style-name="ro1">
          <table:table-cell/>
          <table:table-cell office:value-type="string" calcext:value-type="string">
            <text:p>Queso Cabrales</text:p>
          </table:table-cell>
          <table:table-cell table:style-name="ce19" office:value-type="float" office:value="365.842101247687" calcext:value-type="float">
            <text:p>365.842101247687</text:p>
          </table:table-cell>
          <table:table-cell office:value-type="float" office:value="388.5" calcext:value-type="float">
            <text:p>388.5</text:p>
          </table:table-cell>
          <table:table-cell office:value-type="float" office:value="353.599996294294" calcext:value-type="float">
            <text:p>353.599996294294</text:p>
          </table:table-cell>
          <table:table-cell table:style-name="ce19" office:value-type="float" office:value="362.879985046387" calcext:value-type="float">
            <text:p>362.879985046387</text:p>
          </table:table-cell>
          <table:table-cell office:value-type="float" office:value="1470.82208258837" calcext:value-type="float">
            <text:p>1470.82208258837</text:p>
          </table:table-cell>
        </table:table-row>
        <table:table-row table:style-name="ro1">
          <table:table-cell/>
          <table:table-cell office:value-type="string" calcext:value-type="string">
            <text:p>Queso Manchego La Pastora</text:p>
          </table:table-cell>
          <table:table-cell table:style-name="ce19" office:value-type="float" office:value="919.057142121451" calcext:value-type="float">
            <text:p>919.057142121451</text:p>
          </table:table-cell>
          <table:table-cell office:value-type="float" office:value="608" calcext:value-type="float">
            <text:p>608</text:p>
          </table:table-cell>
          <table:table-cell office:value-type="float" office:value="1264.85714203971" calcext:value-type="float">
            <text:p>1264.85714203971</text:p>
          </table:table-cell>
          <table:table-cell table:style-name="ce19" office:value-type="float" office:value="364.799995422363" calcext:value-type="float">
            <text:p>364.799995422363</text:p>
          </table:table-cell>
          <table:table-cell office:value-type="float" office:value="3156.71427958352" calcext:value-type="float">
            <text:p>3156.71427958352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Raclette Courdavault</text:p>
          </table:table-cell>
          <table:table-cell table:style-name="ce20" office:value-type="float" office:value="1412.88888888889" calcext:value-type="float">
            <text:p>1412.88888888889</text:p>
          </table:table-cell>
          <table:table-cell table:style-name="ce20" office:value-type="float" office:value="2170.38461538462" calcext:value-type="float">
            <text:p>2170.38461538462</text:p>
          </table:table-cell>
          <table:table-cell table:style-name="ce20" office:value-type="float" office:value="1223.12903225806" calcext:value-type="float">
            <text:p>1223.12903225806</text:p>
          </table:table-cell>
          <table:table-cell table:style-name="ce20" office:value-type="float" office:value="1016.4" calcext:value-type="float">
            <text:p>1016.4</text:p>
          </table:table-cell>
          <table:table-cell table:style-name="ce35" office:value-type="float" office:value="5822.80253653157" calcext:value-type="float">
            <text:p>5822.80253653157</text:p>
          </table:table-cell>
        </table:table-row>
        <table:table-row table:style-name="ro1">
          <table:table-cell table:style-name="ce3" office:value-type="string" calcext:value-type="string">
            <text:p>Grains/Cereals</text:p>
          </table:table-cell>
          <table:table-cell table:style-name="ce9" office:value-type="string" calcext:value-type="string">
            <text:p>Filo Mix</text:p>
          </table:table-cell>
          <table:table-cell table:style-name="ce15" office:value-type="float" office:value="116.682758347741" calcext:value-type="float">
            <text:p>116.682758347741</text:p>
          </table:table-cell>
          <table:table-cell table:style-name="ce18" office:value-type="float" office:value="88.4545454545455" calcext:value-type="float">
            <text:p>88.4545454545455</text:p>
          </table:table-cell>
          <table:table-cell table:style-name="ce18" office:value-type="float" office:value="142.799999777476" calcext:value-type="float">
            <text:p>142.799999777476</text:p>
          </table:table-cell>
          <table:table-cell table:style-name="ce25" office:value-type="float" office:value="89.5999984741211" calcext:value-type="float">
            <text:p>89.5999984741211</text:p>
          </table:table-cell>
          <table:table-cell table:style-name="ce33" office:value-type="float" office:value="437.537302053884" calcext:value-type="float">
            <text:p>437.537302053884</text:p>
          </table:table-cell>
        </table:table-row>
        <table:table-row table:style-name="ro1">
          <table:table-cell/>
          <table:table-cell office:value-type="string" calcext:value-type="string">
            <text:p>Gnocchi di nonna Alice</text:p>
          </table:table-cell>
          <table:table-cell office:value-type="float" office:value="902.423997116089" calcext:value-type="float">
            <text:p>902.423997116089</text:p>
          </table:table-cell>
          <table:table-cell office:value-type="float" office:value="744.8" calcext:value-type="float">
            <text:p>744.8</text:p>
          </table:table-cell>
          <table:table-cell office:value-type="float" office:value="1053.17575431593" calcext:value-type="float">
            <text:p>1053.17575431593</text:p>
          </table:table-cell>
          <table:table-cell office:value-type="float" office:value="416.914280482701" calcext:value-type="float">
            <text:p>416.914280482701</text:p>
          </table:table-cell>
          <table:table-cell office:value-type="float" office:value="3117.31403191472" calcext:value-type="float">
            <text:p>3117.31403191472</text:p>
          </table:table-cell>
        </table:table-row>
        <table:table-row table:style-name="ro1">
          <table:table-cell/>
          <table:table-cell office:value-type="string" calcext:value-type="string">
            <text:p>Gustaf's Knäckebröd</text:p>
          </table:table-cell>
          <table:table-cell office:value-type="float" office:value="516.599999019078" calcext:value-type="float">
            <text:p>516.599999019078</text:p>
          </table:table-cell>
          <table:table-cell office:value-type="float" office:value="698.25" calcext:value-type="float">
            <text:p>698.25</text:p>
          </table:table-cell>
          <table:table-cell office:value-type="float" office:value="482.066665649414" calcext:value-type="float">
            <text:p>482.066665649414</text:p>
          </table:table-cell>
          <table:table-cell office:value-type="float" office:value="100.799995422363" calcext:value-type="float">
            <text:p>100.799995422363</text:p>
          </table:table-cell>
          <table:table-cell office:value-type="float" office:value="1797.71666009086" calcext:value-type="float">
            <text:p>1797.71666009086</text:p>
          </table:table-cell>
        </table:table-row>
        <table:table-row table:style-name="ro1">
          <table:table-cell/>
          <table:table-cell office:value-type="string" calcext:value-type="string">
            <text:p>NULL</text:p>
          </table:table-cell>
          <table:table-cell office:value-type="float" office:value="513.912244516976" calcext:value-type="float">
            <text:p>513.912244516976</text:p>
          </table:table-cell>
          <table:table-cell office:value-type="float" office:value="490.681451612903" calcext:value-type="float">
            <text:p>490.681451612903</text:p>
          </table:table-cell>
          <table:table-cell office:value-type="float" office:value="576.066189488911" calcext:value-type="float">
            <text:p>576.066189488911</text:p>
          </table:table-cell>
          <table:table-cell office:value-type="float" office:value="338.537932034196" calcext:value-type="float">
            <text:p>338.537932034196</text:p>
          </table:table-cell>
          <table:table-cell office:value-type="float" office:value="1919.19781765299" calcext:value-type="float">
            <text:p>1919.19781765299</text:p>
          </table:table-cell>
        </table:table-row>
        <table:table-row table:style-name="ro1">
          <table:table-cell/>
          <table:table-cell office:value-type="string" calcext:value-type="string">
            <text:p>Ravioli Angelo</text:p>
          </table:table-cell>
          <table:table-cell office:value-type="float" office:value="339.469568003779" calcext:value-type="float">
            <text:p>339.469568003779</text:p>
          </table:table-cell>
          <table:table-cell office:value-type="float" office:value="383.5" calcext:value-type="float">
            <text:p>383.5</text:p>
          </table:table-cell>
          <table:table-cell office:value-type="float" office:value="285.18750166893" calcext:value-type="float">
            <text:p>285.18750166893</text:p>
          </table:table-cell>
          <table:table-cell office:value-type="float" office:value="345.800008455912" calcext:value-type="float">
            <text:p>345.800008455912</text:p>
          </table:table-cell>
          <table:table-cell office:value-type="float" office:value="1353.95707812862" calcext:value-type="float">
            <text:p>1353.95707812862</text:p>
          </table:table-cell>
        </table:table-row>
        <table:table-row table:style-name="ro1">
          <table:table-cell/>
          <table:table-cell office:value-type="string" calcext:value-type="string">
            <text:p>Singaporean Hokkien Fried Mee</text:p>
          </table:table-cell>
          <table:table-cell office:value-type="float" office:value="311.079999192556" calcext:value-type="float">
            <text:p>311.079999192556</text:p>
          </table:table-cell>
          <table:table-cell office:value-type="float" office:value="325.111111111111" calcext:value-type="float">
            <text:p>325.111111111111</text:p>
          </table:table-cell>
          <table:table-cell office:value-type="float" office:value="375.374998688698" calcext:value-type="float">
            <text:p>375.374998688698</text:p>
          </table:table-cell>
          <table:table-cell office:value-type="float" office:value="80.0799993515015" calcext:value-type="float">
            <text:p>80.0799993515015</text:p>
          </table:table-cell>
          <table:table-cell office:value-type="float" office:value="1091.64610834387" calcext:value-type="float">
            <text:p>1091.64610834387</text:p>
          </table:table-cell>
        </table:table-row>
        <table:table-row table:style-name="ro1">
          <table:table-cell/>
          <table:table-cell office:value-type="string" calcext:value-type="string">
            <text:p>Tunnbröd</text:p>
          </table:table-cell>
          <table:table-cell office:value-type="float" office:value="242.009997987747" calcext:value-type="float">
            <text:p>242.009997987747</text:p>
          </table:table-cell>
          <table:table-cell office:value-type="float" office:value="241.714285714286" calcext:value-type="float">
            <text:p>241.714285714286</text:p>
          </table:table-cell>
          <table:table-cell office:value-type="float" office:value="239.21999797821" calcext:value-type="float">
            <text:p>239.21999797821</text:p>
          </table:table-cell>
          <table:table-cell office:value-type="float" office:value="251.99999332428" calcext:value-type="float">
            <text:p>251.99999332428</text:p>
          </table:table-cell>
          <table:table-cell office:value-type="float" office:value="974.944275004523" calcext:value-type="float">
            <text:p>974.944275004523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Wimmers gute Semmelknödel</text:p>
          </table:table-cell>
          <table:table-cell table:style-name="ce17" office:value-type="float" office:value="766.966669718424" calcext:value-type="float">
            <text:p>766.966669718424</text:p>
          </table:table-cell>
          <table:table-cell table:style-name="ce20" office:value-type="float" office:value="928.229166666667" calcext:value-type="float">
            <text:p>928.229166666667</text:p>
          </table:table-cell>
          <table:table-cell table:style-name="ce20" office:value-type="float" office:value="612.275003160749" calcext:value-type="float">
            <text:p>612.275003160749</text:p>
          </table:table-cell>
          <table:table-cell table:style-name="ce27" office:value-type="float" office:value="824.600011825562" calcext:value-type="float">
            <text:p>824.600011825562</text:p>
          </table:table-cell>
          <table:table-cell table:style-name="ce35" office:value-type="float" office:value="3132.0708513714" calcext:value-type="float">
            <text:p>3132.0708513714</text:p>
          </table:table-cell>
        </table:table-row>
        <table:table-row table:style-name="ro1">
          <table:table-cell table:style-name="ce3" office:value-type="string" calcext:value-type="string">
            <text:p>Meat/Poultry</text:p>
          </table:table-cell>
          <table:table-cell table:style-name="ce9" office:value-type="string" calcext:value-type="string">
            <text:p>Alice Mutton</text:p>
          </table:table-cell>
          <table:table-cell table:style-name="ce18" office:value-type="float" office:value="958.978385409793" calcext:value-type="float">
            <text:p>958.978385409793</text:p>
          </table:table-cell>
          <table:table-cell table:style-name="ce18" office:value-type="float" office:value="769.363636363636" calcext:value-type="float">
            <text:p>769.363636363636</text:p>
          </table:table-cell>
          <table:table-cell table:style-name="ce18" office:value-type="float" office:value="1095.46667120192" calcext:value-type="float">
            <text:p>1095.46667120192</text:p>
          </table:table-cell>
          <table:table-cell table:style-name="ce18" office:value-type="float" office:value="912.600022315979" calcext:value-type="float">
            <text:p>912.600022315979</text:p>
          </table:table-cell>
          <table:table-cell table:style-name="ce33" office:value-type="float" office:value="3736.40871529133" calcext:value-type="float">
            <text:p>3736.40871529133</text:p>
          </table:table-cell>
        </table:table-row>
        <table:table-row table:style-name="ro1">
          <table:table-cell/>
          <table:table-cell office:value-type="string" calcext:value-type="string">
            <text:p>Mishi Kobe Niku</text:p>
          </table:table-cell>
          <table:table-cell table:style-name="ce19" office:value-type="float" office:value="1765.39999389648" calcext:value-type="float">
            <text:p>1765.39999389648</text:p>
          </table:table-cell>
          <table:table-cell office:value-type="float" office:value="291" calcext:value-type="float">
            <text:p>291</text:p>
          </table:table-cell>
          <table:table-cell office:value-type="float" office:value="2133.99999237061" calcext:value-type="float">
            <text:p>2133.99999237061</text:p>
          </table:table-cell>
          <table:table-cell table:style-name="Pivot_20_Table_20_Value"/>
          <table:table-cell office:value-type="float" office:value="4190.39998626709" calcext:value-type="float">
            <text:p>4190.39998626709</text:p>
          </table:table-cell>
        </table:table-row>
        <table:table-row table:style-name="ro1">
          <table:table-cell/>
          <table:table-cell office:value-type="string" calcext:value-type="string">
            <text:p>NULL</text:p>
          </table:table-cell>
          <table:table-cell table:style-name="ce19" office:value-type="float" office:value="1029.99306928216" calcext:value-type="float">
            <text:p>1029.99306928216</text:p>
          </table:table-cell>
          <table:table-cell office:value-type="float" office:value="1310.33848150917" calcext:value-type="float">
            <text:p>1310.33848150917</text:p>
          </table:table-cell>
          <table:table-cell office:value-type="float" office:value="973.567003424962" calcext:value-type="float">
            <text:p>973.567003424962</text:p>
          </table:table-cell>
          <table:table-cell table:style-name="ce19" office:value-type="float" office:value="818.708122382293" calcext:value-type="float">
            <text:p>818.708122382293</text:p>
          </table:table-cell>
          <table:table-cell office:value-type="float" office:value="4132.60667659858" calcext:value-type="float">
            <text:p>4132.60667659858</text:p>
          </table:table-cell>
        </table:table-row>
        <table:table-row table:style-name="ro1">
          <table:table-cell/>
          <table:table-cell office:value-type="string" calcext:value-type="string">
            <text:p>Pâté chinois</text:p>
          </table:table-cell>
          <table:table-cell table:style-name="ce19" office:value-type="float" office:value="591.272737676447" calcext:value-type="float">
            <text:p>591.272737676447</text:p>
          </table:table-cell>
          <table:table-cell office:value-type="float" office:value="558.545454545455" calcext:value-type="float">
            <text:p>558.545454545455</text:p>
          </table:table-cell>
          <table:table-cell office:value-type="float" office:value="561.900010585785" calcext:value-type="float">
            <text:p>561.900010585785</text:p>
          </table:table-cell>
          <table:table-cell table:style-name="ce19" office:value-type="float" office:value="729.600028991699" calcext:value-type="float">
            <text:p>729.600028991699</text:p>
          </table:table-cell>
          <table:table-cell office:value-type="float" office:value="2441.31823179939" calcext:value-type="float">
            <text:p>2441.31823179939</text:p>
          </table:table-cell>
        </table:table-row>
        <table:table-row table:style-name="ro1">
          <table:table-cell/>
          <table:table-cell office:value-type="string" calcext:value-type="string">
            <text:p>Perth Pasties</text:p>
          </table:table-cell>
          <table:table-cell table:style-name="ce19" office:value-type="float" office:value="717.006665039062" calcext:value-type="float">
            <text:p>717.006665039062</text:p>
          </table:table-cell>
          <table:table-cell office:value-type="float" office:value="651.899984836578" calcext:value-type="float">
            <text:p>651.899984836578</text:p>
          </table:table-cell>
          <table:table-cell office:value-type="float" office:value="717.786660766602" calcext:value-type="float">
            <text:p>717.786660766602</text:p>
          </table:table-cell>
          <table:table-cell table:style-name="ce19" office:value-type="float" office:value="789.742880140032" calcext:value-type="float">
            <text:p>789.742880140032</text:p>
          </table:table-cell>
          <table:table-cell office:value-type="float" office:value="2876.43619078227" calcext:value-type="float">
            <text:p>2876.43619078227</text:p>
          </table:table-cell>
        </table:table-row>
        <table:table-row table:style-name="ro1">
          <table:table-cell/>
          <table:table-cell office:value-type="string" calcext:value-type="string">
            <text:p>Thüringer Rostbratwurst</text:p>
          </table:table-cell>
          <table:table-cell table:style-name="ce19" office:value-type="float" office:value="2741.76251602173" calcext:value-type="float">
            <text:p>2741.76251602173</text:p>
          </table:table-cell>
          <table:table-cell office:value-type="float" office:value="3936.52202911377" calcext:value-type="float">
            <text:p>3936.52202911377</text:p>
          </table:table-cell>
          <table:table-cell office:value-type="float" office:value="2412.94534810384" calcext:value-type="float">
            <text:p>2412.94534810384</text:p>
          </table:table-cell>
          <table:table-cell table:style-name="ce19" office:value-type="float" office:value="1739.57142857143" calcext:value-type="float">
            <text:p>1739.57142857143</text:p>
          </table:table-cell>
          <table:table-cell office:value-type="float" office:value="10830.8013218108" calcext:value-type="float">
            <text:p>10830.8013218108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Tourtière</text:p>
          </table:table-cell>
          <table:table-cell table:style-name="ce20" office:value-type="float" office:value="142.249998582734" calcext:value-type="float">
            <text:p>142.249998582734</text:p>
          </table:table-cell>
          <table:table-cell table:style-name="ce20" office:value-type="float" office:value="159.429995918274" calcext:value-type="float">
            <text:p>159.429995918274</text:p>
          </table:table-cell>
          <table:table-cell table:style-name="ce20" office:value-type="float" office:value="155.238634304567" calcext:value-type="float">
            <text:p>155.238634304567</text:p>
          </table:table-cell>
          <table:table-cell table:style-name="ce20" office:value-type="float" office:value="100.955557187398" calcext:value-type="float">
            <text:p>100.955557187398</text:p>
          </table:table-cell>
          <table:table-cell table:style-name="ce35" office:value-type="float" office:value="557.874185992973" calcext:value-type="float">
            <text:p>557.874185992973</text:p>
          </table:table-cell>
        </table:table-row>
        <table:table-row table:style-name="ro1">
          <table:table-cell table:style-name="ce3" office:value-type="string" calcext:value-type="string">
            <text:p>NULL</text:p>
          </table:table-cell>
          <table:table-cell table:style-name="ce9" office:value-type="string" calcext:value-type="string">
            <text:p>Alice Mutton</text:p>
          </table:table-cell>
          <table:table-cell table:style-name="ce15" office:value-type="float" office:value="958.978385409793" calcext:value-type="float">
            <text:p>958.978385409793</text:p>
          </table:table-cell>
          <table:table-cell table:style-name="ce18" office:value-type="float" office:value="769.363636363636" calcext:value-type="float">
            <text:p>769.363636363636</text:p>
          </table:table-cell>
          <table:table-cell table:style-name="ce18" office:value-type="float" office:value="1095.46667120192" calcext:value-type="float">
            <text:p>1095.46667120192</text:p>
          </table:table-cell>
          <table:table-cell table:style-name="ce25" office:value-type="float" office:value="912.600022315979" calcext:value-type="float">
            <text:p>912.600022315979</text:p>
          </table:table-cell>
          <table:table-cell table:style-name="ce33" office:value-type="float" office:value="3736.40871529133" calcext:value-type="float">
            <text:p>3736.40871529133</text:p>
          </table:table-cell>
        </table:table-row>
        <table:table-row table:style-name="ro1">
          <table:table-cell/>
          <table:table-cell office:value-type="string" calcext:value-type="string">
            <text:p>Aniseed Syrup</text:p>
          </table:table-cell>
          <table:table-cell office:value-type="float" office:value="256.666666666667" calcext:value-type="float">
            <text:p>256.666666666667</text:p>
          </table:table-cell>
          <table:table-cell office:value-type="float" office:value="270" calcext:value-type="float">
            <text:p>270</text:p>
          </table:table-cell>
          <table:table-cell office:value-type="float" office:value="251.428571428571" calcext:value-type="float">
            <text:p>251.428571428571</text:p>
          </table:table-cell>
          <table:table-cell office:value-type="float" office:value="240" calcext:value-type="float">
            <text:p>240</text:p>
          </table:table-cell>
          <table:table-cell office:value-type="float" office:value="1018.09523809524" calcext:value-type="float">
            <text:p>1018.09523809524</text:p>
          </table:table-cell>
        </table:table-row>
        <table:table-row table:style-name="ro1">
          <table:table-cell/>
          <table:table-cell office:value-type="string" calcext:value-type="string">
            <text:p>Boston Crab Meat</text:p>
          </table:table-cell>
          <table:table-cell office:value-type="float" office:value="464.592674232111" calcext:value-type="float">
            <text:p>464.592674232111</text:p>
          </table:table-cell>
          <table:table-cell office:value-type="float" office:value="557.519988441467" calcext:value-type="float">
            <text:p>557.519988441467</text:p>
          </table:table-cell>
          <table:table-cell office:value-type="float" office:value="418.971991920471" calcext:value-type="float">
            <text:p>418.971991920471</text:p>
          </table:table-cell>
          <table:table-cell office:value-type="float" office:value="499.799993515015" calcext:value-type="float">
            <text:p>499.799993515015</text:p>
          </table:table-cell>
          <table:table-cell office:value-type="float" office:value="1940.88464810906" calcext:value-type="float">
            <text:p>1940.88464810906</text:p>
          </table:table-cell>
        </table:table-row>
        <table:table-row table:style-name="ro1">
          <table:table-cell/>
          <table:table-cell office:value-type="string" calcext:value-type="string">
            <text:p>Camembert Pierrot</text:p>
          </table:table-cell>
          <table:table-cell office:value-type="float" office:value="986.000007330203" calcext:value-type="float">
            <text:p>986.000007330203</text:p>
          </table:table-cell>
          <table:table-cell office:value-type="float" office:value="969.894736842105" calcext:value-type="float">
            <text:p>969.894736842105</text:p>
          </table:table-cell>
          <table:table-cell office:value-type="float" office:value="1037.80952816918" calcext:value-type="float">
            <text:p>1037.80952816918</text:p>
          </table:table-cell>
          <table:table-cell office:value-type="float" office:value="914.9091165716" calcext:value-type="float">
            <text:p>914.9091165716</text:p>
          </table:table-cell>
          <table:table-cell office:value-type="float" office:value="3908.61338891309" calcext:value-type="float">
            <text:p>3908.61338891309</text:p>
          </table:table-cell>
        </table:table-row>
        <table:table-row table:style-name="ro1">
          <table:table-cell/>
          <table:table-cell office:value-type="string" calcext:value-type="string">
            <text:p>Carnarvon Tigers</text:p>
          </table:table-cell>
          <table:table-cell office:value-type="float" office:value="1184.72222222222" calcext:value-type="float">
            <text:p>1184.72222222222</text:p>
          </table:table-cell>
          <table:table-cell office:value-type="float" office:value="943.75" calcext:value-type="float">
            <text:p>943.75</text:p>
          </table:table-cell>
          <table:table-cell office:value-type="float" office:value="1437.5" calcext:value-type="float">
            <text:p>1437.5</text:p>
          </table:table-cell>
          <table:table-cell office:value-type="float" office:value="1060" calcext:value-type="float">
            <text:p>1060</text:p>
          </table:table-cell>
          <table:table-cell office:value-type="float" office:value="4625.97222222222" calcext:value-type="float">
            <text:p>4625.97222222222</text:p>
          </table:table-cell>
        </table:table-row>
        <table:table-row table:style-name="ro1">
          <table:table-cell/>
          <table:table-cell office:value-type="string" calcext:value-type="string">
            <text:p>Chai</text:p>
          </table:table-cell>
          <table:table-cell office:value-type="float" office:value="375.726314042744" calcext:value-type="float">
            <text:p>375.726314042744</text:p>
          </table:table-cell>
          <table:table-cell office:value-type="float" office:value="448.875" calcext:value-type="float">
            <text:p>448.875</text:p>
          </table:table-cell>
          <table:table-cell office:value-type="float" office:value="330.974998831749" calcext:value-type="float">
            <text:p>330.974998831749</text:p>
          </table:table-cell>
          <table:table-cell office:value-type="float" office:value="299.999992052714" calcext:value-type="float">
            <text:p>299.999992052714</text:p>
          </table:table-cell>
          <table:table-cell office:value-type="float" office:value="1455.57630492721" calcext:value-type="float">
            <text:p>1455.57630492721</text:p>
          </table:table-cell>
        </table:table-row>
        <table:table-row table:style-name="ro1">
          <table:table-cell/>
          <table:table-cell office:value-type="string" calcext:value-type="string">
            <text:p>Chang</text:p>
          </table:table-cell>
          <table:table-cell office:value-type="float" office:value="421.799998261712" calcext:value-type="float">
            <text:p>421.799998261712</text:p>
          </table:table-cell>
          <table:table-cell office:value-type="float" office:value="418" calcext:value-type="float">
            <text:p>418</text:p>
          </table:table-cell>
          <table:table-cell office:value-type="float" office:value="422.222220367855" calcext:value-type="float">
            <text:p>422.222220367855</text:p>
          </table:table-cell>
          <table:table-cell office:value-type="float" office:value="429.39999461174" calcext:value-type="float">
            <text:p>429.39999461174</text:p>
          </table:table-cell>
          <table:table-cell office:value-type="float" office:value="1691.42221324131" calcext:value-type="float">
            <text:p>1691.42221324131</text:p>
          </table:table-cell>
        </table:table-row>
        <table:table-row table:style-name="ro1">
          <table:table-cell/>
          <table:table-cell office:value-type="string" calcext:value-type="string">
            <text:p>Chartreuse verte</text:p>
          </table:table-cell>
          <table:table-cell office:value-type="float" office:value="438.359996032715" calcext:value-type="float">
            <text:p>438.359996032715</text:p>
          </table:table-cell>
          <table:table-cell office:value-type="float" office:value="488" calcext:value-type="float">
            <text:p>488</text:p>
          </table:table-cell>
          <table:table-cell office:value-type="float" office:value="379.107690957876" calcext:value-type="float">
            <text:p>379.107690957876</text:p>
          </table:table-cell>
          <table:table-cell office:value-type="float" office:value="478.799987316132" calcext:value-type="float">
            <text:p>478.799987316132</text:p>
          </table:table-cell>
          <table:table-cell office:value-type="float" office:value="1784.26767430672" calcext:value-type="float">
            <text:p>1784.26767430672</text:p>
          </table:table-cell>
        </table:table-row>
        <table:table-row table:style-name="ro1">
          <table:table-cell/>
          <table:table-cell office:value-type="string" calcext:value-type="string">
            <text:p>Chef Anton's Cajun Seasoning</text:p>
          </table:table-cell>
          <table:table-cell office:value-type="float" office:value="471.240002346039" calcext:value-type="float">
            <text:p>471.240002346039</text:p>
          </table:table-cell>
          <table:table-cell office:value-type="float" office:value="360.8" calcext:value-type="float">
            <text:p>360.8</text:p>
          </table:table-cell>
          <table:table-cell office:value-type="float" office:value="573.760000610352" calcext:value-type="float">
            <text:p>573.760000610352</text:p>
          </table:table-cell>
          <table:table-cell office:value-type="float" office:value="376.640008163452" calcext:value-type="float">
            <text:p>376.640008163452</text:p>
          </table:table-cell>
          <table:table-cell office:value-type="float" office:value="1782.44001111984" calcext:value-type="float">
            <text:p>1782.44001111984</text:p>
          </table:table-cell>
        </table:table-row>
        <table:table-row table:style-name="ro1">
          <table:table-cell/>
          <table:table-cell office:value-type="string" calcext:value-type="string">
            <text:p>Chef Anton's Gumbo Mix</text:p>
          </table:table-cell>
          <table:table-cell office:value-type="float" office:value="580.115006446838" calcext:value-type="float">
            <text:p>580.115006446838</text:p>
          </table:table-cell>
          <table:table-cell office:value-type="float" office:value="800.625014305115" calcext:value-type="float">
            <text:p>800.625014305115</text:p>
          </table:table-cell>
          <table:table-cell office:value-type="float" office:value="202.825003623962" calcext:value-type="float">
            <text:p>202.825003623962</text:p>
          </table:table-cell>
          <table:table-cell office:value-type="float" office:value="548.25" calcext:value-type="float">
            <text:p>548.25</text:p>
          </table:table-cell>
          <table:table-cell office:value-type="float" office:value="2131.81502437592" calcext:value-type="float">
            <text:p>2131.81502437592</text:p>
          </table:table-cell>
        </table:table-row>
        <table:table-row table:style-name="ro1">
          <table:table-cell/>
          <table:table-cell office:value-type="string" calcext:value-type="string">
            <text:p>Chocolade</text:p>
          </table:table-cell>
          <table:table-cell office:value-type="float" office:value="257.124997297923" calcext:value-type="float">
            <text:p>257.124997297923</text:p>
          </table:table-cell>
          <table:table-cell office:value-type="float" office:value="102" calcext:value-type="float">
            <text:p>102</text:p>
          </table:table-cell>
          <table:table-cell office:value-type="float" office:value="288.149996757507" calcext:value-type="float">
            <text:p>288.149996757507</text:p>
          </table:table-cell>
          <table:table-cell table:style-name="ce29"/>
          <table:table-cell office:value-type="float" office:value="647.27499405543" calcext:value-type="float">
            <text:p>647.27499405543</text:p>
          </table:table-cell>
        </table:table-row>
        <table:table-row table:style-name="ro1">
          <table:table-cell/>
          <table:table-cell office:value-type="string" calcext:value-type="string">
            <text:p>Côte de Blaye</text:p>
          </table:table-cell>
          <table:table-cell office:value-type="float" office:value="6249.34170087179" calcext:value-type="float">
            <text:p>6249.34170087179</text:p>
          </table:table-cell>
          <table:table-cell office:value-type="float" office:value="7612.22222222222" calcext:value-type="float">
            <text:p>7612.22222222222</text:p>
          </table:table-cell>
          <table:table-cell office:value-type="float" office:value="5196.22003936768" calcext:value-type="float">
            <text:p>5196.22003936768</text:p>
          </table:table-cell>
          <table:table-cell office:value-type="float" office:value="5902.40008544922" calcext:value-type="float">
            <text:p>5902.40008544922</text:p>
          </table:table-cell>
          <table:table-cell office:value-type="float" office:value="24960.1840479109" calcext:value-type="float">
            <text:p>24960.1840479109</text:p>
          </table:table-cell>
        </table:table-row>
        <table:table-row table:style-name="ro1">
          <table:table-cell/>
          <table:table-cell office:value-type="string" calcext:value-type="string">
            <text:p>Escargots de Bourgogne</text:p>
          </table:table-cell>
          <table:table-cell office:value-type="float" office:value="370.263892173767" calcext:value-type="float">
            <text:p>370.263892173767</text:p>
          </table:table-cell>
          <table:table-cell office:value-type="float" office:value="382.357142857143" calcext:value-type="float">
            <text:p>382.357142857143</text:p>
          </table:table-cell>
          <table:table-cell office:value-type="float" office:value="335.035714285714" calcext:value-type="float">
            <text:p>335.035714285714</text:p>
          </table:table-cell>
          <table:table-cell office:value-type="float" office:value="410.750014781952" calcext:value-type="float">
            <text:p>410.750014781952</text:p>
          </table:table-cell>
          <table:table-cell office:value-type="float" office:value="1498.40676409858" calcext:value-type="float">
            <text:p>1498.40676409858</text:p>
          </table:table-cell>
        </table:table-row>
        <table:table-row table:style-name="ro1">
          <table:table-cell/>
          <table:table-cell office:value-type="string" calcext:value-type="string">
            <text:p>Filo Mix</text:p>
          </table:table-cell>
          <table:table-cell office:value-type="float" office:value="116.682758347741" calcext:value-type="float">
            <text:p>116.682758347741</text:p>
          </table:table-cell>
          <table:table-cell office:value-type="float" office:value="88.4545454545455" calcext:value-type="float">
            <text:p>88.4545454545455</text:p>
          </table:table-cell>
          <table:table-cell office:value-type="float" office:value="142.799999777476" calcext:value-type="float">
            <text:p>142.799999777476</text:p>
          </table:table-cell>
          <table:table-cell office:value-type="float" office:value="89.5999984741211" calcext:value-type="float">
            <text:p>89.5999984741211</text:p>
          </table:table-cell>
          <table:table-cell office:value-type="float" office:value="437.537302053884" calcext:value-type="float">
            <text:p>437.537302053884</text:p>
          </table:table-cell>
        </table:table-row>
        <table:table-row table:style-name="ro1">
          <table:table-cell/>
          <table:table-cell office:value-type="string" calcext:value-type="string">
            <text:p>Flotemysost</text:p>
          </table:table-cell>
          <table:table-cell office:value-type="float" office:value="497.059531620571" calcext:value-type="float">
            <text:p>497.059531620571</text:p>
          </table:table-cell>
          <table:table-cell office:value-type="float" office:value="735.3" calcext:value-type="float">
            <text:p>735.3</text:p>
          </table:table-cell>
          <table:table-cell office:value-type="float" office:value="430.204768044608" calcext:value-type="float">
            <text:p>430.204768044608</text:p>
          </table:table-cell>
          <table:table-cell office:value-type="float" office:value="408.109109011563" calcext:value-type="float">
            <text:p>408.109109011563</text:p>
          </table:table-cell>
          <table:table-cell office:value-type="float" office:value="2070.67340867674" calcext:value-type="float">
            <text:p>2070.67340867674</text:p>
          </table:table-cell>
        </table:table-row>
        <table:table-row table:style-name="ro1">
          <table:table-cell/>
          <table:table-cell office:value-type="string" calcext:value-type="string">
            <text:p>Geitost</text:p>
          </table:table-cell>
          <table:table-cell office:value-type="float" office:value="53.546875" calcext:value-type="float">
            <text:p>53.546875</text:p>
          </table:table-cell>
          <table:table-cell office:value-type="float" office:value="50.5" calcext:value-type="float">
            <text:p>50.5</text:p>
          </table:table-cell>
          <table:table-cell office:value-type="float" office:value="50.90625" calcext:value-type="float">
            <text:p>50.90625</text:p>
          </table:table-cell>
          <table:table-cell office:value-type="float" office:value="65.6666666666667" calcext:value-type="float">
            <text:p>65.6666666666667</text:p>
          </table:table-cell>
          <table:table-cell office:value-type="float" office:value="220.619791666667" calcext:value-type="float">
            <text:p>220.619791666667</text:p>
          </table:table-cell>
        </table:table-row>
        <table:table-row table:style-name="ro1">
          <table:table-cell/>
          <table:table-cell office:value-type="string" calcext:value-type="string">
            <text:p>Genen Shouyu</text:p>
          </table:table-cell>
          <table:table-cell office:value-type="float" office:value="302.249998410543" calcext:value-type="float">
            <text:p>302.249998410543</text:p>
          </table:table-cell>
          <table:table-cell table:style-name="Pivot_20_Table_20_Value"/>
          <table:table-cell office:value-type="float" office:value="375.875" calcext:value-type="float">
            <text:p>375.875</text:p>
          </table:table-cell>
          <table:table-cell office:value-type="float" office:value="154.999995231628" calcext:value-type="float">
            <text:p>154.999995231628</text:p>
          </table:table-cell>
          <table:table-cell office:value-type="float" office:value="833.124993642171" calcext:value-type="float">
            <text:p>833.124993642171</text:p>
          </table:table-cell>
        </table:table-row>
        <table:table-row table:style-name="ro1">
          <table:table-cell/>
          <table:table-cell office:value-type="string" calcext:value-type="string">
            <text:p>Gnocchi di nonna Alice</text:p>
          </table:table-cell>
          <table:table-cell office:value-type="float" office:value="902.423997116089" calcext:value-type="float">
            <text:p>902.423997116089</text:p>
          </table:table-cell>
          <table:table-cell office:value-type="float" office:value="744.8" calcext:value-type="float">
            <text:p>744.8</text:p>
          </table:table-cell>
          <table:table-cell office:value-type="float" office:value="1053.17575431593" calcext:value-type="float">
            <text:p>1053.17575431593</text:p>
          </table:table-cell>
          <table:table-cell office:value-type="float" office:value="416.914280482701" calcext:value-type="float">
            <text:p>416.914280482701</text:p>
          </table:table-cell>
          <table:table-cell office:value-type="float" office:value="3117.31403191472" calcext:value-type="float">
            <text:p>3117.31403191472</text:p>
          </table:table-cell>
        </table:table-row>
        <table:table-row table:style-name="ro1">
          <table:table-cell/>
          <table:table-cell office:value-type="string" calcext:value-type="string">
            <text:p>Gorgonzola Telino</text:p>
          </table:table-cell>
          <table:table-cell office:value-type="float" office:value="317.107843137255" calcext:value-type="float">
            <text:p>317.107843137255</text:p>
          </table:table-cell>
          <table:table-cell office:value-type="float" office:value="309.375" calcext:value-type="float">
            <text:p>309.375</text:p>
          </table:table-cell>
          <table:table-cell office:value-type="float" office:value="308.461538461538" calcext:value-type="float">
            <text:p>308.461538461538</text:p>
          </table:table-cell>
          <table:table-cell office:value-type="float" office:value="341.538461538462" calcext:value-type="float">
            <text:p>341.538461538462</text:p>
          </table:table-cell>
          <table:table-cell office:value-type="float" office:value="1276.48284313725" calcext:value-type="float">
            <text:p>1276.48284313725</text:p>
          </table:table-cell>
        </table:table-row>
        <table:table-row table:style-name="ro1">
          <table:table-cell/>
          <table:table-cell office:value-type="string" calcext:value-type="string">
            <text:p>Grandma's Boysenberry Spread</text:p>
          </table:table-cell>
          <table:table-cell office:value-type="float" office:value="612.083333333333" calcext:value-type="float">
            <text:p>612.083333333333</text:p>
          </table:table-cell>
          <table:table-cell office:value-type="float" office:value="515.625" calcext:value-type="float">
            <text:p>515.625</text:p>
          </table:table-cell>
          <table:table-cell office:value-type="float" office:value="1250" calcext:value-type="float">
            <text:p>1250</text:p>
          </table:table-cell>
          <table:table-cell office:value-type="float" office:value="360" calcext:value-type="float">
            <text:p>360</text:p>
          </table:table-cell>
          <table:table-cell office:value-type="float" office:value="2737.70833333333" calcext:value-type="float">
            <text:p>2737.70833333333</text:p>
          </table:table-cell>
        </table:table-row>
        <table:table-row table:style-name="ro1">
          <table:table-cell/>
          <table:table-cell office:value-type="string" calcext:value-type="string">
            <text:p>Gravad lax</text:p>
          </table:table-cell>
          <table:table-cell office:value-type="float" office:value="507.86666170756" calcext:value-type="float">
            <text:p>507.86666170756</text:p>
          </table:table-cell>
          <table:table-cell office:value-type="float" office:value="884" calcext:value-type="float">
            <text:p>884</text:p>
          </table:table-cell>
          <table:table-cell office:value-type="float" office:value="337.999996185303" calcext:value-type="float">
            <text:p>337.999996185303</text:p>
          </table:table-cell>
          <table:table-cell office:value-type="float" office:value="301.599988937378" calcext:value-type="float">
            <text:p>301.599988937378</text:p>
          </table:table-cell>
          <table:table-cell office:value-type="float" office:value="2031.46664683024" calcext:value-type="float">
            <text:p>2031.46664683024</text:p>
          </table:table-cell>
        </table:table-row>
        <table:table-row table:style-name="ro1">
          <table:table-cell/>
          <table:table-cell office:value-type="string" calcext:value-type="string">
            <text:p>Guaraná Fantástica</text:p>
          </table:table-cell>
          <table:table-cell office:value-type="float" office:value="93.7764700066809" calcext:value-type="float">
            <text:p>93.7764700066809</text:p>
          </table:table-cell>
          <table:table-cell office:value-type="float" office:value="117" calcext:value-type="float">
            <text:p>117</text:p>
          </table:table-cell>
          <table:table-cell office:value-type="float" office:value="92.4631571267781" calcext:value-type="float">
            <text:p>92.4631571267781</text:p>
          </table:table-cell>
          <table:table-cell office:value-type="float" office:value="51.7090895392678" calcext:value-type="float">
            <text:p>51.7090895392678</text:p>
          </table:table-cell>
          <table:table-cell office:value-type="float" office:value="354.948716672727" calcext:value-type="float">
            <text:p>354.948716672727</text:p>
          </table:table-cell>
        </table:table-row>
        <table:table-row table:style-name="ro1">
          <table:table-cell/>
          <table:table-cell office:value-type="string" calcext:value-type="string">
            <text:p>Gudbrandsdalsost</text:p>
          </table:table-cell>
          <table:table-cell office:value-type="float" office:value="784.103221031927" calcext:value-type="float">
            <text:p>784.103221031927</text:p>
          </table:table-cell>
          <table:table-cell office:value-type="float" office:value="972" calcext:value-type="float">
            <text:p>972</text:p>
          </table:table-cell>
          <table:table-cell office:value-type="float" office:value="841.999998092651" calcext:value-type="float">
            <text:p>841.999998092651</text:p>
          </table:table-cell>
          <table:table-cell office:value-type="float" office:value="536.399985790253" calcext:value-type="float">
            <text:p>536.399985790253</text:p>
          </table:table-cell>
          <table:table-cell office:value-type="float" office:value="3134.50320491483" calcext:value-type="float">
            <text:p>3134.50320491483</text:p>
          </table:table-cell>
        </table:table-row>
        <table:table-row table:style-name="ro1">
          <table:table-cell/>
          <table:table-cell office:value-type="string" calcext:value-type="string">
            <text:p>Gula Malacca</text:p>
          </table:table-cell>
          <table:table-cell office:value-type="float" office:value="438.508343060811" calcext:value-type="float">
            <text:p>438.508343060811</text:p>
          </table:table-cell>
          <table:table-cell office:value-type="float" office:value="260.630010223389" calcext:value-type="float">
            <text:p>260.630010223389</text:p>
          </table:table-cell>
          <table:table-cell office:value-type="float" office:value="472.136678822835" calcext:value-type="float">
            <text:p>472.136678822835</text:p>
          </table:table-cell>
          <table:table-cell office:value-type="float" office:value="534.75" calcext:value-type="float">
            <text:p>534.75</text:p>
          </table:table-cell>
          <table:table-cell office:value-type="float" office:value="1706.02503210704" calcext:value-type="float">
            <text:p>1706.02503210704</text:p>
          </table:table-cell>
        </table:table-row>
        <table:table-row table:style-name="ro1">
          <table:table-cell/>
          <table:table-cell office:value-type="string" calcext:value-type="string">
            <text:p>Gumbär Gummibärchen</text:p>
          </table:table-cell>
          <table:table-cell office:value-type="float" office:value="672.965614974499" calcext:value-type="float">
            <text:p>672.965614974499</text:p>
          </table:table-cell>
          <table:table-cell office:value-type="float" office:value="732.169989267985" calcext:value-type="float">
            <text:p>732.169989267985</text:p>
          </table:table-cell>
          <table:table-cell office:value-type="float" office:value="576.914201937224" calcext:value-type="float">
            <text:p>576.914201937224</text:p>
          </table:table-cell>
          <table:table-cell office:value-type="float" office:value="995.999984741211" calcext:value-type="float">
            <text:p>995.999984741211</text:p>
          </table:table-cell>
          <table:table-cell office:value-type="float" office:value="2978.04979092092" calcext:value-type="float">
            <text:p>2978.04979092092</text:p>
          </table:table-cell>
        </table:table-row>
        <table:table-row table:style-name="ro1">
          <table:table-cell/>
          <table:table-cell office:value-type="string" calcext:value-type="string">
            <text:p>Gustaf's Knäckebröd</text:p>
          </table:table-cell>
          <table:table-cell office:value-type="float" office:value="516.599999019078" calcext:value-type="float">
            <text:p>516.599999019078</text:p>
          </table:table-cell>
          <table:table-cell office:value-type="float" office:value="698.25" calcext:value-type="float">
            <text:p>698.25</text:p>
          </table:table-cell>
          <table:table-cell office:value-type="float" office:value="482.066665649414" calcext:value-type="float">
            <text:p>482.066665649414</text:p>
          </table:table-cell>
          <table:table-cell office:value-type="float" office:value="100.799995422363" calcext:value-type="float">
            <text:p>100.799995422363</text:p>
          </table:table-cell>
          <table:table-cell office:value-type="float" office:value="1797.71666009086" calcext:value-type="float">
            <text:p>1797.71666009086</text:p>
          </table:table-cell>
        </table:table-row>
        <table:table-row table:style-name="ro1">
          <table:table-cell/>
          <table:table-cell office:value-type="string" calcext:value-type="string">
            <text:p>Ikura</text:p>
          </table:table-cell>
          <table:table-cell office:value-type="float" office:value="670.915148301558" calcext:value-type="float">
            <text:p>670.915148301558</text:p>
          </table:table-cell>
          <table:table-cell office:value-type="float" office:value="964.1" calcext:value-type="float">
            <text:p>964.1</text:p>
          </table:table-cell>
          <table:table-cell office:value-type="float" office:value="546.905260989541" calcext:value-type="float">
            <text:p>546.905260989541</text:p>
          </table:table-cell>
          <table:table-cell office:value-type="float" office:value="526.999983787537" calcext:value-type="float">
            <text:p>526.999983787537</text:p>
          </table:table-cell>
          <table:table-cell office:value-type="float" office:value="2708.92039307864" calcext:value-type="float">
            <text:p>2708.92039307864</text:p>
          </table:table-cell>
        </table:table-row>
        <table:table-row table:style-name="ro1">
          <table:table-cell/>
          <table:table-cell office:value-type="string" calcext:value-type="string">
            <text:p>Inlagd Sill</text:p>
          </table:table-cell>
          <table:table-cell office:value-type="float" office:value="469.116127814016" calcext:value-type="float">
            <text:p>469.116127814016</text:p>
          </table:table-cell>
          <table:table-cell office:value-type="float" office:value="555.75" calcext:value-type="float">
            <text:p>555.75</text:p>
          </table:table-cell>
          <table:table-cell office:value-type="float" office:value="477.533333269755" calcext:value-type="float">
            <text:p>477.533333269755</text:p>
          </table:table-cell>
          <table:table-cell office:value-type="float" office:value="366.699995398521" calcext:value-type="float">
            <text:p>366.699995398521</text:p>
          </table:table-cell>
          <table:table-cell office:value-type="float" office:value="1869.09945648229" calcext:value-type="float">
            <text:p>1869.09945648229</text:p>
          </table:table-cell>
        </table:table-row>
        <table:table-row table:style-name="ro1">
          <table:table-cell/>
          <table:table-cell office:value-type="string" calcext:value-type="string">
            <text:p>Ipoh Coffee</text:p>
          </table:table-cell>
          <table:table-cell office:value-type="float" office:value="895.685709544591" calcext:value-type="float">
            <text:p>895.685709544591</text:p>
          </table:table-cell>
          <table:table-cell office:value-type="float" office:value="777.818181818182" calcext:value-type="float">
            <text:p>777.818181818182</text:p>
          </table:table-cell>
          <table:table-cell office:value-type="float" office:value="1047.12727009166" calcext:value-type="float">
            <text:p>1047.12727009166</text:p>
          </table:table-cell>
          <table:table-cell office:value-type="float" office:value="834.133316040039" calcext:value-type="float">
            <text:p>834.133316040039</text:p>
          </table:table-cell>
          <table:table-cell office:value-type="float" office:value="3554.76447749447" calcext:value-type="float">
            <text:p>3554.76447749447</text:p>
          </table:table-cell>
        </table:table-row>
        <table:table-row table:style-name="ro1">
          <table:table-cell/>
          <table:table-cell office:value-type="string" calcext:value-type="string">
            <text:p>Jack's New England Clam Chowder</text:p>
          </table:table-cell>
          <table:table-cell office:value-type="float" office:value="193.576588549513" calcext:value-type="float">
            <text:p>193.576588549513</text:p>
          </table:table-cell>
          <table:table-cell office:value-type="float" office:value="170.483326594035" calcext:value-type="float">
            <text:p>170.483326594035</text:p>
          </table:table-cell>
          <table:table-cell office:value-type="float" office:value="245.314276422773" calcext:value-type="float">
            <text:p>245.314276422773</text:p>
          </table:table-cell>
          <table:table-cell office:value-type="float" office:value="109.724997282028" calcext:value-type="float">
            <text:p>109.724997282028</text:p>
          </table:table-cell>
          <table:table-cell office:value-type="float" office:value="719.099188848349" calcext:value-type="float">
            <text:p>719.099188848349</text:p>
          </table:table-cell>
        </table:table-row>
        <table:table-row table:style-name="ro1">
          <table:table-cell/>
          <table:table-cell office:value-type="string" calcext:value-type="string">
            <text:p>Konbu</text:p>
          </table:table-cell>
          <table:table-cell office:value-type="float" office:value="130.860000443459" calcext:value-type="float">
            <text:p>130.860000443459</text:p>
          </table:table-cell>
          <table:table-cell office:value-type="float" office:value="171.913043478261" calcext:value-type="float">
            <text:p>171.913043478261</text:p>
          </table:table-cell>
          <table:table-cell office:value-type="float" office:value="77.1272727792913" calcext:value-type="float">
            <text:p>77.1272727792913</text:p>
          </table:table-cell>
          <table:table-cell office:value-type="float" office:value="72.000002861023" calcext:value-type="float">
            <text:p>72.000002861023</text:p>
          </table:table-cell>
          <table:table-cell office:value-type="float" office:value="451.900319562034" calcext:value-type="float">
            <text:p>451.900319562034</text:p>
          </table:table-cell>
        </table:table-row>
        <table:table-row table:style-name="ro1">
          <table:table-cell/>
          <table:table-cell office:value-type="string" calcext:value-type="string">
            <text:p>Lakkalikööri</text:p>
          </table:table-cell>
          <table:table-cell office:value-type="float" office:value="430.615382267879" calcext:value-type="float">
            <text:p>430.615382267879</text:p>
          </table:table-cell>
          <table:table-cell office:value-type="float" office:value="537.230769230769" calcext:value-type="float">
            <text:p>537.230769230769</text:p>
          </table:table-cell>
          <table:table-cell office:value-type="float" office:value="405.663156007466" calcext:value-type="float">
            <text:p>405.663156007466</text:p>
          </table:table-cell>
          <table:table-cell office:value-type="float" office:value="300.342849186489" calcext:value-type="float">
            <text:p>300.342849186489</text:p>
          </table:table-cell>
          <table:table-cell office:value-type="float" office:value="1673.8521566926" calcext:value-type="float">
            <text:p>1673.8521566926</text:p>
          </table:table-cell>
        </table:table-row>
        <table:table-row table:style-name="ro1">
          <table:table-cell/>
          <table:table-cell office:value-type="string" calcext:value-type="string">
            <text:p>Laughing Lumberjack Lager</text:p>
          </table:table-cell>
          <table:table-cell office:value-type="float" office:value="256.199999904633" calcext:value-type="float">
            <text:p>256.199999904633</text:p>
          </table:table-cell>
          <table:table-cell office:value-type="float" office:value="319.2" calcext:value-type="float">
            <text:p>319.2</text:p>
          </table:table-cell>
          <table:table-cell office:value-type="float" office:value="227.5" calcext:value-type="float">
            <text:p>227.5</text:p>
          </table:table-cell>
          <table:table-cell office:value-type="float" office:value="55.9999990463257" calcext:value-type="float">
            <text:p>55.9999990463257</text:p>
          </table:table-cell>
          <table:table-cell office:value-type="float" office:value="858.899998950958" calcext:value-type="float">
            <text:p>858.899998950958</text:p>
          </table:table-cell>
        </table:table-row>
        <table:table-row table:style-name="ro1">
          <table:table-cell/>
          <table:table-cell office:value-type="string" calcext:value-type="string">
            <text:p>Longlife Tofu</text:p>
          </table:table-cell>
          <table:table-cell office:value-type="float" office:value="197.384615384615" calcext:value-type="float">
            <text:p>197.384615384615</text:p>
          </table:table-cell>
          <table:table-cell office:value-type="float" office:value="200" calcext:value-type="float">
            <text:p>200</text:p>
          </table:table-cell>
          <table:table-cell office:value-type="float" office:value="173" calcext:value-type="float">
            <text:p>173</text:p>
          </table:table-cell>
          <table:table-cell office:value-type="float" office:value="225.6" calcext:value-type="float">
            <text:p>225.6</text:p>
          </table:table-cell>
          <table:table-cell office:value-type="float" office:value="795.984615384615" calcext:value-type="float">
            <text:p>795.984615384615</text:p>
          </table:table-cell>
        </table:table-row>
        <table:table-row table:style-name="ro1">
          <table:table-cell/>
          <table:table-cell office:value-type="string" calcext:value-type="string">
            <text:p>Louisiana Fiery Hot Pepper Sauce</text:p>
          </table:table-cell>
          <table:table-cell office:value-type="float" office:value="456.468732237816" calcext:value-type="float">
            <text:p>456.468732237816</text:p>
          </table:table-cell>
          <table:table-cell office:value-type="float" office:value="350.833320617676" calcext:value-type="float">
            <text:p>350.833320617676</text:p>
          </table:table-cell>
          <table:table-cell office:value-type="float" office:value="549.888868119982" calcext:value-type="float">
            <text:p>549.888868119982</text:p>
          </table:table-cell>
          <table:table-cell office:value-type="float" office:value="325.499985218048" calcext:value-type="float">
            <text:p>325.499985218048</text:p>
          </table:table-cell>
          <table:table-cell office:value-type="float" office:value="1682.69090619352" calcext:value-type="float">
            <text:p>1682.69090619352</text:p>
          </table:table-cell>
        </table:table-row>
        <table:table-row table:style-name="ro1">
          <table:table-cell/>
          <table:table-cell office:value-type="string" calcext:value-type="string">
            <text:p>Louisiana Hot Spiced Okra</text:p>
          </table:table-cell>
          <table:table-cell office:value-type="float" office:value="439.875007629395" calcext:value-type="float">
            <text:p>439.875007629395</text:p>
          </table:table-cell>
          <table:table-cell office:value-type="float" office:value="17" calcext:value-type="float">
            <text:p>17</text:p>
          </table:table-cell>
          <table:table-cell office:value-type="float" office:value="515.666674931844" calcext:value-type="float">
            <text:p>515.666674931844</text:p>
          </table:table-cell>
          <table:table-cell office:value-type="float" office:value="408.000011444092" calcext:value-type="float">
            <text:p>408.000011444092</text:p>
          </table:table-cell>
          <table:table-cell office:value-type="float" office:value="1380.54169400533" calcext:value-type="float">
            <text:p>1380.54169400533</text:p>
          </table:table-cell>
        </table:table-row>
        <table:table-row table:style-name="ro1">
          <table:table-cell/>
          <table:table-cell office:value-type="string" calcext:value-type="string">
            <text:p>Manjimup Dried Apples</text:p>
          </table:table-cell>
          <table:table-cell office:value-type="float" office:value="1147.2461620233" calcext:value-type="float">
            <text:p>1147.2461620233</text:p>
          </table:table-cell>
          <table:table-cell office:value-type="float" office:value="840.428571428572" calcext:value-type="float">
            <text:p>840.428571428572</text:p>
          </table:table-cell>
          <table:table-cell office:value-type="float" office:value="1371.86316158897" calcext:value-type="float">
            <text:p>1371.86316158897</text:p>
          </table:table-cell>
          <table:table-cell office:value-type="float" office:value="1151.86670811971" calcext:value-type="float">
            <text:p>1151.86670811971</text:p>
          </table:table-cell>
          <table:table-cell office:value-type="float" office:value="4511.40460316055" calcext:value-type="float">
            <text:p>4511.40460316055</text:p>
          </table:table-cell>
        </table:table-row>
        <table:table-row table:style-name="ro1">
          <table:table-cell/>
          <table:table-cell office:value-type="string" calcext:value-type="string">
            <text:p>Mascarpone Fabioli</text:p>
          </table:table-cell>
          <table:table-cell office:value-type="float" office:value="611.413334655762" calcext:value-type="float">
            <text:p>611.413334655762</text:p>
          </table:table-cell>
          <table:table-cell office:value-type="float" office:value="672" calcext:value-type="float">
            <text:p>672</text:p>
          </table:table-cell>
          <table:table-cell office:value-type="float" office:value="627.2" calcext:value-type="float">
            <text:p>627.2</text:p>
          </table:table-cell>
          <table:table-cell office:value-type="float" office:value="443.733339945475" calcext:value-type="float">
            <text:p>443.733339945475</text:p>
          </table:table-cell>
          <table:table-cell office:value-type="float" office:value="2354.34667460124" calcext:value-type="float">
            <text:p>2354.34667460124</text:p>
          </table:table-cell>
        </table:table-row>
        <table:table-row table:style-name="ro1">
          <table:table-cell/>
          <table:table-cell office:value-type="string" calcext:value-type="string">
            <text:p>Maxilaku</text:p>
          </table:table-cell>
          <table:table-cell office:value-type="float" office:value="452.380952380952" calcext:value-type="float">
            <text:p>452.380952380952</text:p>
          </table:table-cell>
          <table:table-cell office:value-type="float" office:value="542.5" calcext:value-type="float">
            <text:p>542.5</text:p>
          </table:table-cell>
          <table:table-cell office:value-type="float" office:value="360" calcext:value-type="float">
            <text:p>360</text:p>
          </table:table-cell>
          <table:table-cell office:value-type="float" office:value="480" calcext:value-type="float">
            <text:p>480</text:p>
          </table:table-cell>
          <table:table-cell office:value-type="float" office:value="1834.88095238095" calcext:value-type="float">
            <text:p>1834.88095238095</text:p>
          </table:table-cell>
        </table:table-row>
        <table:table-row table:style-name="ro1">
          <table:table-cell/>
          <table:table-cell office:value-type="string" calcext:value-type="string">
            <text:p>Mishi Kobe Niku</text:p>
          </table:table-cell>
          <table:table-cell office:value-type="float" office:value="1765.39999389648" calcext:value-type="float">
            <text:p>1765.39999389648</text:p>
          </table:table-cell>
          <table:table-cell office:value-type="float" office:value="291" calcext:value-type="float">
            <text:p>291</text:p>
          </table:table-cell>
          <table:table-cell office:value-type="float" office:value="2133.99999237061" calcext:value-type="float">
            <text:p>2133.99999237061</text:p>
          </table:table-cell>
          <table:table-cell table:style-name="ce29"/>
          <table:table-cell office:value-type="float" office:value="4190.39998626709" calcext:value-type="float">
            <text:p>4190.39998626709</text:p>
          </table:table-cell>
        </table:table-row>
        <table:table-row table:style-name="ro1">
          <table:table-cell/>
          <table:table-cell office:value-type="string" calcext:value-type="string">
            <text:p>Mozzarella di Giovanni</text:p>
          </table:table-cell>
          <table:table-cell office:value-type="float" office:value="677.336825922916" calcext:value-type="float">
            <text:p>677.336825922916</text:p>
          </table:table-cell>
          <table:table-cell office:value-type="float" office:value="746.266650305854" calcext:value-type="float">
            <text:p>746.266650305854</text:p>
          </table:table-cell>
          <table:table-cell office:value-type="float" office:value="734.962483167648" calcext:value-type="float">
            <text:p>734.962483167648</text:p>
          </table:table-cell>
          <table:table-cell office:value-type="float" office:value="558.692292433519" calcext:value-type="float">
            <text:p>558.692292433519</text:p>
          </table:table-cell>
          <table:table-cell office:value-type="float" office:value="2717.25825182994" calcext:value-type="float">
            <text:p>2717.25825182994</text:p>
          </table:table-cell>
        </table:table-row>
        <table:table-row table:style-name="ro1">
          <table:table-cell/>
          <table:table-cell office:value-type="string" calcext:value-type="string">
            <text:p>Nord-Ost Matjeshering</text:p>
          </table:table-cell>
          <table:table-cell office:value-type="float" office:value="461.735622167587" calcext:value-type="float">
            <text:p>461.735622167587</text:p>
          </table:table-cell>
          <table:table-cell office:value-type="float" office:value="563.826653374566" calcext:value-type="float">
            <text:p>563.826653374566</text:p>
          </table:table-cell>
          <table:table-cell office:value-type="float" office:value="409.668744564056" calcext:value-type="float">
            <text:p>409.668744564056</text:p>
          </table:table-cell>
          <table:table-cell office:value-type="float" office:value="449.4857308524" calcext:value-type="float">
            <text:p>449.4857308524</text:p>
          </table:table-cell>
          <table:table-cell office:value-type="float" office:value="1884.71675095861" calcext:value-type="float">
            <text:p>1884.71675095861</text:p>
          </table:table-cell>
        </table:table-row>
        <table:table-row table:style-name="ro1">
          <table:table-cell/>
          <table:table-cell office:value-type="string" calcext:value-type="string">
            <text:p>Northwoods Cranberry Sauce</text:p>
          </table:table-cell>
          <table:table-cell office:value-type="float" office:value="1058.46153846154" calcext:value-type="float">
            <text:p>1058.46153846154</text:p>
          </table:table-cell>
          <table:table-cell office:value-type="float" office:value="786.666666666667" calcext:value-type="float">
            <text:p>786.666666666667</text:p>
          </table:table-cell>
          <table:table-cell office:value-type="float" office:value="912" calcext:value-type="float">
            <text:p>912</text:p>
          </table:table-cell>
          <table:table-cell office:value-type="float" office:value="2240" calcext:value-type="float">
            <text:p>2240</text:p>
          </table:table-cell>
          <table:table-cell office:value-type="float" office:value="4997.12820512821" calcext:value-type="float">
            <text:p>4997.12820512821</text:p>
          </table:table-cell>
        </table:table-row>
        <table:table-row table:style-name="ro1">
          <table:table-cell/>
          <table:table-cell office:value-type="string" calcext:value-type="string">
            <text:p>NULL</text:p>
          </table:table-cell>
          <table:table-cell office:value-type="float" office:value="628.519067490128" calcext:value-type="float">
            <text:p>628.519067490128</text:p>
          </table:table-cell>
          <table:table-cell office:value-type="float" office:value="679.84274906567" calcext:value-type="float">
            <text:p>679.84274906567</text:p>
          </table:table-cell>
          <table:table-cell office:value-type="float" office:value="621.707978741193" calcext:value-type="float">
            <text:p>621.707978741193</text:p>
          </table:table-cell>
          <table:table-cell office:value-type="float" office:value="558.761731728212" calcext:value-type="float">
            <text:p>558.761731728212</text:p>
          </table:table-cell>
          <table:table-cell office:value-type="float" office:value="2488.8315270252" calcext:value-type="float">
            <text:p>2488.8315270252</text:p>
          </table:table-cell>
        </table:table-row>
        <table:table-row table:style-name="ro1">
          <table:table-cell/>
          <table:table-cell office:value-type="string" calcext:value-type="string">
            <text:p>NuNuCa Nuß-Nougat-Creme</text:p>
          </table:table-cell>
          <table:table-cell office:value-type="float" office:value="225.088887373606" calcext:value-type="float">
            <text:p>225.088887373606</text:p>
          </table:table-cell>
          <table:table-cell office:value-type="float" office:value="166.25" calcext:value-type="float">
            <text:p>166.25</text:p>
          </table:table-cell>
          <table:table-cell office:value-type="float" office:value="321.066664377848" calcext:value-type="float">
            <text:p>321.066664377848</text:p>
          </table:table-cell>
          <table:table-cell office:value-type="float" office:value="198.799996614456" calcext:value-type="float">
            <text:p>198.799996614456</text:p>
          </table:table-cell>
          <table:table-cell office:value-type="float" office:value="911.205548365911" calcext:value-type="float">
            <text:p>911.205548365911</text:p>
          </table:table-cell>
        </table:table-row>
        <table:table-row table:style-name="ro1">
          <table:table-cell/>
          <table:table-cell office:value-type="string" calcext:value-type="string">
            <text:p>Original Frankfurter grüne Soße</text:p>
          </table:table-cell>
          <table:table-cell office:value-type="float" office:value="254.868418743736" calcext:value-type="float">
            <text:p>254.868418743736</text:p>
          </table:table-cell>
          <table:table-cell office:value-type="float" office:value="256.533333333333" calcext:value-type="float">
            <text:p>256.533333333333</text:p>
          </table:table-cell>
          <table:table-cell office:value-type="float" office:value="304.811760958503" calcext:value-type="float">
            <text:p>304.811760958503</text:p>
          </table:table-cell>
          <table:table-cell office:value-type="float" office:value="109.199995994568" calcext:value-type="float">
            <text:p>109.199995994568</text:p>
          </table:table-cell>
          <table:table-cell office:value-type="float" office:value="925.41350903014" calcext:value-type="float">
            <text:p>925.41350903014</text:p>
          </table:table-cell>
        </table:table-row>
        <table:table-row table:style-name="ro1">
          <table:table-cell/>
          <table:table-cell office:value-type="string" calcext:value-type="string">
            <text:p>Outback Lager</text:p>
          </table:table-cell>
          <table:table-cell office:value-type="float" office:value="294.153846153846" calcext:value-type="float">
            <text:p>294.153846153846</text:p>
          </table:table-cell>
          <table:table-cell office:value-type="float" office:value="248" calcext:value-type="float">
            <text:p>248</text:p>
          </table:table-cell>
          <table:table-cell office:value-type="float" office:value="345.882352941176" calcext:value-type="float">
            <text:p>345.882352941176</text:p>
          </table:table-cell>
          <table:table-cell office:value-type="float" office:value="267.428571428571" calcext:value-type="float">
            <text:p>267.428571428571</text:p>
          </table:table-cell>
          <table:table-cell office:value-type="float" office:value="1155.46477052359" calcext:value-type="float">
            <text:p>1155.46477052359</text:p>
          </table:table-cell>
        </table:table-row>
        <table:table-row table:style-name="ro1">
          <table:table-cell/>
          <table:table-cell office:value-type="string" calcext:value-type="string">
            <text:p>Pâté chinois</text:p>
          </table:table-cell>
          <table:table-cell office:value-type="float" office:value="591.272737676447" calcext:value-type="float">
            <text:p>591.272737676447</text:p>
          </table:table-cell>
          <table:table-cell office:value-type="float" office:value="558.545454545455" calcext:value-type="float">
            <text:p>558.545454545455</text:p>
          </table:table-cell>
          <table:table-cell office:value-type="float" office:value="561.900010585785" calcext:value-type="float">
            <text:p>561.900010585785</text:p>
          </table:table-cell>
          <table:table-cell office:value-type="float" office:value="729.600028991699" calcext:value-type="float">
            <text:p>729.600028991699</text:p>
          </table:table-cell>
          <table:table-cell office:value-type="float" office:value="2441.31823179939" calcext:value-type="float">
            <text:p>2441.31823179939</text:p>
          </table:table-cell>
        </table:table-row>
        <table:table-row table:style-name="ro1">
          <table:table-cell/>
          <table:table-cell office:value-type="string" calcext:value-type="string">
            <text:p>Pavlova</text:p>
          </table:table-cell>
          <table:table-cell office:value-type="float" office:value="436.001172398412" calcext:value-type="float">
            <text:p>436.001172398412</text:p>
          </table:table-cell>
          <table:table-cell office:value-type="float" office:value="417.553589684623" calcext:value-type="float">
            <text:p>417.553589684623</text:p>
          </table:table-cell>
          <table:table-cell office:value-type="float" office:value="427.25001153079" calcext:value-type="float">
            <text:p>427.25001153079</text:p>
          </table:table-cell>
          <table:table-cell office:value-type="float" office:value="500.39998626709" calcext:value-type="float">
            <text:p>500.39998626709</text:p>
          </table:table-cell>
          <table:table-cell office:value-type="float" office:value="1781.20475988091" calcext:value-type="float">
            <text:p>1781.20475988091</text:p>
          </table:table-cell>
        </table:table-row>
        <table:table-row table:style-name="ro1">
          <table:table-cell/>
          <table:table-cell office:value-type="string" calcext:value-type="string">
            <text:p>Perth Pasties</text:p>
          </table:table-cell>
          <table:table-cell office:value-type="float" office:value="717.006665039062" calcext:value-type="float">
            <text:p>717.006665039062</text:p>
          </table:table-cell>
          <table:table-cell office:value-type="float" office:value="651.899984836578" calcext:value-type="float">
            <text:p>651.899984836578</text:p>
          </table:table-cell>
          <table:table-cell office:value-type="float" office:value="717.786660766602" calcext:value-type="float">
            <text:p>717.786660766602</text:p>
          </table:table-cell>
          <table:table-cell office:value-type="float" office:value="789.742880140032" calcext:value-type="float">
            <text:p>789.742880140032</text:p>
          </table:table-cell>
          <table:table-cell office:value-type="float" office:value="2876.43619078227" calcext:value-type="float">
            <text:p>2876.43619078227</text:p>
          </table:table-cell>
        </table:table-row>
        <table:table-row table:style-name="ro1">
          <table:table-cell/>
          <table:table-cell office:value-type="string" calcext:value-type="string">
            <text:p>Queso Cabrales</text:p>
          </table:table-cell>
          <table:table-cell office:value-type="float" office:value="365.842101247687" calcext:value-type="float">
            <text:p>365.842101247687</text:p>
          </table:table-cell>
          <table:table-cell office:value-type="float" office:value="388.5" calcext:value-type="float">
            <text:p>388.5</text:p>
          </table:table-cell>
          <table:table-cell office:value-type="float" office:value="353.599996294294" calcext:value-type="float">
            <text:p>353.599996294294</text:p>
          </table:table-cell>
          <table:table-cell office:value-type="float" office:value="362.879985046387" calcext:value-type="float">
            <text:p>362.879985046387</text:p>
          </table:table-cell>
          <table:table-cell office:value-type="float" office:value="1470.82208258837" calcext:value-type="float">
            <text:p>1470.82208258837</text:p>
          </table:table-cell>
        </table:table-row>
        <table:table-row table:style-name="ro1">
          <table:table-cell/>
          <table:table-cell office:value-type="string" calcext:value-type="string">
            <text:p>Queso Manchego La Pastora</text:p>
          </table:table-cell>
          <table:table-cell office:value-type="float" office:value="919.057142121451" calcext:value-type="float">
            <text:p>919.057142121451</text:p>
          </table:table-cell>
          <table:table-cell office:value-type="float" office:value="608" calcext:value-type="float">
            <text:p>608</text:p>
          </table:table-cell>
          <table:table-cell office:value-type="float" office:value="1264.85714203971" calcext:value-type="float">
            <text:p>1264.85714203971</text:p>
          </table:table-cell>
          <table:table-cell office:value-type="float" office:value="364.799995422363" calcext:value-type="float">
            <text:p>364.799995422363</text:p>
          </table:table-cell>
          <table:table-cell office:value-type="float" office:value="3156.71427958352" calcext:value-type="float">
            <text:p>3156.71427958352</text:p>
          </table:table-cell>
        </table:table-row>
        <table:table-row table:style-name="ro1">
          <table:table-cell/>
          <table:table-cell office:value-type="string" calcext:value-type="string">
            <text:p>Raclette Courdavault</text:p>
          </table:table-cell>
          <table:table-cell office:value-type="float" office:value="1412.88888888889" calcext:value-type="float">
            <text:p>1412.88888888889</text:p>
          </table:table-cell>
          <table:table-cell office:value-type="float" office:value="2170.38461538462" calcext:value-type="float">
            <text:p>2170.38461538462</text:p>
          </table:table-cell>
          <table:table-cell office:value-type="float" office:value="1223.12903225806" calcext:value-type="float">
            <text:p>1223.12903225806</text:p>
          </table:table-cell>
          <table:table-cell office:value-type="float" office:value="1016.4" calcext:value-type="float">
            <text:p>1016.4</text:p>
          </table:table-cell>
          <table:table-cell office:value-type="float" office:value="5822.80253653157" calcext:value-type="float">
            <text:p>5822.80253653157</text:p>
          </table:table-cell>
        </table:table-row>
        <table:table-row table:style-name="ro1">
          <table:table-cell/>
          <table:table-cell office:value-type="string" calcext:value-type="string">
            <text:p>Ravioli Angelo</text:p>
          </table:table-cell>
          <table:table-cell office:value-type="float" office:value="339.469568003779" calcext:value-type="float">
            <text:p>339.469568003779</text:p>
          </table:table-cell>
          <table:table-cell office:value-type="float" office:value="383.5" calcext:value-type="float">
            <text:p>383.5</text:p>
          </table:table-cell>
          <table:table-cell office:value-type="float" office:value="285.18750166893" calcext:value-type="float">
            <text:p>285.18750166893</text:p>
          </table:table-cell>
          <table:table-cell office:value-type="float" office:value="345.800008455912" calcext:value-type="float">
            <text:p>345.800008455912</text:p>
          </table:table-cell>
          <table:table-cell office:value-type="float" office:value="1353.95707812862" calcext:value-type="float">
            <text:p>1353.95707812862</text:p>
          </table:table-cell>
        </table:table-row>
        <table:table-row table:style-name="ro1">
          <table:table-cell/>
          <table:table-cell office:value-type="string" calcext:value-type="string">
            <text:p>Rhönbräu Klosterbier</text:p>
          </table:table-cell>
          <table:table-cell office:value-type="float" office:value="188.055433978205" calcext:value-type="float">
            <text:p>188.055433978205</text:p>
          </table:table-cell>
          <table:table-cell office:value-type="float" office:value="224.196428571429" calcext:value-type="float">
            <text:p>224.196428571429</text:p>
          </table:table-cell>
          <table:table-cell office:value-type="float" office:value="190.711999435425" calcext:value-type="float">
            <text:p>190.711999435425</text:p>
          </table:table-cell>
          <table:table-cell office:value-type="float" office:value="106.285711015974" calcext:value-type="float">
            <text:p>106.285711015974</text:p>
          </table:table-cell>
          <table:table-cell office:value-type="float" office:value="709.249573001032" calcext:value-type="float">
            <text:p>709.249573001032</text:p>
          </table:table-cell>
        </table:table-row>
        <table:table-row table:style-name="ro1">
          <table:table-cell/>
          <table:table-cell office:value-type="string" calcext:value-type="string">
            <text:p>Röd Kaviar</text:p>
          </table:table-cell>
          <table:table-cell office:value-type="float" office:value="300" calcext:value-type="float">
            <text:p>300</text:p>
          </table:table-cell>
          <table:table-cell office:value-type="float" office:value="90" calcext:value-type="float">
            <text:p>90</text:p>
          </table:table-cell>
          <table:table-cell office:value-type="float" office:value="338.181818181818" calcext:value-type="float">
            <text:p>338.181818181818</text:p>
          </table:table-cell>
          <table:table-cell office:value-type="float" office:value="300" calcext:value-type="float">
            <text:p>300</text:p>
          </table:table-cell>
          <table:table-cell office:value-type="float" office:value="1028.18181818182" calcext:value-type="float">
            <text:p>1028.18181818182</text:p>
          </table:table-cell>
        </table:table-row>
        <table:table-row table:style-name="ro1">
          <table:table-cell/>
          <table:table-cell office:value-type="string" calcext:value-type="string">
            <text:p>Rogede sild</text:p>
          </table:table-cell>
          <table:table-cell office:value-type="float" office:value="338.607142550605" calcext:value-type="float">
            <text:p>338.607142550605</text:p>
          </table:table-cell>
          <table:table-cell office:value-type="float" office:value="239.875" calcext:value-type="float">
            <text:p>239.875</text:p>
          </table:table-cell>
          <table:table-cell office:value-type="float" office:value="407.444444126553" calcext:value-type="float">
            <text:p>407.444444126553</text:p>
          </table:table-cell>
          <table:table-cell office:value-type="float" office:value="113.999998569489" calcext:value-type="float">
            <text:p>113.999998569489</text:p>
          </table:table-cell>
          <table:table-cell office:value-type="float" office:value="1099.92658524665" calcext:value-type="float">
            <text:p>1099.92658524665</text:p>
          </table:table-cell>
        </table:table-row>
        <table:table-row table:style-name="ro1">
          <table:table-cell/>
          <table:table-cell office:value-type="string" calcext:value-type="string">
            <text:p>Rössle Sauerkraut</text:p>
          </table:table-cell>
          <table:table-cell office:value-type="float" office:value="814.10908462062" calcext:value-type="float">
            <text:p>814.10908462062</text:p>
          </table:table-cell>
          <table:table-cell office:value-type="float" office:value="917.699969291687" calcext:value-type="float">
            <text:p>917.699969291687</text:p>
          </table:table-cell>
          <table:table-cell office:value-type="float" office:value="859.411754832548" calcext:value-type="float">
            <text:p>859.411754832548</text:p>
          </table:table-cell>
          <table:table-cell office:value-type="float" office:value="614.250025749207" calcext:value-type="float">
            <text:p>614.250025749207</text:p>
          </table:table-cell>
          <table:table-cell office:value-type="float" office:value="3205.47083449406" calcext:value-type="float">
            <text:p>3205.47083449406</text:p>
          </table:table-cell>
        </table:table-row>
        <table:table-row table:style-name="ro1">
          <table:table-cell/>
          <table:table-cell office:value-type="string" calcext:value-type="string">
            <text:p>Sasquatch Ale</text:p>
          </table:table-cell>
          <table:table-cell office:value-type="float" office:value="351.473682754918" calcext:value-type="float">
            <text:p>351.473682754918</text:p>
          </table:table-cell>
          <table:table-cell office:value-type="float" office:value="571.666666666667" calcext:value-type="float">
            <text:p>571.666666666667</text:p>
          </table:table-cell>
          <table:table-cell office:value-type="float" office:value="279.999998688698" calcext:value-type="float">
            <text:p>279.999998688698</text:p>
          </table:table-cell>
          <table:table-cell office:value-type="float" office:value="201.599996566772" calcext:value-type="float">
            <text:p>201.599996566772</text:p>
          </table:table-cell>
          <table:table-cell office:value-type="float" office:value="1404.74034467706" calcext:value-type="float">
            <text:p>1404.74034467706</text:p>
          </table:table-cell>
        </table:table-row>
        <table:table-row table:style-name="ro1">
          <table:table-cell/>
          <table:table-cell office:value-type="string" calcext:value-type="string">
            <text:p>Schoggi Schokolade</text:p>
          </table:table-cell>
          <table:table-cell office:value-type="float" office:value="1692.38892025418" calcext:value-type="float">
            <text:p>1692.38892025418</text:p>
          </table:table-cell>
          <table:table-cell office:value-type="float" office:value="951.166699727376" calcext:value-type="float">
            <text:p>951.166699727376</text:p>
          </table:table-cell>
          <table:table-cell office:value-type="float" office:value="2743.50006103516" calcext:value-type="float">
            <text:p>2743.50006103516</text:p>
          </table:table-cell>
          <table:table-cell office:value-type="float" office:value="701.999969482422" calcext:value-type="float">
            <text:p>701.999969482422</text:p>
          </table:table-cell>
          <table:table-cell office:value-type="float" office:value="6089.05565049913" calcext:value-type="float">
            <text:p>6089.05565049913</text:p>
          </table:table-cell>
        </table:table-row>
        <table:table-row table:style-name="ro1">
          <table:table-cell/>
          <table:table-cell office:value-type="string" calcext:value-type="string">
            <text:p>Scottish Longbreads</text:p>
          </table:table-cell>
          <table:table-cell office:value-type="float" office:value="275.367647058824" calcext:value-type="float">
            <text:p>275.367647058824</text:p>
          </table:table-cell>
          <table:table-cell office:value-type="float" office:value="390.277777777778" calcext:value-type="float">
            <text:p>390.277777777778</text:p>
          </table:table-cell>
          <table:table-cell office:value-type="float" office:value="282.5" calcext:value-type="float">
            <text:p>282.5</text:p>
          </table:table-cell>
          <table:table-cell office:value-type="float" office:value="147.777777777778" calcext:value-type="float">
            <text:p>147.777777777778</text:p>
          </table:table-cell>
          <table:table-cell office:value-type="float" office:value="1095.92320261438" calcext:value-type="float">
            <text:p>1095.92320261438</text:p>
          </table:table-cell>
        </table:table-row>
        <table:table-row table:style-name="ro1">
          <table:table-cell/>
          <table:table-cell office:value-type="string" calcext:value-type="string">
            <text:p>Singaporean Hokkien Fried Mee</text:p>
          </table:table-cell>
          <table:table-cell office:value-type="float" office:value="311.079999192556" calcext:value-type="float">
            <text:p>311.079999192556</text:p>
          </table:table-cell>
          <table:table-cell office:value-type="float" office:value="325.111111111111" calcext:value-type="float">
            <text:p>325.111111111111</text:p>
          </table:table-cell>
          <table:table-cell office:value-type="float" office:value="375.374998688698" calcext:value-type="float">
            <text:p>375.374998688698</text:p>
          </table:table-cell>
          <table:table-cell office:value-type="float" office:value="80.0799993515015" calcext:value-type="float">
            <text:p>80.0799993515015</text:p>
          </table:table-cell>
          <table:table-cell office:value-type="float" office:value="1091.64610834387" calcext:value-type="float">
            <text:p>1091.64610834387</text:p>
          </table:table-cell>
        </table:table-row>
        <table:table-row table:style-name="ro1">
          <table:table-cell/>
          <table:table-cell office:value-type="string" calcext:value-type="string">
            <text:p>Sir Rodney's Marmalade</text:p>
          </table:table-cell>
          <table:table-cell office:value-type="float" office:value="1477.2375202179" calcext:value-type="float">
            <text:p>1477.2375202179</text:p>
          </table:table-cell>
          <table:table-cell office:value-type="float" office:value="1284.42857142857" calcext:value-type="float">
            <text:p>1284.42857142857</text:p>
          </table:table-cell>
          <table:table-cell office:value-type="float" office:value="1944" calcext:value-type="float">
            <text:p>1944</text:p>
          </table:table-cell>
          <table:table-cell office:value-type="float" office:value="1373.76006469727" calcext:value-type="float">
            <text:p>1373.76006469727</text:p>
          </table:table-cell>
          <table:table-cell office:value-type="float" office:value="6079.42615634373" calcext:value-type="float">
            <text:p>6079.42615634373</text:p>
          </table:table-cell>
        </table:table-row>
        <table:table-row table:style-name="ro1">
          <table:table-cell/>
          <table:table-cell office:value-type="string" calcext:value-type="string">
            <text:p>Sir Rodney's Scones</text:p>
          </table:table-cell>
          <table:table-cell office:value-type="float" office:value="247.076923076923" calcext:value-type="float">
            <text:p>247.076923076923</text:p>
          </table:table-cell>
          <table:table-cell office:value-type="float" office:value="319.090909090909" calcext:value-type="float">
            <text:p>319.090909090909</text:p>
          </table:table-cell>
          <table:table-cell office:value-type="float" office:value="247.217391304348" calcext:value-type="float">
            <text:p>247.217391304348</text:p>
          </table:table-cell>
          <table:table-cell office:value-type="float" office:value="88" calcext:value-type="float">
            <text:p>88</text:p>
          </table:table-cell>
          <table:table-cell office:value-type="float" office:value="901.38522347218" calcext:value-type="float">
            <text:p>901.38522347218</text:p>
          </table:table-cell>
        </table:table-row>
        <table:table-row table:style-name="ro1">
          <table:table-cell/>
          <table:table-cell office:value-type="string" calcext:value-type="string">
            <text:p>Sirop d'érable</text:p>
          </table:table-cell>
          <table:table-cell office:value-type="float" office:value="684.949995835622" calcext:value-type="float">
            <text:p>684.949995835622</text:p>
          </table:table-cell>
          <table:table-cell office:value-type="float" office:value="536.318181818182" calcext:value-type="float">
            <text:p>536.318181818182</text:p>
          </table:table-cell>
          <table:table-cell office:value-type="float" office:value="810.715376927302" calcext:value-type="float">
            <text:p>810.715376927302</text:p>
          </table:table-cell>
          <table:table-cell table:style-name="ce29"/>
          <table:table-cell office:value-type="float" office:value="2031.98355458111" calcext:value-type="float">
            <text:p>2031.98355458111</text:p>
          </table:table-cell>
        </table:table-row>
        <table:table-row table:style-name="ro1">
          <table:table-cell/>
          <table:table-cell office:value-type="string" calcext:value-type="string">
            <text:p>Spegesild</text:p>
          </table:table-cell>
          <table:table-cell office:value-type="float" office:value="227.555558098687" calcext:value-type="float">
            <text:p>227.555558098687</text:p>
          </table:table-cell>
          <table:table-cell office:value-type="float" office:value="214.666666666667" calcext:value-type="float">
            <text:p>214.666666666667</text:p>
          </table:table-cell>
          <table:table-cell office:value-type="float" office:value="219.942858832223" calcext:value-type="float">
            <text:p>219.942858832223</text:p>
          </table:table-cell>
          <table:table-cell office:value-type="float" office:value="283.200011253357" calcext:value-type="float">
            <text:p>283.200011253357</text:p>
          </table:table-cell>
          <table:table-cell office:value-type="float" office:value="945.365094850934" calcext:value-type="float">
            <text:p>945.365094850934</text:p>
          </table:table-cell>
        </table:table-row>
        <table:table-row table:style-name="ro1">
          <table:table-cell/>
          <table:table-cell office:value-type="string" calcext:value-type="string">
            <text:p>Steeleye Stout</text:p>
          </table:table-cell>
          <table:table-cell office:value-type="float" office:value="403.799996005164" calcext:value-type="float">
            <text:p>403.799996005164</text:p>
          </table:table-cell>
          <table:table-cell office:value-type="float" office:value="364.153846153846" calcext:value-type="float">
            <text:p>364.153846153846</text:p>
          </table:table-cell>
          <table:table-cell office:value-type="float" office:value="366.074997544289" calcext:value-type="float">
            <text:p>366.074997544289</text:p>
          </table:table-cell>
          <table:table-cell office:value-type="float" office:value="563.657127925328" calcext:value-type="float">
            <text:p>563.657127925328</text:p>
          </table:table-cell>
          <table:table-cell office:value-type="float" office:value="1697.68596762863" calcext:value-type="float">
            <text:p>1697.68596762863</text:p>
          </table:table-cell>
        </table:table-row>
        <table:table-row table:style-name="ro1">
          <table:table-cell/>
          <table:table-cell office:value-type="string" calcext:value-type="string">
            <text:p>Tarte au sucre</text:p>
          </table:table-cell>
          <table:table-cell office:value-type="float" office:value="1038.08124995232" calcext:value-type="float">
            <text:p>1038.08124995232</text:p>
          </table:table-cell>
          <table:table-cell office:value-type="float" office:value="1153.61998214722" calcext:value-type="float">
            <text:p>1153.61998214722</text:p>
          </table:table-cell>
          <table:table-cell office:value-type="float" office:value="1030.61817654696" calcext:value-type="float">
            <text:p>1030.61817654696</text:p>
          </table:table-cell>
          <table:table-cell office:value-type="float" office:value="895.454580133612" calcext:value-type="float">
            <text:p>895.454580133612</text:p>
          </table:table-cell>
          <table:table-cell office:value-type="float" office:value="4117.77398878011" calcext:value-type="float">
            <text:p>4117.77398878011</text:p>
          </table:table-cell>
        </table:table-row>
        <table:table-row table:style-name="ro1">
          <table:table-cell/>
          <table:table-cell office:value-type="string" calcext:value-type="string">
            <text:p>Teatime Chocolate Biscuits</text:p>
          </table:table-cell>
          <table:table-cell office:value-type="float" office:value="166.472971916199" calcext:value-type="float">
            <text:p>166.472971916199</text:p>
          </table:table-cell>
          <table:table-cell office:value-type="float" office:value="185.672723423351" calcext:value-type="float">
            <text:p>185.672723423351</text:p>
          </table:table-cell>
          <table:table-cell office:value-type="float" office:value="152.94761807578" calcext:value-type="float">
            <text:p>152.94761807578</text:p>
          </table:table-cell>
          <table:table-cell office:value-type="float" office:value="181.040004730225" calcext:value-type="float">
            <text:p>181.040004730225</text:p>
          </table:table-cell>
          <table:table-cell office:value-type="float" office:value="686.133318145554" calcext:value-type="float">
            <text:p>686.133318145554</text:p>
          </table:table-cell>
        </table:table-row>
        <table:table-row table:style-name="ro1">
          <table:table-cell/>
          <table:table-cell office:value-type="string" calcext:value-type="string">
            <text:p>Thüringer Rostbratwurst</text:p>
          </table:table-cell>
          <table:table-cell office:value-type="float" office:value="2741.76251602173" calcext:value-type="float">
            <text:p>2741.76251602173</text:p>
          </table:table-cell>
          <table:table-cell office:value-type="float" office:value="3936.52202911377" calcext:value-type="float">
            <text:p>3936.52202911377</text:p>
          </table:table-cell>
          <table:table-cell office:value-type="float" office:value="2412.94534810384" calcext:value-type="float">
            <text:p>2412.94534810384</text:p>
          </table:table-cell>
          <table:table-cell office:value-type="float" office:value="1739.57142857143" calcext:value-type="float">
            <text:p>1739.57142857143</text:p>
          </table:table-cell>
          <table:table-cell office:value-type="float" office:value="10830.8013218108" calcext:value-type="float">
            <text:p>10830.8013218108</text:p>
          </table:table-cell>
        </table:table-row>
        <table:table-row table:style-name="ro1">
          <table:table-cell/>
          <table:table-cell office:value-type="string" calcext:value-type="string">
            <text:p>Tofu</text:p>
          </table:table-cell>
          <table:table-cell office:value-type="float" office:value="392.290911934592" calcext:value-type="float">
            <text:p>392.290911934592</text:p>
          </table:table-cell>
          <table:table-cell office:value-type="float" office:value="244.125" calcext:value-type="float">
            <text:p>244.125</text:p>
          </table:table-cell>
          <table:table-cell office:value-type="float" office:value="437.410002009074" calcext:value-type="float">
            <text:p>437.410002009074</text:p>
          </table:table-cell>
          <table:table-cell office:value-type="float" office:value="316.200006484985" calcext:value-type="float">
            <text:p>316.200006484985</text:p>
          </table:table-cell>
          <table:table-cell office:value-type="float" office:value="1390.02592042865" calcext:value-type="float">
            <text:p>1390.02592042865</text:p>
          </table:table-cell>
        </table:table-row>
        <table:table-row table:style-name="ro1">
          <table:table-cell/>
          <table:table-cell office:value-type="string" calcext:value-type="string">
            <text:p>Tourtière</text:p>
          </table:table-cell>
          <table:table-cell office:value-type="float" office:value="142.249998582734" calcext:value-type="float">
            <text:p>142.249998582734</text:p>
          </table:table-cell>
          <table:table-cell office:value-type="float" office:value="159.429995918274" calcext:value-type="float">
            <text:p>159.429995918274</text:p>
          </table:table-cell>
          <table:table-cell office:value-type="float" office:value="155.238634304567" calcext:value-type="float">
            <text:p>155.238634304567</text:p>
          </table:table-cell>
          <table:table-cell office:value-type="float" office:value="100.955557187398" calcext:value-type="float">
            <text:p>100.955557187398</text:p>
          </table:table-cell>
          <table:table-cell office:value-type="float" office:value="557.874185992973" calcext:value-type="float">
            <text:p>557.874185992973</text:p>
          </table:table-cell>
        </table:table-row>
        <table:table-row table:style-name="ro1">
          <table:table-cell/>
          <table:table-cell office:value-type="string" calcext:value-type="string">
            <text:p>Tunnbröd</text:p>
          </table:table-cell>
          <table:table-cell office:value-type="float" office:value="242.009997987747" calcext:value-type="float">
            <text:p>242.009997987747</text:p>
          </table:table-cell>
          <table:table-cell office:value-type="float" office:value="241.714285714286" calcext:value-type="float">
            <text:p>241.714285714286</text:p>
          </table:table-cell>
          <table:table-cell office:value-type="float" office:value="239.21999797821" calcext:value-type="float">
            <text:p>239.21999797821</text:p>
          </table:table-cell>
          <table:table-cell office:value-type="float" office:value="251.99999332428" calcext:value-type="float">
            <text:p>251.99999332428</text:p>
          </table:table-cell>
          <table:table-cell office:value-type="float" office:value="974.944275004523" calcext:value-type="float">
            <text:p>974.944275004523</text:p>
          </table:table-cell>
        </table:table-row>
        <table:table-row table:style-name="ro1">
          <table:table-cell/>
          <table:table-cell office:value-type="string" calcext:value-type="string">
            <text:p>Uncle Bob's Organic Dried Pears</text:p>
          </table:table-cell>
          <table:table-cell office:value-type="float" office:value="774.620689655172" calcext:value-type="float">
            <text:p>774.620689655172</text:p>
          </table:table-cell>
          <table:table-cell office:value-type="float" office:value="730.588235294118" calcext:value-type="float">
            <text:p>730.588235294118</text:p>
          </table:table-cell>
          <table:table-cell office:value-type="float" office:value="944.4" calcext:value-type="float">
            <text:p>944.4</text:p>
          </table:table-cell>
          <table:table-cell office:value-type="float" office:value="300" calcext:value-type="float">
            <text:p>300</text:p>
          </table:table-cell>
          <table:table-cell office:value-type="float" office:value="2749.60892494929" calcext:value-type="float">
            <text:p>2749.60892494929</text:p>
          </table:table-cell>
        </table:table-row>
        <table:table-row table:style-name="ro1">
          <table:table-cell/>
          <table:table-cell office:value-type="string" calcext:value-type="string">
            <text:p>Valkoinen suklaa</text:p>
          </table:table-cell>
          <table:table-cell office:value-type="float" office:value="351" calcext:value-type="float">
            <text:p>351</text:p>
          </table:table-cell>
          <table:table-cell office:value-type="float" office:value="297.916666666667" calcext:value-type="float">
            <text:p>297.916666666667</text:p>
          </table:table-cell>
          <table:table-cell office:value-type="float" office:value="445.25" calcext:value-type="float">
            <text:p>445.25</text:p>
          </table:table-cell>
          <table:table-cell office:value-type="float" office:value="195" calcext:value-type="float">
            <text:p>195</text:p>
          </table:table-cell>
          <table:table-cell office:value-type="float" office:value="1289.16666666667" calcext:value-type="float">
            <text:p>1289.16666666667</text:p>
          </table:table-cell>
        </table:table-row>
        <table:table-row table:style-name="ro1">
          <table:table-cell/>
          <table:table-cell office:value-type="string" calcext:value-type="string">
            <text:p>Vegie-spread</text:p>
          </table:table-cell>
          <table:table-cell office:value-type="float" office:value="1040.95882595287" calcext:value-type="float">
            <text:p>1040.95882595287</text:p>
          </table:table-cell>
          <table:table-cell office:value-type="float" office:value="1075.55003738403" calcext:value-type="float">
            <text:p>1075.55003738403</text:p>
          </table:table-cell>
          <table:table-cell office:value-type="float" office:value="1059.5857118879" calcext:value-type="float">
            <text:p>1059.5857118879</text:p>
          </table:table-cell>
          <table:table-cell office:value-type="float" office:value="956.4749584198" calcext:value-type="float">
            <text:p>956.4749584198</text:p>
          </table:table-cell>
          <table:table-cell office:value-type="float" office:value="4132.5695336446" calcext:value-type="float">
            <text:p>4132.5695336446</text:p>
          </table:table-cell>
        </table:table-row>
        <table:table-row table:style-name="ro1">
          <table:table-cell/>
          <table:table-cell office:value-type="string" calcext:value-type="string">
            <text:p>Wimmers gute Semmelknödel</text:p>
          </table:table-cell>
          <table:table-cell office:value-type="float" office:value="766.966669718424" calcext:value-type="float">
            <text:p>766.966669718424</text:p>
          </table:table-cell>
          <table:table-cell office:value-type="float" office:value="928.229166666667" calcext:value-type="float">
            <text:p>928.229166666667</text:p>
          </table:table-cell>
          <table:table-cell office:value-type="float" office:value="612.275003160749" calcext:value-type="float">
            <text:p>612.275003160749</text:p>
          </table:table-cell>
          <table:table-cell office:value-type="float" office:value="824.600011825562" calcext:value-type="float">
            <text:p>824.600011825562</text:p>
          </table:table-cell>
          <table:table-cell office:value-type="float" office:value="3132.0708513714" calcext:value-type="float">
            <text:p>3132.0708513714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Zaanse koeken</text:p>
          </table:table-cell>
          <table:table-cell table:style-name="ce17" office:value-type="float" office:value="207.55238035747" calcext:value-type="float">
            <text:p>207.55238035747</text:p>
          </table:table-cell>
          <table:table-cell table:style-name="ce20" office:value-type="float" office:value="209" calcext:value-type="float">
            <text:p>209</text:p>
          </table:table-cell>
          <table:table-cell table:style-name="ce20" office:value-type="float" office:value="212.79999926885" calcext:value-type="float">
            <text:p>212.79999926885</text:p>
          </table:table-cell>
          <table:table-cell table:style-name="ce27" office:value-type="float" office:value="121.599998474121" calcext:value-type="float">
            <text:p>121.599998474121</text:p>
          </table:table-cell>
          <table:table-cell table:style-name="ce35" office:value-type="float" office:value="750.952378100441" calcext:value-type="float">
            <text:p>750.952378100441</text:p>
          </table:table-cell>
        </table:table-row>
        <table:table-row table:style-name="ro1">
          <table:table-cell table:style-name="ce3" office:value-type="string" calcext:value-type="string">
            <text:p>Produce</text:p>
          </table:table-cell>
          <table:table-cell table:style-name="ce9" office:value-type="string" calcext:value-type="string">
            <text:p>Longlife Tofu</text:p>
          </table:table-cell>
          <table:table-cell table:style-name="ce18" office:value-type="float" office:value="197.384615384615" calcext:value-type="float">
            <text:p>197.384615384615</text:p>
          </table:table-cell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173" calcext:value-type="float">
            <text:p>173</text:p>
          </table:table-cell>
          <table:table-cell table:style-name="ce18" office:value-type="float" office:value="225.6" calcext:value-type="float">
            <text:p>225.6</text:p>
          </table:table-cell>
          <table:table-cell table:style-name="ce33" office:value-type="float" office:value="795.984615384615" calcext:value-type="float">
            <text:p>795.984615384615</text:p>
          </table:table-cell>
        </table:table-row>
        <table:table-row table:style-name="ro1">
          <table:table-cell/>
          <table:table-cell office:value-type="string" calcext:value-type="string">
            <text:p>Manjimup Dried Apples</text:p>
          </table:table-cell>
          <table:table-cell table:style-name="ce19" office:value-type="float" office:value="1147.2461620233" calcext:value-type="float">
            <text:p>1147.2461620233</text:p>
          </table:table-cell>
          <table:table-cell office:value-type="float" office:value="840.428571428572" calcext:value-type="float">
            <text:p>840.428571428572</text:p>
          </table:table-cell>
          <table:table-cell office:value-type="float" office:value="1371.86316158897" calcext:value-type="float">
            <text:p>1371.86316158897</text:p>
          </table:table-cell>
          <table:table-cell table:style-name="ce19" office:value-type="float" office:value="1151.86670811971" calcext:value-type="float">
            <text:p>1151.86670811971</text:p>
          </table:table-cell>
          <table:table-cell office:value-type="float" office:value="4511.40460316055" calcext:value-type="float">
            <text:p>4511.40460316055</text:p>
          </table:table-cell>
        </table:table-row>
        <table:table-row table:style-name="ro1">
          <table:table-cell/>
          <table:table-cell office:value-type="string" calcext:value-type="string">
            <text:p>NULL</text:p>
          </table:table-cell>
          <table:table-cell table:style-name="ce19" office:value-type="float" office:value="774.033824808457" calcext:value-type="float">
            <text:p>774.033824808457</text:p>
          </table:table-cell>
          <table:table-cell office:value-type="float" office:value="753.856971031012" calcext:value-type="float">
            <text:p>753.856971031012</text:p>
          </table:table-cell>
          <table:table-cell office:value-type="float" office:value="861.470894514625" calcext:value-type="float">
            <text:p>861.470894514625</text:p>
          </table:table-cell>
          <table:table-cell table:style-name="ce19" office:value-type="float" office:value="582.084634120648" calcext:value-type="float">
            <text:p>582.084634120648</text:p>
          </table:table-cell>
          <table:table-cell office:value-type="float" office:value="2971.44632447474" calcext:value-type="float">
            <text:p>2971.44632447474</text:p>
          </table:table-cell>
        </table:table-row>
        <table:table-row table:style-name="ro1">
          <table:table-cell/>
          <table:table-cell office:value-type="string" calcext:value-type="string">
            <text:p>Rössle Sauerkraut</text:p>
          </table:table-cell>
          <table:table-cell table:style-name="ce19" office:value-type="float" office:value="814.10908462062" calcext:value-type="float">
            <text:p>814.10908462062</text:p>
          </table:table-cell>
          <table:table-cell office:value-type="float" office:value="917.699969291687" calcext:value-type="float">
            <text:p>917.699969291687</text:p>
          </table:table-cell>
          <table:table-cell office:value-type="float" office:value="859.411754832548" calcext:value-type="float">
            <text:p>859.411754832548</text:p>
          </table:table-cell>
          <table:table-cell table:style-name="ce19" office:value-type="float" office:value="614.250025749207" calcext:value-type="float">
            <text:p>614.250025749207</text:p>
          </table:table-cell>
          <table:table-cell office:value-type="float" office:value="3205.47083449406" calcext:value-type="float">
            <text:p>3205.47083449406</text:p>
          </table:table-cell>
        </table:table-row>
        <table:table-row table:style-name="ro1">
          <table:table-cell/>
          <table:table-cell office:value-type="string" calcext:value-type="string">
            <text:p>Tofu</text:p>
          </table:table-cell>
          <table:table-cell table:style-name="ce19" office:value-type="float" office:value="392.290911934592" calcext:value-type="float">
            <text:p>392.290911934592</text:p>
          </table:table-cell>
          <table:table-cell office:value-type="float" office:value="244.125" calcext:value-type="float">
            <text:p>244.125</text:p>
          </table:table-cell>
          <table:table-cell office:value-type="float" office:value="437.410002009074" calcext:value-type="float">
            <text:p>437.410002009074</text:p>
          </table:table-cell>
          <table:table-cell table:style-name="ce19" office:value-type="float" office:value="316.200006484985" calcext:value-type="float">
            <text:p>316.200006484985</text:p>
          </table:table-cell>
          <table:table-cell office:value-type="float" office:value="1390.02592042865" calcext:value-type="float">
            <text:p>1390.02592042865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Uncle Bob's Organic Dried Pears</text:p>
          </table:table-cell>
          <table:table-cell table:style-name="ce20" office:value-type="float" office:value="774.620689655172" calcext:value-type="float">
            <text:p>774.620689655172</text:p>
          </table:table-cell>
          <table:table-cell table:style-name="ce20" office:value-type="float" office:value="730.588235294118" calcext:value-type="float">
            <text:p>730.588235294118</text:p>
          </table:table-cell>
          <table:table-cell table:style-name="ce20" office:value-type="float" office:value="944.4" calcext:value-type="float">
            <text:p>944.4</text:p>
          </table:table-cell>
          <table:table-cell table:style-name="ce20" office:value-type="float" office:value="300" calcext:value-type="float">
            <text:p>300</text:p>
          </table:table-cell>
          <table:table-cell table:style-name="ce35" office:value-type="float" office:value="2749.60892494929" calcext:value-type="float">
            <text:p>2749.60892494929</text:p>
          </table:table-cell>
        </table:table-row>
        <table:table-row table:style-name="ro1">
          <table:table-cell table:style-name="ce3" office:value-type="string" calcext:value-type="string">
            <text:p>Seafood</text:p>
          </table:table-cell>
          <table:table-cell table:style-name="ce9" office:value-type="string" calcext:value-type="string">
            <text:p>Boston Crab Meat</text:p>
          </table:table-cell>
          <table:table-cell table:style-name="ce15" office:value-type="float" office:value="464.592674232111" calcext:value-type="float">
            <text:p>464.592674232111</text:p>
          </table:table-cell>
          <table:table-cell table:style-name="ce18" office:value-type="float" office:value="557.519988441467" calcext:value-type="float">
            <text:p>557.519988441467</text:p>
          </table:table-cell>
          <table:table-cell table:style-name="ce18" office:value-type="float" office:value="418.971991920471" calcext:value-type="float">
            <text:p>418.971991920471</text:p>
          </table:table-cell>
          <table:table-cell table:style-name="ce25" office:value-type="float" office:value="499.799993515015" calcext:value-type="float">
            <text:p>499.799993515015</text:p>
          </table:table-cell>
          <table:table-cell table:style-name="ce33" office:value-type="float" office:value="1940.88464810906" calcext:value-type="float">
            <text:p>1940.88464810906</text:p>
          </table:table-cell>
        </table:table-row>
        <table:table-row table:style-name="ro1">
          <table:table-cell/>
          <table:table-cell office:value-type="string" calcext:value-type="string">
            <text:p>Carnarvon Tigers</text:p>
          </table:table-cell>
          <table:table-cell office:value-type="float" office:value="1184.72222222222" calcext:value-type="float">
            <text:p>1184.72222222222</text:p>
          </table:table-cell>
          <table:table-cell office:value-type="float" office:value="943.75" calcext:value-type="float">
            <text:p>943.75</text:p>
          </table:table-cell>
          <table:table-cell office:value-type="float" office:value="1437.5" calcext:value-type="float">
            <text:p>1437.5</text:p>
          </table:table-cell>
          <table:table-cell office:value-type="float" office:value="1060" calcext:value-type="float">
            <text:p>1060</text:p>
          </table:table-cell>
          <table:table-cell office:value-type="float" office:value="4625.97222222222" calcext:value-type="float">
            <text:p>4625.97222222222</text:p>
          </table:table-cell>
        </table:table-row>
        <table:table-row table:style-name="ro1">
          <table:table-cell/>
          <table:table-cell office:value-type="string" calcext:value-type="string">
            <text:p>Escargots de Bourgogne</text:p>
          </table:table-cell>
          <table:table-cell office:value-type="float" office:value="370.263892173767" calcext:value-type="float">
            <text:p>370.263892173767</text:p>
          </table:table-cell>
          <table:table-cell office:value-type="float" office:value="382.357142857143" calcext:value-type="float">
            <text:p>382.357142857143</text:p>
          </table:table-cell>
          <table:table-cell office:value-type="float" office:value="335.035714285714" calcext:value-type="float">
            <text:p>335.035714285714</text:p>
          </table:table-cell>
          <table:table-cell office:value-type="float" office:value="410.750014781952" calcext:value-type="float">
            <text:p>410.750014781952</text:p>
          </table:table-cell>
          <table:table-cell office:value-type="float" office:value="1498.40676409858" calcext:value-type="float">
            <text:p>1498.40676409858</text:p>
          </table:table-cell>
        </table:table-row>
        <table:table-row table:style-name="ro1">
          <table:table-cell/>
          <table:table-cell office:value-type="string" calcext:value-type="string">
            <text:p>Gravad lax</text:p>
          </table:table-cell>
          <table:table-cell office:value-type="float" office:value="507.86666170756" calcext:value-type="float">
            <text:p>507.86666170756</text:p>
          </table:table-cell>
          <table:table-cell office:value-type="float" office:value="884" calcext:value-type="float">
            <text:p>884</text:p>
          </table:table-cell>
          <table:table-cell office:value-type="float" office:value="337.999996185303" calcext:value-type="float">
            <text:p>337.999996185303</text:p>
          </table:table-cell>
          <table:table-cell office:value-type="float" office:value="301.599988937378" calcext:value-type="float">
            <text:p>301.599988937378</text:p>
          </table:table-cell>
          <table:table-cell office:value-type="float" office:value="2031.46664683024" calcext:value-type="float">
            <text:p>2031.46664683024</text:p>
          </table:table-cell>
        </table:table-row>
        <table:table-row table:style-name="ro1">
          <table:table-cell/>
          <table:table-cell office:value-type="string" calcext:value-type="string">
            <text:p>Ikura</text:p>
          </table:table-cell>
          <table:table-cell office:value-type="float" office:value="670.915148301558" calcext:value-type="float">
            <text:p>670.915148301558</text:p>
          </table:table-cell>
          <table:table-cell office:value-type="float" office:value="964.1" calcext:value-type="float">
            <text:p>964.1</text:p>
          </table:table-cell>
          <table:table-cell office:value-type="float" office:value="546.905260989541" calcext:value-type="float">
            <text:p>546.905260989541</text:p>
          </table:table-cell>
          <table:table-cell office:value-type="float" office:value="526.999983787537" calcext:value-type="float">
            <text:p>526.999983787537</text:p>
          </table:table-cell>
          <table:table-cell office:value-type="float" office:value="2708.92039307864" calcext:value-type="float">
            <text:p>2708.92039307864</text:p>
          </table:table-cell>
        </table:table-row>
        <table:table-row table:style-name="ro1">
          <table:table-cell/>
          <table:table-cell office:value-type="string" calcext:value-type="string">
            <text:p>Inlagd Sill</text:p>
          </table:table-cell>
          <table:table-cell office:value-type="float" office:value="469.116127814016" calcext:value-type="float">
            <text:p>469.116127814016</text:p>
          </table:table-cell>
          <table:table-cell office:value-type="float" office:value="555.75" calcext:value-type="float">
            <text:p>555.75</text:p>
          </table:table-cell>
          <table:table-cell office:value-type="float" office:value="477.533333269755" calcext:value-type="float">
            <text:p>477.533333269755</text:p>
          </table:table-cell>
          <table:table-cell office:value-type="float" office:value="366.699995398521" calcext:value-type="float">
            <text:p>366.699995398521</text:p>
          </table:table-cell>
          <table:table-cell office:value-type="float" office:value="1869.09945648229" calcext:value-type="float">
            <text:p>1869.09945648229</text:p>
          </table:table-cell>
        </table:table-row>
        <table:table-row table:style-name="ro1">
          <table:table-cell/>
          <table:table-cell office:value-type="string" calcext:value-type="string">
            <text:p>Jack's New England Clam Chowder</text:p>
          </table:table-cell>
          <table:table-cell office:value-type="float" office:value="193.576588549513" calcext:value-type="float">
            <text:p>193.576588549513</text:p>
          </table:table-cell>
          <table:table-cell office:value-type="float" office:value="170.483326594035" calcext:value-type="float">
            <text:p>170.483326594035</text:p>
          </table:table-cell>
          <table:table-cell office:value-type="float" office:value="245.314276422773" calcext:value-type="float">
            <text:p>245.314276422773</text:p>
          </table:table-cell>
          <table:table-cell office:value-type="float" office:value="109.724997282028" calcext:value-type="float">
            <text:p>109.724997282028</text:p>
          </table:table-cell>
          <table:table-cell office:value-type="float" office:value="719.099188848349" calcext:value-type="float">
            <text:p>719.099188848349</text:p>
          </table:table-cell>
        </table:table-row>
        <table:table-row table:style-name="ro1">
          <table:table-cell/>
          <table:table-cell office:value-type="string" calcext:value-type="string">
            <text:p>Konbu</text:p>
          </table:table-cell>
          <table:table-cell office:value-type="float" office:value="130.860000443459" calcext:value-type="float">
            <text:p>130.860000443459</text:p>
          </table:table-cell>
          <table:table-cell office:value-type="float" office:value="171.913043478261" calcext:value-type="float">
            <text:p>171.913043478261</text:p>
          </table:table-cell>
          <table:table-cell office:value-type="float" office:value="77.1272727792913" calcext:value-type="float">
            <text:p>77.1272727792913</text:p>
          </table:table-cell>
          <table:table-cell office:value-type="float" office:value="72.000002861023" calcext:value-type="float">
            <text:p>72.000002861023</text:p>
          </table:table-cell>
          <table:table-cell office:value-type="float" office:value="451.900319562034" calcext:value-type="float">
            <text:p>451.900319562034</text:p>
          </table:table-cell>
        </table:table-row>
        <table:table-row table:style-name="ro1">
          <table:table-cell/>
          <table:table-cell office:value-type="string" calcext:value-type="string">
            <text:p>Nord-Ost Matjeshering</text:p>
          </table:table-cell>
          <table:table-cell office:value-type="float" office:value="461.735622167587" calcext:value-type="float">
            <text:p>461.735622167587</text:p>
          </table:table-cell>
          <table:table-cell office:value-type="float" office:value="563.826653374566" calcext:value-type="float">
            <text:p>563.826653374566</text:p>
          </table:table-cell>
          <table:table-cell office:value-type="float" office:value="409.668744564056" calcext:value-type="float">
            <text:p>409.668744564056</text:p>
          </table:table-cell>
          <table:table-cell office:value-type="float" office:value="449.4857308524" calcext:value-type="float">
            <text:p>449.4857308524</text:p>
          </table:table-cell>
          <table:table-cell office:value-type="float" office:value="1884.71675095861" calcext:value-type="float">
            <text:p>1884.71675095861</text:p>
          </table:table-cell>
        </table:table-row>
        <table:table-row table:style-name="ro1">
          <table:table-cell/>
          <table:table-cell office:value-type="string" calcext:value-type="string">
            <text:p>NULL</text:p>
          </table:table-cell>
          <table:table-cell office:value-type="float" office:value="429.160876310233" calcext:value-type="float">
            <text:p>429.160876310233</text:p>
          </table:table-cell>
          <table:table-cell office:value-type="float" office:value="434.936068245343" calcext:value-type="float">
            <text:p>434.936068245343</text:p>
          </table:table-cell>
          <table:table-cell office:value-type="float" office:value="440.250922762317" calcext:value-type="float">
            <text:p>440.250922762317</text:p>
          </table:table-cell>
          <table:table-cell office:value-type="float" office:value="385.528572346483" calcext:value-type="float">
            <text:p>385.528572346483</text:p>
          </table:table-cell>
          <table:table-cell office:value-type="float" office:value="1689.87643966438" calcext:value-type="float">
            <text:p>1689.87643966438</text:p>
          </table:table-cell>
        </table:table-row>
        <table:table-row table:style-name="ro1">
          <table:table-cell/>
          <table:table-cell office:value-type="string" calcext:value-type="string">
            <text:p>Röd Kaviar</text:p>
          </table:table-cell>
          <table:table-cell office:value-type="float" office:value="300" calcext:value-type="float">
            <text:p>300</text:p>
          </table:table-cell>
          <table:table-cell office:value-type="float" office:value="90" calcext:value-type="float">
            <text:p>90</text:p>
          </table:table-cell>
          <table:table-cell office:value-type="float" office:value="338.181818181818" calcext:value-type="float">
            <text:p>338.181818181818</text:p>
          </table:table-cell>
          <table:table-cell office:value-type="float" office:value="300" calcext:value-type="float">
            <text:p>300</text:p>
          </table:table-cell>
          <table:table-cell office:value-type="float" office:value="1028.18181818182" calcext:value-type="float">
            <text:p>1028.18181818182</text:p>
          </table:table-cell>
        </table:table-row>
        <table:table-row table:style-name="ro1">
          <table:table-cell/>
          <table:table-cell office:value-type="string" calcext:value-type="string">
            <text:p>Rogede sild</text:p>
          </table:table-cell>
          <table:table-cell office:value-type="float" office:value="338.607142550605" calcext:value-type="float">
            <text:p>338.607142550605</text:p>
          </table:table-cell>
          <table:table-cell office:value-type="float" office:value="239.875" calcext:value-type="float">
            <text:p>239.875</text:p>
          </table:table-cell>
          <table:table-cell office:value-type="float" office:value="407.444444126553" calcext:value-type="float">
            <text:p>407.444444126553</text:p>
          </table:table-cell>
          <table:table-cell office:value-type="float" office:value="113.999998569489" calcext:value-type="float">
            <text:p>113.999998569489</text:p>
          </table:table-cell>
          <table:table-cell office:value-type="float" office:value="1099.92658524665" calcext:value-type="float">
            <text:p>1099.92658524665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Spegesild</text:p>
          </table:table-cell>
          <table:table-cell table:style-name="ce17" office:value-type="float" office:value="227.555558098687" calcext:value-type="float">
            <text:p>227.555558098687</text:p>
          </table:table-cell>
          <table:table-cell table:style-name="ce20" office:value-type="float" office:value="214.666666666667" calcext:value-type="float">
            <text:p>214.666666666667</text:p>
          </table:table-cell>
          <table:table-cell table:style-name="ce20" office:value-type="float" office:value="219.942858832223" calcext:value-type="float">
            <text:p>219.942858832223</text:p>
          </table:table-cell>
          <table:table-cell table:style-name="ce27" office:value-type="float" office:value="283.200011253357" calcext:value-type="float">
            <text:p>283.200011253357</text:p>
          </table:table-cell>
          <table:table-cell table:style-name="ce35" office:value-type="float" office:value="945.365094850934" calcext:value-type="float">
            <text:p>945.365094850934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2"/>
          <table:table-cell table:style-name="ce21" office:value-type="float" office:value="105579.932561159" calcext:value-type="float">
            <text:p>105579.932561159</text:p>
          </table:table-cell>
          <table:table-cell table:style-name="ce24" office:value-type="float" office:value="106693.710776075" calcext:value-type="float">
            <text:p>106693.710776075</text:p>
          </table:table-cell>
          <table:table-cell table:style-name="ce24" office:value-type="float" office:value="109400.682510666" calcext:value-type="float">
            <text:p>109400.682510666</text:p>
          </table:table-cell>
          <table:table-cell table:style-name="ce30" office:value-type="float" office:value="85204.167303239" calcext:value-type="float">
            <text:p>85204.167303239</text:p>
          </table:table-cell>
          <table:table-cell table:style-name="ce36" office:value-type="float" office:value="406878.493151139" calcext:value-type="float">
            <text:p>406878.493151139</text:p>
          </table:table-cell>
        </table:table-row>
      </table:table>
      <table:named-expressions/>
      <table:data-pilot-tables>
        <table:data-pilot-table table:name="DataPilot1" table:application-data="" table:target-range-address="'Pivot Table_sales_cube_1'.A1:'Pivot Table_sales_cube_1'.G166" table:buttons="'Pivot Table_sales_cube_1'.A2 'Pivot Table_sales_cube_1'.B2 'Pivot Table_sales_cube_1'.C1" table:show-filter-button="false" table:drill-down-on-double-click="false">
          <table:source-cell-range table:cell-range-address="sales_cube.A1:sales_cube.D64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rderYear" table:orientation="column" table:used-hierarchy="0" table:function="auto">
            <table:data-pilot-level table:show-empty="false" calcext:repeat-item-labels="false">
              <table:data-pilot-members>
                <table:data-pilot-member table:name="1996" table:display="true" table:show-details="true"/>
                <table:data-pilot-member table:name="1997" table:display="true" table:show-details="true"/>
                <table:data-pilot-member table:name="1998" table:display="true" table:show-details="true"/>
                <table:data-pilot-member table:name="NU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tegoryName" table:orientation="row" table:used-hierarchy="0" table:function="auto">
            <table:data-pilot-level table:show-empty="false" calcext:repeat-item-labels="false">
              <table:data-pilot-members>
                <table:data-pilot-member table:name="Beverages" table:display="true" table:show-details="true"/>
                <table:data-pilot-member table:name="Condiments" table:display="true" table:show-details="true"/>
                <table:data-pilot-member table:name="Confections" table:display="true" table:show-details="true"/>
                <table:data-pilot-member table:name="Dairy Products" table:display="true" table:show-details="true"/>
                <table:data-pilot-member table:name="Grains/Cereals" table:display="true" table:show-details="true"/>
                <table:data-pilot-member table:name="Meat/Poultry" table:display="true" table:show-details="true"/>
                <table:data-pilot-member table:name="NULL" table:display="true" table:show-details="true"/>
                <table:data-pilot-member table:name="Produce" table:display="true" table:show-details="true"/>
                <table:data-pilot-member table:name="Seafoo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ductName" table:orientation="row" table:used-hierarchy="0" table:function="auto">
            <table:data-pilot-level table:show-empty="false" calcext:repeat-item-labels="false">
              <table:data-pilot-members>
                <table:data-pilot-member table:name="Alice Mutton" table:display="true" table:show-details="true"/>
                <table:data-pilot-member table:name="Aniseed Syrup" table:display="true" table:show-details="true"/>
                <table:data-pilot-member table:name="Boston Crab Meat" table:display="true" table:show-details="true"/>
                <table:data-pilot-member table:name="Camembert Pierrot" table:display="true" table:show-details="true"/>
                <table:data-pilot-member table:name="Carnarvon Tigers" table:display="true" table:show-details="true"/>
                <table:data-pilot-member table:name="Chai" table:display="true" table:show-details="true"/>
                <table:data-pilot-member table:name="Chang" table:display="true" table:show-details="true"/>
                <table:data-pilot-member table:name="Chartreuse verte" table:display="true" table:show-details="true"/>
                <table:data-pilot-member table:name="Chef Anton's Cajun Seasoning" table:display="true" table:show-details="true"/>
                <table:data-pilot-member table:name="Chef Anton's Gumbo Mix" table:display="true" table:show-details="true"/>
                <table:data-pilot-member table:name="Chocolade" table:display="true" table:show-details="true"/>
                <table:data-pilot-member table:name="Côte de Blaye" table:display="true" table:show-details="true"/>
                <table:data-pilot-member table:name="Escargots de Bourgogne" table:display="true" table:show-details="true"/>
                <table:data-pilot-member table:name="Filo Mix" table:display="true" table:show-details="true"/>
                <table:data-pilot-member table:name="Flotemysost" table:display="true" table:show-details="true"/>
                <table:data-pilot-member table:name="Geitost" table:display="true" table:show-details="true"/>
                <table:data-pilot-member table:name="Genen Shouyu" table:display="true" table:show-details="true"/>
                <table:data-pilot-member table:name="Gnocchi di nonna Alice" table:display="true" table:show-details="true"/>
                <table:data-pilot-member table:name="Gorgonzola Telino" table:display="true" table:show-details="true"/>
                <table:data-pilot-member table:name="Grandma's Boysenberry Spread" table:display="true" table:show-details="true"/>
                <table:data-pilot-member table:name="Gravad lax" table:display="true" table:show-details="true"/>
                <table:data-pilot-member table:name="Guaraná Fantástica" table:display="true" table:show-details="true"/>
                <table:data-pilot-member table:name="Gudbrandsdalsost" table:display="true" table:show-details="true"/>
                <table:data-pilot-member table:name="Gula Malacca" table:display="true" table:show-details="true"/>
                <table:data-pilot-member table:name="Gumbär Gummibärchen" table:display="true" table:show-details="true"/>
                <table:data-pilot-member table:name="Gustaf's Knäckebröd" table:display="true" table:show-details="true"/>
                <table:data-pilot-member table:name="Ikura" table:display="true" table:show-details="true"/>
                <table:data-pilot-member table:name="Inlagd Sill" table:display="true" table:show-details="true"/>
                <table:data-pilot-member table:name="Ipoh Coffee" table:display="true" table:show-details="true"/>
                <table:data-pilot-member table:name="Jack's New England Clam Chowder" table:display="true" table:show-details="true"/>
                <table:data-pilot-member table:name="Konbu" table:display="true" table:show-details="true"/>
                <table:data-pilot-member table:name="Lakkalikööri" table:display="true" table:show-details="true"/>
                <table:data-pilot-member table:name="Laughing Lumberjack Lager" table:display="true" table:show-details="true"/>
                <table:data-pilot-member table:name="Longlife Tofu" table:display="true" table:show-details="true"/>
                <table:data-pilot-member table:name="Louisiana Fiery Hot Pepper Sauce" table:display="true" table:show-details="true"/>
                <table:data-pilot-member table:name="Louisiana Hot Spiced Okra" table:display="true" table:show-details="true"/>
                <table:data-pilot-member table:name="Manjimup Dried Apples" table:display="true" table:show-details="true"/>
                <table:data-pilot-member table:name="Mascarpone Fabioli" table:display="true" table:show-details="true"/>
                <table:data-pilot-member table:name="Maxilaku" table:display="true" table:show-details="true"/>
                <table:data-pilot-member table:name="Mishi Kobe Niku" table:display="true" table:show-details="true"/>
                <table:data-pilot-member table:name="Mozzarella di Giovanni" table:display="true" table:show-details="true"/>
                <table:data-pilot-member table:name="Nord-Ost Matjeshering" table:display="true" table:show-details="true"/>
                <table:data-pilot-member table:name="Northwoods Cranberry Sauce" table:display="true" table:show-details="true"/>
                <table:data-pilot-member table:name="NULL" table:display="true" table:show-details="true"/>
                <table:data-pilot-member table:name="NuNuCa Nuß-Nougat-Creme" table:display="true" table:show-details="true"/>
                <table:data-pilot-member table:name="Original Frankfurter grüne Soße" table:display="true" table:show-details="true"/>
                <table:data-pilot-member table:name="Outback Lager" table:display="true" table:show-details="true"/>
                <table:data-pilot-member table:name="Pâté chinois" table:display="true" table:show-details="true"/>
                <table:data-pilot-member table:name="Pavlova" table:display="true" table:show-details="true"/>
                <table:data-pilot-member table:name="Perth Pasties" table:display="true" table:show-details="true"/>
                <table:data-pilot-member table:name="Queso Cabrales" table:display="true" table:show-details="true"/>
                <table:data-pilot-member table:name="Queso Manchego La Pastora" table:display="true" table:show-details="true"/>
                <table:data-pilot-member table:name="Raclette Courdavault" table:display="true" table:show-details="true"/>
                <table:data-pilot-member table:name="Ravioli Angelo" table:display="true" table:show-details="true"/>
                <table:data-pilot-member table:name="Rhönbräu Klosterbier" table:display="true" table:show-details="true"/>
                <table:data-pilot-member table:name="Röd Kaviar" table:display="true" table:show-details="true"/>
                <table:data-pilot-member table:name="Rogede sild" table:display="true" table:show-details="true"/>
                <table:data-pilot-member table:name="Rössle Sauerkraut" table:display="true" table:show-details="true"/>
                <table:data-pilot-member table:name="Sasquatch Ale" table:display="true" table:show-details="true"/>
                <table:data-pilot-member table:name="Schoggi Schokolade" table:display="true" table:show-details="true"/>
                <table:data-pilot-member table:name="Scottish Longbreads" table:display="true" table:show-details="true"/>
                <table:data-pilot-member table:name="Singaporean Hokkien Fried Mee" table:display="true" table:show-details="true"/>
                <table:data-pilot-member table:name="Sir Rodney's Marmalade" table:display="true" table:show-details="true"/>
                <table:data-pilot-member table:name="Sir Rodney's Scones" table:display="true" table:show-details="true"/>
                <table:data-pilot-member table:name="Sirop d'érable" table:display="true" table:show-details="true"/>
                <table:data-pilot-member table:name="Spegesild" table:display="true" table:show-details="true"/>
                <table:data-pilot-member table:name="Steeleye Stout" table:display="true" table:show-details="true"/>
                <table:data-pilot-member table:name="Tarte au sucre" table:display="true" table:show-details="true"/>
                <table:data-pilot-member table:name="Teatime Chocolate Biscuits" table:display="true" table:show-details="true"/>
                <table:data-pilot-member table:name="Thüringer Rostbratwurst" table:display="true" table:show-details="true"/>
                <table:data-pilot-member table:name="Tofu" table:display="true" table:show-details="true"/>
                <table:data-pilot-member table:name="Tourtière" table:display="true" table:show-details="true"/>
                <table:data-pilot-member table:name="Tunnbröd" table:display="true" table:show-details="true"/>
                <table:data-pilot-member table:name="Uncle Bob's Organic Dried Pears" table:display="true" table:show-details="true"/>
                <table:data-pilot-member table:name="Valkoinen suklaa" table:display="true" table:show-details="true"/>
                <table:data-pilot-member table:name="Vegie-spread" table:display="true" table:show-details="true"/>
                <table:data-pilot-member table:name="Wimmers gute Semmelknödel" table:display="true" table:show-details="true"/>
                <table:data-pilot-member table:name="Zaanse koeke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verageSales" table:orientation="data" table:used-hierarchy="0" table:function="sum">
            <table:data-pilot-level table:show-empty="false" calcext:repeat-item-labels="false">
              <table:data-pilot-members>
                <table:data-pilot-member table:name="17" table:display="true" table:show-details="true"/>
                <table:data-pilot-member table:name="50.5" table:display="true" table:show-details="true"/>
                <table:data-pilot-member table:name="50.90625" table:display="true" table:show-details="true"/>
                <table:data-pilot-member table:name="51.7090895392678" table:display="true" table:show-details="true"/>
                <table:data-pilot-member table:name="53.546875" table:display="true" table:show-details="true"/>
                <table:data-pilot-member table:name="55.9999990463257" table:display="true" table:show-details="true"/>
                <table:data-pilot-member table:name="65.6666666666667" table:display="true" table:show-details="true"/>
                <table:data-pilot-member table:name="72.000002861023" table:display="true" table:show-details="true"/>
                <table:data-pilot-member table:name="77.1272727792913" table:display="true" table:show-details="true"/>
                <table:data-pilot-member table:name="80.0799993515015" table:display="true" table:show-details="true"/>
                <table:data-pilot-member table:name="88" table:display="true" table:show-details="true"/>
                <table:data-pilot-member table:name="88.4545454545455" table:display="true" table:show-details="true"/>
                <table:data-pilot-member table:name="89.5999984741211" table:display="true" table:show-details="true"/>
                <table:data-pilot-member table:name="90" table:display="true" table:show-details="true"/>
                <table:data-pilot-member table:name="92.4631571267781" table:display="true" table:show-details="true"/>
                <table:data-pilot-member table:name="93.7764700066809" table:display="true" table:show-details="true"/>
                <table:data-pilot-member table:name="100.799995422363" table:display="true" table:show-details="true"/>
                <table:data-pilot-member table:name="100.955557187398" table:display="true" table:show-details="true"/>
                <table:data-pilot-member table:name="102" table:display="true" table:show-details="true"/>
                <table:data-pilot-member table:name="106.285711015974" table:display="true" table:show-details="true"/>
                <table:data-pilot-member table:name="109.199995994568" table:display="true" table:show-details="true"/>
                <table:data-pilot-member table:name="109.724997282028" table:display="true" table:show-details="true"/>
                <table:data-pilot-member table:name="113.999998569489" table:display="true" table:show-details="true"/>
                <table:data-pilot-member table:name="116.682758347741" table:display="true" table:show-details="true"/>
                <table:data-pilot-member table:name="117" table:display="true" table:show-details="true"/>
                <table:data-pilot-member table:name="121.599998474121" table:display="true" table:show-details="true"/>
                <table:data-pilot-member table:name="130.860000443459" table:display="true" table:show-details="true"/>
                <table:data-pilot-member table:name="142.249998582734" table:display="true" table:show-details="true"/>
                <table:data-pilot-member table:name="142.799999777476" table:display="true" table:show-details="true"/>
                <table:data-pilot-member table:name="147.777777777778" table:display="true" table:show-details="true"/>
                <table:data-pilot-member table:name="152.94761807578" table:display="true" table:show-details="true"/>
                <table:data-pilot-member table:name="154.999995231628" table:display="true" table:show-details="true"/>
                <table:data-pilot-member table:name="155.238634304567" table:display="true" table:show-details="true"/>
                <table:data-pilot-member table:name="159.429995918274" table:display="true" table:show-details="true"/>
                <table:data-pilot-member table:name="166.25" table:display="true" table:show-details="true"/>
                <table:data-pilot-member table:name="166.472971916199" table:display="true" table:show-details="true"/>
                <table:data-pilot-member table:name="170.483326594035" table:display="true" table:show-details="true"/>
                <table:data-pilot-member table:name="171.913043478261" table:display="true" table:show-details="true"/>
                <table:data-pilot-member table:name="173" table:display="true" table:show-details="true"/>
                <table:data-pilot-member table:name="181.040004730225" table:display="true" table:show-details="true"/>
                <table:data-pilot-member table:name="185.672723423351" table:display="true" table:show-details="true"/>
                <table:data-pilot-member table:name="188.055433978205" table:display="true" table:show-details="true"/>
                <table:data-pilot-member table:name="190.711999435425" table:display="true" table:show-details="true"/>
                <table:data-pilot-member table:name="193.576588549513" table:display="true" table:show-details="true"/>
                <table:data-pilot-member table:name="195" table:display="true" table:show-details="true"/>
                <table:data-pilot-member table:name="197.384615384615" table:display="true" table:show-details="true"/>
                <table:data-pilot-member table:name="198.799996614456" table:display="true" table:show-details="true"/>
                <table:data-pilot-member table:name="200" table:display="true" table:show-details="true"/>
                <table:data-pilot-member table:name="201.599996566772" table:display="true" table:show-details="true"/>
                <table:data-pilot-member table:name="202.825003623962" table:display="true" table:show-details="true"/>
                <table:data-pilot-member table:name="207.55238035747" table:display="true" table:show-details="true"/>
                <table:data-pilot-member table:name="209" table:display="true" table:show-details="true"/>
                <table:data-pilot-member table:name="212.79999926885" table:display="true" table:show-details="true"/>
                <table:data-pilot-member table:name="214.666666666667" table:display="true" table:show-details="true"/>
                <table:data-pilot-member table:name="219.942858832223" table:display="true" table:show-details="true"/>
                <table:data-pilot-member table:name="224.196428571429" table:display="true" table:show-details="true"/>
                <table:data-pilot-member table:name="225.088887373606" table:display="true" table:show-details="true"/>
                <table:data-pilot-member table:name="225.6" table:display="true" table:show-details="true"/>
                <table:data-pilot-member table:name="227.5" table:display="true" table:show-details="true"/>
                <table:data-pilot-member table:name="227.555558098687" table:display="true" table:show-details="true"/>
                <table:data-pilot-member table:name="239.21999797821" table:display="true" table:show-details="true"/>
                <table:data-pilot-member table:name="239.875" table:display="true" table:show-details="true"/>
                <table:data-pilot-member table:name="240" table:display="true" table:show-details="true"/>
                <table:data-pilot-member table:name="241.714285714286" table:display="true" table:show-details="true"/>
                <table:data-pilot-member table:name="242.009997987747" table:display="true" table:show-details="true"/>
                <table:data-pilot-member table:name="244.125" table:display="true" table:show-details="true"/>
                <table:data-pilot-member table:name="245.314276422773" table:display="true" table:show-details="true"/>
                <table:data-pilot-member table:name="247.076923076923" table:display="true" table:show-details="true"/>
                <table:data-pilot-member table:name="247.217391304348" table:display="true" table:show-details="true"/>
                <table:data-pilot-member table:name="248" table:display="true" table:show-details="true"/>
                <table:data-pilot-member table:name="251.428571428571" table:display="true" table:show-details="true"/>
                <table:data-pilot-member table:name="251.99999332428" table:display="true" table:show-details="true"/>
                <table:data-pilot-member table:name="254.868418743736" table:display="true" table:show-details="true"/>
                <table:data-pilot-member table:name="256.199999904633" table:display="true" table:show-details="true"/>
                <table:data-pilot-member table:name="256.533333333333" table:display="true" table:show-details="true"/>
                <table:data-pilot-member table:name="256.666666666667" table:display="true" table:show-details="true"/>
                <table:data-pilot-member table:name="257.124997297923" table:display="true" table:show-details="true"/>
                <table:data-pilot-member table:name="260.630010223389" table:display="true" table:show-details="true"/>
                <table:data-pilot-member table:name="267.428571428571" table:display="true" table:show-details="true"/>
                <table:data-pilot-member table:name="270" table:display="true" table:show-details="true"/>
                <table:data-pilot-member table:name="275.367647058824" table:display="true" table:show-details="true"/>
                <table:data-pilot-member table:name="279.999998688698" table:display="true" table:show-details="true"/>
                <table:data-pilot-member table:name="282.5" table:display="true" table:show-details="true"/>
                <table:data-pilot-member table:name="283.200011253357" table:display="true" table:show-details="true"/>
                <table:data-pilot-member table:name="285.18750166893" table:display="true" table:show-details="true"/>
                <table:data-pilot-member table:name="288.149996757507" table:display="true" table:show-details="true"/>
                <table:data-pilot-member table:name="291" table:display="true" table:show-details="true"/>
                <table:data-pilot-member table:name="294.153846153846" table:display="true" table:show-details="true"/>
                <table:data-pilot-member table:name="297.916666666667" table:display="true" table:show-details="true"/>
                <table:data-pilot-member table:name="299.999992052714" table:display="true" table:show-details="true"/>
                <table:data-pilot-member table:name="300" table:display="true" table:show-details="true"/>
                <table:data-pilot-member table:name="300.342849186489" table:display="true" table:show-details="true"/>
                <table:data-pilot-member table:name="301.599988937378" table:display="true" table:show-details="true"/>
                <table:data-pilot-member table:name="302.249998410543" table:display="true" table:show-details="true"/>
                <table:data-pilot-member table:name="304.811760958503" table:display="true" table:show-details="true"/>
                <table:data-pilot-member table:name="308.461538461538" table:display="true" table:show-details="true"/>
                <table:data-pilot-member table:name="309.375" table:display="true" table:show-details="true"/>
                <table:data-pilot-member table:name="311.079999192556" table:display="true" table:show-details="true"/>
                <table:data-pilot-member table:name="316.200006484985" table:display="true" table:show-details="true"/>
                <table:data-pilot-member table:name="317.107843137255" table:display="true" table:show-details="true"/>
                <table:data-pilot-member table:name="319.090909090909" table:display="true" table:show-details="true"/>
                <table:data-pilot-member table:name="319.2" table:display="true" table:show-details="true"/>
                <table:data-pilot-member table:name="321.066664377848" table:display="true" table:show-details="true"/>
                <table:data-pilot-member table:name="325.111111111111" table:display="true" table:show-details="true"/>
                <table:data-pilot-member table:name="325.499985218048" table:display="true" table:show-details="true"/>
                <table:data-pilot-member table:name="330.974998831749" table:display="true" table:show-details="true"/>
                <table:data-pilot-member table:name="335.035714285714" table:display="true" table:show-details="true"/>
                <table:data-pilot-member table:name="337.999996185303" table:display="true" table:show-details="true"/>
                <table:data-pilot-member table:name="338.181818181818" table:display="true" table:show-details="true"/>
                <table:data-pilot-member table:name="338.537932034196" table:display="true" table:show-details="true"/>
                <table:data-pilot-member table:name="338.607142550605" table:display="true" table:show-details="true"/>
                <table:data-pilot-member table:name="339.469568003779" table:display="true" table:show-details="true"/>
                <table:data-pilot-member table:name="341.538461538462" table:display="true" table:show-details="true"/>
                <table:data-pilot-member table:name="345.800008455912" table:display="true" table:show-details="true"/>
                <table:data-pilot-member table:name="345.882352941176" table:display="true" table:show-details="true"/>
                <table:data-pilot-member table:name="350.833320617676" table:display="true" table:show-details="true"/>
                <table:data-pilot-member table:name="351" table:display="true" table:show-details="true"/>
                <table:data-pilot-member table:name="351.473682754918" table:display="true" table:show-details="true"/>
                <table:data-pilot-member table:name="353.599996294294" table:display="true" table:show-details="true"/>
                <table:data-pilot-member table:name="360" table:display="true" table:show-details="true"/>
                <table:data-pilot-member table:name="360.8" table:display="true" table:show-details="true"/>
                <table:data-pilot-member table:name="362.879985046387" table:display="true" table:show-details="true"/>
                <table:data-pilot-member table:name="364.153846153846" table:display="true" table:show-details="true"/>
                <table:data-pilot-member table:name="364.799995422363" table:display="true" table:show-details="true"/>
                <table:data-pilot-member table:name="365.842101247687" table:display="true" table:show-details="true"/>
                <table:data-pilot-member table:name="366.074997544289" table:display="true" table:show-details="true"/>
                <table:data-pilot-member table:name="366.699995398521" table:display="true" table:show-details="true"/>
                <table:data-pilot-member table:name="370.263892173767" table:display="true" table:show-details="true"/>
                <table:data-pilot-member table:name="375.374998688698" table:display="true" table:show-details="true"/>
                <table:data-pilot-member table:name="375.726314042744" table:display="true" table:show-details="true"/>
                <table:data-pilot-member table:name="375.875" table:display="true" table:show-details="true"/>
                <table:data-pilot-member table:name="376.640008163452" table:display="true" table:show-details="true"/>
                <table:data-pilot-member table:name="379.107690957876" table:display="true" table:show-details="true"/>
                <table:data-pilot-member table:name="382.357142857143" table:display="true" table:show-details="true"/>
                <table:data-pilot-member table:name="383.5" table:display="true" table:show-details="true"/>
                <table:data-pilot-member table:name="385.528572346483" table:display="true" table:show-details="true"/>
                <table:data-pilot-member table:name="388.5" table:display="true" table:show-details="true"/>
                <table:data-pilot-member table:name="390.277777777778" table:display="true" table:show-details="true"/>
                <table:data-pilot-member table:name="392.290911934592" table:display="true" table:show-details="true"/>
                <table:data-pilot-member table:name="403.799996005164" table:display="true" table:show-details="true"/>
                <table:data-pilot-member table:name="405.663156007466" table:display="true" table:show-details="true"/>
                <table:data-pilot-member table:name="407.444444126553" table:display="true" table:show-details="true"/>
                <table:data-pilot-member table:name="408.000011444092" table:display="true" table:show-details="true"/>
                <table:data-pilot-member table:name="408.109109011563" table:display="true" table:show-details="true"/>
                <table:data-pilot-member table:name="409.668744564056" table:display="true" table:show-details="true"/>
                <table:data-pilot-member table:name="410.750014781952" table:display="true" table:show-details="true"/>
                <table:data-pilot-member table:name="416.914280482701" table:display="true" table:show-details="true"/>
                <table:data-pilot-member table:name="417.553589684623" table:display="true" table:show-details="true"/>
                <table:data-pilot-member table:name="418" table:display="true" table:show-details="true"/>
                <table:data-pilot-member table:name="418.971991920471" table:display="true" table:show-details="true"/>
                <table:data-pilot-member table:name="421.799998261712" table:display="true" table:show-details="true"/>
                <table:data-pilot-member table:name="422.222220367855" table:display="true" table:show-details="true"/>
                <table:data-pilot-member table:name="427.25001153079" table:display="true" table:show-details="true"/>
                <table:data-pilot-member table:name="429.160876310233" table:display="true" table:show-details="true"/>
                <table:data-pilot-member table:name="429.39999461174" table:display="true" table:show-details="true"/>
                <table:data-pilot-member table:name="430.204768044608" table:display="true" table:show-details="true"/>
                <table:data-pilot-member table:name="430.615382267879" table:display="true" table:show-details="true"/>
                <table:data-pilot-member table:name="434.936068245343" table:display="true" table:show-details="true"/>
                <table:data-pilot-member table:name="436.001172398412" table:display="true" table:show-details="true"/>
                <table:data-pilot-member table:name="437.410002009074" table:display="true" table:show-details="true"/>
                <table:data-pilot-member table:name="438.359996032715" table:display="true" table:show-details="true"/>
                <table:data-pilot-member table:name="438.508343060811" table:display="true" table:show-details="true"/>
                <table:data-pilot-member table:name="439.875007629395" table:display="true" table:show-details="true"/>
                <table:data-pilot-member table:name="440.250922762317" table:display="true" table:show-details="true"/>
                <table:data-pilot-member table:name="443.733339945475" table:display="true" table:show-details="true"/>
                <table:data-pilot-member table:name="445.25" table:display="true" table:show-details="true"/>
                <table:data-pilot-member table:name="448.875" table:display="true" table:show-details="true"/>
                <table:data-pilot-member table:name="449.4857308524" table:display="true" table:show-details="true"/>
                <table:data-pilot-member table:name="452.380952380952" table:display="true" table:show-details="true"/>
                <table:data-pilot-member table:name="456.468732237816" table:display="true" table:show-details="true"/>
                <table:data-pilot-member table:name="461.735622167587" table:display="true" table:show-details="true"/>
                <table:data-pilot-member table:name="464.592674232111" table:display="true" table:show-details="true"/>
                <table:data-pilot-member table:name="469.116127814016" table:display="true" table:show-details="true"/>
                <table:data-pilot-member table:name="471.240002346039" table:display="true" table:show-details="true"/>
                <table:data-pilot-member table:name="472.136678822835" table:display="true" table:show-details="true"/>
                <table:data-pilot-member table:name="477.533333269755" table:display="true" table:show-details="true"/>
                <table:data-pilot-member table:name="478.799987316132" table:display="true" table:show-details="true"/>
                <table:data-pilot-member table:name="480" table:display="true" table:show-details="true"/>
                <table:data-pilot-member table:name="482.066665649414" table:display="true" table:show-details="true"/>
                <table:data-pilot-member table:name="486.724651497854" table:display="true" table:show-details="true"/>
                <table:data-pilot-member table:name="488" table:display="true" table:show-details="true"/>
                <table:data-pilot-member table:name="490.681451612903" table:display="true" table:show-details="true"/>
                <table:data-pilot-member table:name="497.059531620571" table:display="true" table:show-details="true"/>
                <table:data-pilot-member table:name="498.930762413221" table:display="true" table:show-details="true"/>
                <table:data-pilot-member table:name="499.799993515015" table:display="true" table:show-details="true"/>
                <table:data-pilot-member table:name="500.39998626709" table:display="true" table:show-details="true"/>
                <table:data-pilot-member table:name="507.86666170756" table:display="true" table:show-details="true"/>
                <table:data-pilot-member table:name="510.103919048756" table:display="true" table:show-details="true"/>
                <table:data-pilot-member table:name="513.912244516976" table:display="true" table:show-details="true"/>
                <table:data-pilot-member table:name="515.625" table:display="true" table:show-details="true"/>
                <table:data-pilot-member table:name="515.666674931844" table:display="true" table:show-details="true"/>
                <table:data-pilot-member table:name="516.599999019078" table:display="true" table:show-details="true"/>
                <table:data-pilot-member table:name="526.36458185867" table:display="true" table:show-details="true"/>
                <table:data-pilot-member table:name="526.999983787537" table:display="true" table:show-details="true"/>
                <table:data-pilot-member table:name="530.236828145867" table:display="true" table:show-details="true"/>
                <table:data-pilot-member table:name="534.094923649804" table:display="true" table:show-details="true"/>
                <table:data-pilot-member table:name="534.75" table:display="true" table:show-details="true"/>
                <table:data-pilot-member table:name="536.318181818182" table:display="true" table:show-details="true"/>
                <table:data-pilot-member table:name="536.399985790253" table:display="true" table:show-details="true"/>
                <table:data-pilot-member table:name="537.230769230769" table:display="true" table:show-details="true"/>
                <table:data-pilot-member table:name="542.5" table:display="true" table:show-details="true"/>
                <table:data-pilot-member table:name="546.905260989541" table:display="true" table:show-details="true"/>
                <table:data-pilot-member table:name="548.25" table:display="true" table:show-details="true"/>
                <table:data-pilot-member table:name="549.888868119982" table:display="true" table:show-details="true"/>
                <table:data-pilot-member table:name="550.812347035349" table:display="true" table:show-details="true"/>
                <table:data-pilot-member table:name="555.75" table:display="true" table:show-details="true"/>
                <table:data-pilot-member table:name="557.519988441467" table:display="true" table:show-details="true"/>
                <table:data-pilot-member table:name="558.545454545455" table:display="true" table:show-details="true"/>
                <table:data-pilot-member table:name="558.692292433519" table:display="true" table:show-details="true"/>
                <table:data-pilot-member table:name="558.761731728212" table:display="true" table:show-details="true"/>
                <table:data-pilot-member table:name="561.151249500421" table:display="true" table:show-details="true"/>
                <table:data-pilot-member table:name="561.900010585785" table:display="true" table:show-details="true"/>
                <table:data-pilot-member table:name="563.00943104726" table:display="true" table:show-details="true"/>
                <table:data-pilot-member table:name="563.657127925328" table:display="true" table:show-details="true"/>
                <table:data-pilot-member table:name="563.826653374566" table:display="true" table:show-details="true"/>
                <table:data-pilot-member table:name="571.666666666667" table:display="true" table:show-details="true"/>
                <table:data-pilot-member table:name="573.760000610352" table:display="true" table:show-details="true"/>
                <table:data-pilot-member table:name="576.066189488911" table:display="true" table:show-details="true"/>
                <table:data-pilot-member table:name="576.914201937224" table:display="true" table:show-details="true"/>
                <table:data-pilot-member table:name="580.115006446838" table:display="true" table:show-details="true"/>
                <table:data-pilot-member table:name="582.084634120648" table:display="true" table:show-details="true"/>
                <table:data-pilot-member table:name="591.272737676447" table:display="true" table:show-details="true"/>
                <table:data-pilot-member table:name="608" table:display="true" table:show-details="true"/>
                <table:data-pilot-member table:name="611.413334655762" table:display="true" table:show-details="true"/>
                <table:data-pilot-member table:name="612.083333333333" table:display="true" table:show-details="true"/>
                <table:data-pilot-member table:name="612.275003160749" table:display="true" table:show-details="true"/>
                <table:data-pilot-member table:name="614.250025749207" table:display="true" table:show-details="true"/>
                <table:data-pilot-member table:name="621.707978741193" table:display="true" table:show-details="true"/>
                <table:data-pilot-member table:name="627.2" table:display="true" table:show-details="true"/>
                <table:data-pilot-member table:name="627.409091935916" table:display="true" table:show-details="true"/>
                <table:data-pilot-member table:name="628.519067490128" table:display="true" table:show-details="true"/>
                <table:data-pilot-member table:name="651.899984836578" table:display="true" table:show-details="true"/>
                <table:data-pilot-member table:name="670.915148301558" table:display="true" table:show-details="true"/>
                <table:data-pilot-member table:name="672" table:display="true" table:show-details="true"/>
                <table:data-pilot-member table:name="672.965614974499" table:display="true" table:show-details="true"/>
                <table:data-pilot-member table:name="677.336825922916" table:display="true" table:show-details="true"/>
                <table:data-pilot-member table:name="679.84274906567" table:display="true" table:show-details="true"/>
                <table:data-pilot-member table:name="680.828570512625" table:display="true" table:show-details="true"/>
                <table:data-pilot-member table:name="684.949995835622" table:display="true" table:show-details="true"/>
                <table:data-pilot-member table:name="686.695354633644" table:display="true" table:show-details="true"/>
                <table:data-pilot-member table:name="690.758973268362" table:display="true" table:show-details="true"/>
                <table:data-pilot-member table:name="698.25" table:display="true" table:show-details="true"/>
                <table:data-pilot-member table:name="701.999969482422" table:display="true" table:show-details="true"/>
                <table:data-pilot-member table:name="709.225123999142" table:display="true" table:show-details="true"/>
                <table:data-pilot-member table:name="717.006665039062" table:display="true" table:show-details="true"/>
                <table:data-pilot-member table:name="717.786660766602" table:display="true" table:show-details="true"/>
                <table:data-pilot-member table:name="729.600028991699" table:display="true" table:show-details="true"/>
                <table:data-pilot-member table:name="730.588235294118" table:display="true" table:show-details="true"/>
                <table:data-pilot-member table:name="732.169989267985" table:display="true" table:show-details="true"/>
                <table:data-pilot-member table:name="734.962483167648" table:display="true" table:show-details="true"/>
                <table:data-pilot-member table:name="735.3" table:display="true" table:show-details="true"/>
                <table:data-pilot-member table:name="744.8" table:display="true" table:show-details="true"/>
                <table:data-pilot-member table:name="746.266650305854" table:display="true" table:show-details="true"/>
                <table:data-pilot-member table:name="753.856971031012" table:display="true" table:show-details="true"/>
                <table:data-pilot-member table:name="766.966669718424" table:display="true" table:show-details="true"/>
                <table:data-pilot-member table:name="769.363636363636" table:display="true" table:show-details="true"/>
                <table:data-pilot-member table:name="774.033824808457" table:display="true" table:show-details="true"/>
                <table:data-pilot-member table:name="774.620689655172" table:display="true" table:show-details="true"/>
                <table:data-pilot-member table:name="777.818181818182" table:display="true" table:show-details="true"/>
                <table:data-pilot-member table:name="784.103221031927" table:display="true" table:show-details="true"/>
                <table:data-pilot-member table:name="786.666666666667" table:display="true" table:show-details="true"/>
                <table:data-pilot-member table:name="789.742880140032" table:display="true" table:show-details="true"/>
                <table:data-pilot-member table:name="800.625014305115" table:display="true" table:show-details="true"/>
                <table:data-pilot-member table:name="803.921357793715" table:display="true" table:show-details="true"/>
                <table:data-pilot-member table:name="810.715376927302" table:display="true" table:show-details="true"/>
                <table:data-pilot-member table:name="814.10908462062" table:display="true" table:show-details="true"/>
                <table:data-pilot-member table:name="814.825" table:display="true" table:show-details="true"/>
                <table:data-pilot-member table:name="818.708122382293" table:display="true" table:show-details="true"/>
                <table:data-pilot-member table:name="824.600011825562" table:display="true" table:show-details="true"/>
                <table:data-pilot-member table:name="834.133316040039" table:display="true" table:show-details="true"/>
                <table:data-pilot-member table:name="840.428571428572" table:display="true" table:show-details="true"/>
                <table:data-pilot-member table:name="841.999998092651" table:display="true" table:show-details="true"/>
                <table:data-pilot-member table:name="859.411754832548" table:display="true" table:show-details="true"/>
                <table:data-pilot-member table:name="861.470894514625" table:display="true" table:show-details="true"/>
                <table:data-pilot-member table:name="884" table:display="true" table:show-details="true"/>
                <table:data-pilot-member table:name="895.454580133612" table:display="true" table:show-details="true"/>
                <table:data-pilot-member table:name="895.685709544591" table:display="true" table:show-details="true"/>
                <table:data-pilot-member table:name="902.423997116089" table:display="true" table:show-details="true"/>
                <table:data-pilot-member table:name="912" table:display="true" table:show-details="true"/>
                <table:data-pilot-member table:name="912.600022315979" table:display="true" table:show-details="true"/>
                <table:data-pilot-member table:name="914.9091165716" table:display="true" table:show-details="true"/>
                <table:data-pilot-member table:name="917.699969291687" table:display="true" table:show-details="true"/>
                <table:data-pilot-member table:name="919.057142121451" table:display="true" table:show-details="true"/>
                <table:data-pilot-member table:name="928.229166666667" table:display="true" table:show-details="true"/>
                <table:data-pilot-member table:name="943.75" table:display="true" table:show-details="true"/>
                <table:data-pilot-member table:name="944.4" table:display="true" table:show-details="true"/>
                <table:data-pilot-member table:name="951.166699727376" table:display="true" table:show-details="true"/>
                <table:data-pilot-member table:name="956.4749584198" table:display="true" table:show-details="true"/>
                <table:data-pilot-member table:name="958.978385409793" table:display="true" table:show-details="true"/>
                <table:data-pilot-member table:name="964.1" table:display="true" table:show-details="true"/>
                <table:data-pilot-member table:name="969.894736842105" table:display="true" table:show-details="true"/>
                <table:data-pilot-member table:name="972" table:display="true" table:show-details="true"/>
                <table:data-pilot-member table:name="973.567003424962" table:display="true" table:show-details="true"/>
                <table:data-pilot-member table:name="986.000007330203" table:display="true" table:show-details="true"/>
                <table:data-pilot-member table:name="995.999984741211" table:display="true" table:show-details="true"/>
                <table:data-pilot-member table:name="1016.4" table:display="true" table:show-details="true"/>
                <table:data-pilot-member table:name="1029.99306928216" table:display="true" table:show-details="true"/>
                <table:data-pilot-member table:name="1030.61817654696" table:display="true" table:show-details="true"/>
                <table:data-pilot-member table:name="1037.80952816918" table:display="true" table:show-details="true"/>
                <table:data-pilot-member table:name="1038.08124995232" table:display="true" table:show-details="true"/>
                <table:data-pilot-member table:name="1040.95882595287" table:display="true" table:show-details="true"/>
                <table:data-pilot-member table:name="1047.12727009166" table:display="true" table:show-details="true"/>
                <table:data-pilot-member table:name="1053.17575431593" table:display="true" table:show-details="true"/>
                <table:data-pilot-member table:name="1058.46153846154" table:display="true" table:show-details="true"/>
                <table:data-pilot-member table:name="1059.5857118879" table:display="true" table:show-details="true"/>
                <table:data-pilot-member table:name="1060" table:display="true" table:show-details="true"/>
                <table:data-pilot-member table:name="1075.55003738403" table:display="true" table:show-details="true"/>
                <table:data-pilot-member table:name="1095.46667120192" table:display="true" table:show-details="true"/>
                <table:data-pilot-member table:name="1147.2461620233" table:display="true" table:show-details="true"/>
                <table:data-pilot-member table:name="1151.86670811971" table:display="true" table:show-details="true"/>
                <table:data-pilot-member table:name="1153.61998214722" table:display="true" table:show-details="true"/>
                <table:data-pilot-member table:name="1184.72222222222" table:display="true" table:show-details="true"/>
                <table:data-pilot-member table:name="1223.12903225806" table:display="true" table:show-details="true"/>
                <table:data-pilot-member table:name="1250" table:display="true" table:show-details="true"/>
                <table:data-pilot-member table:name="1264.85714203971" table:display="true" table:show-details="true"/>
                <table:data-pilot-member table:name="1284.42857142857" table:display="true" table:show-details="true"/>
                <table:data-pilot-member table:name="1310.33848150917" table:display="true" table:show-details="true"/>
                <table:data-pilot-member table:name="1371.86316158897" table:display="true" table:show-details="true"/>
                <table:data-pilot-member table:name="1373.76006469727" table:display="true" table:show-details="true"/>
                <table:data-pilot-member table:name="1412.88888888889" table:display="true" table:show-details="true"/>
                <table:data-pilot-member table:name="1437.5" table:display="true" table:show-details="true"/>
                <table:data-pilot-member table:name="1477.2375202179" table:display="true" table:show-details="true"/>
                <table:data-pilot-member table:name="1692.38892025418" table:display="true" table:show-details="true"/>
                <table:data-pilot-member table:name="1739.57142857143" table:display="true" table:show-details="true"/>
                <table:data-pilot-member table:name="1765.39999389648" table:display="true" table:show-details="true"/>
                <table:data-pilot-member table:name="1944" table:display="true" table:show-details="true"/>
                <table:data-pilot-member table:name="2133.99999237061" table:display="true" table:show-details="true"/>
                <table:data-pilot-member table:name="2170.38461538462" table:display="true" table:show-details="true"/>
                <table:data-pilot-member table:name="2240" table:display="true" table:show-details="true"/>
                <table:data-pilot-member table:name="2412.94534810384" table:display="true" table:show-details="true"/>
                <table:data-pilot-member table:name="2741.76251602173" table:display="true" table:show-details="true"/>
                <table:data-pilot-member table:name="2743.50006103516" table:display="true" table:show-details="true"/>
                <table:data-pilot-member table:name="3936.52202911377" table:display="true" table:show-details="true"/>
                <table:data-pilot-member table:name="5196.22003936768" table:display="true" table:show-details="true"/>
                <table:data-pilot-member table:name="5902.40008544922" table:display="true" table:show-details="true"/>
                <table:data-pilot-member table:name="6249.34170087179" table:display="true" table:show-details="true"/>
                <table:data-pilot-member table:name="7612.2222222222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8T17:39:49.502489978</dc:date>
    <meta:editing-duration>PT2M42S</meta:editing-duration>
    <meta:editing-cycles>2</meta:editing-cycles>
    <meta:generator>LibreOffice/7.3.7.2$Linux_X86_64 LibreOffice_project/30$Build-2</meta:generator>
    <meta:document-statistic meta:table-count="2" meta:cell-count="357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fill-color="#004586"/>
    </style:style>
    <style:style style:name="ch13" style:family="chart">
      <style:graphic-properties draw:fill-color="#ff420e"/>
    </style:style>
    <style:style style:name="ch14" style:family="chart">
      <style:graphic-properties draw:fill-color="#ffd320"/>
    </style:style>
    <style:style style:name="ch15" style:family="chart">
      <style:graphic-properties draw:fill-color="#579d1c"/>
    </style:style>
    <style:style style:name="ch16" style:family="chart">
      <style:graphic-properties draw:fill-color="#7e0021"/>
    </style:style>
    <style:style style:name="ch17" style:family="chart">
      <style:graphic-properties draw:fill-color="#83caff"/>
    </style:style>
    <style:style style:name="ch18" style:family="chart">
      <style:graphic-properties draw:fill-color="#314004"/>
    </style:style>
    <style:style style:name="ch19" style:family="chart">
      <style:graphic-properties draw:fill-color="#aecf00"/>
    </style:style>
    <style:style style:name="ch20" style:family="chart">
      <style:graphic-properties draw:fill-color="#4b1f6f"/>
    </style:style>
    <style:style style:name="ch21" style:family="chart">
      <style:graphic-properties draw:fill-color="#ff950e"/>
    </style:style>
    <style:style style:name="ch22" style:family="chart">
      <style:graphic-properties draw:fill-color="#c5000b"/>
    </style:style>
    <style:style style:name="ch23" style:family="chart">
      <style:graphic-properties draw:fill-color="#0084d1"/>
    </style:style>
    <style:style style:name="ch24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25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26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38.266cm" svg:height="14.663cm" xlink:href=".." xlink:type="simple" loext:data-pilot-source="DataPilot1" chart:class="chart:circle" chart:style-name="ch1">
        <chart:title svg:x="15.254cm" svg:y="0.716cm" chart:style-name="ch2">
          <text:p>Average Sales by Category and Year</text:p>
        </chart:title>
        <chart:subtitle svg:x="17.303cm" svg:y="1.501cm" chart:style-name="ch3">
          <text:p>AverageSales_chart</text:p>
        </chart:subtitle>
        <chart:legend chart:legend-position="end" svg:x="-21.126cm" svg:y="1.152cm" style:legend-expansion="high" chart:style-name="ch4"/>
        <chart:plot-area chart:style-name="ch5" table:cell-range-address="PivotChart" chart:data-source-has-labels="column" svg:x="0cm" svg:y="0cm" svg:width="0cm" svg:height="0cm">
          <chart:coordinate-region svg:x="0cm" svg:y="0cm" svg:width="0cm" svg:height="0cm"/>
          <chart:axis chart:dimension="x" chart:name="primary-x" chart:style-name="ch6" chartooo:axis-type="auto">
            <chartooo:date-scale/>
            <chart:title svg:x="0cm" svg:y="0cm" chart:style-name="ch7">
              <text:p>OrderYear</text:p>
            </chart:title>
            <chart:categories table:cell-range-address="PT@categories"/>
            <chart:grid chart:style-name="ch8" chart:class="major"/>
          </chart:axis>
          <chart:axis chart:dimension="y" chart:name="primary-y" chart:style-name="ch9">
            <chart:title svg:x="0cm" svg:y="0cm" chart:style-name="ch10">
              <text:p>AverageSales</text:p>
            </chart:title>
            <chart:grid chart:style-name="ch8" chart:class="major"/>
          </chart:axis>
          <chart:series chart:style-name="ch11" chart:values-cell-range-address="PT@data 0" chart:label-cell-address="PT@label 0" chart:class="chart:circle"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4" chart:values-cell-range-address="PT@data 1" chart:label-cell-address="PT@label 1" chart:class="chart:circle"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5" chart:values-cell-range-address="PT@data 2" chart:label-cell-address="PT@label 2" chart:class="chart:circle"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6" chart:values-cell-range-address="PT@data 3" chart:label-cell-address="PT@label 3" chart:class="chart:circle"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LL</text:p>
                <draw:g>
                  <svg:desc>PT@label 0</svg:desc>
                </draw:g>
              </table:table-cell>
              <table:table-cell office:value-type="string">
                <text:p>1998</text:p>
                <draw:g>
                  <svg:desc>PT@label 1</svg:desc>
                </draw:g>
              </table:table-cell>
              <table:table-cell office:value-type="string">
                <text:p>1997</text:p>
                <draw:g>
                  <svg:desc>PT@label 2</svg:desc>
                </draw:g>
              </table:table-cell>
              <table:table-cell office:value-type="string">
                <text:p>1996</text:p>
                <draw:g>
                  <svg:desc>PT@label 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verages Chai</text:p>
                <text:list>
                  <text:list-item>
                    <text:p>Beverages</text:p>
                  </text:list-item>
                  <text:list-item>
                    <text:p>Chai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375.726314042744">
                <text:p>375.726314042744</text:p>
                <draw:g>
                  <svg:desc>PT@data 0</svg:desc>
                </draw:g>
              </table:table-cell>
              <table:table-cell office:value-type="float" office:value="448.875">
                <text:p>448.875</text:p>
                <draw:g>
                  <svg:desc>PT@data 1</svg:desc>
                </draw:g>
              </table:table-cell>
              <table:table-cell office:value-type="float" office:value="330.974998831749">
                <text:p>330.974998831749</text:p>
                <draw:g>
                  <svg:desc>PT@data 2</svg:desc>
                </draw:g>
              </table:table-cell>
              <table:table-cell office:value-type="float" office:value="299.999992052714">
                <text:p>299.999992052714</text:p>
                <draw:g>
                  <svg:desc>PT@data 3</svg:desc>
                </draw:g>
              </table:table-cell>
            </table:table-row>
            <table:table-row>
              <table:table-cell office:value-type="string">
                <text:p>Beverages Chang</text:p>
                <text:list>
                  <text:list-item>
                    <text:p/>
                  </text:list-item>
                  <text:list-item>
                    <text:p>Chang</text:p>
                  </text:list-item>
                </text:list>
              </table:table-cell>
              <table:table-cell office:value-type="float" office:value="421.799998261712">
                <text:p>421.799998261712</text:p>
              </table:table-cell>
              <table:table-cell office:value-type="float" office:value="418">
                <text:p>418</text:p>
              </table:table-cell>
              <table:table-cell office:value-type="float" office:value="422.222220367855">
                <text:p>422.222220367855</text:p>
              </table:table-cell>
              <table:table-cell office:value-type="float" office:value="429.39999461174">
                <text:p>429.39999461174</text:p>
              </table:table-cell>
            </table:table-row>
            <table:table-row>
              <table:table-cell office:value-type="string">
                <text:p>Beverages Chartreuse verte</text:p>
                <text:list>
                  <text:list-item>
                    <text:p/>
                  </text:list-item>
                  <text:list-item>
                    <text:p>Chartreuse verte</text:p>
                  </text:list-item>
                </text:list>
              </table:table-cell>
              <table:table-cell office:value-type="float" office:value="438.359996032715">
                <text:p>438.359996032715</text:p>
              </table:table-cell>
              <table:table-cell office:value-type="float" office:value="488">
                <text:p>488</text:p>
              </table:table-cell>
              <table:table-cell office:value-type="float" office:value="379.107690957876">
                <text:p>379.107690957876</text:p>
              </table:table-cell>
              <table:table-cell office:value-type="float" office:value="478.799987316132">
                <text:p>478.799987316132</text:p>
              </table:table-cell>
            </table:table-row>
            <table:table-row>
              <table:table-cell office:value-type="string">
                <text:p>Beverages Côte de Blaye</text:p>
                <text:list>
                  <text:list-item>
                    <text:p/>
                  </text:list-item>
                  <text:list-item>
                    <text:p>Côte de Blaye</text:p>
                  </text:list-item>
                </text:list>
              </table:table-cell>
              <table:table-cell office:value-type="float" office:value="6249.34170087179">
                <text:p>6249.34170087179</text:p>
              </table:table-cell>
              <table:table-cell office:value-type="float" office:value="7612.22222222222">
                <text:p>7612.22222222222</text:p>
              </table:table-cell>
              <table:table-cell office:value-type="float" office:value="5196.22003936768">
                <text:p>5196.22003936768</text:p>
              </table:table-cell>
              <table:table-cell office:value-type="float" office:value="5902.40008544922">
                <text:p>5902.40008544922</text:p>
              </table:table-cell>
            </table:table-row>
            <table:table-row>
              <table:table-cell office:value-type="string">
                <text:p>Beverages Guaraná Fantástica</text:p>
                <text:list>
                  <text:list-item>
                    <text:p/>
                  </text:list-item>
                  <text:list-item>
                    <text:p>Guaraná Fantástica</text:p>
                  </text:list-item>
                </text:list>
              </table:table-cell>
              <table:table-cell office:value-type="float" office:value="93.7764700066809">
                <text:p>93.7764700066809</text:p>
              </table:table-cell>
              <table:table-cell office:value-type="float" office:value="117">
                <text:p>117</text:p>
              </table:table-cell>
              <table:table-cell office:value-type="float" office:value="92.4631571267781">
                <text:p>92.4631571267781</text:p>
              </table:table-cell>
              <table:table-cell office:value-type="float" office:value="51.7090895392678">
                <text:p>51.7090895392678</text:p>
              </table:table-cell>
            </table:table-row>
            <table:table-row>
              <table:table-cell office:value-type="string">
                <text:p>Beverages Ipoh Coffee</text:p>
                <text:list>
                  <text:list-item>
                    <text:p/>
                  </text:list-item>
                  <text:list-item>
                    <text:p>Ipoh Coffee</text:p>
                  </text:list-item>
                </text:list>
              </table:table-cell>
              <table:table-cell office:value-type="float" office:value="895.685709544591">
                <text:p>895.685709544591</text:p>
              </table:table-cell>
              <table:table-cell office:value-type="float" office:value="777.818181818182">
                <text:p>777.818181818182</text:p>
              </table:table-cell>
              <table:table-cell office:value-type="float" office:value="1047.12727009166">
                <text:p>1047.12727009166</text:p>
              </table:table-cell>
              <table:table-cell office:value-type="float" office:value="834.133316040039">
                <text:p>834.133316040039</text:p>
              </table:table-cell>
            </table:table-row>
            <table:table-row>
              <table:table-cell office:value-type="string">
                <text:p>Beverages Lakkalikööri</text:p>
                <text:list>
                  <text:list-item>
                    <text:p/>
                  </text:list-item>
                  <text:list-item>
                    <text:p>Lakkalikööri</text:p>
                  </text:list-item>
                </text:list>
              </table:table-cell>
              <table:table-cell office:value-type="float" office:value="430.615382267879">
                <text:p>430.615382267879</text:p>
              </table:table-cell>
              <table:table-cell office:value-type="float" office:value="537.230769230769">
                <text:p>537.230769230769</text:p>
              </table:table-cell>
              <table:table-cell office:value-type="float" office:value="405.663156007466">
                <text:p>405.663156007466</text:p>
              </table:table-cell>
              <table:table-cell office:value-type="float" office:value="300.342849186489">
                <text:p>300.342849186489</text:p>
              </table:table-cell>
            </table:table-row>
            <table:table-row>
              <table:table-cell office:value-type="string">
                <text:p>Beverages Laughing Lumberjack Lager</text:p>
                <text:list>
                  <text:list-item>
                    <text:p/>
                  </text:list-item>
                  <text:list-item>
                    <text:p>Laughing Lumberjack Lager</text:p>
                  </text:list-item>
                </text:list>
              </table:table-cell>
              <table:table-cell office:value-type="float" office:value="256.199999904633">
                <text:p>256.199999904633</text:p>
              </table:table-cell>
              <table:table-cell office:value-type="float" office:value="319.2">
                <text:p>319.2</text:p>
              </table:table-cell>
              <table:table-cell office:value-type="float" office:value="227.5">
                <text:p>227.5</text:p>
              </table:table-cell>
              <table:table-cell office:value-type="float" office:value="55.9999990463257">
                <text:p>55.9999990463257</text:p>
              </table:table-cell>
            </table:table-row>
            <table:table-row>
              <table:table-cell office:value-type="string">
                <text:p>Beverages NULL</text:p>
                <text:list>
                  <text:list-item>
                    <text:p/>
                  </text:list-item>
                  <text:list-item>
                    <text:p>NULL</text:p>
                  </text:list-item>
                </text:list>
              </table:table-cell>
              <table:table-cell office:value-type="float" office:value="709.225123999142">
                <text:p>709.225123999142</text:p>
              </table:table-cell>
              <table:table-cell office:value-type="float" office:value="814.825">
                <text:p>814.825</text:p>
              </table:table-cell>
              <table:table-cell office:value-type="float" office:value="627.409091935916">
                <text:p>627.409091935916</text:p>
              </table:table-cell>
              <table:table-cell office:value-type="float" office:value="690.758973268362">
                <text:p>690.758973268362</text:p>
              </table:table-cell>
            </table:table-row>
            <table:table-row>
              <table:table-cell office:value-type="string">
                <text:p>Beverages Outback Lager</text:p>
                <text:list>
                  <text:list-item>
                    <text:p/>
                  </text:list-item>
                  <text:list-item>
                    <text:p>Outback Lager</text:p>
                  </text:list-item>
                </text:list>
              </table:table-cell>
              <table:table-cell office:value-type="float" office:value="294.153846153846">
                <text:p>294.153846153846</text:p>
              </table:table-cell>
              <table:table-cell office:value-type="float" office:value="248">
                <text:p>248</text:p>
              </table:table-cell>
              <table:table-cell office:value-type="float" office:value="345.882352941176">
                <text:p>345.882352941176</text:p>
              </table:table-cell>
              <table:table-cell office:value-type="float" office:value="267.428571428571">
                <text:p>267.428571428571</text:p>
              </table:table-cell>
            </table:table-row>
            <table:table-row>
              <table:table-cell office:value-type="string">
                <text:p>Beverages Rhönbräu Klosterbier</text:p>
                <text:list>
                  <text:list-item>
                    <text:p/>
                  </text:list-item>
                  <text:list-item>
                    <text:p>Rhönbräu Klosterbier</text:p>
                  </text:list-item>
                </text:list>
              </table:table-cell>
              <table:table-cell office:value-type="float" office:value="188.055433978205">
                <text:p>188.055433978205</text:p>
              </table:table-cell>
              <table:table-cell office:value-type="float" office:value="224.196428571429">
                <text:p>224.196428571429</text:p>
              </table:table-cell>
              <table:table-cell office:value-type="float" office:value="190.711999435425">
                <text:p>190.711999435425</text:p>
              </table:table-cell>
              <table:table-cell office:value-type="float" office:value="106.285711015974">
                <text:p>106.285711015974</text:p>
              </table:table-cell>
            </table:table-row>
            <table:table-row>
              <table:table-cell office:value-type="string">
                <text:p>Beverages Sasquatch Ale</text:p>
                <text:list>
                  <text:list-item>
                    <text:p/>
                  </text:list-item>
                  <text:list-item>
                    <text:p>Sasquatch Ale</text:p>
                  </text:list-item>
                </text:list>
              </table:table-cell>
              <table:table-cell office:value-type="float" office:value="351.473682754918">
                <text:p>351.473682754918</text:p>
              </table:table-cell>
              <table:table-cell office:value-type="float" office:value="571.666666666667">
                <text:p>571.666666666667</text:p>
              </table:table-cell>
              <table:table-cell office:value-type="float" office:value="279.999998688698">
                <text:p>279.999998688698</text:p>
              </table:table-cell>
              <table:table-cell office:value-type="float" office:value="201.599996566772">
                <text:p>201.599996566772</text:p>
              </table:table-cell>
            </table:table-row>
            <table:table-row>
              <table:table-cell office:value-type="string">
                <text:p>Beverages Steeleye Stout</text:p>
                <text:list>
                  <text:list-item>
                    <text:p/>
                  </text:list-item>
                  <text:list-item>
                    <text:p>Steeleye Stout</text:p>
                  </text:list-item>
                </text:list>
              </table:table-cell>
              <table:table-cell office:value-type="float" office:value="403.799996005164">
                <text:p>403.799996005164</text:p>
              </table:table-cell>
              <table:table-cell office:value-type="float" office:value="364.153846153846">
                <text:p>364.153846153846</text:p>
              </table:table-cell>
              <table:table-cell office:value-type="float" office:value="366.074997544289">
                <text:p>366.074997544289</text:p>
              </table:table-cell>
              <table:table-cell office:value-type="float" office:value="563.657127925328">
                <text:p>563.657127925328</text:p>
              </table:table-cell>
            </table:table-row>
            <table:table-row>
              <table:table-cell office:value-type="string">
                <text:p>Condiments Aniseed Syrup</text:p>
                <text:list>
                  <text:list-item>
                    <text:p>Condiments</text:p>
                  </text:list-item>
                  <text:list-item>
                    <text:p>Aniseed Syrup</text:p>
                  </text:list-item>
                </text:list>
              </table:table-cell>
              <table:table-cell office:value-type="float" office:value="256.666666666667">
                <text:p>256.666666666667</text:p>
              </table:table-cell>
              <table:table-cell office:value-type="float" office:value="270">
                <text:p>270</text:p>
              </table:table-cell>
              <table:table-cell office:value-type="float" office:value="251.428571428571">
                <text:p>251.42857142857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Condiments Chef Anton's Cajun Seasoning</text:p>
                <text:list>
                  <text:list-item>
                    <text:p/>
                  </text:list-item>
                  <text:list-item>
                    <text:p>Chef Anton's Cajun Seasoning</text:p>
                  </text:list-item>
                </text:list>
              </table:table-cell>
              <table:table-cell office:value-type="float" office:value="471.240002346039">
                <text:p>471.240002346039</text:p>
              </table:table-cell>
              <table:table-cell office:value-type="float" office:value="360.8">
                <text:p>360.8</text:p>
              </table:table-cell>
              <table:table-cell office:value-type="float" office:value="573.760000610352">
                <text:p>573.760000610352</text:p>
              </table:table-cell>
              <table:table-cell office:value-type="float" office:value="376.640008163452">
                <text:p>376.640008163452</text:p>
              </table:table-cell>
            </table:table-row>
            <table:table-row>
              <table:table-cell office:value-type="string">
                <text:p>Condiments Chef Anton's Gumbo Mix</text:p>
                <text:list>
                  <text:list-item>
                    <text:p/>
                  </text:list-item>
                  <text:list-item>
                    <text:p>Chef Anton's Gumbo Mix</text:p>
                  </text:list-item>
                </text:list>
              </table:table-cell>
              <table:table-cell office:value-type="float" office:value="580.115006446838">
                <text:p>580.115006446838</text:p>
              </table:table-cell>
              <table:table-cell office:value-type="float" office:value="800.625014305115">
                <text:p>800.625014305115</text:p>
              </table:table-cell>
              <table:table-cell office:value-type="float" office:value="202.825003623962">
                <text:p>202.825003623962</text:p>
              </table:table-cell>
              <table:table-cell office:value-type="float" office:value="548.25">
                <text:p>548.25</text:p>
              </table:table-cell>
            </table:table-row>
            <table:table-row>
              <table:table-cell office:value-type="string">
                <text:p>Condiments Genen Shouyu</text:p>
                <text:list>
                  <text:list-item>
                    <text:p/>
                  </text:list-item>
                  <text:list-item>
                    <text:p>Genen Shouyu</text:p>
                  </text:list-item>
                </text:list>
              </table:table-cell>
              <table:table-cell office:value-type="float" office:value="302.249998410543">
                <text:p>302.249998410543</text:p>
              </table:table-cell>
              <table:table-cell office:value-type="float" office:value="NaN">
                <text:p>NaN</text:p>
              </table:table-cell>
              <table:table-cell office:value-type="float" office:value="375.875">
                <text:p>375.875</text:p>
              </table:table-cell>
              <table:table-cell office:value-type="float" office:value="154.999995231628">
                <text:p>154.999995231628</text:p>
              </table:table-cell>
            </table:table-row>
            <table:table-row>
              <table:table-cell office:value-type="string">
                <text:p>Condiments Grandma's Boysenberry Spread</text:p>
                <text:list>
                  <text:list-item>
                    <text:p/>
                  </text:list-item>
                  <text:list-item>
                    <text:p>Grandma's Boysenberry Spread</text:p>
                  </text:list-item>
                </text:list>
              </table:table-cell>
              <table:table-cell office:value-type="float" office:value="612.083333333333">
                <text:p>612.083333333333</text:p>
              </table:table-cell>
              <table:table-cell office:value-type="float" office:value="515.625">
                <text:p>515.625</text:p>
              </table:table-cell>
              <table:table-cell office:value-type="float" office:value="1250">
                <text:p>125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Condiments Gula Malacca</text:p>
                <text:list>
                  <text:list-item>
                    <text:p/>
                  </text:list-item>
                  <text:list-item>
                    <text:p>Gula Malacca</text:p>
                  </text:list-item>
                </text:list>
              </table:table-cell>
              <table:table-cell office:value-type="float" office:value="438.508343060811">
                <text:p>438.508343060811</text:p>
              </table:table-cell>
              <table:table-cell office:value-type="float" office:value="260.630010223389">
                <text:p>260.630010223389</text:p>
              </table:table-cell>
              <table:table-cell office:value-type="float" office:value="472.136678822835">
                <text:p>472.136678822835</text:p>
              </table:table-cell>
              <table:table-cell office:value-type="float" office:value="534.75">
                <text:p>534.75</text:p>
              </table:table-cell>
            </table:table-row>
            <table:table-row>
              <table:table-cell office:value-type="string">
                <text:p>Condiments Louisiana Fiery Hot Pepper Sauce</text:p>
                <text:list>
                  <text:list-item>
                    <text:p/>
                  </text:list-item>
                  <text:list-item>
                    <text:p>Louisiana Fiery Hot Pepper Sauce</text:p>
                  </text:list-item>
                </text:list>
              </table:table-cell>
              <table:table-cell office:value-type="float" office:value="456.468732237816">
                <text:p>456.468732237816</text:p>
              </table:table-cell>
              <table:table-cell office:value-type="float" office:value="350.833320617676">
                <text:p>350.833320617676</text:p>
              </table:table-cell>
              <table:table-cell office:value-type="float" office:value="549.888868119982">
                <text:p>549.888868119982</text:p>
              </table:table-cell>
              <table:table-cell office:value-type="float" office:value="325.499985218048">
                <text:p>325.499985218048</text:p>
              </table:table-cell>
            </table:table-row>
            <table:table-row>
              <table:table-cell office:value-type="string">
                <text:p>Condiments Louisiana Hot Spiced Okra</text:p>
                <text:list>
                  <text:list-item>
                    <text:p/>
                  </text:list-item>
                  <text:list-item>
                    <text:p>Louisiana Hot Spiced Okra</text:p>
                  </text:list-item>
                </text:list>
              </table:table-cell>
              <table:table-cell office:value-type="float" office:value="439.875007629395">
                <text:p>439.875007629395</text:p>
              </table:table-cell>
              <table:table-cell office:value-type="float" office:value="17">
                <text:p>17</text:p>
              </table:table-cell>
              <table:table-cell office:value-type="float" office:value="515.666674931844">
                <text:p>515.666674931844</text:p>
              </table:table-cell>
              <table:table-cell office:value-type="float" office:value="408.000011444092">
                <text:p>408.000011444092</text:p>
              </table:table-cell>
            </table:table-row>
            <table:table-row>
              <table:table-cell office:value-type="string">
                <text:p>Condiments Northwoods Cranberry Sauce</text:p>
                <text:list>
                  <text:list-item>
                    <text:p/>
                  </text:list-item>
                  <text:list-item>
                    <text:p>Northwoods Cranberry Sauce</text:p>
                  </text:list-item>
                </text:list>
              </table:table-cell>
              <table:table-cell office:value-type="float" office:value="1058.46153846154">
                <text:p>1058.46153846154</text:p>
              </table:table-cell>
              <table:table-cell office:value-type="float" office:value="786.666666666667">
                <text:p>786.666666666667</text:p>
              </table:table-cell>
              <table:table-cell office:value-type="float" office:value="912">
                <text:p>912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Condiments NULL</text:p>
                <text:list>
                  <text:list-item>
                    <text:p/>
                  </text:list-item>
                  <text:list-item>
                    <text:p>NULL</text:p>
                  </text:list-item>
                </text:list>
              </table:table-cell>
              <table:table-cell office:value-type="float" office:value="526.36458185867">
                <text:p>526.36458185867</text:p>
              </table:table-cell>
              <table:table-cell office:value-type="float" office:value="486.724651497854">
                <text:p>486.724651497854</text:p>
              </table:table-cell>
              <table:table-cell office:value-type="float" office:value="563.00943104726">
                <text:p>563.00943104726</text:p>
              </table:table-cell>
              <table:table-cell office:value-type="float" office:value="498.930762413221">
                <text:p>498.930762413221</text:p>
              </table:table-cell>
            </table:table-row>
            <table:table-row>
              <table:table-cell office:value-type="string">
                <text:p>Condiments Original Frankfurter grüne Soße</text:p>
                <text:list>
                  <text:list-item>
                    <text:p/>
                  </text:list-item>
                  <text:list-item>
                    <text:p>Original Frankfurter grüne Soße</text:p>
                  </text:list-item>
                </text:list>
              </table:table-cell>
              <table:table-cell office:value-type="float" office:value="254.868418743736">
                <text:p>254.868418743736</text:p>
              </table:table-cell>
              <table:table-cell office:value-type="float" office:value="256.533333333333">
                <text:p>256.533333333333</text:p>
              </table:table-cell>
              <table:table-cell office:value-type="float" office:value="304.811760958503">
                <text:p>304.811760958503</text:p>
              </table:table-cell>
              <table:table-cell office:value-type="float" office:value="109.199995994568">
                <text:p>109.199995994568</text:p>
              </table:table-cell>
            </table:table-row>
            <table:table-row>
              <table:table-cell office:value-type="string">
                <text:p>Condiments Sirop d'érable</text:p>
                <text:list>
                  <text:list-item>
                    <text:p/>
                  </text:list-item>
                  <text:list-item>
                    <text:p>Sirop d'érable</text:p>
                  </text:list-item>
                </text:list>
              </table:table-cell>
              <table:table-cell office:value-type="float" office:value="684.949995835622">
                <text:p>684.949995835622</text:p>
              </table:table-cell>
              <table:table-cell office:value-type="float" office:value="536.318181818182">
                <text:p>536.318181818182</text:p>
              </table:table-cell>
              <table:table-cell office:value-type="float" office:value="810.715376927302">
                <text:p>810.715376927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diments Vegie-spread</text:p>
                <text:list>
                  <text:list-item>
                    <text:p/>
                  </text:list-item>
                  <text:list-item>
                    <text:p>Vegie-spread</text:p>
                  </text:list-item>
                </text:list>
              </table:table-cell>
              <table:table-cell office:value-type="float" office:value="1040.95882595287">
                <text:p>1040.95882595287</text:p>
              </table:table-cell>
              <table:table-cell office:value-type="float" office:value="1075.55003738403">
                <text:p>1075.55003738403</text:p>
              </table:table-cell>
              <table:table-cell office:value-type="float" office:value="1059.5857118879">
                <text:p>1059.5857118879</text:p>
              </table:table-cell>
              <table:table-cell office:value-type="float" office:value="956.4749584198">
                <text:p>956.4749584198</text:p>
              </table:table-cell>
            </table:table-row>
            <table:table-row>
              <table:table-cell office:value-type="string">
                <text:p>Confections Chocolade</text:p>
                <text:list>
                  <text:list-item>
                    <text:p>Confections</text:p>
                  </text:list-item>
                  <text:list-item>
                    <text:p>Chocolade</text:p>
                  </text:list-item>
                </text:list>
              </table:table-cell>
              <table:table-cell office:value-type="float" office:value="257.124997297923">
                <text:p>257.124997297923</text:p>
              </table:table-cell>
              <table:table-cell office:value-type="float" office:value="102">
                <text:p>102</text:p>
              </table:table-cell>
              <table:table-cell office:value-type="float" office:value="288.149996757507">
                <text:p>288.149996757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fections Gumbär Gummibärchen</text:p>
                <text:list>
                  <text:list-item>
                    <text:p/>
                  </text:list-item>
                  <text:list-item>
                    <text:p>Gumbär Gummibärchen</text:p>
                  </text:list-item>
                </text:list>
              </table:table-cell>
              <table:table-cell office:value-type="float" office:value="672.965614974499">
                <text:p>672.965614974499</text:p>
              </table:table-cell>
              <table:table-cell office:value-type="float" office:value="732.169989267985">
                <text:p>732.169989267985</text:p>
              </table:table-cell>
              <table:table-cell office:value-type="float" office:value="576.914201937224">
                <text:p>576.914201937224</text:p>
              </table:table-cell>
              <table:table-cell office:value-type="float" office:value="995.999984741211">
                <text:p>995.999984741211</text:p>
              </table:table-cell>
            </table:table-row>
            <table:table-row>
              <table:table-cell office:value-type="string">
                <text:p>Confections Maxilaku</text:p>
                <text:list>
                  <text:list-item>
                    <text:p/>
                  </text:list-item>
                  <text:list-item>
                    <text:p>Maxilaku</text:p>
                  </text:list-item>
                </text:list>
              </table:table-cell>
              <table:table-cell office:value-type="float" office:value="452.380952380952">
                <text:p>452.380952380952</text:p>
              </table:table-cell>
              <table:table-cell office:value-type="float" office:value="542.5">
                <text:p>542.5</text:p>
              </table:table-cell>
              <table:table-cell office:value-type="float" office:value="360">
                <text:p>36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Confections NULL</text:p>
                <text:list>
                  <text:list-item>
                    <text:p/>
                  </text:list-item>
                  <text:list-item>
                    <text:p>NULL</text:p>
                  </text:list-item>
                </text:list>
              </table:table-cell>
              <table:table-cell office:value-type="float" office:value="530.236828145867">
                <text:p>530.236828145867</text:p>
              </table:table-cell>
              <table:table-cell office:value-type="float" office:value="561.151249500421">
                <text:p>561.151249500421</text:p>
              </table:table-cell>
              <table:table-cell office:value-type="float" office:value="510.103919048756">
                <text:p>510.103919048756</text:p>
              </table:table-cell>
              <table:table-cell office:value-type="float" office:value="534.094923649804">
                <text:p>534.094923649804</text:p>
              </table:table-cell>
            </table:table-row>
            <table:table-row>
              <table:table-cell office:value-type="string">
                <text:p>Confections NuNuCa Nuß-Nougat-Creme</text:p>
                <text:list>
                  <text:list-item>
                    <text:p/>
                  </text:list-item>
                  <text:list-item>
                    <text:p>NuNuCa Nuß-Nougat-Creme</text:p>
                  </text:list-item>
                </text:list>
              </table:table-cell>
              <table:table-cell office:value-type="float" office:value="225.088887373606">
                <text:p>225.088887373606</text:p>
              </table:table-cell>
              <table:table-cell office:value-type="float" office:value="166.25">
                <text:p>166.25</text:p>
              </table:table-cell>
              <table:table-cell office:value-type="float" office:value="321.066664377848">
                <text:p>321.066664377848</text:p>
              </table:table-cell>
              <table:table-cell office:value-type="float" office:value="198.799996614456">
                <text:p>198.799996614456</text:p>
              </table:table-cell>
            </table:table-row>
            <table:table-row>
              <table:table-cell office:value-type="string">
                <text:p>Confections Pavlova</text:p>
                <text:list>
                  <text:list-item>
                    <text:p/>
                  </text:list-item>
                  <text:list-item>
                    <text:p>Pavlova</text:p>
                  </text:list-item>
                </text:list>
              </table:table-cell>
              <table:table-cell office:value-type="float" office:value="436.001172398412">
                <text:p>436.001172398412</text:p>
              </table:table-cell>
              <table:table-cell office:value-type="float" office:value="417.553589684623">
                <text:p>417.553589684623</text:p>
              </table:table-cell>
              <table:table-cell office:value-type="float" office:value="427.25001153079">
                <text:p>427.25001153079</text:p>
              </table:table-cell>
              <table:table-cell office:value-type="float" office:value="500.39998626709">
                <text:p>500.39998626709</text:p>
              </table:table-cell>
            </table:table-row>
            <table:table-row>
              <table:table-cell office:value-type="string">
                <text:p>Confections Schoggi Schokolade</text:p>
                <text:list>
                  <text:list-item>
                    <text:p/>
                  </text:list-item>
                  <text:list-item>
                    <text:p>Schoggi Schokolade</text:p>
                  </text:list-item>
                </text:list>
              </table:table-cell>
              <table:table-cell office:value-type="float" office:value="1692.38892025418">
                <text:p>1692.38892025418</text:p>
              </table:table-cell>
              <table:table-cell office:value-type="float" office:value="951.166699727376">
                <text:p>951.166699727376</text:p>
              </table:table-cell>
              <table:table-cell office:value-type="float" office:value="2743.50006103516">
                <text:p>2743.50006103516</text:p>
              </table:table-cell>
              <table:table-cell office:value-type="float" office:value="701.999969482422">
                <text:p>701.999969482422</text:p>
              </table:table-cell>
            </table:table-row>
            <table:table-row>
              <table:table-cell office:value-type="string">
                <text:p>Confections Scottish Longbreads</text:p>
                <text:list>
                  <text:list-item>
                    <text:p/>
                  </text:list-item>
                  <text:list-item>
                    <text:p>Scottish Longbreads</text:p>
                  </text:list-item>
                </text:list>
              </table:table-cell>
              <table:table-cell office:value-type="float" office:value="275.367647058824">
                <text:p>275.367647058824</text:p>
              </table:table-cell>
              <table:table-cell office:value-type="float" office:value="390.277777777778">
                <text:p>390.277777777778</text:p>
              </table:table-cell>
              <table:table-cell office:value-type="float" office:value="282.5">
                <text:p>282.5</text:p>
              </table:table-cell>
              <table:table-cell office:value-type="float" office:value="147.777777777778">
                <text:p>147.777777777778</text:p>
              </table:table-cell>
            </table:table-row>
            <table:table-row>
              <table:table-cell office:value-type="string">
                <text:p>Confections Sir Rodney's Marmalade</text:p>
                <text:list>
                  <text:list-item>
                    <text:p/>
                  </text:list-item>
                  <text:list-item>
                    <text:p>Sir Rodney's Marmalade</text:p>
                  </text:list-item>
                </text:list>
              </table:table-cell>
              <table:table-cell office:value-type="float" office:value="1477.2375202179">
                <text:p>1477.2375202179</text:p>
              </table:table-cell>
              <table:table-cell office:value-type="float" office:value="1284.42857142857">
                <text:p>1284.42857142857</text:p>
              </table:table-cell>
              <table:table-cell office:value-type="float" office:value="1944">
                <text:p>1944</text:p>
              </table:table-cell>
              <table:table-cell office:value-type="float" office:value="1373.76006469727">
                <text:p>1373.76006469727</text:p>
              </table:table-cell>
            </table:table-row>
            <table:table-row>
              <table:table-cell office:value-type="string">
                <text:p>Confections Sir Rodney's Scones</text:p>
                <text:list>
                  <text:list-item>
                    <text:p/>
                  </text:list-item>
                  <text:list-item>
                    <text:p>Sir Rodney's Scones</text:p>
                  </text:list-item>
                </text:list>
              </table:table-cell>
              <table:table-cell office:value-type="float" office:value="247.076923076923">
                <text:p>247.076923076923</text:p>
              </table:table-cell>
              <table:table-cell office:value-type="float" office:value="319.090909090909">
                <text:p>319.090909090909</text:p>
              </table:table-cell>
              <table:table-cell office:value-type="float" office:value="247.217391304348">
                <text:p>247.21739130434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Confections Tarte au sucre</text:p>
                <text:list>
                  <text:list-item>
                    <text:p/>
                  </text:list-item>
                  <text:list-item>
                    <text:p>Tarte au sucre</text:p>
                  </text:list-item>
                </text:list>
              </table:table-cell>
              <table:table-cell office:value-type="float" office:value="1038.08124995232">
                <text:p>1038.08124995232</text:p>
              </table:table-cell>
              <table:table-cell office:value-type="float" office:value="1153.61998214722">
                <text:p>1153.61998214722</text:p>
              </table:table-cell>
              <table:table-cell office:value-type="float" office:value="1030.61817654696">
                <text:p>1030.61817654696</text:p>
              </table:table-cell>
              <table:table-cell office:value-type="float" office:value="895.454580133612">
                <text:p>895.454580133612</text:p>
              </table:table-cell>
            </table:table-row>
            <table:table-row>
              <table:table-cell office:value-type="string">
                <text:p>Confections Teatime Chocolate Biscuits</text:p>
                <text:list>
                  <text:list-item>
                    <text:p/>
                  </text:list-item>
                  <text:list-item>
                    <text:p>Teatime Chocolate Biscuits</text:p>
                  </text:list-item>
                </text:list>
              </table:table-cell>
              <table:table-cell office:value-type="float" office:value="166.472971916199">
                <text:p>166.472971916199</text:p>
              </table:table-cell>
              <table:table-cell office:value-type="float" office:value="185.672723423351">
                <text:p>185.672723423351</text:p>
              </table:table-cell>
              <table:table-cell office:value-type="float" office:value="152.94761807578">
                <text:p>152.94761807578</text:p>
              </table:table-cell>
              <table:table-cell office:value-type="float" office:value="181.040004730225">
                <text:p>181.040004730225</text:p>
              </table:table-cell>
            </table:table-row>
            <table:table-row>
              <table:table-cell office:value-type="string">
                <text:p>Confections Valkoinen suklaa</text:p>
                <text:list>
                  <text:list-item>
                    <text:p/>
                  </text:list-item>
                  <text:list-item>
                    <text:p>Valkoinen suklaa</text:p>
                  </text:list-item>
                </text:list>
              </table:table-cell>
              <table:table-cell office:value-type="float" office:value="351">
                <text:p>351</text:p>
              </table:table-cell>
              <table:table-cell office:value-type="float" office:value="297.916666666667">
                <text:p>297.916666666667</text:p>
              </table:table-cell>
              <table:table-cell office:value-type="float" office:value="445.25">
                <text:p>445.2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Confections Zaanse koeken</text:p>
                <text:list>
                  <text:list-item>
                    <text:p/>
                  </text:list-item>
                  <text:list-item>
                    <text:p>Zaanse koeken</text:p>
                  </text:list-item>
                </text:list>
              </table:table-cell>
              <table:table-cell office:value-type="float" office:value="207.55238035747">
                <text:p>207.55238035747</text:p>
              </table:table-cell>
              <table:table-cell office:value-type="float" office:value="209">
                <text:p>209</text:p>
              </table:table-cell>
              <table:table-cell office:value-type="float" office:value="212.79999926885">
                <text:p>212.79999926885</text:p>
              </table:table-cell>
              <table:table-cell office:value-type="float" office:value="121.599998474121">
                <text:p>121.599998474121</text:p>
              </table:table-cell>
            </table:table-row>
            <table:table-row>
              <table:table-cell office:value-type="string">
                <text:p>Dairy Products Camembert Pierrot</text:p>
                <text:list>
                  <text:list-item>
                    <text:p>Dairy Products</text:p>
                  </text:list-item>
                  <text:list-item>
                    <text:p>Camembert Pierrot</text:p>
                  </text:list-item>
                </text:list>
              </table:table-cell>
              <table:table-cell office:value-type="float" office:value="986.000007330203">
                <text:p>986.000007330203</text:p>
              </table:table-cell>
              <table:table-cell office:value-type="float" office:value="969.894736842105">
                <text:p>969.894736842105</text:p>
              </table:table-cell>
              <table:table-cell office:value-type="float" office:value="1037.80952816918">
                <text:p>1037.80952816918</text:p>
              </table:table-cell>
              <table:table-cell office:value-type="float" office:value="914.9091165716">
                <text:p>914.9091165716</text:p>
              </table:table-cell>
            </table:table-row>
            <table:table-row>
              <table:table-cell office:value-type="string">
                <text:p>Dairy Products Flotemysost</text:p>
                <text:list>
                  <text:list-item>
                    <text:p/>
                  </text:list-item>
                  <text:list-item>
                    <text:p>Flotemysost</text:p>
                  </text:list-item>
                </text:list>
              </table:table-cell>
              <table:table-cell office:value-type="float" office:value="497.059531620571">
                <text:p>497.059531620571</text:p>
              </table:table-cell>
              <table:table-cell office:value-type="float" office:value="735.3">
                <text:p>735.3</text:p>
              </table:table-cell>
              <table:table-cell office:value-type="float" office:value="430.204768044608">
                <text:p>430.204768044608</text:p>
              </table:table-cell>
              <table:table-cell office:value-type="float" office:value="408.109109011563">
                <text:p>408.109109011563</text:p>
              </table:table-cell>
            </table:table-row>
            <table:table-row>
              <table:table-cell office:value-type="string">
                <text:p>Dairy Products Geitost</text:p>
                <text:list>
                  <text:list-item>
                    <text:p/>
                  </text:list-item>
                  <text:list-item>
                    <text:p>Geitost</text:p>
                  </text:list-item>
                </text:list>
              </table:table-cell>
              <table:table-cell office:value-type="float" office:value="53.546875">
                <text:p>53.546875</text:p>
              </table:table-cell>
              <table:table-cell office:value-type="float" office:value="50.5">
                <text:p>50.5</text:p>
              </table:table-cell>
              <table:table-cell office:value-type="float" office:value="50.90625">
                <text:p>50.90625</text:p>
              </table:table-cell>
              <table:table-cell office:value-type="float" office:value="65.6666666666667">
                <text:p>65.6666666666667</text:p>
              </table:table-cell>
            </table:table-row>
            <table:table-row>
              <table:table-cell office:value-type="string">
                <text:p>Dairy Products Gorgonzola Telino</text:p>
                <text:list>
                  <text:list-item>
                    <text:p/>
                  </text:list-item>
                  <text:list-item>
                    <text:p>Gorgonzola Telino</text:p>
                  </text:list-item>
                </text:list>
              </table:table-cell>
              <table:table-cell office:value-type="float" office:value="317.107843137255">
                <text:p>317.107843137255</text:p>
              </table:table-cell>
              <table:table-cell office:value-type="float" office:value="309.375">
                <text:p>309.375</text:p>
              </table:table-cell>
              <table:table-cell office:value-type="float" office:value="308.461538461538">
                <text:p>308.461538461538</text:p>
              </table:table-cell>
              <table:table-cell office:value-type="float" office:value="341.538461538462">
                <text:p>341.538461538462</text:p>
              </table:table-cell>
            </table:table-row>
            <table:table-row>
              <table:table-cell office:value-type="string">
                <text:p>Dairy Products Gudbrandsdalsost</text:p>
                <text:list>
                  <text:list-item>
                    <text:p/>
                  </text:list-item>
                  <text:list-item>
                    <text:p>Gudbrandsdalsost</text:p>
                  </text:list-item>
                </text:list>
              </table:table-cell>
              <table:table-cell office:value-type="float" office:value="784.103221031927">
                <text:p>784.103221031927</text:p>
              </table:table-cell>
              <table:table-cell office:value-type="float" office:value="972">
                <text:p>972</text:p>
              </table:table-cell>
              <table:table-cell office:value-type="float" office:value="841.999998092651">
                <text:p>841.999998092651</text:p>
              </table:table-cell>
              <table:table-cell office:value-type="float" office:value="536.399985790253">
                <text:p>536.399985790253</text:p>
              </table:table-cell>
            </table:table-row>
            <table:table-row>
              <table:table-cell office:value-type="string">
                <text:p>Dairy Products Mascarpone Fabioli</text:p>
                <text:list>
                  <text:list-item>
                    <text:p/>
                  </text:list-item>
                  <text:list-item>
                    <text:p>Mascarpone Fabioli</text:p>
                  </text:list-item>
                </text:list>
              </table:table-cell>
              <table:table-cell office:value-type="float" office:value="611.413334655762">
                <text:p>611.413334655762</text:p>
              </table:table-cell>
              <table:table-cell office:value-type="float" office:value="672">
                <text:p>672</text:p>
              </table:table-cell>
              <table:table-cell office:value-type="float" office:value="627.2">
                <text:p>627.2</text:p>
              </table:table-cell>
              <table:table-cell office:value-type="float" office:value="443.733339945475">
                <text:p>443.733339945475</text:p>
              </table:table-cell>
            </table:table-row>
            <table:table-row>
              <table:table-cell office:value-type="string">
                <text:p>Dairy Products Mozzarella di Giovanni</text:p>
                <text:list>
                  <text:list-item>
                    <text:p/>
                  </text:list-item>
                  <text:list-item>
                    <text:p>Mozzarella di Giovanni</text:p>
                  </text:list-item>
                </text:list>
              </table:table-cell>
              <table:table-cell office:value-type="float" office:value="677.336825922916">
                <text:p>677.336825922916</text:p>
              </table:table-cell>
              <table:table-cell office:value-type="float" office:value="746.266650305854">
                <text:p>746.266650305854</text:p>
              </table:table-cell>
              <table:table-cell office:value-type="float" office:value="734.962483167648">
                <text:p>734.962483167648</text:p>
              </table:table-cell>
              <table:table-cell office:value-type="float" office:value="558.692292433519">
                <text:p>558.692292433519</text:p>
              </table:table-cell>
            </table:table-row>
            <table:table-row>
              <table:table-cell office:value-type="string">
                <text:p>Dairy Products NULL</text:p>
                <text:list>
                  <text:list-item>
                    <text:p/>
                  </text:list-item>
                  <text:list-item>
                    <text:p>NULL</text:p>
                  </text:list-item>
                </text:list>
              </table:table-cell>
              <table:table-cell office:value-type="float" office:value="686.695354633644">
                <text:p>686.695354633644</text:p>
              </table:table-cell>
              <table:table-cell office:value-type="float" office:value="803.921357793715">
                <text:p>803.921357793715</text:p>
              </table:table-cell>
              <table:table-cell office:value-type="float" office:value="680.828570512625">
                <text:p>680.828570512625</text:p>
              </table:table-cell>
              <table:table-cell office:value-type="float" office:value="550.812347035349">
                <text:p>550.812347035349</text:p>
              </table:table-cell>
            </table:table-row>
            <table:table-row>
              <table:table-cell office:value-type="string">
                <text:p>Dairy Products Queso Cabrales</text:p>
                <text:list>
                  <text:list-item>
                    <text:p/>
                  </text:list-item>
                  <text:list-item>
                    <text:p>Queso Cabrales</text:p>
                  </text:list-item>
                </text:list>
              </table:table-cell>
              <table:table-cell office:value-type="float" office:value="365.842101247687">
                <text:p>365.842101247687</text:p>
              </table:table-cell>
              <table:table-cell office:value-type="float" office:value="388.5">
                <text:p>388.5</text:p>
              </table:table-cell>
              <table:table-cell office:value-type="float" office:value="353.599996294294">
                <text:p>353.599996294294</text:p>
              </table:table-cell>
              <table:table-cell office:value-type="float" office:value="362.879985046387">
                <text:p>362.879985046387</text:p>
              </table:table-cell>
            </table:table-row>
            <table:table-row>
              <table:table-cell office:value-type="string">
                <text:p>Dairy Products Queso Manchego La Pastora</text:p>
                <text:list>
                  <text:list-item>
                    <text:p/>
                  </text:list-item>
                  <text:list-item>
                    <text:p>Queso Manchego La Pastora</text:p>
                  </text:list-item>
                </text:list>
              </table:table-cell>
              <table:table-cell office:value-type="float" office:value="919.057142121451">
                <text:p>919.057142121451</text:p>
              </table:table-cell>
              <table:table-cell office:value-type="float" office:value="608">
                <text:p>608</text:p>
              </table:table-cell>
              <table:table-cell office:value-type="float" office:value="1264.85714203971">
                <text:p>1264.85714203971</text:p>
              </table:table-cell>
              <table:table-cell office:value-type="float" office:value="364.799995422363">
                <text:p>364.799995422363</text:p>
              </table:table-cell>
            </table:table-row>
            <table:table-row>
              <table:table-cell office:value-type="string">
                <text:p>Dairy Products Raclette Courdavault</text:p>
                <text:list>
                  <text:list-item>
                    <text:p/>
                  </text:list-item>
                  <text:list-item>
                    <text:p>Raclette Courdavault</text:p>
                  </text:list-item>
                </text:list>
              </table:table-cell>
              <table:table-cell office:value-type="float" office:value="1412.88888888889">
                <text:p>1412.88888888889</text:p>
              </table:table-cell>
              <table:table-cell office:value-type="float" office:value="2170.38461538462">
                <text:p>2170.38461538462</text:p>
              </table:table-cell>
              <table:table-cell office:value-type="float" office:value="1223.12903225806">
                <text:p>1223.12903225806</text:p>
              </table:table-cell>
              <table:table-cell office:value-type="float" office:value="1016.4">
                <text:p>1016.4</text:p>
              </table:table-cell>
            </table:table-row>
            <table:table-row>
              <table:table-cell office:value-type="string">
                <text:p>Grains/Cereals Filo Mix</text:p>
                <text:list>
                  <text:list-item>
                    <text:p>Grains/Cereals</text:p>
                  </text:list-item>
                  <text:list-item>
                    <text:p>Filo Mix</text:p>
                  </text:list-item>
                </text:list>
              </table:table-cell>
              <table:table-cell office:value-type="float" office:value="116.682758347741">
                <text:p>116.682758347741</text:p>
              </table:table-cell>
              <table:table-cell office:value-type="float" office:value="88.4545454545455">
                <text:p>88.4545454545455</text:p>
              </table:table-cell>
              <table:table-cell office:value-type="float" office:value="142.799999777476">
                <text:p>142.799999777476</text:p>
              </table:table-cell>
              <table:table-cell office:value-type="float" office:value="89.5999984741211">
                <text:p>89.5999984741211</text:p>
              </table:table-cell>
            </table:table-row>
            <table:table-row>
              <table:table-cell office:value-type="string">
                <text:p>Grains/Cereals Gnocchi di nonna Alice</text:p>
                <text:list>
                  <text:list-item>
                    <text:p/>
                  </text:list-item>
                  <text:list-item>
                    <text:p>Gnocchi di nonna Alice</text:p>
                  </text:list-item>
                </text:list>
              </table:table-cell>
              <table:table-cell office:value-type="float" office:value="902.423997116089">
                <text:p>902.423997116089</text:p>
              </table:table-cell>
              <table:table-cell office:value-type="float" office:value="744.8">
                <text:p>744.8</text:p>
              </table:table-cell>
              <table:table-cell office:value-type="float" office:value="1053.17575431593">
                <text:p>1053.17575431593</text:p>
              </table:table-cell>
              <table:table-cell office:value-type="float" office:value="416.914280482701">
                <text:p>416.914280482701</text:p>
              </table:table-cell>
            </table:table-row>
            <table:table-row>
              <table:table-cell office:value-type="string">
                <text:p>Grains/Cereals Gustaf's Knäckebröd</text:p>
                <text:list>
                  <text:list-item>
                    <text:p/>
                  </text:list-item>
                  <text:list-item>
                    <text:p>Gustaf's Knäckebröd</text:p>
                  </text:list-item>
                </text:list>
              </table:table-cell>
              <table:table-cell office:value-type="float" office:value="516.599999019078">
                <text:p>516.599999019078</text:p>
              </table:table-cell>
              <table:table-cell office:value-type="float" office:value="698.25">
                <text:p>698.25</text:p>
              </table:table-cell>
              <table:table-cell office:value-type="float" office:value="482.066665649414">
                <text:p>482.066665649414</text:p>
              </table:table-cell>
              <table:table-cell office:value-type="float" office:value="100.799995422363">
                <text:p>100.799995422363</text:p>
              </table:table-cell>
            </table:table-row>
            <table:table-row>
              <table:table-cell office:value-type="string">
                <text:p>Grains/Cereals NULL</text:p>
                <text:list>
                  <text:list-item>
                    <text:p/>
                  </text:list-item>
                  <text:list-item>
                    <text:p>NULL</text:p>
                  </text:list-item>
                </text:list>
              </table:table-cell>
              <table:table-cell office:value-type="float" office:value="513.912244516976">
                <text:p>513.912244516976</text:p>
              </table:table-cell>
              <table:table-cell office:value-type="float" office:value="490.681451612903">
                <text:p>490.681451612903</text:p>
              </table:table-cell>
              <table:table-cell office:value-type="float" office:value="576.066189488911">
                <text:p>576.066189488911</text:p>
              </table:table-cell>
              <table:table-cell office:value-type="float" office:value="338.537932034196">
                <text:p>338.537932034196</text:p>
              </table:table-cell>
            </table:table-row>
            <table:table-row>
              <table:table-cell office:value-type="string">
                <text:p>Grains/Cereals Ravioli Angelo</text:p>
                <text:list>
                  <text:list-item>
                    <text:p/>
                  </text:list-item>
                  <text:list-item>
                    <text:p>Ravioli Angelo</text:p>
                  </text:list-item>
                </text:list>
              </table:table-cell>
              <table:table-cell office:value-type="float" office:value="339.469568003779">
                <text:p>339.469568003779</text:p>
              </table:table-cell>
              <table:table-cell office:value-type="float" office:value="383.5">
                <text:p>383.5</text:p>
              </table:table-cell>
              <table:table-cell office:value-type="float" office:value="285.18750166893">
                <text:p>285.18750166893</text:p>
              </table:table-cell>
              <table:table-cell office:value-type="float" office:value="345.800008455912">
                <text:p>345.800008455912</text:p>
              </table:table-cell>
            </table:table-row>
            <table:table-row>
              <table:table-cell office:value-type="string">
                <text:p>Grains/Cereals Singaporean Hokkien Fried Mee</text:p>
                <text:list>
                  <text:list-item>
                    <text:p/>
                  </text:list-item>
                  <text:list-item>
                    <text:p>Singaporean Hokkien Fried Mee</text:p>
                  </text:list-item>
                </text:list>
              </table:table-cell>
              <table:table-cell office:value-type="float" office:value="311.079999192556">
                <text:p>311.079999192556</text:p>
              </table:table-cell>
              <table:table-cell office:value-type="float" office:value="325.111111111111">
                <text:p>325.111111111111</text:p>
              </table:table-cell>
              <table:table-cell office:value-type="float" office:value="375.374998688698">
                <text:p>375.374998688698</text:p>
              </table:table-cell>
              <table:table-cell office:value-type="float" office:value="80.0799993515015">
                <text:p>80.0799993515015</text:p>
              </table:table-cell>
            </table:table-row>
            <table:table-row>
              <table:table-cell office:value-type="string">
                <text:p>Grains/Cereals Tunnbröd</text:p>
                <text:list>
                  <text:list-item>
                    <text:p/>
                  </text:list-item>
                  <text:list-item>
                    <text:p>Tunnbröd</text:p>
                  </text:list-item>
                </text:list>
              </table:table-cell>
              <table:table-cell office:value-type="float" office:value="242.009997987747">
                <text:p>242.009997987747</text:p>
              </table:table-cell>
              <table:table-cell office:value-type="float" office:value="241.714285714286">
                <text:p>241.714285714286</text:p>
              </table:table-cell>
              <table:table-cell office:value-type="float" office:value="239.21999797821">
                <text:p>239.21999797821</text:p>
              </table:table-cell>
              <table:table-cell office:value-type="float" office:value="251.99999332428">
                <text:p>251.99999332428</text:p>
              </table:table-cell>
            </table:table-row>
            <table:table-row>
              <table:table-cell office:value-type="string">
                <text:p>Grains/Cereals Wimmers gute Semmelknödel</text:p>
                <text:list>
                  <text:list-item>
                    <text:p/>
                  </text:list-item>
                  <text:list-item>
                    <text:p>Wimmers gute Semmelknödel</text:p>
                  </text:list-item>
                </text:list>
              </table:table-cell>
              <table:table-cell office:value-type="float" office:value="766.966669718424">
                <text:p>766.966669718424</text:p>
              </table:table-cell>
              <table:table-cell office:value-type="float" office:value="928.229166666667">
                <text:p>928.229166666667</text:p>
              </table:table-cell>
              <table:table-cell office:value-type="float" office:value="612.275003160749">
                <text:p>612.275003160749</text:p>
              </table:table-cell>
              <table:table-cell office:value-type="float" office:value="824.600011825562">
                <text:p>824.600011825562</text:p>
              </table:table-cell>
            </table:table-row>
            <table:table-row>
              <table:table-cell office:value-type="string">
                <text:p>Meat/Poultry Alice Mutton</text:p>
                <text:list>
                  <text:list-item>
                    <text:p>Meat/Poultry</text:p>
                  </text:list-item>
                  <text:list-item>
                    <text:p>Alice Mutton</text:p>
                  </text:list-item>
                </text:list>
              </table:table-cell>
              <table:table-cell office:value-type="float" office:value="958.978385409793">
                <text:p>958.978385409793</text:p>
              </table:table-cell>
              <table:table-cell office:value-type="float" office:value="769.363636363636">
                <text:p>769.363636363636</text:p>
              </table:table-cell>
              <table:table-cell office:value-type="float" office:value="1095.46667120192">
                <text:p>1095.46667120192</text:p>
              </table:table-cell>
              <table:table-cell office:value-type="float" office:value="912.600022315979">
                <text:p>912.600022315979</text:p>
              </table:table-cell>
            </table:table-row>
            <table:table-row>
              <table:table-cell office:value-type="string">
                <text:p>Meat/Poultry Mishi Kobe Niku</text:p>
                <text:list>
                  <text:list-item>
                    <text:p/>
                  </text:list-item>
                  <text:list-item>
                    <text:p>Mishi Kobe Niku</text:p>
                  </text:list-item>
                </text:list>
              </table:table-cell>
              <table:table-cell office:value-type="float" office:value="1765.39999389648">
                <text:p>1765.39999389648</text:p>
              </table:table-cell>
              <table:table-cell office:value-type="float" office:value="291">
                <text:p>291</text:p>
              </table:table-cell>
              <table:table-cell office:value-type="float" office:value="2133.99999237061">
                <text:p>2133.99999237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at/Poultry NULL</text:p>
                <text:list>
                  <text:list-item>
                    <text:p/>
                  </text:list-item>
                  <text:list-item>
                    <text:p>NULL</text:p>
                  </text:list-item>
                </text:list>
              </table:table-cell>
              <table:table-cell office:value-type="float" office:value="1029.99306928216">
                <text:p>1029.99306928216</text:p>
              </table:table-cell>
              <table:table-cell office:value-type="float" office:value="1310.33848150917">
                <text:p>1310.33848150917</text:p>
              </table:table-cell>
              <table:table-cell office:value-type="float" office:value="973.567003424962">
                <text:p>973.567003424962</text:p>
              </table:table-cell>
              <table:table-cell office:value-type="float" office:value="818.708122382293">
                <text:p>818.708122382293</text:p>
              </table:table-cell>
            </table:table-row>
            <table:table-row>
              <table:table-cell office:value-type="string">
                <text:p>Meat/Poultry Pâté chinois</text:p>
                <text:list>
                  <text:list-item>
                    <text:p/>
                  </text:list-item>
                  <text:list-item>
                    <text:p>Pâté chinois</text:p>
                  </text:list-item>
                </text:list>
              </table:table-cell>
              <table:table-cell office:value-type="float" office:value="591.272737676447">
                <text:p>591.272737676447</text:p>
              </table:table-cell>
              <table:table-cell office:value-type="float" office:value="558.545454545455">
                <text:p>558.545454545455</text:p>
              </table:table-cell>
              <table:table-cell office:value-type="float" office:value="561.900010585785">
                <text:p>561.900010585785</text:p>
              </table:table-cell>
              <table:table-cell office:value-type="float" office:value="729.600028991699">
                <text:p>729.600028991699</text:p>
              </table:table-cell>
            </table:table-row>
            <table:table-row>
              <table:table-cell office:value-type="string">
                <text:p>Meat/Poultry Perth Pasties</text:p>
                <text:list>
                  <text:list-item>
                    <text:p/>
                  </text:list-item>
                  <text:list-item>
                    <text:p>Perth Pasties</text:p>
                  </text:list-item>
                </text:list>
              </table:table-cell>
              <table:table-cell office:value-type="float" office:value="717.006665039062">
                <text:p>717.006665039062</text:p>
              </table:table-cell>
              <table:table-cell office:value-type="float" office:value="651.899984836578">
                <text:p>651.899984836578</text:p>
              </table:table-cell>
              <table:table-cell office:value-type="float" office:value="717.786660766602">
                <text:p>717.786660766602</text:p>
              </table:table-cell>
              <table:table-cell office:value-type="float" office:value="789.742880140032">
                <text:p>789.742880140032</text:p>
              </table:table-cell>
            </table:table-row>
            <table:table-row>
              <table:table-cell office:value-type="string">
                <text:p>Meat/Poultry Thüringer Rostbratwurst</text:p>
                <text:list>
                  <text:list-item>
                    <text:p/>
                  </text:list-item>
                  <text:list-item>
                    <text:p>Thüringer Rostbratwurst</text:p>
                  </text:list-item>
                </text:list>
              </table:table-cell>
              <table:table-cell office:value-type="float" office:value="2741.76251602173">
                <text:p>2741.76251602173</text:p>
              </table:table-cell>
              <table:table-cell office:value-type="float" office:value="3936.52202911377">
                <text:p>3936.52202911377</text:p>
              </table:table-cell>
              <table:table-cell office:value-type="float" office:value="2412.94534810384">
                <text:p>2412.94534810384</text:p>
              </table:table-cell>
              <table:table-cell office:value-type="float" office:value="1739.57142857143">
                <text:p>1739.57142857143</text:p>
              </table:table-cell>
            </table:table-row>
            <table:table-row>
              <table:table-cell office:value-type="string">
                <text:p>Meat/Poultry Tourtière</text:p>
                <text:list>
                  <text:list-item>
                    <text:p/>
                  </text:list-item>
                  <text:list-item>
                    <text:p>Tourtière</text:p>
                  </text:list-item>
                </text:list>
              </table:table-cell>
              <table:table-cell office:value-type="float" office:value="142.249998582734">
                <text:p>142.249998582734</text:p>
              </table:table-cell>
              <table:table-cell office:value-type="float" office:value="159.429995918274">
                <text:p>159.429995918274</text:p>
              </table:table-cell>
              <table:table-cell office:value-type="float" office:value="155.238634304567">
                <text:p>155.238634304567</text:p>
              </table:table-cell>
              <table:table-cell office:value-type="float" office:value="100.955557187398">
                <text:p>100.955557187398</text:p>
              </table:table-cell>
            </table:table-row>
            <table:table-row>
              <table:table-cell office:value-type="string">
                <text:p>NULL Alice Mutton</text:p>
                <text:list>
                  <text:list-item>
                    <text:p>NULL</text:p>
                  </text:list-item>
                  <text:list-item>
                    <text:p>Alice Mutton</text:p>
                  </text:list-item>
                </text:list>
              </table:table-cell>
              <table:table-cell office:value-type="float" office:value="958.978385409793">
                <text:p>958.978385409793</text:p>
              </table:table-cell>
              <table:table-cell office:value-type="float" office:value="769.363636363636">
                <text:p>769.363636363636</text:p>
              </table:table-cell>
              <table:table-cell office:value-type="float" office:value="1095.46667120192">
                <text:p>1095.46667120192</text:p>
              </table:table-cell>
              <table:table-cell office:value-type="float" office:value="912.600022315979">
                <text:p>912.600022315979</text:p>
              </table:table-cell>
            </table:table-row>
            <table:table-row>
              <table:table-cell office:value-type="string">
                <text:p>NULL Aniseed Syrup</text:p>
                <text:list>
                  <text:list-item>
                    <text:p/>
                  </text:list-item>
                  <text:list-item>
                    <text:p>Aniseed Syrup</text:p>
                  </text:list-item>
                </text:list>
              </table:table-cell>
              <table:table-cell office:value-type="float" office:value="256.666666666667">
                <text:p>256.666666666667</text:p>
              </table:table-cell>
              <table:table-cell office:value-type="float" office:value="270">
                <text:p>270</text:p>
              </table:table-cell>
              <table:table-cell office:value-type="float" office:value="251.428571428571">
                <text:p>251.42857142857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NULL Boston Crab Meat</text:p>
                <text:list>
                  <text:list-item>
                    <text:p/>
                  </text:list-item>
                  <text:list-item>
                    <text:p>Boston Crab Meat</text:p>
                  </text:list-item>
                </text:list>
              </table:table-cell>
              <table:table-cell office:value-type="float" office:value="464.592674232111">
                <text:p>464.592674232111</text:p>
              </table:table-cell>
              <table:table-cell office:value-type="float" office:value="557.519988441467">
                <text:p>557.519988441467</text:p>
              </table:table-cell>
              <table:table-cell office:value-type="float" office:value="418.971991920471">
                <text:p>418.971991920471</text:p>
              </table:table-cell>
              <table:table-cell office:value-type="float" office:value="499.799993515015">
                <text:p>499.799993515015</text:p>
              </table:table-cell>
            </table:table-row>
            <table:table-row>
              <table:table-cell office:value-type="string">
                <text:p>NULL Camembert Pierrot</text:p>
                <text:list>
                  <text:list-item>
                    <text:p/>
                  </text:list-item>
                  <text:list-item>
                    <text:p>Camembert Pierrot</text:p>
                  </text:list-item>
                </text:list>
              </table:table-cell>
              <table:table-cell office:value-type="float" office:value="986.000007330203">
                <text:p>986.000007330203</text:p>
              </table:table-cell>
              <table:table-cell office:value-type="float" office:value="969.894736842105">
                <text:p>969.894736842105</text:p>
              </table:table-cell>
              <table:table-cell office:value-type="float" office:value="1037.80952816918">
                <text:p>1037.80952816918</text:p>
              </table:table-cell>
              <table:table-cell office:value-type="float" office:value="914.9091165716">
                <text:p>914.9091165716</text:p>
              </table:table-cell>
            </table:table-row>
            <table:table-row>
              <table:table-cell office:value-type="string">
                <text:p>NULL Carnarvon Tigers</text:p>
                <text:list>
                  <text:list-item>
                    <text:p/>
                  </text:list-item>
                  <text:list-item>
                    <text:p>Carnarvon Tigers</text:p>
                  </text:list-item>
                </text:list>
              </table:table-cell>
              <table:table-cell office:value-type="float" office:value="1184.72222222222">
                <text:p>1184.72222222222</text:p>
              </table:table-cell>
              <table:table-cell office:value-type="float" office:value="943.75">
                <text:p>943.75</text:p>
              </table:table-cell>
              <table:table-cell office:value-type="float" office:value="1437.5">
                <text:p>1437.5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NULL Chai</text:p>
                <text:list>
                  <text:list-item>
                    <text:p/>
                  </text:list-item>
                  <text:list-item>
                    <text:p>Chai</text:p>
                  </text:list-item>
                </text:list>
              </table:table-cell>
              <table:table-cell office:value-type="float" office:value="375.726314042744">
                <text:p>375.726314042744</text:p>
              </table:table-cell>
              <table:table-cell office:value-type="float" office:value="448.875">
                <text:p>448.875</text:p>
              </table:table-cell>
              <table:table-cell office:value-type="float" office:value="330.974998831749">
                <text:p>330.974998831749</text:p>
              </table:table-cell>
              <table:table-cell office:value-type="float" office:value="299.999992052714">
                <text:p>299.999992052714</text:p>
              </table:table-cell>
            </table:table-row>
            <table:table-row>
              <table:table-cell office:value-type="string">
                <text:p>NULL Chang</text:p>
                <text:list>
                  <text:list-item>
                    <text:p/>
                  </text:list-item>
                  <text:list-item>
                    <text:p>Chang</text:p>
                  </text:list-item>
                </text:list>
              </table:table-cell>
              <table:table-cell office:value-type="float" office:value="421.799998261712">
                <text:p>421.799998261712</text:p>
              </table:table-cell>
              <table:table-cell office:value-type="float" office:value="418">
                <text:p>418</text:p>
              </table:table-cell>
              <table:table-cell office:value-type="float" office:value="422.222220367855">
                <text:p>422.222220367855</text:p>
              </table:table-cell>
              <table:table-cell office:value-type="float" office:value="429.39999461174">
                <text:p>429.39999461174</text:p>
              </table:table-cell>
            </table:table-row>
            <table:table-row>
              <table:table-cell office:value-type="string">
                <text:p>NULL Chartreuse verte</text:p>
                <text:list>
                  <text:list-item>
                    <text:p/>
                  </text:list-item>
                  <text:list-item>
                    <text:p>Chartreuse verte</text:p>
                  </text:list-item>
                </text:list>
              </table:table-cell>
              <table:table-cell office:value-type="float" office:value="438.359996032715">
                <text:p>438.359996032715</text:p>
              </table:table-cell>
              <table:table-cell office:value-type="float" office:value="488">
                <text:p>488</text:p>
              </table:table-cell>
              <table:table-cell office:value-type="float" office:value="379.107690957876">
                <text:p>379.107690957876</text:p>
              </table:table-cell>
              <table:table-cell office:value-type="float" office:value="478.799987316132">
                <text:p>478.799987316132</text:p>
              </table:table-cell>
            </table:table-row>
            <table:table-row>
              <table:table-cell office:value-type="string">
                <text:p>NULL Chef Anton's Cajun Seasoning</text:p>
                <text:list>
                  <text:list-item>
                    <text:p/>
                  </text:list-item>
                  <text:list-item>
                    <text:p>Chef Anton's Cajun Seasoning</text:p>
                  </text:list-item>
                </text:list>
              </table:table-cell>
              <table:table-cell office:value-type="float" office:value="471.240002346039">
                <text:p>471.240002346039</text:p>
              </table:table-cell>
              <table:table-cell office:value-type="float" office:value="360.8">
                <text:p>360.8</text:p>
              </table:table-cell>
              <table:table-cell office:value-type="float" office:value="573.760000610352">
                <text:p>573.760000610352</text:p>
              </table:table-cell>
              <table:table-cell office:value-type="float" office:value="376.640008163452">
                <text:p>376.640008163452</text:p>
              </table:table-cell>
            </table:table-row>
            <table:table-row>
              <table:table-cell office:value-type="string">
                <text:p>NULL Chef Anton's Gumbo Mix</text:p>
                <text:list>
                  <text:list-item>
                    <text:p/>
                  </text:list-item>
                  <text:list-item>
                    <text:p>Chef Anton's Gumbo Mix</text:p>
                  </text:list-item>
                </text:list>
              </table:table-cell>
              <table:table-cell office:value-type="float" office:value="580.115006446838">
                <text:p>580.115006446838</text:p>
              </table:table-cell>
              <table:table-cell office:value-type="float" office:value="800.625014305115">
                <text:p>800.625014305115</text:p>
              </table:table-cell>
              <table:table-cell office:value-type="float" office:value="202.825003623962">
                <text:p>202.825003623962</text:p>
              </table:table-cell>
              <table:table-cell office:value-type="float" office:value="548.25">
                <text:p>548.25</text:p>
              </table:table-cell>
            </table:table-row>
            <table:table-row>
              <table:table-cell office:value-type="string">
                <text:p>NULL Chocolade</text:p>
                <text:list>
                  <text:list-item>
                    <text:p/>
                  </text:list-item>
                  <text:list-item>
                    <text:p>Chocolade</text:p>
                  </text:list-item>
                </text:list>
              </table:table-cell>
              <table:table-cell office:value-type="float" office:value="257.124997297923">
                <text:p>257.124997297923</text:p>
              </table:table-cell>
              <table:table-cell office:value-type="float" office:value="102">
                <text:p>102</text:p>
              </table:table-cell>
              <table:table-cell office:value-type="float" office:value="288.149996757507">
                <text:p>288.149996757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ULL Côte de Blaye</text:p>
                <text:list>
                  <text:list-item>
                    <text:p/>
                  </text:list-item>
                  <text:list-item>
                    <text:p>Côte de Blaye</text:p>
                  </text:list-item>
                </text:list>
              </table:table-cell>
              <table:table-cell office:value-type="float" office:value="6249.34170087179">
                <text:p>6249.34170087179</text:p>
              </table:table-cell>
              <table:table-cell office:value-type="float" office:value="7612.22222222222">
                <text:p>7612.22222222222</text:p>
              </table:table-cell>
              <table:table-cell office:value-type="float" office:value="5196.22003936768">
                <text:p>5196.22003936768</text:p>
              </table:table-cell>
              <table:table-cell office:value-type="float" office:value="5902.40008544922">
                <text:p>5902.40008544922</text:p>
              </table:table-cell>
            </table:table-row>
            <table:table-row>
              <table:table-cell office:value-type="string">
                <text:p>NULL Escargots de Bourgogne</text:p>
                <text:list>
                  <text:list-item>
                    <text:p/>
                  </text:list-item>
                  <text:list-item>
                    <text:p>Escargots de Bourgogne</text:p>
                  </text:list-item>
                </text:list>
              </table:table-cell>
              <table:table-cell office:value-type="float" office:value="370.263892173767">
                <text:p>370.263892173767</text:p>
              </table:table-cell>
              <table:table-cell office:value-type="float" office:value="382.357142857143">
                <text:p>382.357142857143</text:p>
              </table:table-cell>
              <table:table-cell office:value-type="float" office:value="335.035714285714">
                <text:p>335.035714285714</text:p>
              </table:table-cell>
              <table:table-cell office:value-type="float" office:value="410.750014781952">
                <text:p>410.750014781952</text:p>
              </table:table-cell>
            </table:table-row>
            <table:table-row>
              <table:table-cell office:value-type="string">
                <text:p>NULL Filo Mix</text:p>
                <text:list>
                  <text:list-item>
                    <text:p/>
                  </text:list-item>
                  <text:list-item>
                    <text:p>Filo Mix</text:p>
                  </text:list-item>
                </text:list>
              </table:table-cell>
              <table:table-cell office:value-type="float" office:value="116.682758347741">
                <text:p>116.682758347741</text:p>
              </table:table-cell>
              <table:table-cell office:value-type="float" office:value="88.4545454545455">
                <text:p>88.4545454545455</text:p>
              </table:table-cell>
              <table:table-cell office:value-type="float" office:value="142.799999777476">
                <text:p>142.799999777476</text:p>
              </table:table-cell>
              <table:table-cell office:value-type="float" office:value="89.5999984741211">
                <text:p>89.5999984741211</text:p>
              </table:table-cell>
            </table:table-row>
            <table:table-row>
              <table:table-cell office:value-type="string">
                <text:p>NULL Flotemysost</text:p>
                <text:list>
                  <text:list-item>
                    <text:p/>
                  </text:list-item>
                  <text:list-item>
                    <text:p>Flotemysost</text:p>
                  </text:list-item>
                </text:list>
              </table:table-cell>
              <table:table-cell office:value-type="float" office:value="497.059531620571">
                <text:p>497.059531620571</text:p>
              </table:table-cell>
              <table:table-cell office:value-type="float" office:value="735.3">
                <text:p>735.3</text:p>
              </table:table-cell>
              <table:table-cell office:value-type="float" office:value="430.204768044608">
                <text:p>430.204768044608</text:p>
              </table:table-cell>
              <table:table-cell office:value-type="float" office:value="408.109109011563">
                <text:p>408.109109011563</text:p>
              </table:table-cell>
            </table:table-row>
            <table:table-row>
              <table:table-cell office:value-type="string">
                <text:p>NULL Geitost</text:p>
                <text:list>
                  <text:list-item>
                    <text:p/>
                  </text:list-item>
                  <text:list-item>
                    <text:p>Geitost</text:p>
                  </text:list-item>
                </text:list>
              </table:table-cell>
              <table:table-cell office:value-type="float" office:value="53.546875">
                <text:p>53.546875</text:p>
              </table:table-cell>
              <table:table-cell office:value-type="float" office:value="50.5">
                <text:p>50.5</text:p>
              </table:table-cell>
              <table:table-cell office:value-type="float" office:value="50.90625">
                <text:p>50.90625</text:p>
              </table:table-cell>
              <table:table-cell office:value-type="float" office:value="65.6666666666667">
                <text:p>65.6666666666667</text:p>
              </table:table-cell>
            </table:table-row>
            <table:table-row>
              <table:table-cell office:value-type="string">
                <text:p>NULL Genen Shouyu</text:p>
                <text:list>
                  <text:list-item>
                    <text:p/>
                  </text:list-item>
                  <text:list-item>
                    <text:p>Genen Shouyu</text:p>
                  </text:list-item>
                </text:list>
              </table:table-cell>
              <table:table-cell office:value-type="float" office:value="302.249998410543">
                <text:p>302.249998410543</text:p>
              </table:table-cell>
              <table:table-cell office:value-type="float" office:value="NaN">
                <text:p>NaN</text:p>
              </table:table-cell>
              <table:table-cell office:value-type="float" office:value="375.875">
                <text:p>375.875</text:p>
              </table:table-cell>
              <table:table-cell office:value-type="float" office:value="154.999995231628">
                <text:p>154.999995231628</text:p>
              </table:table-cell>
            </table:table-row>
            <table:table-row>
              <table:table-cell office:value-type="string">
                <text:p>NULL Gnocchi di nonna Alice</text:p>
                <text:list>
                  <text:list-item>
                    <text:p/>
                  </text:list-item>
                  <text:list-item>
                    <text:p>Gnocchi di nonna Alice</text:p>
                  </text:list-item>
                </text:list>
              </table:table-cell>
              <table:table-cell office:value-type="float" office:value="902.423997116089">
                <text:p>902.423997116089</text:p>
              </table:table-cell>
              <table:table-cell office:value-type="float" office:value="744.8">
                <text:p>744.8</text:p>
              </table:table-cell>
              <table:table-cell office:value-type="float" office:value="1053.17575431593">
                <text:p>1053.17575431593</text:p>
              </table:table-cell>
              <table:table-cell office:value-type="float" office:value="416.914280482701">
                <text:p>416.914280482701</text:p>
              </table:table-cell>
            </table:table-row>
            <table:table-row>
              <table:table-cell office:value-type="string">
                <text:p>NULL Gorgonzola Telino</text:p>
                <text:list>
                  <text:list-item>
                    <text:p/>
                  </text:list-item>
                  <text:list-item>
                    <text:p>Gorgonzola Telino</text:p>
                  </text:list-item>
                </text:list>
              </table:table-cell>
              <table:table-cell office:value-type="float" office:value="317.107843137255">
                <text:p>317.107843137255</text:p>
              </table:table-cell>
              <table:table-cell office:value-type="float" office:value="309.375">
                <text:p>309.375</text:p>
              </table:table-cell>
              <table:table-cell office:value-type="float" office:value="308.461538461538">
                <text:p>308.461538461538</text:p>
              </table:table-cell>
              <table:table-cell office:value-type="float" office:value="341.538461538462">
                <text:p>341.538461538462</text:p>
              </table:table-cell>
            </table:table-row>
            <table:table-row>
              <table:table-cell office:value-type="string">
                <text:p>NULL Grandma's Boysenberry Spread</text:p>
                <text:list>
                  <text:list-item>
                    <text:p/>
                  </text:list-item>
                  <text:list-item>
                    <text:p>Grandma's Boysenberry Spread</text:p>
                  </text:list-item>
                </text:list>
              </table:table-cell>
              <table:table-cell office:value-type="float" office:value="612.083333333333">
                <text:p>612.083333333333</text:p>
              </table:table-cell>
              <table:table-cell office:value-type="float" office:value="515.625">
                <text:p>515.625</text:p>
              </table:table-cell>
              <table:table-cell office:value-type="float" office:value="1250">
                <text:p>125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NULL Gravad lax</text:p>
                <text:list>
                  <text:list-item>
                    <text:p/>
                  </text:list-item>
                  <text:list-item>
                    <text:p>Gravad lax</text:p>
                  </text:list-item>
                </text:list>
              </table:table-cell>
              <table:table-cell office:value-type="float" office:value="507.86666170756">
                <text:p>507.86666170756</text:p>
              </table:table-cell>
              <table:table-cell office:value-type="float" office:value="884">
                <text:p>884</text:p>
              </table:table-cell>
              <table:table-cell office:value-type="float" office:value="337.999996185303">
                <text:p>337.999996185303</text:p>
              </table:table-cell>
              <table:table-cell office:value-type="float" office:value="301.599988937378">
                <text:p>301.599988937378</text:p>
              </table:table-cell>
            </table:table-row>
            <table:table-row>
              <table:table-cell office:value-type="string">
                <text:p>NULL Guaraná Fantástica</text:p>
                <text:list>
                  <text:list-item>
                    <text:p/>
                  </text:list-item>
                  <text:list-item>
                    <text:p>Guaraná Fantástica</text:p>
                  </text:list-item>
                </text:list>
              </table:table-cell>
              <table:table-cell office:value-type="float" office:value="93.7764700066809">
                <text:p>93.7764700066809</text:p>
              </table:table-cell>
              <table:table-cell office:value-type="float" office:value="117">
                <text:p>117</text:p>
              </table:table-cell>
              <table:table-cell office:value-type="float" office:value="92.4631571267781">
                <text:p>92.4631571267781</text:p>
              </table:table-cell>
              <table:table-cell office:value-type="float" office:value="51.7090895392678">
                <text:p>51.7090895392678</text:p>
              </table:table-cell>
            </table:table-row>
            <table:table-row>
              <table:table-cell office:value-type="string">
                <text:p>NULL Gudbrandsdalsost</text:p>
                <text:list>
                  <text:list-item>
                    <text:p/>
                  </text:list-item>
                  <text:list-item>
                    <text:p>Gudbrandsdalsost</text:p>
                  </text:list-item>
                </text:list>
              </table:table-cell>
              <table:table-cell office:value-type="float" office:value="784.103221031927">
                <text:p>784.103221031927</text:p>
              </table:table-cell>
              <table:table-cell office:value-type="float" office:value="972">
                <text:p>972</text:p>
              </table:table-cell>
              <table:table-cell office:value-type="float" office:value="841.999998092651">
                <text:p>841.999998092651</text:p>
              </table:table-cell>
              <table:table-cell office:value-type="float" office:value="536.399985790253">
                <text:p>536.399985790253</text:p>
              </table:table-cell>
            </table:table-row>
            <table:table-row>
              <table:table-cell office:value-type="string">
                <text:p>NULL Gula Malacca</text:p>
                <text:list>
                  <text:list-item>
                    <text:p/>
                  </text:list-item>
                  <text:list-item>
                    <text:p>Gula Malacca</text:p>
                  </text:list-item>
                </text:list>
              </table:table-cell>
              <table:table-cell office:value-type="float" office:value="438.508343060811">
                <text:p>438.508343060811</text:p>
              </table:table-cell>
              <table:table-cell office:value-type="float" office:value="260.630010223389">
                <text:p>260.630010223389</text:p>
              </table:table-cell>
              <table:table-cell office:value-type="float" office:value="472.136678822835">
                <text:p>472.136678822835</text:p>
              </table:table-cell>
              <table:table-cell office:value-type="float" office:value="534.75">
                <text:p>534.75</text:p>
              </table:table-cell>
            </table:table-row>
            <table:table-row>
              <table:table-cell office:value-type="string">
                <text:p>NULL Gumbär Gummibärchen</text:p>
                <text:list>
                  <text:list-item>
                    <text:p/>
                  </text:list-item>
                  <text:list-item>
                    <text:p>Gumbär Gummibärchen</text:p>
                  </text:list-item>
                </text:list>
              </table:table-cell>
              <table:table-cell office:value-type="float" office:value="672.965614974499">
                <text:p>672.965614974499</text:p>
              </table:table-cell>
              <table:table-cell office:value-type="float" office:value="732.169989267985">
                <text:p>732.169989267985</text:p>
              </table:table-cell>
              <table:table-cell office:value-type="float" office:value="576.914201937224">
                <text:p>576.914201937224</text:p>
              </table:table-cell>
              <table:table-cell office:value-type="float" office:value="995.999984741211">
                <text:p>995.999984741211</text:p>
              </table:table-cell>
            </table:table-row>
            <table:table-row>
              <table:table-cell office:value-type="string">
                <text:p>NULL Gustaf's Knäckebröd</text:p>
                <text:list>
                  <text:list-item>
                    <text:p/>
                  </text:list-item>
                  <text:list-item>
                    <text:p>Gustaf's Knäckebröd</text:p>
                  </text:list-item>
                </text:list>
              </table:table-cell>
              <table:table-cell office:value-type="float" office:value="516.599999019078">
                <text:p>516.599999019078</text:p>
              </table:table-cell>
              <table:table-cell office:value-type="float" office:value="698.25">
                <text:p>698.25</text:p>
              </table:table-cell>
              <table:table-cell office:value-type="float" office:value="482.066665649414">
                <text:p>482.066665649414</text:p>
              </table:table-cell>
              <table:table-cell office:value-type="float" office:value="100.799995422363">
                <text:p>100.799995422363</text:p>
              </table:table-cell>
            </table:table-row>
            <table:table-row>
              <table:table-cell office:value-type="string">
                <text:p>NULL Ikura</text:p>
                <text:list>
                  <text:list-item>
                    <text:p/>
                  </text:list-item>
                  <text:list-item>
                    <text:p>Ikura</text:p>
                  </text:list-item>
                </text:list>
              </table:table-cell>
              <table:table-cell office:value-type="float" office:value="670.915148301558">
                <text:p>670.915148301558</text:p>
              </table:table-cell>
              <table:table-cell office:value-type="float" office:value="964.1">
                <text:p>964.1</text:p>
              </table:table-cell>
              <table:table-cell office:value-type="float" office:value="546.905260989541">
                <text:p>546.905260989541</text:p>
              </table:table-cell>
              <table:table-cell office:value-type="float" office:value="526.999983787537">
                <text:p>526.999983787537</text:p>
              </table:table-cell>
            </table:table-row>
            <table:table-row>
              <table:table-cell office:value-type="string">
                <text:p>NULL Inlagd Sill</text:p>
                <text:list>
                  <text:list-item>
                    <text:p/>
                  </text:list-item>
                  <text:list-item>
                    <text:p>Inlagd Sill</text:p>
                  </text:list-item>
                </text:list>
              </table:table-cell>
              <table:table-cell office:value-type="float" office:value="469.116127814016">
                <text:p>469.116127814016</text:p>
              </table:table-cell>
              <table:table-cell office:value-type="float" office:value="555.75">
                <text:p>555.75</text:p>
              </table:table-cell>
              <table:table-cell office:value-type="float" office:value="477.533333269755">
                <text:p>477.533333269755</text:p>
              </table:table-cell>
              <table:table-cell office:value-type="float" office:value="366.699995398521">
                <text:p>366.699995398521</text:p>
              </table:table-cell>
            </table:table-row>
            <table:table-row>
              <table:table-cell office:value-type="string">
                <text:p>NULL Ipoh Coffee</text:p>
                <text:list>
                  <text:list-item>
                    <text:p/>
                  </text:list-item>
                  <text:list-item>
                    <text:p>Ipoh Coffee</text:p>
                  </text:list-item>
                </text:list>
              </table:table-cell>
              <table:table-cell office:value-type="float" office:value="895.685709544591">
                <text:p>895.685709544591</text:p>
              </table:table-cell>
              <table:table-cell office:value-type="float" office:value="777.818181818182">
                <text:p>777.818181818182</text:p>
              </table:table-cell>
              <table:table-cell office:value-type="float" office:value="1047.12727009166">
                <text:p>1047.12727009166</text:p>
              </table:table-cell>
              <table:table-cell office:value-type="float" office:value="834.133316040039">
                <text:p>834.133316040039</text:p>
              </table:table-cell>
            </table:table-row>
            <table:table-row>
              <table:table-cell office:value-type="string">
                <text:p>NULL Jack's New England Clam Chowder</text:p>
                <text:list>
                  <text:list-item>
                    <text:p/>
                  </text:list-item>
                  <text:list-item>
                    <text:p>Jack's New England Clam Chowder</text:p>
                  </text:list-item>
                </text:list>
              </table:table-cell>
              <table:table-cell office:value-type="float" office:value="193.576588549513">
                <text:p>193.576588549513</text:p>
              </table:table-cell>
              <table:table-cell office:value-type="float" office:value="170.483326594035">
                <text:p>170.483326594035</text:p>
              </table:table-cell>
              <table:table-cell office:value-type="float" office:value="245.314276422773">
                <text:p>245.314276422773</text:p>
              </table:table-cell>
              <table:table-cell office:value-type="float" office:value="109.724997282028">
                <text:p>109.724997282028</text:p>
              </table:table-cell>
            </table:table-row>
            <table:table-row>
              <table:table-cell office:value-type="string">
                <text:p>NULL Konbu</text:p>
                <text:list>
                  <text:list-item>
                    <text:p/>
                  </text:list-item>
                  <text:list-item>
                    <text:p>Konbu</text:p>
                  </text:list-item>
                </text:list>
              </table:table-cell>
              <table:table-cell office:value-type="float" office:value="130.860000443459">
                <text:p>130.860000443459</text:p>
              </table:table-cell>
              <table:table-cell office:value-type="float" office:value="171.913043478261">
                <text:p>171.913043478261</text:p>
              </table:table-cell>
              <table:table-cell office:value-type="float" office:value="77.1272727792913">
                <text:p>77.1272727792913</text:p>
              </table:table-cell>
              <table:table-cell office:value-type="float" office:value="72.000002861023">
                <text:p>72.000002861023</text:p>
              </table:table-cell>
            </table:table-row>
            <table:table-row>
              <table:table-cell office:value-type="string">
                <text:p>NULL Lakkalikööri</text:p>
                <text:list>
                  <text:list-item>
                    <text:p/>
                  </text:list-item>
                  <text:list-item>
                    <text:p>Lakkalikööri</text:p>
                  </text:list-item>
                </text:list>
              </table:table-cell>
              <table:table-cell office:value-type="float" office:value="430.615382267879">
                <text:p>430.615382267879</text:p>
              </table:table-cell>
              <table:table-cell office:value-type="float" office:value="537.230769230769">
                <text:p>537.230769230769</text:p>
              </table:table-cell>
              <table:table-cell office:value-type="float" office:value="405.663156007466">
                <text:p>405.663156007466</text:p>
              </table:table-cell>
              <table:table-cell office:value-type="float" office:value="300.342849186489">
                <text:p>300.342849186489</text:p>
              </table:table-cell>
            </table:table-row>
            <table:table-row>
              <table:table-cell office:value-type="string">
                <text:p>NULL Laughing Lumberjack Lager</text:p>
                <text:list>
                  <text:list-item>
                    <text:p/>
                  </text:list-item>
                  <text:list-item>
                    <text:p>Laughing Lumberjack Lager</text:p>
                  </text:list-item>
                </text:list>
              </table:table-cell>
              <table:table-cell office:value-type="float" office:value="256.199999904633">
                <text:p>256.199999904633</text:p>
              </table:table-cell>
              <table:table-cell office:value-type="float" office:value="319.2">
                <text:p>319.2</text:p>
              </table:table-cell>
              <table:table-cell office:value-type="float" office:value="227.5">
                <text:p>227.5</text:p>
              </table:table-cell>
              <table:table-cell office:value-type="float" office:value="55.9999990463257">
                <text:p>55.9999990463257</text:p>
              </table:table-cell>
            </table:table-row>
            <table:table-row>
              <table:table-cell office:value-type="string">
                <text:p>NULL Longlife Tofu</text:p>
                <text:list>
                  <text:list-item>
                    <text:p/>
                  </text:list-item>
                  <text:list-item>
                    <text:p>Longlife Tofu</text:p>
                  </text:list-item>
                </text:list>
              </table:table-cell>
              <table:table-cell office:value-type="float" office:value="197.384615384615">
                <text:p>197.384615384615</text:p>
              </table:table-cell>
              <table:table-cell office:value-type="float" office:value="200">
                <text:p>200</text:p>
              </table:table-cell>
              <table:table-cell office:value-type="float" office:value="173">
                <text:p>173</text:p>
              </table:table-cell>
              <table:table-cell office:value-type="float" office:value="225.6">
                <text:p>225.6</text:p>
              </table:table-cell>
            </table:table-row>
            <table:table-row>
              <table:table-cell office:value-type="string">
                <text:p>NULL Louisiana Fiery Hot Pepper Sauce</text:p>
                <text:list>
                  <text:list-item>
                    <text:p/>
                  </text:list-item>
                  <text:list-item>
                    <text:p>Louisiana Fiery Hot Pepper Sauce</text:p>
                  </text:list-item>
                </text:list>
              </table:table-cell>
              <table:table-cell office:value-type="float" office:value="456.468732237816">
                <text:p>456.468732237816</text:p>
              </table:table-cell>
              <table:table-cell office:value-type="float" office:value="350.833320617676">
                <text:p>350.833320617676</text:p>
              </table:table-cell>
              <table:table-cell office:value-type="float" office:value="549.888868119982">
                <text:p>549.888868119982</text:p>
              </table:table-cell>
              <table:table-cell office:value-type="float" office:value="325.499985218048">
                <text:p>325.499985218048</text:p>
              </table:table-cell>
            </table:table-row>
            <table:table-row>
              <table:table-cell office:value-type="string">
                <text:p>NULL Louisiana Hot Spiced Okra</text:p>
                <text:list>
                  <text:list-item>
                    <text:p/>
                  </text:list-item>
                  <text:list-item>
                    <text:p>Louisiana Hot Spiced Okra</text:p>
                  </text:list-item>
                </text:list>
              </table:table-cell>
              <table:table-cell office:value-type="float" office:value="439.875007629395">
                <text:p>439.875007629395</text:p>
              </table:table-cell>
              <table:table-cell office:value-type="float" office:value="17">
                <text:p>17</text:p>
              </table:table-cell>
              <table:table-cell office:value-type="float" office:value="515.666674931844">
                <text:p>515.666674931844</text:p>
              </table:table-cell>
              <table:table-cell office:value-type="float" office:value="408.000011444092">
                <text:p>408.000011444092</text:p>
              </table:table-cell>
            </table:table-row>
            <table:table-row>
              <table:table-cell office:value-type="string">
                <text:p>NULL Manjimup Dried Apples</text:p>
                <text:list>
                  <text:list-item>
                    <text:p/>
                  </text:list-item>
                  <text:list-item>
                    <text:p>Manjimup Dried Apples</text:p>
                  </text:list-item>
                </text:list>
              </table:table-cell>
              <table:table-cell office:value-type="float" office:value="1147.2461620233">
                <text:p>1147.2461620233</text:p>
              </table:table-cell>
              <table:table-cell office:value-type="float" office:value="840.428571428572">
                <text:p>840.428571428572</text:p>
              </table:table-cell>
              <table:table-cell office:value-type="float" office:value="1371.86316158897">
                <text:p>1371.86316158897</text:p>
              </table:table-cell>
              <table:table-cell office:value-type="float" office:value="1151.86670811971">
                <text:p>1151.86670811971</text:p>
              </table:table-cell>
            </table:table-row>
            <table:table-row>
              <table:table-cell office:value-type="string">
                <text:p>NULL Mascarpone Fabioli</text:p>
                <text:list>
                  <text:list-item>
                    <text:p/>
                  </text:list-item>
                  <text:list-item>
                    <text:p>Mascarpone Fabioli</text:p>
                  </text:list-item>
                </text:list>
              </table:table-cell>
              <table:table-cell office:value-type="float" office:value="611.413334655762">
                <text:p>611.413334655762</text:p>
              </table:table-cell>
              <table:table-cell office:value-type="float" office:value="672">
                <text:p>672</text:p>
              </table:table-cell>
              <table:table-cell office:value-type="float" office:value="627.2">
                <text:p>627.2</text:p>
              </table:table-cell>
              <table:table-cell office:value-type="float" office:value="443.733339945475">
                <text:p>443.733339945475</text:p>
              </table:table-cell>
            </table:table-row>
            <table:table-row>
              <table:table-cell office:value-type="string">
                <text:p>NULL Maxilaku</text:p>
                <text:list>
                  <text:list-item>
                    <text:p/>
                  </text:list-item>
                  <text:list-item>
                    <text:p>Maxilaku</text:p>
                  </text:list-item>
                </text:list>
              </table:table-cell>
              <table:table-cell office:value-type="float" office:value="452.380952380952">
                <text:p>452.380952380952</text:p>
              </table:table-cell>
              <table:table-cell office:value-type="float" office:value="542.5">
                <text:p>542.5</text:p>
              </table:table-cell>
              <table:table-cell office:value-type="float" office:value="360">
                <text:p>36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NULL Mishi Kobe Niku</text:p>
                <text:list>
                  <text:list-item>
                    <text:p/>
                  </text:list-item>
                  <text:list-item>
                    <text:p>Mishi Kobe Niku</text:p>
                  </text:list-item>
                </text:list>
              </table:table-cell>
              <table:table-cell office:value-type="float" office:value="1765.39999389648">
                <text:p>1765.39999389648</text:p>
              </table:table-cell>
              <table:table-cell office:value-type="float" office:value="291">
                <text:p>291</text:p>
              </table:table-cell>
              <table:table-cell office:value-type="float" office:value="2133.99999237061">
                <text:p>2133.99999237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ULL Mozzarella di Giovanni</text:p>
                <text:list>
                  <text:list-item>
                    <text:p/>
                  </text:list-item>
                  <text:list-item>
                    <text:p>Mozzarella di Giovanni</text:p>
                  </text:list-item>
                </text:list>
              </table:table-cell>
              <table:table-cell office:value-type="float" office:value="677.336825922916">
                <text:p>677.336825922916</text:p>
              </table:table-cell>
              <table:table-cell office:value-type="float" office:value="746.266650305854">
                <text:p>746.266650305854</text:p>
              </table:table-cell>
              <table:table-cell office:value-type="float" office:value="734.962483167648">
                <text:p>734.962483167648</text:p>
              </table:table-cell>
              <table:table-cell office:value-type="float" office:value="558.692292433519">
                <text:p>558.692292433519</text:p>
              </table:table-cell>
            </table:table-row>
            <table:table-row>
              <table:table-cell office:value-type="string">
                <text:p>NULL Nord-Ost Matjeshering</text:p>
                <text:list>
                  <text:list-item>
                    <text:p/>
                  </text:list-item>
                  <text:list-item>
                    <text:p>Nord-Ost Matjeshering</text:p>
                  </text:list-item>
                </text:list>
              </table:table-cell>
              <table:table-cell office:value-type="float" office:value="461.735622167587">
                <text:p>461.735622167587</text:p>
              </table:table-cell>
              <table:table-cell office:value-type="float" office:value="563.826653374566">
                <text:p>563.826653374566</text:p>
              </table:table-cell>
              <table:table-cell office:value-type="float" office:value="409.668744564056">
                <text:p>409.668744564056</text:p>
              </table:table-cell>
              <table:table-cell office:value-type="float" office:value="449.4857308524">
                <text:p>449.4857308524</text:p>
              </table:table-cell>
            </table:table-row>
            <table:table-row>
              <table:table-cell office:value-type="string">
                <text:p>NULL Northwoods Cranberry Sauce</text:p>
                <text:list>
                  <text:list-item>
                    <text:p/>
                  </text:list-item>
                  <text:list-item>
                    <text:p>Northwoods Cranberry Sauce</text:p>
                  </text:list-item>
                </text:list>
              </table:table-cell>
              <table:table-cell office:value-type="float" office:value="1058.46153846154">
                <text:p>1058.46153846154</text:p>
              </table:table-cell>
              <table:table-cell office:value-type="float" office:value="786.666666666667">
                <text:p>786.666666666667</text:p>
              </table:table-cell>
              <table:table-cell office:value-type="float" office:value="912">
                <text:p>912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NULL NULL</text:p>
                <text:list>
                  <text:list-item>
                    <text:p/>
                  </text:list-item>
                  <text:list-item>
                    <text:p>NULL</text:p>
                  </text:list-item>
                </text:list>
              </table:table-cell>
              <table:table-cell office:value-type="float" office:value="628.519067490128">
                <text:p>628.519067490128</text:p>
              </table:table-cell>
              <table:table-cell office:value-type="float" office:value="679.84274906567">
                <text:p>679.84274906567</text:p>
              </table:table-cell>
              <table:table-cell office:value-type="float" office:value="621.707978741193">
                <text:p>621.707978741193</text:p>
              </table:table-cell>
              <table:table-cell office:value-type="float" office:value="558.761731728212">
                <text:p>558.761731728212</text:p>
              </table:table-cell>
            </table:table-row>
            <table:table-row>
              <table:table-cell office:value-type="string">
                <text:p>NULL NuNuCa Nuß-Nougat-Creme</text:p>
                <text:list>
                  <text:list-item>
                    <text:p/>
                  </text:list-item>
                  <text:list-item>
                    <text:p>NuNuCa Nuß-Nougat-Creme</text:p>
                  </text:list-item>
                </text:list>
              </table:table-cell>
              <table:table-cell office:value-type="float" office:value="225.088887373606">
                <text:p>225.088887373606</text:p>
              </table:table-cell>
              <table:table-cell office:value-type="float" office:value="166.25">
                <text:p>166.25</text:p>
              </table:table-cell>
              <table:table-cell office:value-type="float" office:value="321.066664377848">
                <text:p>321.066664377848</text:p>
              </table:table-cell>
              <table:table-cell office:value-type="float" office:value="198.799996614456">
                <text:p>198.799996614456</text:p>
              </table:table-cell>
            </table:table-row>
            <table:table-row>
              <table:table-cell office:value-type="string">
                <text:p>NULL Original Frankfurter grüne Soße</text:p>
                <text:list>
                  <text:list-item>
                    <text:p/>
                  </text:list-item>
                  <text:list-item>
                    <text:p>Original Frankfurter grüne Soße</text:p>
                  </text:list-item>
                </text:list>
              </table:table-cell>
              <table:table-cell office:value-type="float" office:value="254.868418743736">
                <text:p>254.868418743736</text:p>
              </table:table-cell>
              <table:table-cell office:value-type="float" office:value="256.533333333333">
                <text:p>256.533333333333</text:p>
              </table:table-cell>
              <table:table-cell office:value-type="float" office:value="304.811760958503">
                <text:p>304.811760958503</text:p>
              </table:table-cell>
              <table:table-cell office:value-type="float" office:value="109.199995994568">
                <text:p>109.199995994568</text:p>
              </table:table-cell>
            </table:table-row>
            <table:table-row>
              <table:table-cell office:value-type="string">
                <text:p>NULL Outback Lager</text:p>
                <text:list>
                  <text:list-item>
                    <text:p/>
                  </text:list-item>
                  <text:list-item>
                    <text:p>Outback Lager</text:p>
                  </text:list-item>
                </text:list>
              </table:table-cell>
              <table:table-cell office:value-type="float" office:value="294.153846153846">
                <text:p>294.153846153846</text:p>
              </table:table-cell>
              <table:table-cell office:value-type="float" office:value="248">
                <text:p>248</text:p>
              </table:table-cell>
              <table:table-cell office:value-type="float" office:value="345.882352941176">
                <text:p>345.882352941176</text:p>
              </table:table-cell>
              <table:table-cell office:value-type="float" office:value="267.428571428571">
                <text:p>267.428571428571</text:p>
              </table:table-cell>
            </table:table-row>
            <table:table-row>
              <table:table-cell office:value-type="string">
                <text:p>NULL Pâté chinois</text:p>
                <text:list>
                  <text:list-item>
                    <text:p/>
                  </text:list-item>
                  <text:list-item>
                    <text:p>Pâté chinois</text:p>
                  </text:list-item>
                </text:list>
              </table:table-cell>
              <table:table-cell office:value-type="float" office:value="591.272737676447">
                <text:p>591.272737676447</text:p>
              </table:table-cell>
              <table:table-cell office:value-type="float" office:value="558.545454545455">
                <text:p>558.545454545455</text:p>
              </table:table-cell>
              <table:table-cell office:value-type="float" office:value="561.900010585785">
                <text:p>561.900010585785</text:p>
              </table:table-cell>
              <table:table-cell office:value-type="float" office:value="729.600028991699">
                <text:p>729.600028991699</text:p>
              </table:table-cell>
            </table:table-row>
            <table:table-row>
              <table:table-cell office:value-type="string">
                <text:p>NULL Pavlova</text:p>
                <text:list>
                  <text:list-item>
                    <text:p/>
                  </text:list-item>
                  <text:list-item>
                    <text:p>Pavlova</text:p>
                  </text:list-item>
                </text:list>
              </table:table-cell>
              <table:table-cell office:value-type="float" office:value="436.001172398412">
                <text:p>436.001172398412</text:p>
              </table:table-cell>
              <table:table-cell office:value-type="float" office:value="417.553589684623">
                <text:p>417.553589684623</text:p>
              </table:table-cell>
              <table:table-cell office:value-type="float" office:value="427.25001153079">
                <text:p>427.25001153079</text:p>
              </table:table-cell>
              <table:table-cell office:value-type="float" office:value="500.39998626709">
                <text:p>500.39998626709</text:p>
              </table:table-cell>
            </table:table-row>
            <table:table-row>
              <table:table-cell office:value-type="string">
                <text:p>NULL Perth Pasties</text:p>
                <text:list>
                  <text:list-item>
                    <text:p/>
                  </text:list-item>
                  <text:list-item>
                    <text:p>Perth Pasties</text:p>
                  </text:list-item>
                </text:list>
              </table:table-cell>
              <table:table-cell office:value-type="float" office:value="717.006665039062">
                <text:p>717.006665039062</text:p>
              </table:table-cell>
              <table:table-cell office:value-type="float" office:value="651.899984836578">
                <text:p>651.899984836578</text:p>
              </table:table-cell>
              <table:table-cell office:value-type="float" office:value="717.786660766602">
                <text:p>717.786660766602</text:p>
              </table:table-cell>
              <table:table-cell office:value-type="float" office:value="789.742880140032">
                <text:p>789.742880140032</text:p>
              </table:table-cell>
            </table:table-row>
            <table:table-row>
              <table:table-cell office:value-type="string">
                <text:p>NULL Queso Cabrales</text:p>
                <text:list>
                  <text:list-item>
                    <text:p/>
                  </text:list-item>
                  <text:list-item>
                    <text:p>Queso Cabrales</text:p>
                  </text:list-item>
                </text:list>
              </table:table-cell>
              <table:table-cell office:value-type="float" office:value="365.842101247687">
                <text:p>365.842101247687</text:p>
              </table:table-cell>
              <table:table-cell office:value-type="float" office:value="388.5">
                <text:p>388.5</text:p>
              </table:table-cell>
              <table:table-cell office:value-type="float" office:value="353.599996294294">
                <text:p>353.599996294294</text:p>
              </table:table-cell>
              <table:table-cell office:value-type="float" office:value="362.879985046387">
                <text:p>362.879985046387</text:p>
              </table:table-cell>
            </table:table-row>
            <table:table-row>
              <table:table-cell office:value-type="string">
                <text:p>NULL Queso Manchego La Pastora</text:p>
                <text:list>
                  <text:list-item>
                    <text:p/>
                  </text:list-item>
                  <text:list-item>
                    <text:p>Queso Manchego La Pastora</text:p>
                  </text:list-item>
                </text:list>
              </table:table-cell>
              <table:table-cell office:value-type="float" office:value="919.057142121451">
                <text:p>919.057142121451</text:p>
              </table:table-cell>
              <table:table-cell office:value-type="float" office:value="608">
                <text:p>608</text:p>
              </table:table-cell>
              <table:table-cell office:value-type="float" office:value="1264.85714203971">
                <text:p>1264.85714203971</text:p>
              </table:table-cell>
              <table:table-cell office:value-type="float" office:value="364.799995422363">
                <text:p>364.799995422363</text:p>
              </table:table-cell>
            </table:table-row>
            <table:table-row>
              <table:table-cell office:value-type="string">
                <text:p>NULL Raclette Courdavault</text:p>
                <text:list>
                  <text:list-item>
                    <text:p/>
                  </text:list-item>
                  <text:list-item>
                    <text:p>Raclette Courdavault</text:p>
                  </text:list-item>
                </text:list>
              </table:table-cell>
              <table:table-cell office:value-type="float" office:value="1412.88888888889">
                <text:p>1412.88888888889</text:p>
              </table:table-cell>
              <table:table-cell office:value-type="float" office:value="2170.38461538462">
                <text:p>2170.38461538462</text:p>
              </table:table-cell>
              <table:table-cell office:value-type="float" office:value="1223.12903225806">
                <text:p>1223.12903225806</text:p>
              </table:table-cell>
              <table:table-cell office:value-type="float" office:value="1016.4">
                <text:p>1016.4</text:p>
              </table:table-cell>
            </table:table-row>
            <table:table-row>
              <table:table-cell office:value-type="string">
                <text:p>NULL Ravioli Angelo</text:p>
                <text:list>
                  <text:list-item>
                    <text:p/>
                  </text:list-item>
                  <text:list-item>
                    <text:p>Ravioli Angelo</text:p>
                  </text:list-item>
                </text:list>
              </table:table-cell>
              <table:table-cell office:value-type="float" office:value="339.469568003779">
                <text:p>339.469568003779</text:p>
              </table:table-cell>
              <table:table-cell office:value-type="float" office:value="383.5">
                <text:p>383.5</text:p>
              </table:table-cell>
              <table:table-cell office:value-type="float" office:value="285.18750166893">
                <text:p>285.18750166893</text:p>
              </table:table-cell>
              <table:table-cell office:value-type="float" office:value="345.800008455912">
                <text:p>345.800008455912</text:p>
              </table:table-cell>
            </table:table-row>
            <table:table-row>
              <table:table-cell office:value-type="string">
                <text:p>NULL Rhönbräu Klosterbier</text:p>
                <text:list>
                  <text:list-item>
                    <text:p/>
                  </text:list-item>
                  <text:list-item>
                    <text:p>Rhönbräu Klosterbier</text:p>
                  </text:list-item>
                </text:list>
              </table:table-cell>
              <table:table-cell office:value-type="float" office:value="188.055433978205">
                <text:p>188.055433978205</text:p>
              </table:table-cell>
              <table:table-cell office:value-type="float" office:value="224.196428571429">
                <text:p>224.196428571429</text:p>
              </table:table-cell>
              <table:table-cell office:value-type="float" office:value="190.711999435425">
                <text:p>190.711999435425</text:p>
              </table:table-cell>
              <table:table-cell office:value-type="float" office:value="106.285711015974">
                <text:p>106.285711015974</text:p>
              </table:table-cell>
            </table:table-row>
            <table:table-row>
              <table:table-cell office:value-type="string">
                <text:p>NULL Röd Kaviar</text:p>
                <text:list>
                  <text:list-item>
                    <text:p/>
                  </text:list-item>
                  <text:list-item>
                    <text:p>Röd Kaviar</text:p>
                  </text:list-item>
                </text:list>
              </table:table-cell>
              <table:table-cell office:value-type="float" office:value="300">
                <text:p>300</text:p>
              </table:table-cell>
              <table:table-cell office:value-type="float" office:value="90">
                <text:p>90</text:p>
              </table:table-cell>
              <table:table-cell office:value-type="float" office:value="338.181818181818">
                <text:p>338.18181818181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NULL Rogede sild</text:p>
                <text:list>
                  <text:list-item>
                    <text:p/>
                  </text:list-item>
                  <text:list-item>
                    <text:p>Rogede sild</text:p>
                  </text:list-item>
                </text:list>
              </table:table-cell>
              <table:table-cell office:value-type="float" office:value="338.607142550605">
                <text:p>338.607142550605</text:p>
              </table:table-cell>
              <table:table-cell office:value-type="float" office:value="239.875">
                <text:p>239.875</text:p>
              </table:table-cell>
              <table:table-cell office:value-type="float" office:value="407.444444126553">
                <text:p>407.444444126553</text:p>
              </table:table-cell>
              <table:table-cell office:value-type="float" office:value="113.999998569489">
                <text:p>113.999998569489</text:p>
              </table:table-cell>
            </table:table-row>
            <table:table-row>
              <table:table-cell office:value-type="string">
                <text:p>NULL Rössle Sauerkraut</text:p>
                <text:list>
                  <text:list-item>
                    <text:p/>
                  </text:list-item>
                  <text:list-item>
                    <text:p>Rössle Sauerkraut</text:p>
                  </text:list-item>
                </text:list>
              </table:table-cell>
              <table:table-cell office:value-type="float" office:value="814.10908462062">
                <text:p>814.10908462062</text:p>
              </table:table-cell>
              <table:table-cell office:value-type="float" office:value="917.699969291687">
                <text:p>917.699969291687</text:p>
              </table:table-cell>
              <table:table-cell office:value-type="float" office:value="859.411754832548">
                <text:p>859.411754832548</text:p>
              </table:table-cell>
              <table:table-cell office:value-type="float" office:value="614.250025749207">
                <text:p>614.250025749207</text:p>
              </table:table-cell>
            </table:table-row>
            <table:table-row>
              <table:table-cell office:value-type="string">
                <text:p>NULL Sasquatch Ale</text:p>
                <text:list>
                  <text:list-item>
                    <text:p/>
                  </text:list-item>
                  <text:list-item>
                    <text:p>Sasquatch Ale</text:p>
                  </text:list-item>
                </text:list>
              </table:table-cell>
              <table:table-cell office:value-type="float" office:value="351.473682754918">
                <text:p>351.473682754918</text:p>
              </table:table-cell>
              <table:table-cell office:value-type="float" office:value="571.666666666667">
                <text:p>571.666666666667</text:p>
              </table:table-cell>
              <table:table-cell office:value-type="float" office:value="279.999998688698">
                <text:p>279.999998688698</text:p>
              </table:table-cell>
              <table:table-cell office:value-type="float" office:value="201.599996566772">
                <text:p>201.599996566772</text:p>
              </table:table-cell>
            </table:table-row>
            <table:table-row>
              <table:table-cell office:value-type="string">
                <text:p>NULL Schoggi Schokolade</text:p>
                <text:list>
                  <text:list-item>
                    <text:p/>
                  </text:list-item>
                  <text:list-item>
                    <text:p>Schoggi Schokolade</text:p>
                  </text:list-item>
                </text:list>
              </table:table-cell>
              <table:table-cell office:value-type="float" office:value="1692.38892025418">
                <text:p>1692.38892025418</text:p>
              </table:table-cell>
              <table:table-cell office:value-type="float" office:value="951.166699727376">
                <text:p>951.166699727376</text:p>
              </table:table-cell>
              <table:table-cell office:value-type="float" office:value="2743.50006103516">
                <text:p>2743.50006103516</text:p>
              </table:table-cell>
              <table:table-cell office:value-type="float" office:value="701.999969482422">
                <text:p>701.999969482422</text:p>
              </table:table-cell>
            </table:table-row>
            <table:table-row>
              <table:table-cell office:value-type="string">
                <text:p>NULL Scottish Longbreads</text:p>
                <text:list>
                  <text:list-item>
                    <text:p/>
                  </text:list-item>
                  <text:list-item>
                    <text:p>Scottish Longbreads</text:p>
                  </text:list-item>
                </text:list>
              </table:table-cell>
              <table:table-cell office:value-type="float" office:value="275.367647058824">
                <text:p>275.367647058824</text:p>
              </table:table-cell>
              <table:table-cell office:value-type="float" office:value="390.277777777778">
                <text:p>390.277777777778</text:p>
              </table:table-cell>
              <table:table-cell office:value-type="float" office:value="282.5">
                <text:p>282.5</text:p>
              </table:table-cell>
              <table:table-cell office:value-type="float" office:value="147.777777777778">
                <text:p>147.777777777778</text:p>
              </table:table-cell>
            </table:table-row>
            <table:table-row>
              <table:table-cell office:value-type="string">
                <text:p>NULL Singaporean Hokkien Fried Mee</text:p>
                <text:list>
                  <text:list-item>
                    <text:p/>
                  </text:list-item>
                  <text:list-item>
                    <text:p>Singaporean Hokkien Fried Mee</text:p>
                  </text:list-item>
                </text:list>
              </table:table-cell>
              <table:table-cell office:value-type="float" office:value="311.079999192556">
                <text:p>311.079999192556</text:p>
              </table:table-cell>
              <table:table-cell office:value-type="float" office:value="325.111111111111">
                <text:p>325.111111111111</text:p>
              </table:table-cell>
              <table:table-cell office:value-type="float" office:value="375.374998688698">
                <text:p>375.374998688698</text:p>
              </table:table-cell>
              <table:table-cell office:value-type="float" office:value="80.0799993515015">
                <text:p>80.0799993515015</text:p>
              </table:table-cell>
            </table:table-row>
            <table:table-row>
              <table:table-cell office:value-type="string">
                <text:p>NULL Sir Rodney's Marmalade</text:p>
                <text:list>
                  <text:list-item>
                    <text:p/>
                  </text:list-item>
                  <text:list-item>
                    <text:p>Sir Rodney's Marmalade</text:p>
                  </text:list-item>
                </text:list>
              </table:table-cell>
              <table:table-cell office:value-type="float" office:value="1477.2375202179">
                <text:p>1477.2375202179</text:p>
              </table:table-cell>
              <table:table-cell office:value-type="float" office:value="1284.42857142857">
                <text:p>1284.42857142857</text:p>
              </table:table-cell>
              <table:table-cell office:value-type="float" office:value="1944">
                <text:p>1944</text:p>
              </table:table-cell>
              <table:table-cell office:value-type="float" office:value="1373.76006469727">
                <text:p>1373.76006469727</text:p>
              </table:table-cell>
            </table:table-row>
            <table:table-row>
              <table:table-cell office:value-type="string">
                <text:p>NULL Sir Rodney's Scones</text:p>
                <text:list>
                  <text:list-item>
                    <text:p/>
                  </text:list-item>
                  <text:list-item>
                    <text:p>Sir Rodney's Scones</text:p>
                  </text:list-item>
                </text:list>
              </table:table-cell>
              <table:table-cell office:value-type="float" office:value="247.076923076923">
                <text:p>247.076923076923</text:p>
              </table:table-cell>
              <table:table-cell office:value-type="float" office:value="319.090909090909">
                <text:p>319.090909090909</text:p>
              </table:table-cell>
              <table:table-cell office:value-type="float" office:value="247.217391304348">
                <text:p>247.21739130434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NULL Sirop d'érable</text:p>
                <text:list>
                  <text:list-item>
                    <text:p/>
                  </text:list-item>
                  <text:list-item>
                    <text:p>Sirop d'érable</text:p>
                  </text:list-item>
                </text:list>
              </table:table-cell>
              <table:table-cell office:value-type="float" office:value="684.949995835622">
                <text:p>684.949995835622</text:p>
              </table:table-cell>
              <table:table-cell office:value-type="float" office:value="536.318181818182">
                <text:p>536.318181818182</text:p>
              </table:table-cell>
              <table:table-cell office:value-type="float" office:value="810.715376927302">
                <text:p>810.715376927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ULL Spegesild</text:p>
                <text:list>
                  <text:list-item>
                    <text:p/>
                  </text:list-item>
                  <text:list-item>
                    <text:p>Spegesild</text:p>
                  </text:list-item>
                </text:list>
              </table:table-cell>
              <table:table-cell office:value-type="float" office:value="227.555558098687">
                <text:p>227.555558098687</text:p>
              </table:table-cell>
              <table:table-cell office:value-type="float" office:value="214.666666666667">
                <text:p>214.666666666667</text:p>
              </table:table-cell>
              <table:table-cell office:value-type="float" office:value="219.942858832223">
                <text:p>219.942858832223</text:p>
              </table:table-cell>
              <table:table-cell office:value-type="float" office:value="283.200011253357">
                <text:p>283.200011253357</text:p>
              </table:table-cell>
            </table:table-row>
            <table:table-row>
              <table:table-cell office:value-type="string">
                <text:p>NULL Steeleye Stout</text:p>
                <text:list>
                  <text:list-item>
                    <text:p/>
                  </text:list-item>
                  <text:list-item>
                    <text:p>Steeleye Stout</text:p>
                  </text:list-item>
                </text:list>
              </table:table-cell>
              <table:table-cell office:value-type="float" office:value="403.799996005164">
                <text:p>403.799996005164</text:p>
              </table:table-cell>
              <table:table-cell office:value-type="float" office:value="364.153846153846">
                <text:p>364.153846153846</text:p>
              </table:table-cell>
              <table:table-cell office:value-type="float" office:value="366.074997544289">
                <text:p>366.074997544289</text:p>
              </table:table-cell>
              <table:table-cell office:value-type="float" office:value="563.657127925328">
                <text:p>563.657127925328</text:p>
              </table:table-cell>
            </table:table-row>
            <table:table-row>
              <table:table-cell office:value-type="string">
                <text:p>NULL Tarte au sucre</text:p>
                <text:list>
                  <text:list-item>
                    <text:p/>
                  </text:list-item>
                  <text:list-item>
                    <text:p>Tarte au sucre</text:p>
                  </text:list-item>
                </text:list>
              </table:table-cell>
              <table:table-cell office:value-type="float" office:value="1038.08124995232">
                <text:p>1038.08124995232</text:p>
              </table:table-cell>
              <table:table-cell office:value-type="float" office:value="1153.61998214722">
                <text:p>1153.61998214722</text:p>
              </table:table-cell>
              <table:table-cell office:value-type="float" office:value="1030.61817654696">
                <text:p>1030.61817654696</text:p>
              </table:table-cell>
              <table:table-cell office:value-type="float" office:value="895.454580133612">
                <text:p>895.454580133612</text:p>
              </table:table-cell>
            </table:table-row>
            <table:table-row>
              <table:table-cell office:value-type="string">
                <text:p>NULL Teatime Chocolate Biscuits</text:p>
                <text:list>
                  <text:list-item>
                    <text:p/>
                  </text:list-item>
                  <text:list-item>
                    <text:p>Teatime Chocolate Biscuits</text:p>
                  </text:list-item>
                </text:list>
              </table:table-cell>
              <table:table-cell office:value-type="float" office:value="166.472971916199">
                <text:p>166.472971916199</text:p>
              </table:table-cell>
              <table:table-cell office:value-type="float" office:value="185.672723423351">
                <text:p>185.672723423351</text:p>
              </table:table-cell>
              <table:table-cell office:value-type="float" office:value="152.94761807578">
                <text:p>152.94761807578</text:p>
              </table:table-cell>
              <table:table-cell office:value-type="float" office:value="181.040004730225">
                <text:p>181.040004730225</text:p>
              </table:table-cell>
            </table:table-row>
            <table:table-row>
              <table:table-cell office:value-type="string">
                <text:p>NULL Thüringer Rostbratwurst</text:p>
                <text:list>
                  <text:list-item>
                    <text:p/>
                  </text:list-item>
                  <text:list-item>
                    <text:p>Thüringer Rostbratwurst</text:p>
                  </text:list-item>
                </text:list>
              </table:table-cell>
              <table:table-cell office:value-type="float" office:value="2741.76251602173">
                <text:p>2741.76251602173</text:p>
              </table:table-cell>
              <table:table-cell office:value-type="float" office:value="3936.52202911377">
                <text:p>3936.52202911377</text:p>
              </table:table-cell>
              <table:table-cell office:value-type="float" office:value="2412.94534810384">
                <text:p>2412.94534810384</text:p>
              </table:table-cell>
              <table:table-cell office:value-type="float" office:value="1739.57142857143">
                <text:p>1739.57142857143</text:p>
              </table:table-cell>
            </table:table-row>
            <table:table-row>
              <table:table-cell office:value-type="string">
                <text:p>NULL Tofu</text:p>
                <text:list>
                  <text:list-item>
                    <text:p/>
                  </text:list-item>
                  <text:list-item>
                    <text:p>Tofu</text:p>
                  </text:list-item>
                </text:list>
              </table:table-cell>
              <table:table-cell office:value-type="float" office:value="392.290911934592">
                <text:p>392.290911934592</text:p>
              </table:table-cell>
              <table:table-cell office:value-type="float" office:value="244.125">
                <text:p>244.125</text:p>
              </table:table-cell>
              <table:table-cell office:value-type="float" office:value="437.410002009074">
                <text:p>437.410002009074</text:p>
              </table:table-cell>
              <table:table-cell office:value-type="float" office:value="316.200006484985">
                <text:p>316.200006484985</text:p>
              </table:table-cell>
            </table:table-row>
            <table:table-row>
              <table:table-cell office:value-type="string">
                <text:p>NULL Tourtière</text:p>
                <text:list>
                  <text:list-item>
                    <text:p/>
                  </text:list-item>
                  <text:list-item>
                    <text:p>Tourtière</text:p>
                  </text:list-item>
                </text:list>
              </table:table-cell>
              <table:table-cell office:value-type="float" office:value="142.249998582734">
                <text:p>142.249998582734</text:p>
              </table:table-cell>
              <table:table-cell office:value-type="float" office:value="159.429995918274">
                <text:p>159.429995918274</text:p>
              </table:table-cell>
              <table:table-cell office:value-type="float" office:value="155.238634304567">
                <text:p>155.238634304567</text:p>
              </table:table-cell>
              <table:table-cell office:value-type="float" office:value="100.955557187398">
                <text:p>100.955557187398</text:p>
              </table:table-cell>
            </table:table-row>
            <table:table-row>
              <table:table-cell office:value-type="string">
                <text:p>NULL Tunnbröd</text:p>
                <text:list>
                  <text:list-item>
                    <text:p/>
                  </text:list-item>
                  <text:list-item>
                    <text:p>Tunnbröd</text:p>
                  </text:list-item>
                </text:list>
              </table:table-cell>
              <table:table-cell office:value-type="float" office:value="242.009997987747">
                <text:p>242.009997987747</text:p>
              </table:table-cell>
              <table:table-cell office:value-type="float" office:value="241.714285714286">
                <text:p>241.714285714286</text:p>
              </table:table-cell>
              <table:table-cell office:value-type="float" office:value="239.21999797821">
                <text:p>239.21999797821</text:p>
              </table:table-cell>
              <table:table-cell office:value-type="float" office:value="251.99999332428">
                <text:p>251.99999332428</text:p>
              </table:table-cell>
            </table:table-row>
            <table:table-row>
              <table:table-cell office:value-type="string">
                <text:p>NULL Uncle Bob's Organic Dried Pears</text:p>
                <text:list>
                  <text:list-item>
                    <text:p/>
                  </text:list-item>
                  <text:list-item>
                    <text:p>Uncle Bob's Organic Dried Pears</text:p>
                  </text:list-item>
                </text:list>
              </table:table-cell>
              <table:table-cell office:value-type="float" office:value="774.620689655172">
                <text:p>774.620689655172</text:p>
              </table:table-cell>
              <table:table-cell office:value-type="float" office:value="730.588235294118">
                <text:p>730.588235294118</text:p>
              </table:table-cell>
              <table:table-cell office:value-type="float" office:value="944.4">
                <text:p>944.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NULL Valkoinen suklaa</text:p>
                <text:list>
                  <text:list-item>
                    <text:p/>
                  </text:list-item>
                  <text:list-item>
                    <text:p>Valkoinen suklaa</text:p>
                  </text:list-item>
                </text:list>
              </table:table-cell>
              <table:table-cell office:value-type="float" office:value="351">
                <text:p>351</text:p>
              </table:table-cell>
              <table:table-cell office:value-type="float" office:value="297.916666666667">
                <text:p>297.916666666667</text:p>
              </table:table-cell>
              <table:table-cell office:value-type="float" office:value="445.25">
                <text:p>445.2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NULL Vegie-spread</text:p>
                <text:list>
                  <text:list-item>
                    <text:p/>
                  </text:list-item>
                  <text:list-item>
                    <text:p>Vegie-spread</text:p>
                  </text:list-item>
                </text:list>
              </table:table-cell>
              <table:table-cell office:value-type="float" office:value="1040.95882595287">
                <text:p>1040.95882595287</text:p>
              </table:table-cell>
              <table:table-cell office:value-type="float" office:value="1075.55003738403">
                <text:p>1075.55003738403</text:p>
              </table:table-cell>
              <table:table-cell office:value-type="float" office:value="1059.5857118879">
                <text:p>1059.5857118879</text:p>
              </table:table-cell>
              <table:table-cell office:value-type="float" office:value="956.4749584198">
                <text:p>956.4749584198</text:p>
              </table:table-cell>
            </table:table-row>
            <table:table-row>
              <table:table-cell office:value-type="string">
                <text:p>NULL Wimmers gute Semmelknödel</text:p>
                <text:list>
                  <text:list-item>
                    <text:p/>
                  </text:list-item>
                  <text:list-item>
                    <text:p>Wimmers gute Semmelknödel</text:p>
                  </text:list-item>
                </text:list>
              </table:table-cell>
              <table:table-cell office:value-type="float" office:value="766.966669718424">
                <text:p>766.966669718424</text:p>
              </table:table-cell>
              <table:table-cell office:value-type="float" office:value="928.229166666667">
                <text:p>928.229166666667</text:p>
              </table:table-cell>
              <table:table-cell office:value-type="float" office:value="612.275003160749">
                <text:p>612.275003160749</text:p>
              </table:table-cell>
              <table:table-cell office:value-type="float" office:value="824.600011825562">
                <text:p>824.600011825562</text:p>
              </table:table-cell>
            </table:table-row>
            <table:table-row>
              <table:table-cell office:value-type="string">
                <text:p>NULL Zaanse koeken</text:p>
                <text:list>
                  <text:list-item>
                    <text:p/>
                  </text:list-item>
                  <text:list-item>
                    <text:p>Zaanse koeken</text:p>
                  </text:list-item>
                </text:list>
              </table:table-cell>
              <table:table-cell office:value-type="float" office:value="207.55238035747">
                <text:p>207.55238035747</text:p>
              </table:table-cell>
              <table:table-cell office:value-type="float" office:value="209">
                <text:p>209</text:p>
              </table:table-cell>
              <table:table-cell office:value-type="float" office:value="212.79999926885">
                <text:p>212.79999926885</text:p>
              </table:table-cell>
              <table:table-cell office:value-type="float" office:value="121.599998474121">
                <text:p>121.599998474121</text:p>
              </table:table-cell>
            </table:table-row>
            <table:table-row>
              <table:table-cell office:value-type="string">
                <text:p>Produce Longlife Tofu</text:p>
                <text:list>
                  <text:list-item>
                    <text:p>Produce</text:p>
                  </text:list-item>
                  <text:list-item>
                    <text:p>Longlife Tofu</text:p>
                  </text:list-item>
                </text:list>
              </table:table-cell>
              <table:table-cell office:value-type="float" office:value="197.384615384615">
                <text:p>197.384615384615</text:p>
              </table:table-cell>
              <table:table-cell office:value-type="float" office:value="200">
                <text:p>200</text:p>
              </table:table-cell>
              <table:table-cell office:value-type="float" office:value="173">
                <text:p>173</text:p>
              </table:table-cell>
              <table:table-cell office:value-type="float" office:value="225.6">
                <text:p>225.6</text:p>
              </table:table-cell>
            </table:table-row>
            <table:table-row>
              <table:table-cell office:value-type="string">
                <text:p>Produce Manjimup Dried Apples</text:p>
                <text:list>
                  <text:list-item>
                    <text:p/>
                  </text:list-item>
                  <text:list-item>
                    <text:p>Manjimup Dried Apples</text:p>
                  </text:list-item>
                </text:list>
              </table:table-cell>
              <table:table-cell office:value-type="float" office:value="1147.2461620233">
                <text:p>1147.2461620233</text:p>
              </table:table-cell>
              <table:table-cell office:value-type="float" office:value="840.428571428572">
                <text:p>840.428571428572</text:p>
              </table:table-cell>
              <table:table-cell office:value-type="float" office:value="1371.86316158897">
                <text:p>1371.86316158897</text:p>
              </table:table-cell>
              <table:table-cell office:value-type="float" office:value="1151.86670811971">
                <text:p>1151.86670811971</text:p>
              </table:table-cell>
            </table:table-row>
            <table:table-row>
              <table:table-cell office:value-type="string">
                <text:p>Produce NULL</text:p>
                <text:list>
                  <text:list-item>
                    <text:p/>
                  </text:list-item>
                  <text:list-item>
                    <text:p>NULL</text:p>
                  </text:list-item>
                </text:list>
              </table:table-cell>
              <table:table-cell office:value-type="float" office:value="774.033824808457">
                <text:p>774.033824808457</text:p>
              </table:table-cell>
              <table:table-cell office:value-type="float" office:value="753.856971031012">
                <text:p>753.856971031012</text:p>
              </table:table-cell>
              <table:table-cell office:value-type="float" office:value="861.470894514625">
                <text:p>861.470894514625</text:p>
              </table:table-cell>
              <table:table-cell office:value-type="float" office:value="582.084634120648">
                <text:p>582.084634120648</text:p>
              </table:table-cell>
            </table:table-row>
            <table:table-row>
              <table:table-cell office:value-type="string">
                <text:p>Produce Rössle Sauerkraut</text:p>
                <text:list>
                  <text:list-item>
                    <text:p/>
                  </text:list-item>
                  <text:list-item>
                    <text:p>Rössle Sauerkraut</text:p>
                  </text:list-item>
                </text:list>
              </table:table-cell>
              <table:table-cell office:value-type="float" office:value="814.10908462062">
                <text:p>814.10908462062</text:p>
              </table:table-cell>
              <table:table-cell office:value-type="float" office:value="917.699969291687">
                <text:p>917.699969291687</text:p>
              </table:table-cell>
              <table:table-cell office:value-type="float" office:value="859.411754832548">
                <text:p>859.411754832548</text:p>
              </table:table-cell>
              <table:table-cell office:value-type="float" office:value="614.250025749207">
                <text:p>614.250025749207</text:p>
              </table:table-cell>
            </table:table-row>
            <table:table-row>
              <table:table-cell office:value-type="string">
                <text:p>Produce Tofu</text:p>
                <text:list>
                  <text:list-item>
                    <text:p/>
                  </text:list-item>
                  <text:list-item>
                    <text:p>Tofu</text:p>
                  </text:list-item>
                </text:list>
              </table:table-cell>
              <table:table-cell office:value-type="float" office:value="392.290911934592">
                <text:p>392.290911934592</text:p>
              </table:table-cell>
              <table:table-cell office:value-type="float" office:value="244.125">
                <text:p>244.125</text:p>
              </table:table-cell>
              <table:table-cell office:value-type="float" office:value="437.410002009074">
                <text:p>437.410002009074</text:p>
              </table:table-cell>
              <table:table-cell office:value-type="float" office:value="316.200006484985">
                <text:p>316.200006484985</text:p>
              </table:table-cell>
            </table:table-row>
            <table:table-row>
              <table:table-cell office:value-type="string">
                <text:p>Produce Uncle Bob's Organic Dried Pears</text:p>
                <text:list>
                  <text:list-item>
                    <text:p/>
                  </text:list-item>
                  <text:list-item>
                    <text:p>Uncle Bob's Organic Dried Pears</text:p>
                  </text:list-item>
                </text:list>
              </table:table-cell>
              <table:table-cell office:value-type="float" office:value="774.620689655172">
                <text:p>774.620689655172</text:p>
              </table:table-cell>
              <table:table-cell office:value-type="float" office:value="730.588235294118">
                <text:p>730.588235294118</text:p>
              </table:table-cell>
              <table:table-cell office:value-type="float" office:value="944.4">
                <text:p>944.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Seafood Boston Crab Meat</text:p>
                <text:list>
                  <text:list-item>
                    <text:p>Seafood</text:p>
                  </text:list-item>
                  <text:list-item>
                    <text:p>Boston Crab Meat</text:p>
                  </text:list-item>
                </text:list>
              </table:table-cell>
              <table:table-cell office:value-type="float" office:value="464.592674232111">
                <text:p>464.592674232111</text:p>
              </table:table-cell>
              <table:table-cell office:value-type="float" office:value="557.519988441467">
                <text:p>557.519988441467</text:p>
              </table:table-cell>
              <table:table-cell office:value-type="float" office:value="418.971991920471">
                <text:p>418.971991920471</text:p>
              </table:table-cell>
              <table:table-cell office:value-type="float" office:value="499.799993515015">
                <text:p>499.799993515015</text:p>
              </table:table-cell>
            </table:table-row>
            <table:table-row>
              <table:table-cell office:value-type="string">
                <text:p>Seafood Carnarvon Tigers</text:p>
                <text:list>
                  <text:list-item>
                    <text:p/>
                  </text:list-item>
                  <text:list-item>
                    <text:p>Carnarvon Tigers</text:p>
                  </text:list-item>
                </text:list>
              </table:table-cell>
              <table:table-cell office:value-type="float" office:value="1184.72222222222">
                <text:p>1184.72222222222</text:p>
              </table:table-cell>
              <table:table-cell office:value-type="float" office:value="943.75">
                <text:p>943.75</text:p>
              </table:table-cell>
              <table:table-cell office:value-type="float" office:value="1437.5">
                <text:p>1437.5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Seafood Escargots de Bourgogne</text:p>
                <text:list>
                  <text:list-item>
                    <text:p/>
                  </text:list-item>
                  <text:list-item>
                    <text:p>Escargots de Bourgogne</text:p>
                  </text:list-item>
                </text:list>
              </table:table-cell>
              <table:table-cell office:value-type="float" office:value="370.263892173767">
                <text:p>370.263892173767</text:p>
              </table:table-cell>
              <table:table-cell office:value-type="float" office:value="382.357142857143">
                <text:p>382.357142857143</text:p>
              </table:table-cell>
              <table:table-cell office:value-type="float" office:value="335.035714285714">
                <text:p>335.035714285714</text:p>
              </table:table-cell>
              <table:table-cell office:value-type="float" office:value="410.750014781952">
                <text:p>410.750014781952</text:p>
              </table:table-cell>
            </table:table-row>
            <table:table-row>
              <table:table-cell office:value-type="string">
                <text:p>Seafood Gravad lax</text:p>
                <text:list>
                  <text:list-item>
                    <text:p/>
                  </text:list-item>
                  <text:list-item>
                    <text:p>Gravad lax</text:p>
                  </text:list-item>
                </text:list>
              </table:table-cell>
              <table:table-cell office:value-type="float" office:value="507.86666170756">
                <text:p>507.86666170756</text:p>
              </table:table-cell>
              <table:table-cell office:value-type="float" office:value="884">
                <text:p>884</text:p>
              </table:table-cell>
              <table:table-cell office:value-type="float" office:value="337.999996185303">
                <text:p>337.999996185303</text:p>
              </table:table-cell>
              <table:table-cell office:value-type="float" office:value="301.599988937378">
                <text:p>301.599988937378</text:p>
              </table:table-cell>
            </table:table-row>
            <table:table-row>
              <table:table-cell office:value-type="string">
                <text:p>Seafood Ikura</text:p>
                <text:list>
                  <text:list-item>
                    <text:p/>
                  </text:list-item>
                  <text:list-item>
                    <text:p>Ikura</text:p>
                  </text:list-item>
                </text:list>
              </table:table-cell>
              <table:table-cell office:value-type="float" office:value="670.915148301558">
                <text:p>670.915148301558</text:p>
              </table:table-cell>
              <table:table-cell office:value-type="float" office:value="964.1">
                <text:p>964.1</text:p>
              </table:table-cell>
              <table:table-cell office:value-type="float" office:value="546.905260989541">
                <text:p>546.905260989541</text:p>
              </table:table-cell>
              <table:table-cell office:value-type="float" office:value="526.999983787537">
                <text:p>526.999983787537</text:p>
              </table:table-cell>
            </table:table-row>
            <table:table-row>
              <table:table-cell office:value-type="string">
                <text:p>Seafood Inlagd Sill</text:p>
                <text:list>
                  <text:list-item>
                    <text:p/>
                  </text:list-item>
                  <text:list-item>
                    <text:p>Inlagd Sill</text:p>
                  </text:list-item>
                </text:list>
              </table:table-cell>
              <table:table-cell office:value-type="float" office:value="469.116127814016">
                <text:p>469.116127814016</text:p>
              </table:table-cell>
              <table:table-cell office:value-type="float" office:value="555.75">
                <text:p>555.75</text:p>
              </table:table-cell>
              <table:table-cell office:value-type="float" office:value="477.533333269755">
                <text:p>477.533333269755</text:p>
              </table:table-cell>
              <table:table-cell office:value-type="float" office:value="366.699995398521">
                <text:p>366.699995398521</text:p>
              </table:table-cell>
            </table:table-row>
            <table:table-row>
              <table:table-cell office:value-type="string">
                <text:p>Seafood Jack's New England Clam Chowder</text:p>
                <text:list>
                  <text:list-item>
                    <text:p/>
                  </text:list-item>
                  <text:list-item>
                    <text:p>Jack's New England Clam Chowder</text:p>
                  </text:list-item>
                </text:list>
              </table:table-cell>
              <table:table-cell office:value-type="float" office:value="193.576588549513">
                <text:p>193.576588549513</text:p>
              </table:table-cell>
              <table:table-cell office:value-type="float" office:value="170.483326594035">
                <text:p>170.483326594035</text:p>
              </table:table-cell>
              <table:table-cell office:value-type="float" office:value="245.314276422773">
                <text:p>245.314276422773</text:p>
              </table:table-cell>
              <table:table-cell office:value-type="float" office:value="109.724997282028">
                <text:p>109.724997282028</text:p>
              </table:table-cell>
            </table:table-row>
            <table:table-row>
              <table:table-cell office:value-type="string">
                <text:p>Seafood Konbu</text:p>
                <text:list>
                  <text:list-item>
                    <text:p/>
                  </text:list-item>
                  <text:list-item>
                    <text:p>Konbu</text:p>
                  </text:list-item>
                </text:list>
              </table:table-cell>
              <table:table-cell office:value-type="float" office:value="130.860000443459">
                <text:p>130.860000443459</text:p>
              </table:table-cell>
              <table:table-cell office:value-type="float" office:value="171.913043478261">
                <text:p>171.913043478261</text:p>
              </table:table-cell>
              <table:table-cell office:value-type="float" office:value="77.1272727792913">
                <text:p>77.1272727792913</text:p>
              </table:table-cell>
              <table:table-cell office:value-type="float" office:value="72.000002861023">
                <text:p>72.000002861023</text:p>
              </table:table-cell>
            </table:table-row>
            <table:table-row>
              <table:table-cell office:value-type="string">
                <text:p>Seafood Nord-Ost Matjeshering</text:p>
                <text:list>
                  <text:list-item>
                    <text:p/>
                  </text:list-item>
                  <text:list-item>
                    <text:p>Nord-Ost Matjeshering</text:p>
                  </text:list-item>
                </text:list>
              </table:table-cell>
              <table:table-cell office:value-type="float" office:value="461.735622167587">
                <text:p>461.735622167587</text:p>
              </table:table-cell>
              <table:table-cell office:value-type="float" office:value="563.826653374566">
                <text:p>563.826653374566</text:p>
              </table:table-cell>
              <table:table-cell office:value-type="float" office:value="409.668744564056">
                <text:p>409.668744564056</text:p>
              </table:table-cell>
              <table:table-cell office:value-type="float" office:value="449.4857308524">
                <text:p>449.4857308524</text:p>
              </table:table-cell>
            </table:table-row>
            <table:table-row>
              <table:table-cell office:value-type="string">
                <text:p>Seafood NULL</text:p>
                <text:list>
                  <text:list-item>
                    <text:p/>
                  </text:list-item>
                  <text:list-item>
                    <text:p>NULL</text:p>
                  </text:list-item>
                </text:list>
              </table:table-cell>
              <table:table-cell office:value-type="float" office:value="429.160876310233">
                <text:p>429.160876310233</text:p>
              </table:table-cell>
              <table:table-cell office:value-type="float" office:value="434.936068245343">
                <text:p>434.936068245343</text:p>
              </table:table-cell>
              <table:table-cell office:value-type="float" office:value="440.250922762317">
                <text:p>440.250922762317</text:p>
              </table:table-cell>
              <table:table-cell office:value-type="float" office:value="385.528572346483">
                <text:p>385.528572346483</text:p>
              </table:table-cell>
            </table:table-row>
            <table:table-row>
              <table:table-cell office:value-type="string">
                <text:p>Seafood Röd Kaviar</text:p>
                <text:list>
                  <text:list-item>
                    <text:p/>
                  </text:list-item>
                  <text:list-item>
                    <text:p>Röd Kaviar</text:p>
                  </text:list-item>
                </text:list>
              </table:table-cell>
              <table:table-cell office:value-type="float" office:value="300">
                <text:p>300</text:p>
              </table:table-cell>
              <table:table-cell office:value-type="float" office:value="90">
                <text:p>90</text:p>
              </table:table-cell>
              <table:table-cell office:value-type="float" office:value="338.181818181818">
                <text:p>338.18181818181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Seafood Rogede sild</text:p>
                <text:list>
                  <text:list-item>
                    <text:p/>
                  </text:list-item>
                  <text:list-item>
                    <text:p>Rogede sild</text:p>
                  </text:list-item>
                </text:list>
              </table:table-cell>
              <table:table-cell office:value-type="float" office:value="338.607142550605">
                <text:p>338.607142550605</text:p>
              </table:table-cell>
              <table:table-cell office:value-type="float" office:value="239.875">
                <text:p>239.875</text:p>
              </table:table-cell>
              <table:table-cell office:value-type="float" office:value="407.444444126553">
                <text:p>407.444444126553</text:p>
              </table:table-cell>
              <table:table-cell office:value-type="float" office:value="113.999998569489">
                <text:p>113.999998569489</text:p>
              </table:table-cell>
            </table:table-row>
            <table:table-row>
              <table:table-cell office:value-type="string">
                <text:p>Seafood Spegesild</text:p>
                <text:list>
                  <text:list-item>
                    <text:p/>
                  </text:list-item>
                  <text:list-item>
                    <text:p>Spegesild</text:p>
                  </text:list-item>
                </text:list>
              </table:table-cell>
              <table:table-cell office:value-type="float" office:value="227.555558098687">
                <text:p>227.555558098687</text:p>
              </table:table-cell>
              <table:table-cell office:value-type="float" office:value="214.666666666667">
                <text:p>214.666666666667</text:p>
              </table:table-cell>
              <table:table-cell office:value-type="float" office:value="219.942858832223">
                <text:p>219.942858832223</text:p>
              </table:table-cell>
              <table:table-cell office:value-type="float" office:value="283.200011253357">
                <text:p>283.2000112533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